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, sans-serif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text-properties fo:background-color="#ffffff"/>
    </style:style>
    <style:style style:name="P2" style:family="paragraph" style:parent-style-name="Heading_20_1" style:master-page-name="Estilo_20_de_20_página_20_predeterminado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" style:family="paragraph" style:parent-style-name="Heading_20_1" style:master-page-name="Estilo_20_de_20_página_20_predeterminado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" style:family="paragraph" style:parent-style-name="Heading_20_1" style:master-page-name="Estilo_20_de_20_página_20_predeterminado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" style:family="paragraph" style:parent-style-name="Heading_20_1" style:master-page-name="Estilo_20_de_20_página_20_predeterminado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" style:family="paragraph" style:parent-style-name="Heading_20_1" style:master-page-name="Estilo_20_de_20_página_20_predeterminado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" style:family="paragraph" style:parent-style-name="Heading_20_1" style:master-page-name="Estilo_20_de_20_página_20_predeterminado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" style:family="paragraph" style:parent-style-name="Heading_20_1" style:master-page-name="Estilo_20_de_20_página_20_predeterminado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" style:family="paragraph" style:parent-style-name="Heading_20_1" style:master-page-name="Estilo_20_de_20_página_20_predeterminado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0" style:family="paragraph" style:parent-style-name="Heading_20_1" style:master-page-name="Estilo_20_de_20_página_20_predeterminado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1" style:family="paragraph" style:parent-style-name="Heading_20_1" style:master-page-name="Estilo_20_de_20_página_20_predeterminado1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2" style:family="paragraph" style:parent-style-name="Heading_20_1" style:master-page-name="Estilo_20_de_20_página_20_predeterminado1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3" style:family="paragraph" style:parent-style-name="Heading_20_1" style:master-page-name="Estilo_20_de_20_página_20_predeterminado1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4" style:family="paragraph" style:parent-style-name="Heading_20_1" style:master-page-name="Estilo_20_de_20_página_20_predeterminado1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5" style:family="paragraph" style:parent-style-name="Heading_20_1" style:master-page-name="Estilo_20_de_20_página_20_predeterminado1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6" style:family="paragraph" style:parent-style-name="Heading_20_1" style:master-page-name="Estilo_20_de_20_página_20_predeterminado1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7" style:family="paragraph" style:parent-style-name="Heading_20_1" style:master-page-name="Estilo_20_de_20_página_20_predeterminado1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8" style:family="paragraph" style:parent-style-name="Heading_20_1" style:master-page-name="Estilo_20_de_20_página_20_predeterminado1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9" style:family="paragraph" style:parent-style-name="Heading_20_1" style:master-page-name="Estilo_20_de_20_página_20_predeterminado1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0" style:family="paragraph" style:parent-style-name="Heading_20_1" style:master-page-name="Estilo_20_de_20_página_20_predeterminado1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1" style:family="paragraph" style:parent-style-name="Heading_20_1" style:master-page-name="Estilo_20_de_20_página_20_predeterminado2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2" style:family="paragraph" style:parent-style-name="Heading_20_1" style:master-page-name="Estilo_20_de_20_página_20_predeterminado2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3" style:family="paragraph" style:parent-style-name="Heading_20_1" style:master-page-name="Estilo_20_de_20_página_20_predeterminado2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4" style:family="paragraph" style:parent-style-name="Heading_20_1" style:master-page-name="Estilo_20_de_20_página_20_predeterminado2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5" style:family="paragraph" style:parent-style-name="Heading_20_1" style:master-page-name="Estilo_20_de_20_página_20_predeterminado2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6" style:family="paragraph" style:parent-style-name="Heading_20_1" style:master-page-name="Estilo_20_de_20_página_20_predeterminado2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7" style:family="paragraph" style:parent-style-name="Heading_20_1" style:master-page-name="Estilo_20_de_20_página_20_predeterminado2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8" style:family="paragraph" style:parent-style-name="Heading_20_1" style:master-page-name="Estilo_20_de_20_página_20_predeterminado2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9" style:family="paragraph" style:parent-style-name="Heading_20_1" style:master-page-name="Estilo_20_de_20_página_20_predeterminado2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0" style:family="paragraph" style:parent-style-name="Heading_20_1" style:master-page-name="Estilo_20_de_20_página_20_predeterminado2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1" style:family="paragraph" style:parent-style-name="Heading_20_1" style:master-page-name="Estilo_20_de_20_página_20_predeterminado3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2" style:family="paragraph" style:parent-style-name="Heading_20_1" style:master-page-name="Estilo_20_de_20_página_20_predeterminado3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3" style:family="paragraph" style:parent-style-name="Heading_20_1" style:master-page-name="Estilo_20_de_20_página_20_predeterminado3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4" style:family="paragraph" style:parent-style-name="Heading_20_1" style:master-page-name="Estilo_20_de_20_página_20_predeterminado3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5" style:family="paragraph" style:parent-style-name="Heading_20_1" style:master-page-name="Estilo_20_de_20_página_20_predeterminado3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6" style:family="paragraph" style:parent-style-name="Heading_20_1" style:master-page-name="Estilo_20_de_20_página_20_predeterminado3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7" style:family="paragraph" style:parent-style-name="Heading_20_1" style:master-page-name="Estilo_20_de_20_página_20_predeterminado3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8" style:family="paragraph" style:parent-style-name="Heading_20_1" style:master-page-name="Estilo_20_de_20_página_20_predeterminado3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9" style:family="paragraph" style:parent-style-name="Heading_20_1" style:master-page-name="Estilo_20_de_20_página_20_predeterminado3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0" style:family="paragraph" style:parent-style-name="Heading_20_1" style:master-page-name="Estilo_20_de_20_página_20_predeterminado3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1" style:family="paragraph" style:parent-style-name="Heading_20_1" style:master-page-name="Estilo_20_de_20_página_20_predeterminado4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2" style:family="paragraph" style:parent-style-name="Heading_20_1" style:master-page-name="Estilo_20_de_20_página_20_predeterminado4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3" style:family="paragraph" style:parent-style-name="Heading_20_1" style:master-page-name="Estilo_20_de_20_página_20_predeterminado4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4" style:family="paragraph" style:parent-style-name="Heading_20_1" style:master-page-name="Estilo_20_de_20_página_20_predeterminado4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5" style:family="paragraph" style:parent-style-name="Heading_20_1" style:master-page-name="Estilo_20_de_20_página_20_predeterminado4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6" style:family="paragraph" style:parent-style-name="Heading_20_1" style:master-page-name="Estilo_20_de_20_página_20_predeterminado4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7" style:family="paragraph" style:parent-style-name="Heading_20_1" style:master-page-name="Estilo_20_de_20_página_20_predeterminado4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8" style:family="paragraph" style:parent-style-name="Heading_20_1" style:master-page-name="Estilo_20_de_20_página_20_predeterminado4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9" style:family="paragraph" style:parent-style-name="Heading_20_1" style:master-page-name="Estilo_20_de_20_página_20_predeterminado4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0" style:family="paragraph" style:parent-style-name="Heading_20_1" style:master-page-name="Estilo_20_de_20_página_20_predeterminado4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1" style:family="paragraph" style:parent-style-name="Heading_20_1" style:master-page-name="Estilo_20_de_20_página_20_predeterminado5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2" style:family="paragraph" style:parent-style-name="Heading_20_1" style:master-page-name="Estilo_20_de_20_página_20_predeterminado5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3" style:family="paragraph" style:parent-style-name="Heading_20_1" style:master-page-name="Estilo_20_de_20_página_20_predeterminado5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4" style:family="paragraph" style:parent-style-name="Heading_20_1" style:master-page-name="Estilo_20_de_20_página_20_predeterminado5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5" style:family="paragraph" style:parent-style-name="Heading_20_1" style:master-page-name="Estilo_20_de_20_página_20_predeterminado5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6" style:family="paragraph" style:parent-style-name="Heading_20_1" style:master-page-name="Estilo_20_de_20_página_20_predeterminado5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7" style:family="paragraph" style:parent-style-name="Heading_20_1" style:master-page-name="Estilo_20_de_20_página_20_predeterminado5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8" style:family="paragraph" style:parent-style-name="Heading_20_1" style:master-page-name="Estilo_20_de_20_página_20_predeterminado5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9" style:family="paragraph" style:parent-style-name="Heading_20_1" style:master-page-name="Estilo_20_de_20_página_20_predeterminado5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0" style:family="paragraph" style:parent-style-name="Heading_20_1" style:master-page-name="Estilo_20_de_20_página_20_predeterminado5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1" style:family="paragraph" style:parent-style-name="Heading_20_1" style:master-page-name="Estilo_20_de_20_página_20_predeterminado6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2" style:family="paragraph" style:parent-style-name="Heading_20_1" style:master-page-name="Estilo_20_de_20_página_20_predeterminado6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3" style:family="paragraph" style:parent-style-name="Heading_20_1" style:master-page-name="Estilo_20_de_20_página_20_predeterminado6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4" style:family="paragraph" style:parent-style-name="Heading_20_1" style:master-page-name="Estilo_20_de_20_página_20_predeterminado6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5" style:family="paragraph" style:parent-style-name="Heading_20_1" style:master-page-name="Estilo_20_de_20_página_20_predeterminado6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6" style:family="paragraph" style:parent-style-name="Heading_20_1" style:master-page-name="Estilo_20_de_20_página_20_predeterminado6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7" style:family="paragraph" style:parent-style-name="Heading_20_1" style:master-page-name="Estilo_20_de_20_página_20_predeterminado6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8" style:family="paragraph" style:parent-style-name="Heading_20_1" style:master-page-name="Estilo_20_de_20_página_20_predeterminado6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9" style:family="paragraph" style:parent-style-name="Heading_20_1" style:master-page-name="Estilo_20_de_20_página_20_predeterminado6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0" style:family="paragraph" style:parent-style-name="Heading_20_1" style:master-page-name="Estilo_20_de_20_página_20_predeterminado6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1" style:family="paragraph" style:parent-style-name="Heading_20_1" style:master-page-name="Estilo_20_de_20_página_20_predeterminado7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2" style:family="paragraph" style:parent-style-name="Heading_20_1" style:master-page-name="Estilo_20_de_20_página_20_predeterminado7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3" style:family="paragraph" style:parent-style-name="Heading_20_1" style:master-page-name="Estilo_20_de_20_página_20_predeterminado7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4" style:family="paragraph" style:parent-style-name="Heading_20_1" style:master-page-name="Estilo_20_de_20_página_20_predeterminado7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5" style:family="paragraph" style:parent-style-name="Heading_20_1" style:master-page-name="Estilo_20_de_20_página_20_predeterminado7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6" style:family="paragraph" style:parent-style-name="Heading_20_1" style:master-page-name="Estilo_20_de_20_página_20_predeterminado7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7" style:family="paragraph" style:parent-style-name="Heading_20_1" style:master-page-name="Estilo_20_de_20_página_20_predeterminado7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8" style:family="paragraph" style:parent-style-name="Heading_20_1" style:master-page-name="Estilo_20_de_20_página_20_predeterminado7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9" style:family="paragraph" style:parent-style-name="Heading_20_1" style:master-page-name="Estilo_20_de_20_página_20_predeterminado7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0" style:family="paragraph" style:parent-style-name="Heading_20_1" style:master-page-name="Estilo_20_de_20_página_20_predeterminado7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1" style:family="paragraph" style:parent-style-name="Heading_20_1" style:master-page-name="Estilo_20_de_20_página_20_predeterminado8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2" style:family="paragraph" style:parent-style-name="Heading_20_1" style:master-page-name="Estilo_20_de_20_página_20_predeterminado8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3" style:family="paragraph" style:parent-style-name="Heading_20_1" style:master-page-name="Estilo_20_de_20_página_20_predeterminado8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4" style:family="paragraph" style:parent-style-name="Heading_20_1" style:master-page-name="Estilo_20_de_20_página_20_predeterminado8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5" style:family="paragraph" style:parent-style-name="Heading_20_1" style:master-page-name="Estilo_20_de_20_página_20_predeterminado8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6" style:family="paragraph" style:parent-style-name="Heading_20_1" style:master-page-name="Estilo_20_de_20_página_20_predeterminado8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7" style:family="paragraph" style:parent-style-name="Heading_20_1" style:master-page-name="Estilo_20_de_20_página_20_predeterminado8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8" style:family="paragraph" style:parent-style-name="Heading_20_1" style:master-page-name="Estilo_20_de_20_página_20_predeterminado8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9" style:family="paragraph" style:parent-style-name="Heading_20_1" style:master-page-name="Estilo_20_de_20_página_20_predeterminado8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0" style:family="paragraph" style:parent-style-name="Heading_20_1" style:master-page-name="Estilo_20_de_20_página_20_predeterminado8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1" style:family="paragraph" style:parent-style-name="Heading_20_1" style:master-page-name="Estilo_20_de_20_página_20_predeterminado9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2" style:family="paragraph" style:parent-style-name="Heading_20_1" style:master-page-name="Estilo_20_de_20_página_20_predeterminado9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3" style:family="paragraph" style:parent-style-name="Heading_20_1" style:master-page-name="Estilo_20_de_20_página_20_predeterminado9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4" style:family="paragraph" style:parent-style-name="Heading_20_1" style:master-page-name="Estilo_20_de_20_página_20_predeterminado9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5" style:family="paragraph" style:parent-style-name="Heading_20_1" style:master-page-name="Estilo_20_de_20_página_20_predeterminado9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6" style:family="paragraph" style:parent-style-name="Heading_20_1" style:master-page-name="Estilo_20_de_20_página_20_predeterminado9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7" style:family="paragraph" style:parent-style-name="Heading_20_1" style:master-page-name="Estilo_20_de_20_página_20_predeterminado9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8" style:family="paragraph" style:parent-style-name="Heading_20_1" style:master-page-name="Estilo_20_de_20_página_20_predeterminado9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9" style:family="paragraph" style:parent-style-name="Heading_20_1" style:master-page-name="Estilo_20_de_20_página_20_predeterminado9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00" style:family="paragraph" style:parent-style-name="Heading_20_1" style:master-page-name="Estilo_20_de_20_página_20_predeterminado9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01" style:family="paragraph" style:parent-style-name="Heading_20_1" style:master-page-name="Estilo_20_de_20_página_20_predeterminado10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02" style:family="paragraph" style:parent-style-name="Heading_20_1" style:master-page-name="Estilo_20_de_20_página_20_predeterminado10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03" style:family="paragraph" style:parent-style-name="Heading_20_1" style:master-page-name="Estilo_20_de_20_página_20_predeterminado10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04" style:family="paragraph" style:parent-style-name="Heading_20_1" style:master-page-name="Estilo_20_de_20_página_20_predeterminado10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05" style:family="paragraph" style:parent-style-name="Heading_20_1" style:master-page-name="Estilo_20_de_20_página_20_predeterminado10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06" style:family="paragraph" style:parent-style-name="Heading_20_1" style:master-page-name="Estilo_20_de_20_página_20_predeterminado10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07" style:family="paragraph" style:parent-style-name="Heading_20_1" style:master-page-name="Estilo_20_de_20_página_20_predeterminado10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08" style:family="paragraph" style:parent-style-name="Heading_20_1" style:master-page-name="Estilo_20_de_20_página_20_predeterminado10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09" style:family="paragraph" style:parent-style-name="Heading_20_1" style:master-page-name="Estilo_20_de_20_página_20_predeterminado10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10" style:family="paragraph" style:parent-style-name="Heading_20_1" style:master-page-name="Estilo_20_de_20_página_20_predeterminado10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11" style:family="paragraph" style:parent-style-name="Heading_20_1" style:master-page-name="Estilo_20_de_20_página_20_predeterminado11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12" style:family="paragraph" style:parent-style-name="Heading_20_1" style:master-page-name="Estilo_20_de_20_página_20_predeterminado11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13" style:family="paragraph" style:parent-style-name="Heading_20_1" style:master-page-name="Estilo_20_de_20_página_20_predeterminado11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14" style:family="paragraph" style:parent-style-name="Heading_20_1" style:master-page-name="Estilo_20_de_20_página_20_predeterminado11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15" style:family="paragraph" style:parent-style-name="Heading_20_1" style:master-page-name="Estilo_20_de_20_página_20_predeterminado11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16" style:family="paragraph" style:parent-style-name="Heading_20_1" style:master-page-name="Estilo_20_de_20_página_20_predeterminado11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17" style:family="paragraph" style:parent-style-name="Heading_20_1" style:master-page-name="Estilo_20_de_20_página_20_predeterminado11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18" style:family="paragraph" style:parent-style-name="Heading_20_1" style:master-page-name="Estilo_20_de_20_página_20_predeterminado11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19" style:family="paragraph" style:parent-style-name="Heading_20_1" style:master-page-name="Estilo_20_de_20_página_20_predeterminado11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20" style:family="paragraph" style:parent-style-name="Heading_20_1" style:master-page-name="Estilo_20_de_20_página_20_predeterminado11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21" style:family="paragraph" style:parent-style-name="Heading_20_1" style:master-page-name="Estilo_20_de_20_página_20_predeterminado12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22" style:family="paragraph" style:parent-style-name="Heading_20_1" style:master-page-name="Estilo_20_de_20_página_20_predeterminado12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23" style:family="paragraph" style:parent-style-name="Heading_20_1" style:master-page-name="Estilo_20_de_20_página_20_predeterminado12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24" style:family="paragraph" style:parent-style-name="Heading_20_1" style:master-page-name="Estilo_20_de_20_página_20_predeterminado12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25" style:family="paragraph" style:parent-style-name="Heading_20_1" style:master-page-name="Estilo_20_de_20_página_20_predeterminado12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26" style:family="paragraph" style:parent-style-name="Heading_20_1" style:master-page-name="Estilo_20_de_20_página_20_predeterminado12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27" style:family="paragraph" style:parent-style-name="Heading_20_1" style:master-page-name="Estilo_20_de_20_página_20_predeterminado12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28" style:family="paragraph" style:parent-style-name="Heading_20_1" style:master-page-name="Estilo_20_de_20_página_20_predeterminado12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29" style:family="paragraph" style:parent-style-name="Heading_20_1" style:master-page-name="Estilo_20_de_20_página_20_predeterminado12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30" style:family="paragraph" style:parent-style-name="Heading_20_1" style:master-page-name="Estilo_20_de_20_página_20_predeterminado12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31" style:family="paragraph" style:parent-style-name="Heading_20_1" style:master-page-name="Estilo_20_de_20_página_20_predeterminado13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32" style:family="paragraph" style:parent-style-name="Heading_20_1" style:master-page-name="Estilo_20_de_20_página_20_predeterminado13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33" style:family="paragraph" style:parent-style-name="Heading_20_1" style:master-page-name="Estilo_20_de_20_página_20_predeterminado13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34" style:family="paragraph" style:parent-style-name="Heading_20_1" style:master-page-name="Estilo_20_de_20_página_20_predeterminado13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35" style:family="paragraph" style:parent-style-name="Heading_20_1" style:master-page-name="Estilo_20_de_20_página_20_predeterminado13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36" style:family="paragraph" style:parent-style-name="Heading_20_1" style:master-page-name="Estilo_20_de_20_página_20_predeterminado13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37" style:family="paragraph" style:parent-style-name="Heading_20_1" style:master-page-name="Estilo_20_de_20_página_20_predeterminado13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38" style:family="paragraph" style:parent-style-name="Heading_20_1" style:master-page-name="Estilo_20_de_20_página_20_predeterminado13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39" style:family="paragraph" style:parent-style-name="Heading_20_1" style:master-page-name="Estilo_20_de_20_página_20_predeterminado13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40" style:family="paragraph" style:parent-style-name="Heading_20_1" style:master-page-name="Estilo_20_de_20_página_20_predeterminado13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41" style:family="paragraph" style:parent-style-name="Heading_20_1" style:master-page-name="Estilo_20_de_20_página_20_predeterminado14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42" style:family="paragraph" style:parent-style-name="Heading_20_1" style:master-page-name="Estilo_20_de_20_página_20_predeterminado14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43" style:family="paragraph" style:parent-style-name="Heading_20_1" style:master-page-name="Estilo_20_de_20_página_20_predeterminado14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44" style:family="paragraph" style:parent-style-name="Heading_20_1" style:master-page-name="Estilo_20_de_20_página_20_predeterminado14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45" style:family="paragraph" style:parent-style-name="Heading_20_1" style:master-page-name="Estilo_20_de_20_página_20_predeterminado14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46" style:family="paragraph" style:parent-style-name="Heading_20_1" style:master-page-name="Estilo_20_de_20_página_20_predeterminado14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47" style:family="paragraph" style:parent-style-name="Heading_20_1" style:master-page-name="Estilo_20_de_20_página_20_predeterminado14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48" style:family="paragraph" style:parent-style-name="Heading_20_1" style:master-page-name="Estilo_20_de_20_página_20_predeterminado14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49" style:family="paragraph" style:parent-style-name="Heading_20_1" style:master-page-name="Estilo_20_de_20_página_20_predeterminado14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50" style:family="paragraph" style:parent-style-name="Heading_20_1" style:master-page-name="Estilo_20_de_20_página_20_predeterminado14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51" style:family="paragraph" style:parent-style-name="Heading_20_1" style:master-page-name="Estilo_20_de_20_página_20_predeterminado15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52" style:family="paragraph" style:parent-style-name="Heading_20_1" style:master-page-name="Estilo_20_de_20_página_20_predeterminado15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53" style:family="paragraph" style:parent-style-name="Heading_20_1" style:master-page-name="Estilo_20_de_20_página_20_predeterminado15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54" style:family="paragraph" style:parent-style-name="Heading_20_1" style:master-page-name="Estilo_20_de_20_página_20_predeterminado15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55" style:family="paragraph" style:parent-style-name="Heading_20_1" style:master-page-name="Estilo_20_de_20_página_20_predeterminado15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56" style:family="paragraph" style:parent-style-name="Heading_20_1" style:master-page-name="Estilo_20_de_20_página_20_predeterminado15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57" style:family="paragraph" style:parent-style-name="Heading_20_1" style:master-page-name="Estilo_20_de_20_página_20_predeterminado15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58" style:family="paragraph" style:parent-style-name="Heading_20_1" style:master-page-name="Estilo_20_de_20_página_20_predeterminado15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59" style:family="paragraph" style:parent-style-name="Heading_20_1" style:master-page-name="Estilo_20_de_20_página_20_predeterminado15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60" style:family="paragraph" style:parent-style-name="Heading_20_1" style:master-page-name="Estilo_20_de_20_página_20_predeterminado15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61" style:family="paragraph" style:parent-style-name="Heading_20_1" style:master-page-name="Estilo_20_de_20_página_20_predeterminado16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62" style:family="paragraph" style:parent-style-name="Heading_20_1" style:master-page-name="Estilo_20_de_20_página_20_predeterminado16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63" style:family="paragraph" style:parent-style-name="Heading_20_1" style:master-page-name="Estilo_20_de_20_página_20_predeterminado16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64" style:family="paragraph" style:parent-style-name="Heading_20_1" style:master-page-name="Estilo_20_de_20_página_20_predeterminado16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65" style:family="paragraph" style:parent-style-name="Heading_20_1" style:master-page-name="Estilo_20_de_20_página_20_predeterminado16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66" style:family="paragraph" style:parent-style-name="Heading_20_1" style:master-page-name="Estilo_20_de_20_página_20_predeterminado16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67" style:family="paragraph" style:parent-style-name="Heading_20_1" style:master-page-name="Estilo_20_de_20_página_20_predeterminado16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68" style:family="paragraph" style:parent-style-name="Heading_20_1" style:master-page-name="Estilo_20_de_20_página_20_predeterminado16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69" style:family="paragraph" style:parent-style-name="Heading_20_1" style:master-page-name="Estilo_20_de_20_página_20_predeterminado16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70" style:family="paragraph" style:parent-style-name="Heading_20_1" style:master-page-name="Estilo_20_de_20_página_20_predeterminado16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71" style:family="paragraph" style:parent-style-name="Heading_20_1" style:master-page-name="Estilo_20_de_20_página_20_predeterminado17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72" style:family="paragraph" style:parent-style-name="Heading_20_1" style:master-page-name="Estilo_20_de_20_página_20_predeterminado17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73" style:family="paragraph" style:parent-style-name="Heading_20_1" style:master-page-name="Estilo_20_de_20_página_20_predeterminado17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74" style:family="paragraph" style:parent-style-name="Heading_20_1" style:master-page-name="Estilo_20_de_20_página_20_predeterminado17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75" style:family="paragraph" style:parent-style-name="Heading_20_1" style:master-page-name="Estilo_20_de_20_página_20_predeterminado17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76" style:family="paragraph" style:parent-style-name="Heading_20_1" style:master-page-name="Estilo_20_de_20_página_20_predeterminado17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77" style:family="paragraph" style:parent-style-name="Heading_20_1" style:master-page-name="Estilo_20_de_20_página_20_predeterminado17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78" style:family="paragraph" style:parent-style-name="Heading_20_1" style:master-page-name="Estilo_20_de_20_página_20_predeterminado17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79" style:family="paragraph" style:parent-style-name="Heading_20_1" style:master-page-name="Estilo_20_de_20_página_20_predeterminado17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80" style:family="paragraph" style:parent-style-name="Heading_20_1" style:master-page-name="Estilo_20_de_20_página_20_predeterminado17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81" style:family="paragraph" style:parent-style-name="Heading_20_1" style:master-page-name="Estilo_20_de_20_página_20_predeterminado18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82" style:family="paragraph" style:parent-style-name="Heading_20_1" style:master-page-name="Estilo_20_de_20_página_20_predeterminado18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83" style:family="paragraph" style:parent-style-name="Heading_20_1" style:master-page-name="Estilo_20_de_20_página_20_predeterminado18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84" style:family="paragraph" style:parent-style-name="Heading_20_1" style:master-page-name="Estilo_20_de_20_página_20_predeterminado18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85" style:family="paragraph" style:parent-style-name="Heading_20_1" style:master-page-name="Estilo_20_de_20_página_20_predeterminado18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86" style:family="paragraph" style:parent-style-name="Heading_20_1" style:master-page-name="Estilo_20_de_20_página_20_predeterminado18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87" style:family="paragraph" style:parent-style-name="Heading_20_1" style:master-page-name="Estilo_20_de_20_página_20_predeterminado18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88" style:family="paragraph" style:parent-style-name="Heading_20_1" style:master-page-name="Estilo_20_de_20_página_20_predeterminado18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89" style:family="paragraph" style:parent-style-name="Heading_20_1" style:master-page-name="Estilo_20_de_20_página_20_predeterminado18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90" style:family="paragraph" style:parent-style-name="Heading_20_1" style:master-page-name="Estilo_20_de_20_página_20_predeterminado18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91" style:family="paragraph" style:parent-style-name="Heading_20_1" style:master-page-name="Estilo_20_de_20_página_20_predeterminado19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92" style:family="paragraph" style:parent-style-name="Heading_20_1" style:master-page-name="Estilo_20_de_20_página_20_predeterminado19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93" style:family="paragraph" style:parent-style-name="Heading_20_1" style:master-page-name="Estilo_20_de_20_página_20_predeterminado19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94" style:family="paragraph" style:parent-style-name="Heading_20_1" style:master-page-name="Estilo_20_de_20_página_20_predeterminado19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95" style:family="paragraph" style:parent-style-name="Heading_20_1" style:master-page-name="Estilo_20_de_20_página_20_predeterminado19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96" style:family="paragraph" style:parent-style-name="Heading_20_1" style:master-page-name="Estilo_20_de_20_página_20_predeterminado19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97" style:family="paragraph" style:parent-style-name="Heading_20_1" style:master-page-name="Estilo_20_de_20_página_20_predeterminado19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98" style:family="paragraph" style:parent-style-name="Heading_20_1" style:master-page-name="Estilo_20_de_20_página_20_predeterminado19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99" style:family="paragraph" style:parent-style-name="Heading_20_1" style:master-page-name="Estilo_20_de_20_página_20_predeterminado19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00" style:family="paragraph" style:parent-style-name="Heading_20_1" style:master-page-name="Estilo_20_de_20_página_20_predeterminado19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01" style:family="paragraph" style:parent-style-name="Heading_20_1" style:master-page-name="Estilo_20_de_20_página_20_predeterminado20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02" style:family="paragraph" style:parent-style-name="Heading_20_1" style:master-page-name="Estilo_20_de_20_página_20_predeterminado20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03" style:family="paragraph" style:parent-style-name="Heading_20_1" style:master-page-name="Estilo_20_de_20_página_20_predeterminado20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04" style:family="paragraph" style:parent-style-name="Heading_20_1" style:master-page-name="Estilo_20_de_20_página_20_predeterminado20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05" style:family="paragraph" style:parent-style-name="Heading_20_1" style:master-page-name="Estilo_20_de_20_página_20_predeterminado20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06" style:family="paragraph" style:parent-style-name="Heading_20_1" style:master-page-name="Estilo_20_de_20_página_20_predeterminado20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07" style:family="paragraph" style:parent-style-name="Heading_20_1" style:master-page-name="Estilo_20_de_20_página_20_predeterminado20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08" style:family="paragraph" style:parent-style-name="Heading_20_1" style:master-page-name="Estilo_20_de_20_página_20_predeterminado20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09" style:family="paragraph" style:parent-style-name="Heading_20_1" style:master-page-name="Estilo_20_de_20_página_20_predeterminado20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10" style:family="paragraph" style:parent-style-name="Heading_20_1" style:master-page-name="Estilo_20_de_20_página_20_predeterminado20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11" style:family="paragraph" style:parent-style-name="Heading_20_1" style:master-page-name="Estilo_20_de_20_página_20_predeterminado21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12" style:family="paragraph" style:parent-style-name="Heading_20_1" style:master-page-name="Estilo_20_de_20_página_20_predeterminado21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13" style:family="paragraph" style:parent-style-name="Heading_20_1" style:master-page-name="Estilo_20_de_20_página_20_predeterminado21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14" style:family="paragraph" style:parent-style-name="Heading_20_1" style:master-page-name="Estilo_20_de_20_página_20_predeterminado21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15" style:family="paragraph" style:parent-style-name="Heading_20_1" style:master-page-name="Estilo_20_de_20_página_20_predeterminado21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16" style:family="paragraph" style:parent-style-name="Heading_20_1" style:master-page-name="Estilo_20_de_20_página_20_predeterminado21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17" style:family="paragraph" style:parent-style-name="Heading_20_1" style:master-page-name="Estilo_20_de_20_página_20_predeterminado21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18" style:family="paragraph" style:parent-style-name="Heading_20_1" style:master-page-name="Estilo_20_de_20_página_20_predeterminado21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19" style:family="paragraph" style:parent-style-name="Heading_20_1" style:master-page-name="Estilo_20_de_20_página_20_predeterminado21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20" style:family="paragraph" style:parent-style-name="Heading_20_1" style:master-page-name="Estilo_20_de_20_página_20_predeterminado21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21" style:family="paragraph" style:parent-style-name="Heading_20_1" style:master-page-name="Estilo_20_de_20_página_20_predeterminado22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22" style:family="paragraph" style:parent-style-name="Heading_20_1" style:master-page-name="Estilo_20_de_20_página_20_predeterminado22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23" style:family="paragraph" style:parent-style-name="Heading_20_1" style:master-page-name="Estilo_20_de_20_página_20_predeterminado22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24" style:family="paragraph" style:parent-style-name="Heading_20_1" style:master-page-name="Estilo_20_de_20_página_20_predeterminado22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25" style:family="paragraph" style:parent-style-name="Heading_20_1" style:master-page-name="Estilo_20_de_20_página_20_predeterminado22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26" style:family="paragraph" style:parent-style-name="Heading_20_1" style:master-page-name="Estilo_20_de_20_página_20_predeterminado22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27" style:family="paragraph" style:parent-style-name="Heading_20_1" style:master-page-name="Estilo_20_de_20_página_20_predeterminado22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28" style:family="paragraph" style:parent-style-name="Heading_20_1" style:master-page-name="Estilo_20_de_20_página_20_predeterminado22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29" style:family="paragraph" style:parent-style-name="Heading_20_1" style:master-page-name="Estilo_20_de_20_página_20_predeterminado22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30" style:family="paragraph" style:parent-style-name="Heading_20_1" style:master-page-name="Estilo_20_de_20_página_20_predeterminado22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31" style:family="paragraph" style:parent-style-name="Heading_20_1" style:master-page-name="Estilo_20_de_20_página_20_predeterminado23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32" style:family="paragraph" style:parent-style-name="Heading_20_1" style:master-page-name="Estilo_20_de_20_página_20_predeterminado23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33" style:family="paragraph" style:parent-style-name="Heading_20_1" style:master-page-name="Estilo_20_de_20_página_20_predeterminado23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34" style:family="paragraph" style:parent-style-name="Heading_20_1" style:master-page-name="Estilo_20_de_20_página_20_predeterminado23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35" style:family="paragraph" style:parent-style-name="Heading_20_1" style:master-page-name="Estilo_20_de_20_página_20_predeterminado23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36" style:family="paragraph" style:parent-style-name="Heading_20_1" style:master-page-name="Estilo_20_de_20_página_20_predeterminado23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37" style:family="paragraph" style:parent-style-name="Heading_20_1" style:master-page-name="Estilo_20_de_20_página_20_predeterminado23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38" style:family="paragraph" style:parent-style-name="Heading_20_1" style:master-page-name="Estilo_20_de_20_página_20_predeterminado23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39" style:family="paragraph" style:parent-style-name="Heading_20_1" style:master-page-name="Estilo_20_de_20_página_20_predeterminado23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40" style:family="paragraph" style:parent-style-name="Heading_20_1" style:master-page-name="Estilo_20_de_20_página_20_predeterminado23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41" style:family="paragraph" style:parent-style-name="Heading_20_1" style:master-page-name="Estilo_20_de_20_página_20_predeterminado24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42" style:family="paragraph" style:parent-style-name="Heading_20_1" style:master-page-name="Estilo_20_de_20_página_20_predeterminado24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43" style:family="paragraph" style:parent-style-name="Heading_20_1" style:master-page-name="Estilo_20_de_20_página_20_predeterminado24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44" style:family="paragraph" style:parent-style-name="Heading_20_1" style:master-page-name="Estilo_20_de_20_página_20_predeterminado24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45" style:family="paragraph" style:parent-style-name="Heading_20_1" style:master-page-name="Estilo_20_de_20_página_20_predeterminado24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46" style:family="paragraph" style:parent-style-name="Heading_20_1" style:master-page-name="Estilo_20_de_20_página_20_predeterminado24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47" style:family="paragraph" style:parent-style-name="Heading_20_1" style:master-page-name="Estilo_20_de_20_página_20_predeterminado24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48" style:family="paragraph" style:parent-style-name="Heading_20_1" style:master-page-name="Estilo_20_de_20_página_20_predeterminado24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49" style:family="paragraph" style:parent-style-name="Heading_20_1" style:master-page-name="Estilo_20_de_20_página_20_predeterminado24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50" style:family="paragraph" style:parent-style-name="Heading_20_1" style:master-page-name="Estilo_20_de_20_página_20_predeterminado24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51" style:family="paragraph" style:parent-style-name="Heading_20_1" style:master-page-name="Estilo_20_de_20_página_20_predeterminado25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52" style:family="paragraph" style:parent-style-name="Heading_20_1" style:master-page-name="Estilo_20_de_20_página_20_predeterminado25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53" style:family="paragraph" style:parent-style-name="Heading_20_1" style:master-page-name="Estilo_20_de_20_página_20_predeterminado25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54" style:family="paragraph" style:parent-style-name="Heading_20_1" style:master-page-name="Estilo_20_de_20_página_20_predeterminado25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55" style:family="paragraph" style:parent-style-name="Heading_20_1" style:master-page-name="Estilo_20_de_20_página_20_predeterminado25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56" style:family="paragraph" style:parent-style-name="Heading_20_1" style:master-page-name="Estilo_20_de_20_página_20_predeterminado25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57" style:family="paragraph" style:parent-style-name="Heading_20_1" style:master-page-name="Estilo_20_de_20_página_20_predeterminado25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58" style:family="paragraph" style:parent-style-name="Heading_20_1" style:master-page-name="Estilo_20_de_20_página_20_predeterminado25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59" style:family="paragraph" style:parent-style-name="Heading_20_1" style:master-page-name="Estilo_20_de_20_página_20_predeterminado25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60" style:family="paragraph" style:parent-style-name="Heading_20_1" style:master-page-name="Estilo_20_de_20_página_20_predeterminado25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61" style:family="paragraph" style:parent-style-name="Heading_20_1" style:master-page-name="Estilo_20_de_20_página_20_predeterminado26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62" style:family="paragraph" style:parent-style-name="Heading_20_1" style:master-page-name="Estilo_20_de_20_página_20_predeterminado26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63" style:family="paragraph" style:parent-style-name="Heading_20_1" style:master-page-name="Estilo_20_de_20_página_20_predeterminado26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64" style:family="paragraph" style:parent-style-name="Heading_20_1" style:master-page-name="Estilo_20_de_20_página_20_predeterminado26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65" style:family="paragraph" style:parent-style-name="Heading_20_1" style:master-page-name="Estilo_20_de_20_página_20_predeterminado26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66" style:family="paragraph" style:parent-style-name="Heading_20_1" style:master-page-name="Estilo_20_de_20_página_20_predeterminado26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67" style:family="paragraph" style:parent-style-name="Heading_20_1" style:master-page-name="Estilo_20_de_20_página_20_predeterminado26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68" style:family="paragraph" style:parent-style-name="Heading_20_1" style:master-page-name="Estilo_20_de_20_página_20_predeterminado26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69" style:family="paragraph" style:parent-style-name="Heading_20_1" style:master-page-name="Estilo_20_de_20_página_20_predeterminado26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70" style:family="paragraph" style:parent-style-name="Heading_20_1" style:master-page-name="Estilo_20_de_20_página_20_predeterminado26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71" style:family="paragraph" style:parent-style-name="Heading_20_1" style:master-page-name="Estilo_20_de_20_página_20_predeterminado27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72" style:family="paragraph" style:parent-style-name="Heading_20_1" style:master-page-name="Estilo_20_de_20_página_20_predeterminado27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73" style:family="paragraph" style:parent-style-name="Heading_20_1" style:master-page-name="Estilo_20_de_20_página_20_predeterminado27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74" style:family="paragraph" style:parent-style-name="Heading_20_1" style:master-page-name="Estilo_20_de_20_página_20_predeterminado27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75" style:family="paragraph" style:parent-style-name="Heading_20_1" style:master-page-name="Estilo_20_de_20_página_20_predeterminado27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76" style:family="paragraph" style:parent-style-name="Heading_20_1" style:master-page-name="Estilo_20_de_20_página_20_predeterminado27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77" style:family="paragraph" style:parent-style-name="Heading_20_1" style:master-page-name="Estilo_20_de_20_página_20_predeterminado27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78" style:family="paragraph" style:parent-style-name="Heading_20_1" style:master-page-name="Estilo_20_de_20_página_20_predeterminado27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79" style:family="paragraph" style:parent-style-name="Heading_20_1" style:master-page-name="Estilo_20_de_20_página_20_predeterminado27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80" style:family="paragraph" style:parent-style-name="Heading_20_1" style:master-page-name="Estilo_20_de_20_página_20_predeterminado27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81" style:family="paragraph" style:parent-style-name="Heading_20_1" style:master-page-name="Estilo_20_de_20_página_20_predeterminado28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82" style:family="paragraph" style:parent-style-name="Heading_20_1" style:master-page-name="Estilo_20_de_20_página_20_predeterminado28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83" style:family="paragraph" style:parent-style-name="Heading_20_1" style:master-page-name="Estilo_20_de_20_página_20_predeterminado28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84" style:family="paragraph" style:parent-style-name="Heading_20_1" style:master-page-name="Estilo_20_de_20_página_20_predeterminado28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85" style:family="paragraph" style:parent-style-name="Heading_20_1" style:master-page-name="Estilo_20_de_20_página_20_predeterminado28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86" style:family="paragraph" style:parent-style-name="Heading_20_1" style:master-page-name="Estilo_20_de_20_página_20_predeterminado28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87" style:family="paragraph" style:parent-style-name="Heading_20_1" style:master-page-name="Estilo_20_de_20_página_20_predeterminado28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88" style:family="paragraph" style:parent-style-name="Heading_20_1" style:master-page-name="Estilo_20_de_20_página_20_predeterminado28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89" style:family="paragraph" style:parent-style-name="Heading_20_1" style:master-page-name="Estilo_20_de_20_página_20_predeterminado28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90" style:family="paragraph" style:parent-style-name="Heading_20_1" style:master-page-name="Estilo_20_de_20_página_20_predeterminado28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91" style:family="paragraph" style:parent-style-name="Heading_20_1" style:master-page-name="Estilo_20_de_20_página_20_predeterminado29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92" style:family="paragraph" style:parent-style-name="Heading_20_1" style:master-page-name="Estilo_20_de_20_página_20_predeterminado29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93" style:family="paragraph" style:parent-style-name="Heading_20_1" style:master-page-name="Estilo_20_de_20_página_20_predeterminado29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94" style:family="paragraph" style:parent-style-name="Heading_20_1" style:master-page-name="Estilo_20_de_20_página_20_predeterminado29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95" style:family="paragraph" style:parent-style-name="Heading_20_1" style:master-page-name="Estilo_20_de_20_página_20_predeterminado29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96" style:family="paragraph" style:parent-style-name="Heading_20_1" style:master-page-name="Estilo_20_de_20_página_20_predeterminado29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97" style:family="paragraph" style:parent-style-name="Heading_20_1" style:master-page-name="Estilo_20_de_20_página_20_predeterminado29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98" style:family="paragraph" style:parent-style-name="Heading_20_1" style:master-page-name="Estilo_20_de_20_página_20_predeterminado29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299" style:family="paragraph" style:parent-style-name="Heading_20_1" style:master-page-name="Estilo_20_de_20_página_20_predeterminado29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00" style:family="paragraph" style:parent-style-name="Heading_20_1" style:master-page-name="Estilo_20_de_20_página_20_predeterminado29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01" style:family="paragraph" style:parent-style-name="Heading_20_1" style:master-page-name="Estilo_20_de_20_página_20_predeterminado30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02" style:family="paragraph" style:parent-style-name="Heading_20_1" style:master-page-name="Estilo_20_de_20_página_20_predeterminado30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03" style:family="paragraph" style:parent-style-name="Heading_20_1" style:master-page-name="Estilo_20_de_20_página_20_predeterminado30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04" style:family="paragraph" style:parent-style-name="Heading_20_1" style:master-page-name="Estilo_20_de_20_página_20_predeterminado30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05" style:family="paragraph" style:parent-style-name="Heading_20_1" style:master-page-name="Estilo_20_de_20_página_20_predeterminado30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06" style:family="paragraph" style:parent-style-name="Heading_20_1" style:master-page-name="Estilo_20_de_20_página_20_predeterminado30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07" style:family="paragraph" style:parent-style-name="Heading_20_1" style:master-page-name="Estilo_20_de_20_página_20_predeterminado30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08" style:family="paragraph" style:parent-style-name="Heading_20_1" style:master-page-name="Estilo_20_de_20_página_20_predeterminado30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09" style:family="paragraph" style:parent-style-name="Heading_20_1" style:master-page-name="Estilo_20_de_20_página_20_predeterminado30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10" style:family="paragraph" style:parent-style-name="Heading_20_1" style:master-page-name="Estilo_20_de_20_página_20_predeterminado30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11" style:family="paragraph" style:parent-style-name="Heading_20_1" style:master-page-name="Estilo_20_de_20_página_20_predeterminado31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12" style:family="paragraph" style:parent-style-name="Heading_20_1" style:master-page-name="Estilo_20_de_20_página_20_predeterminado31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13" style:family="paragraph" style:parent-style-name="Heading_20_1" style:master-page-name="Estilo_20_de_20_página_20_predeterminado31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14" style:family="paragraph" style:parent-style-name="Heading_20_1" style:master-page-name="Estilo_20_de_20_página_20_predeterminado31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15" style:family="paragraph" style:parent-style-name="Heading_20_1" style:master-page-name="Estilo_20_de_20_página_20_predeterminado31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16" style:family="paragraph" style:parent-style-name="Heading_20_1" style:master-page-name="Estilo_20_de_20_página_20_predeterminado31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17" style:family="paragraph" style:parent-style-name="Heading_20_1" style:master-page-name="Estilo_20_de_20_página_20_predeterminado31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18" style:family="paragraph" style:parent-style-name="Heading_20_1" style:master-page-name="Estilo_20_de_20_página_20_predeterminado31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19" style:family="paragraph" style:parent-style-name="Heading_20_1" style:master-page-name="Estilo_20_de_20_página_20_predeterminado31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20" style:family="paragraph" style:parent-style-name="Heading_20_1" style:master-page-name="Estilo_20_de_20_página_20_predeterminado31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21" style:family="paragraph" style:parent-style-name="Heading_20_1" style:master-page-name="Estilo_20_de_20_página_20_predeterminado32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22" style:family="paragraph" style:parent-style-name="Heading_20_1" style:master-page-name="Estilo_20_de_20_página_20_predeterminado32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23" style:family="paragraph" style:parent-style-name="Heading_20_1" style:master-page-name="Estilo_20_de_20_página_20_predeterminado32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24" style:family="paragraph" style:parent-style-name="Heading_20_1" style:master-page-name="Estilo_20_de_20_página_20_predeterminado32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25" style:family="paragraph" style:parent-style-name="Heading_20_1" style:master-page-name="Estilo_20_de_20_página_20_predeterminado32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26" style:family="paragraph" style:parent-style-name="Heading_20_1" style:master-page-name="Estilo_20_de_20_página_20_predeterminado32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27" style:family="paragraph" style:parent-style-name="Heading_20_1" style:master-page-name="Estilo_20_de_20_página_20_predeterminado32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28" style:family="paragraph" style:parent-style-name="Heading_20_1" style:master-page-name="Estilo_20_de_20_página_20_predeterminado32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29" style:family="paragraph" style:parent-style-name="Heading_20_1" style:master-page-name="Estilo_20_de_20_página_20_predeterminado32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30" style:family="paragraph" style:parent-style-name="Heading_20_1" style:master-page-name="Estilo_20_de_20_página_20_predeterminado32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31" style:family="paragraph" style:parent-style-name="Heading_20_1" style:master-page-name="Estilo_20_de_20_página_20_predeterminado33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32" style:family="paragraph" style:parent-style-name="Heading_20_1" style:master-page-name="Estilo_20_de_20_página_20_predeterminado33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33" style:family="paragraph" style:parent-style-name="Heading_20_1" style:master-page-name="Estilo_20_de_20_página_20_predeterminado33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34" style:family="paragraph" style:parent-style-name="Heading_20_1" style:master-page-name="Estilo_20_de_20_página_20_predeterminado33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35" style:family="paragraph" style:parent-style-name="Heading_20_1" style:master-page-name="Estilo_20_de_20_página_20_predeterminado33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36" style:family="paragraph" style:parent-style-name="Heading_20_1" style:master-page-name="Estilo_20_de_20_página_20_predeterminado33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37" style:family="paragraph" style:parent-style-name="Heading_20_1" style:master-page-name="Estilo_20_de_20_página_20_predeterminado33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38" style:family="paragraph" style:parent-style-name="Heading_20_1" style:master-page-name="Estilo_20_de_20_página_20_predeterminado33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39" style:family="paragraph" style:parent-style-name="Heading_20_1" style:master-page-name="Estilo_20_de_20_página_20_predeterminado33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40" style:family="paragraph" style:parent-style-name="Heading_20_1" style:master-page-name="Estilo_20_de_20_página_20_predeterminado33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41" style:family="paragraph" style:parent-style-name="Heading_20_1" style:master-page-name="Estilo_20_de_20_página_20_predeterminado34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42" style:family="paragraph" style:parent-style-name="Heading_20_1" style:master-page-name="Estilo_20_de_20_página_20_predeterminado34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43" style:family="paragraph" style:parent-style-name="Heading_20_1" style:master-page-name="Estilo_20_de_20_página_20_predeterminado34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44" style:family="paragraph" style:parent-style-name="Heading_20_1" style:master-page-name="Estilo_20_de_20_página_20_predeterminado34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45" style:family="paragraph" style:parent-style-name="Heading_20_1" style:master-page-name="Estilo_20_de_20_página_20_predeterminado34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46" style:family="paragraph" style:parent-style-name="Heading_20_1" style:master-page-name="Estilo_20_de_20_página_20_predeterminado34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47" style:family="paragraph" style:parent-style-name="Heading_20_1" style:master-page-name="Estilo_20_de_20_página_20_predeterminado34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48" style:family="paragraph" style:parent-style-name="Heading_20_1" style:master-page-name="Estilo_20_de_20_página_20_predeterminado34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49" style:family="paragraph" style:parent-style-name="Heading_20_1" style:master-page-name="Estilo_20_de_20_página_20_predeterminado34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50" style:family="paragraph" style:parent-style-name="Heading_20_1" style:master-page-name="Estilo_20_de_20_página_20_predeterminado34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51" style:family="paragraph" style:parent-style-name="Heading_20_1" style:master-page-name="Estilo_20_de_20_página_20_predeterminado35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52" style:family="paragraph" style:parent-style-name="Heading_20_1" style:master-page-name="Estilo_20_de_20_página_20_predeterminado35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53" style:family="paragraph" style:parent-style-name="Heading_20_1" style:master-page-name="Estilo_20_de_20_página_20_predeterminado35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54" style:family="paragraph" style:parent-style-name="Heading_20_1" style:master-page-name="Estilo_20_de_20_página_20_predeterminado35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55" style:family="paragraph" style:parent-style-name="Heading_20_1" style:master-page-name="Estilo_20_de_20_página_20_predeterminado35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56" style:family="paragraph" style:parent-style-name="Heading_20_1" style:master-page-name="Estilo_20_de_20_página_20_predeterminado35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57" style:family="paragraph" style:parent-style-name="Heading_20_1" style:master-page-name="Estilo_20_de_20_página_20_predeterminado35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58" style:family="paragraph" style:parent-style-name="Heading_20_1" style:master-page-name="Estilo_20_de_20_página_20_predeterminado35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59" style:family="paragraph" style:parent-style-name="Heading_20_1" style:master-page-name="Estilo_20_de_20_página_20_predeterminado35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60" style:family="paragraph" style:parent-style-name="Heading_20_1" style:master-page-name="Estilo_20_de_20_página_20_predeterminado35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61" style:family="paragraph" style:parent-style-name="Heading_20_1" style:master-page-name="Estilo_20_de_20_página_20_predeterminado36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62" style:family="paragraph" style:parent-style-name="Heading_20_1" style:master-page-name="Estilo_20_de_20_página_20_predeterminado36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63" style:family="paragraph" style:parent-style-name="Heading_20_1" style:master-page-name="Estilo_20_de_20_página_20_predeterminado36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64" style:family="paragraph" style:parent-style-name="Heading_20_1" style:master-page-name="Estilo_20_de_20_página_20_predeterminado36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65" style:family="paragraph" style:parent-style-name="Heading_20_1" style:master-page-name="Estilo_20_de_20_página_20_predeterminado36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66" style:family="paragraph" style:parent-style-name="Heading_20_1" style:master-page-name="Estilo_20_de_20_página_20_predeterminado36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67" style:family="paragraph" style:parent-style-name="Heading_20_1" style:master-page-name="Estilo_20_de_20_página_20_predeterminado36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68" style:family="paragraph" style:parent-style-name="Heading_20_1" style:master-page-name="Estilo_20_de_20_página_20_predeterminado36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69" style:family="paragraph" style:parent-style-name="Heading_20_1" style:master-page-name="Estilo_20_de_20_página_20_predeterminado36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70" style:family="paragraph" style:parent-style-name="Heading_20_1" style:master-page-name="Estilo_20_de_20_página_20_predeterminado36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71" style:family="paragraph" style:parent-style-name="Heading_20_1" style:master-page-name="Estilo_20_de_20_página_20_predeterminado37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72" style:family="paragraph" style:parent-style-name="Heading_20_1" style:master-page-name="Estilo_20_de_20_página_20_predeterminado37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73" style:family="paragraph" style:parent-style-name="Heading_20_1" style:master-page-name="Estilo_20_de_20_página_20_predeterminado37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74" style:family="paragraph" style:parent-style-name="Heading_20_1" style:master-page-name="Estilo_20_de_20_página_20_predeterminado37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75" style:family="paragraph" style:parent-style-name="Heading_20_1" style:master-page-name="Estilo_20_de_20_página_20_predeterminado37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76" style:family="paragraph" style:parent-style-name="Heading_20_1" style:master-page-name="Estilo_20_de_20_página_20_predeterminado37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77" style:family="paragraph" style:parent-style-name="Heading_20_1" style:master-page-name="Estilo_20_de_20_página_20_predeterminado37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78" style:family="paragraph" style:parent-style-name="Heading_20_1" style:master-page-name="Estilo_20_de_20_página_20_predeterminado37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79" style:family="paragraph" style:parent-style-name="Heading_20_1" style:master-page-name="Estilo_20_de_20_página_20_predeterminado37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80" style:family="paragraph" style:parent-style-name="Heading_20_1" style:master-page-name="Estilo_20_de_20_página_20_predeterminado37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81" style:family="paragraph" style:parent-style-name="Heading_20_1" style:master-page-name="Estilo_20_de_20_página_20_predeterminado38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82" style:family="paragraph" style:parent-style-name="Heading_20_1" style:master-page-name="Estilo_20_de_20_página_20_predeterminado38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83" style:family="paragraph" style:parent-style-name="Heading_20_1" style:master-page-name="Estilo_20_de_20_página_20_predeterminado38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84" style:family="paragraph" style:parent-style-name="Heading_20_1" style:master-page-name="Estilo_20_de_20_página_20_predeterminado38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85" style:family="paragraph" style:parent-style-name="Heading_20_1" style:master-page-name="Estilo_20_de_20_página_20_predeterminado38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86" style:family="paragraph" style:parent-style-name="Heading_20_1" style:master-page-name="Estilo_20_de_20_página_20_predeterminado38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87" style:family="paragraph" style:parent-style-name="Heading_20_1" style:master-page-name="Estilo_20_de_20_página_20_predeterminado38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88" style:family="paragraph" style:parent-style-name="Heading_20_1" style:master-page-name="Estilo_20_de_20_página_20_predeterminado38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89" style:family="paragraph" style:parent-style-name="Heading_20_1" style:master-page-name="Estilo_20_de_20_página_20_predeterminado38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90" style:family="paragraph" style:parent-style-name="Heading_20_1" style:master-page-name="Estilo_20_de_20_página_20_predeterminado38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91" style:family="paragraph" style:parent-style-name="Heading_20_1" style:master-page-name="Estilo_20_de_20_página_20_predeterminado39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92" style:family="paragraph" style:parent-style-name="Heading_20_1" style:master-page-name="Estilo_20_de_20_página_20_predeterminado39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93" style:family="paragraph" style:parent-style-name="Heading_20_1" style:master-page-name="Estilo_20_de_20_página_20_predeterminado39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94" style:family="paragraph" style:parent-style-name="Heading_20_1" style:master-page-name="Estilo_20_de_20_página_20_predeterminado39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95" style:family="paragraph" style:parent-style-name="Heading_20_1" style:master-page-name="Estilo_20_de_20_página_20_predeterminado39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96" style:family="paragraph" style:parent-style-name="Heading_20_1" style:master-page-name="Estilo_20_de_20_página_20_predeterminado39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97" style:family="paragraph" style:parent-style-name="Heading_20_1" style:master-page-name="Estilo_20_de_20_página_20_predeterminado39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98" style:family="paragraph" style:parent-style-name="Heading_20_1" style:master-page-name="Estilo_20_de_20_página_20_predeterminado39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399" style:family="paragraph" style:parent-style-name="Heading_20_1" style:master-page-name="Estilo_20_de_20_página_20_predeterminado39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00" style:family="paragraph" style:parent-style-name="Heading_20_1" style:master-page-name="Estilo_20_de_20_página_20_predeterminado39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01" style:family="paragraph" style:parent-style-name="Heading_20_1" style:master-page-name="Estilo_20_de_20_página_20_predeterminado40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02" style:family="paragraph" style:parent-style-name="Heading_20_1" style:master-page-name="Estilo_20_de_20_página_20_predeterminado40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03" style:family="paragraph" style:parent-style-name="Heading_20_1" style:master-page-name="Estilo_20_de_20_página_20_predeterminado40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04" style:family="paragraph" style:parent-style-name="Heading_20_1" style:master-page-name="Estilo_20_de_20_página_20_predeterminado40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05" style:family="paragraph" style:parent-style-name="Heading_20_1" style:master-page-name="Estilo_20_de_20_página_20_predeterminado40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06" style:family="paragraph" style:parent-style-name="Heading_20_1" style:master-page-name="Estilo_20_de_20_página_20_predeterminado40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07" style:family="paragraph" style:parent-style-name="Heading_20_1" style:master-page-name="Estilo_20_de_20_página_20_predeterminado40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08" style:family="paragraph" style:parent-style-name="Heading_20_1" style:master-page-name="Estilo_20_de_20_página_20_predeterminado40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09" style:family="paragraph" style:parent-style-name="Heading_20_1" style:master-page-name="Estilo_20_de_20_página_20_predeterminado40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10" style:family="paragraph" style:parent-style-name="Heading_20_1" style:master-page-name="Estilo_20_de_20_página_20_predeterminado40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11" style:family="paragraph" style:parent-style-name="Heading_20_1" style:master-page-name="Estilo_20_de_20_página_20_predeterminado41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12" style:family="paragraph" style:parent-style-name="Heading_20_1" style:master-page-name="Estilo_20_de_20_página_20_predeterminado41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13" style:family="paragraph" style:parent-style-name="Heading_20_1" style:master-page-name="Estilo_20_de_20_página_20_predeterminado41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14" style:family="paragraph" style:parent-style-name="Heading_20_1" style:master-page-name="Estilo_20_de_20_página_20_predeterminado41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15" style:family="paragraph" style:parent-style-name="Heading_20_1" style:master-page-name="Estilo_20_de_20_página_20_predeterminado41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16" style:family="paragraph" style:parent-style-name="Heading_20_1" style:master-page-name="Estilo_20_de_20_página_20_predeterminado41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17" style:family="paragraph" style:parent-style-name="Heading_20_1" style:master-page-name="Estilo_20_de_20_página_20_predeterminado41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18" style:family="paragraph" style:parent-style-name="Heading_20_1" style:master-page-name="Estilo_20_de_20_página_20_predeterminado41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19" style:family="paragraph" style:parent-style-name="Heading_20_1" style:master-page-name="Estilo_20_de_20_página_20_predeterminado41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20" style:family="paragraph" style:parent-style-name="Heading_20_1" style:master-page-name="Estilo_20_de_20_página_20_predeterminado41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21" style:family="paragraph" style:parent-style-name="Heading_20_1" style:master-page-name="Estilo_20_de_20_página_20_predeterminado42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22" style:family="paragraph" style:parent-style-name="Heading_20_1" style:master-page-name="Estilo_20_de_20_página_20_predeterminado42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23" style:family="paragraph" style:parent-style-name="Heading_20_1" style:master-page-name="Estilo_20_de_20_página_20_predeterminado42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24" style:family="paragraph" style:parent-style-name="Heading_20_1" style:master-page-name="Estilo_20_de_20_página_20_predeterminado42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25" style:family="paragraph" style:parent-style-name="Heading_20_1" style:master-page-name="Estilo_20_de_20_página_20_predeterminado42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26" style:family="paragraph" style:parent-style-name="Heading_20_1" style:master-page-name="Estilo_20_de_20_página_20_predeterminado42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27" style:family="paragraph" style:parent-style-name="Heading_20_1" style:master-page-name="Estilo_20_de_20_página_20_predeterminado42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28" style:family="paragraph" style:parent-style-name="Heading_20_1" style:master-page-name="Estilo_20_de_20_página_20_predeterminado42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29" style:family="paragraph" style:parent-style-name="Heading_20_1" style:master-page-name="Estilo_20_de_20_página_20_predeterminado42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30" style:family="paragraph" style:parent-style-name="Heading_20_1" style:master-page-name="Estilo_20_de_20_página_20_predeterminado42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31" style:family="paragraph" style:parent-style-name="Heading_20_1" style:master-page-name="Estilo_20_de_20_página_20_predeterminado43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32" style:family="paragraph" style:parent-style-name="Heading_20_1" style:master-page-name="Estilo_20_de_20_página_20_predeterminado43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33" style:family="paragraph" style:parent-style-name="Heading_20_1" style:master-page-name="Estilo_20_de_20_página_20_predeterminado43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34" style:family="paragraph" style:parent-style-name="Heading_20_1" style:master-page-name="Estilo_20_de_20_página_20_predeterminado43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35" style:family="paragraph" style:parent-style-name="Heading_20_1" style:master-page-name="Estilo_20_de_20_página_20_predeterminado43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36" style:family="paragraph" style:parent-style-name="Heading_20_1" style:master-page-name="Estilo_20_de_20_página_20_predeterminado43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37" style:family="paragraph" style:parent-style-name="Heading_20_1" style:master-page-name="Estilo_20_de_20_página_20_predeterminado43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38" style:family="paragraph" style:parent-style-name="Heading_20_1" style:master-page-name="Estilo_20_de_20_página_20_predeterminado43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39" style:family="paragraph" style:parent-style-name="Heading_20_1" style:master-page-name="Estilo_20_de_20_página_20_predeterminado43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40" style:family="paragraph" style:parent-style-name="Heading_20_1" style:master-page-name="Estilo_20_de_20_página_20_predeterminado43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41" style:family="paragraph" style:parent-style-name="Heading_20_1" style:master-page-name="Estilo_20_de_20_página_20_predeterminado44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42" style:family="paragraph" style:parent-style-name="Heading_20_1" style:master-page-name="Estilo_20_de_20_página_20_predeterminado44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43" style:family="paragraph" style:parent-style-name="Heading_20_1" style:master-page-name="Estilo_20_de_20_página_20_predeterminado44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44" style:family="paragraph" style:parent-style-name="Heading_20_1" style:master-page-name="Estilo_20_de_20_página_20_predeterminado44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45" style:family="paragraph" style:parent-style-name="Heading_20_1" style:master-page-name="Estilo_20_de_20_página_20_predeterminado44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46" style:family="paragraph" style:parent-style-name="Heading_20_1" style:master-page-name="Estilo_20_de_20_página_20_predeterminado44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47" style:family="paragraph" style:parent-style-name="Heading_20_1" style:master-page-name="Estilo_20_de_20_página_20_predeterminado44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48" style:family="paragraph" style:parent-style-name="Heading_20_1" style:master-page-name="Estilo_20_de_20_página_20_predeterminado44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49" style:family="paragraph" style:parent-style-name="Heading_20_1" style:master-page-name="Estilo_20_de_20_página_20_predeterminado44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50" style:family="paragraph" style:parent-style-name="Heading_20_1" style:master-page-name="Estilo_20_de_20_página_20_predeterminado44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51" style:family="paragraph" style:parent-style-name="Heading_20_1" style:master-page-name="Estilo_20_de_20_página_20_predeterminado45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52" style:family="paragraph" style:parent-style-name="Heading_20_1" style:master-page-name="Estilo_20_de_20_página_20_predeterminado45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53" style:family="paragraph" style:parent-style-name="Heading_20_1" style:master-page-name="Estilo_20_de_20_página_20_predeterminado45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54" style:family="paragraph" style:parent-style-name="Heading_20_1" style:master-page-name="Estilo_20_de_20_página_20_predeterminado45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55" style:family="paragraph" style:parent-style-name="Heading_20_1" style:master-page-name="Estilo_20_de_20_página_20_predeterminado45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56" style:family="paragraph" style:parent-style-name="Heading_20_1" style:master-page-name="Estilo_20_de_20_página_20_predeterminado45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57" style:family="paragraph" style:parent-style-name="Heading_20_1" style:master-page-name="Estilo_20_de_20_página_20_predeterminado45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58" style:family="paragraph" style:parent-style-name="Heading_20_1" style:master-page-name="Estilo_20_de_20_página_20_predeterminado45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59" style:family="paragraph" style:parent-style-name="Heading_20_1" style:master-page-name="Estilo_20_de_20_página_20_predeterminado45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60" style:family="paragraph" style:parent-style-name="Heading_20_1" style:master-page-name="Estilo_20_de_20_página_20_predeterminado45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61" style:family="paragraph" style:parent-style-name="Heading_20_1" style:master-page-name="Estilo_20_de_20_página_20_predeterminado46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62" style:family="paragraph" style:parent-style-name="Heading_20_1" style:master-page-name="Estilo_20_de_20_página_20_predeterminado46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63" style:family="paragraph" style:parent-style-name="Heading_20_1" style:master-page-name="Estilo_20_de_20_página_20_predeterminado46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64" style:family="paragraph" style:parent-style-name="Heading_20_1" style:master-page-name="Estilo_20_de_20_página_20_predeterminado46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65" style:family="paragraph" style:parent-style-name="Heading_20_1" style:master-page-name="Estilo_20_de_20_página_20_predeterminado46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66" style:family="paragraph" style:parent-style-name="Heading_20_1" style:master-page-name="Estilo_20_de_20_página_20_predeterminado46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67" style:family="paragraph" style:parent-style-name="Heading_20_1" style:master-page-name="Estilo_20_de_20_página_20_predeterminado46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68" style:family="paragraph" style:parent-style-name="Heading_20_1" style:master-page-name="Estilo_20_de_20_página_20_predeterminado46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69" style:family="paragraph" style:parent-style-name="Heading_20_1" style:master-page-name="Estilo_20_de_20_página_20_predeterminado46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70" style:family="paragraph" style:parent-style-name="Heading_20_1" style:master-page-name="Estilo_20_de_20_página_20_predeterminado46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71" style:family="paragraph" style:parent-style-name="Heading_20_1" style:master-page-name="Estilo_20_de_20_página_20_predeterminado47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72" style:family="paragraph" style:parent-style-name="Heading_20_1" style:master-page-name="Estilo_20_de_20_página_20_predeterminado47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73" style:family="paragraph" style:parent-style-name="Heading_20_1" style:master-page-name="Estilo_20_de_20_página_20_predeterminado47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74" style:family="paragraph" style:parent-style-name="Heading_20_1" style:master-page-name="Estilo_20_de_20_página_20_predeterminado47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75" style:family="paragraph" style:parent-style-name="Heading_20_1" style:master-page-name="Estilo_20_de_20_página_20_predeterminado47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76" style:family="paragraph" style:parent-style-name="Heading_20_1" style:master-page-name="Estilo_20_de_20_página_20_predeterminado47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77" style:family="paragraph" style:parent-style-name="Heading_20_1" style:master-page-name="Estilo_20_de_20_página_20_predeterminado47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78" style:family="paragraph" style:parent-style-name="Heading_20_1" style:master-page-name="Estilo_20_de_20_página_20_predeterminado47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79" style:family="paragraph" style:parent-style-name="Heading_20_1" style:master-page-name="Estilo_20_de_20_página_20_predeterminado47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80" style:family="paragraph" style:parent-style-name="Heading_20_1" style:master-page-name="Estilo_20_de_20_página_20_predeterminado47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81" style:family="paragraph" style:parent-style-name="Heading_20_1" style:master-page-name="Estilo_20_de_20_página_20_predeterminado48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82" style:family="paragraph" style:parent-style-name="Heading_20_1" style:master-page-name="Estilo_20_de_20_página_20_predeterminado48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83" style:family="paragraph" style:parent-style-name="Heading_20_1" style:master-page-name="Estilo_20_de_20_página_20_predeterminado48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84" style:family="paragraph" style:parent-style-name="Heading_20_1" style:master-page-name="Estilo_20_de_20_página_20_predeterminado48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85" style:family="paragraph" style:parent-style-name="Heading_20_1" style:master-page-name="Estilo_20_de_20_página_20_predeterminado48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86" style:family="paragraph" style:parent-style-name="Heading_20_1" style:master-page-name="Estilo_20_de_20_página_20_predeterminado48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87" style:family="paragraph" style:parent-style-name="Heading_20_1" style:master-page-name="Estilo_20_de_20_página_20_predeterminado48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88" style:family="paragraph" style:parent-style-name="Heading_20_1" style:master-page-name="Estilo_20_de_20_página_20_predeterminado48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89" style:family="paragraph" style:parent-style-name="Heading_20_1" style:master-page-name="Estilo_20_de_20_página_20_predeterminado48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90" style:family="paragraph" style:parent-style-name="Heading_20_1" style:master-page-name="Estilo_20_de_20_página_20_predeterminado48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91" style:family="paragraph" style:parent-style-name="Heading_20_1" style:master-page-name="Estilo_20_de_20_página_20_predeterminado49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92" style:family="paragraph" style:parent-style-name="Heading_20_1" style:master-page-name="Estilo_20_de_20_página_20_predeterminado49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93" style:family="paragraph" style:parent-style-name="Heading_20_1" style:master-page-name="Estilo_20_de_20_página_20_predeterminado49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94" style:family="paragraph" style:parent-style-name="Heading_20_1" style:master-page-name="Estilo_20_de_20_página_20_predeterminado49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95" style:family="paragraph" style:parent-style-name="Heading_20_1" style:master-page-name="Estilo_20_de_20_página_20_predeterminado49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96" style:family="paragraph" style:parent-style-name="Heading_20_1" style:master-page-name="Estilo_20_de_20_página_20_predeterminado49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97" style:family="paragraph" style:parent-style-name="Heading_20_1" style:master-page-name="Estilo_20_de_20_página_20_predeterminado49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98" style:family="paragraph" style:parent-style-name="Heading_20_1" style:master-page-name="Estilo_20_de_20_página_20_predeterminado49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499" style:family="paragraph" style:parent-style-name="Heading_20_1" style:master-page-name="Estilo_20_de_20_página_20_predeterminado49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00" style:family="paragraph" style:parent-style-name="Heading_20_1" style:master-page-name="Estilo_20_de_20_página_20_predeterminado49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01" style:family="paragraph" style:parent-style-name="Heading_20_1" style:master-page-name="Estilo_20_de_20_página_20_predeterminado50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02" style:family="paragraph" style:parent-style-name="Heading_20_1" style:master-page-name="Estilo_20_de_20_página_20_predeterminado50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03" style:family="paragraph" style:parent-style-name="Heading_20_1" style:master-page-name="Estilo_20_de_20_página_20_predeterminado50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04" style:family="paragraph" style:parent-style-name="Heading_20_1" style:master-page-name="Estilo_20_de_20_página_20_predeterminado50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05" style:family="paragraph" style:parent-style-name="Heading_20_1" style:master-page-name="Estilo_20_de_20_página_20_predeterminado50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06" style:family="paragraph" style:parent-style-name="Heading_20_1" style:master-page-name="Estilo_20_de_20_página_20_predeterminado50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07" style:family="paragraph" style:parent-style-name="Heading_20_1" style:master-page-name="Estilo_20_de_20_página_20_predeterminado50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08" style:family="paragraph" style:parent-style-name="Heading_20_1" style:master-page-name="Estilo_20_de_20_página_20_predeterminado50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09" style:family="paragraph" style:parent-style-name="Heading_20_1" style:master-page-name="Estilo_20_de_20_página_20_predeterminado50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10" style:family="paragraph" style:parent-style-name="Heading_20_1" style:master-page-name="Estilo_20_de_20_página_20_predeterminado50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11" style:family="paragraph" style:parent-style-name="Heading_20_1" style:master-page-name="Estilo_20_de_20_página_20_predeterminado51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12" style:family="paragraph" style:parent-style-name="Heading_20_1" style:master-page-name="Estilo_20_de_20_página_20_predeterminado51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13" style:family="paragraph" style:parent-style-name="Heading_20_1" style:master-page-name="Estilo_20_de_20_página_20_predeterminado51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14" style:family="paragraph" style:parent-style-name="Heading_20_1" style:master-page-name="Estilo_20_de_20_página_20_predeterminado51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15" style:family="paragraph" style:parent-style-name="Heading_20_1" style:master-page-name="Estilo_20_de_20_página_20_predeterminado51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16" style:family="paragraph" style:parent-style-name="Heading_20_1" style:master-page-name="Estilo_20_de_20_página_20_predeterminado51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17" style:family="paragraph" style:parent-style-name="Heading_20_1" style:master-page-name="Estilo_20_de_20_página_20_predeterminado51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18" style:family="paragraph" style:parent-style-name="Heading_20_1" style:master-page-name="Estilo_20_de_20_página_20_predeterminado51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19" style:family="paragraph" style:parent-style-name="Heading_20_1" style:master-page-name="Estilo_20_de_20_página_20_predeterminado51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20" style:family="paragraph" style:parent-style-name="Heading_20_1" style:master-page-name="Estilo_20_de_20_página_20_predeterminado51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21" style:family="paragraph" style:parent-style-name="Heading_20_1" style:master-page-name="Estilo_20_de_20_página_20_predeterminado52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22" style:family="paragraph" style:parent-style-name="Heading_20_1" style:master-page-name="Estilo_20_de_20_página_20_predeterminado52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23" style:family="paragraph" style:parent-style-name="Heading_20_1" style:master-page-name="Estilo_20_de_20_página_20_predeterminado52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24" style:family="paragraph" style:parent-style-name="Heading_20_1" style:master-page-name="Estilo_20_de_20_página_20_predeterminado52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25" style:family="paragraph" style:parent-style-name="Heading_20_1" style:master-page-name="Estilo_20_de_20_página_20_predeterminado52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26" style:family="paragraph" style:parent-style-name="Heading_20_1" style:master-page-name="Estilo_20_de_20_página_20_predeterminado52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27" style:family="paragraph" style:parent-style-name="Heading_20_1" style:master-page-name="Estilo_20_de_20_página_20_predeterminado52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28" style:family="paragraph" style:parent-style-name="Heading_20_1" style:master-page-name="Estilo_20_de_20_página_20_predeterminado52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29" style:family="paragraph" style:parent-style-name="Heading_20_1" style:master-page-name="Estilo_20_de_20_página_20_predeterminado52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30" style:family="paragraph" style:parent-style-name="Heading_20_1" style:master-page-name="Estilo_20_de_20_página_20_predeterminado52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31" style:family="paragraph" style:parent-style-name="Heading_20_1" style:master-page-name="Estilo_20_de_20_página_20_predeterminado53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32" style:family="paragraph" style:parent-style-name="Heading_20_1" style:master-page-name="Estilo_20_de_20_página_20_predeterminado53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33" style:family="paragraph" style:parent-style-name="Heading_20_1" style:master-page-name="Estilo_20_de_20_página_20_predeterminado53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34" style:family="paragraph" style:parent-style-name="Heading_20_1" style:master-page-name="Estilo_20_de_20_página_20_predeterminado53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35" style:family="paragraph" style:parent-style-name="Heading_20_1" style:master-page-name="Estilo_20_de_20_página_20_predeterminado53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36" style:family="paragraph" style:parent-style-name="Heading_20_1" style:master-page-name="Estilo_20_de_20_página_20_predeterminado53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37" style:family="paragraph" style:parent-style-name="Heading_20_1" style:master-page-name="Estilo_20_de_20_página_20_predeterminado53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38" style:family="paragraph" style:parent-style-name="Heading_20_1" style:master-page-name="Estilo_20_de_20_página_20_predeterminado53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39" style:family="paragraph" style:parent-style-name="Heading_20_1" style:master-page-name="Estilo_20_de_20_página_20_predeterminado53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40" style:family="paragraph" style:parent-style-name="Heading_20_1" style:master-page-name="Estilo_20_de_20_página_20_predeterminado53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41" style:family="paragraph" style:parent-style-name="Heading_20_1" style:master-page-name="Estilo_20_de_20_página_20_predeterminado54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42" style:family="paragraph" style:parent-style-name="Heading_20_1" style:master-page-name="Estilo_20_de_20_página_20_predeterminado54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43" style:family="paragraph" style:parent-style-name="Heading_20_1" style:master-page-name="Estilo_20_de_20_página_20_predeterminado54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44" style:family="paragraph" style:parent-style-name="Heading_20_1" style:master-page-name="Estilo_20_de_20_página_20_predeterminado54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45" style:family="paragraph" style:parent-style-name="Heading_20_1" style:master-page-name="Estilo_20_de_20_página_20_predeterminado54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46" style:family="paragraph" style:parent-style-name="Heading_20_1" style:master-page-name="Estilo_20_de_20_página_20_predeterminado54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47" style:family="paragraph" style:parent-style-name="Heading_20_1" style:master-page-name="Estilo_20_de_20_página_20_predeterminado54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48" style:family="paragraph" style:parent-style-name="Heading_20_1" style:master-page-name="Estilo_20_de_20_página_20_predeterminado54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49" style:family="paragraph" style:parent-style-name="Heading_20_1" style:master-page-name="Estilo_20_de_20_página_20_predeterminado54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50" style:family="paragraph" style:parent-style-name="Heading_20_1" style:master-page-name="Estilo_20_de_20_página_20_predeterminado54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51" style:family="paragraph" style:parent-style-name="Heading_20_1" style:master-page-name="Estilo_20_de_20_página_20_predeterminado55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52" style:family="paragraph" style:parent-style-name="Heading_20_1" style:master-page-name="Estilo_20_de_20_página_20_predeterminado55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53" style:family="paragraph" style:parent-style-name="Heading_20_1" style:master-page-name="Estilo_20_de_20_página_20_predeterminado55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54" style:family="paragraph" style:parent-style-name="Heading_20_1" style:master-page-name="Estilo_20_de_20_página_20_predeterminado55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55" style:family="paragraph" style:parent-style-name="Heading_20_1" style:master-page-name="Estilo_20_de_20_página_20_predeterminado55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56" style:family="paragraph" style:parent-style-name="Heading_20_1" style:master-page-name="Estilo_20_de_20_página_20_predeterminado55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57" style:family="paragraph" style:parent-style-name="Heading_20_1" style:master-page-name="Estilo_20_de_20_página_20_predeterminado55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58" style:family="paragraph" style:parent-style-name="Heading_20_1" style:master-page-name="Estilo_20_de_20_página_20_predeterminado55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59" style:family="paragraph" style:parent-style-name="Heading_20_1" style:master-page-name="Estilo_20_de_20_página_20_predeterminado55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60" style:family="paragraph" style:parent-style-name="Heading_20_1" style:master-page-name="Estilo_20_de_20_página_20_predeterminado55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61" style:family="paragraph" style:parent-style-name="Heading_20_1" style:master-page-name="Estilo_20_de_20_página_20_predeterminado56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62" style:family="paragraph" style:parent-style-name="Heading_20_1" style:master-page-name="Estilo_20_de_20_página_20_predeterminado56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63" style:family="paragraph" style:parent-style-name="Heading_20_1" style:master-page-name="Estilo_20_de_20_página_20_predeterminado56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64" style:family="paragraph" style:parent-style-name="Heading_20_1" style:master-page-name="Estilo_20_de_20_página_20_predeterminado56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65" style:family="paragraph" style:parent-style-name="Heading_20_1" style:master-page-name="Estilo_20_de_20_página_20_predeterminado56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66" style:family="paragraph" style:parent-style-name="Heading_20_1" style:master-page-name="Estilo_20_de_20_página_20_predeterminado56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67" style:family="paragraph" style:parent-style-name="Heading_20_1" style:master-page-name="Estilo_20_de_20_página_20_predeterminado56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68" style:family="paragraph" style:parent-style-name="Heading_20_1" style:master-page-name="Estilo_20_de_20_página_20_predeterminado56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69" style:family="paragraph" style:parent-style-name="Heading_20_1" style:master-page-name="Estilo_20_de_20_página_20_predeterminado56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70" style:family="paragraph" style:parent-style-name="Heading_20_1" style:master-page-name="Estilo_20_de_20_página_20_predeterminado56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71" style:family="paragraph" style:parent-style-name="Heading_20_1" style:master-page-name="Estilo_20_de_20_página_20_predeterminado57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72" style:family="paragraph" style:parent-style-name="Heading_20_1" style:master-page-name="Estilo_20_de_20_página_20_predeterminado57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73" style:family="paragraph" style:parent-style-name="Heading_20_1" style:master-page-name="Estilo_20_de_20_página_20_predeterminado57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74" style:family="paragraph" style:parent-style-name="Heading_20_1" style:master-page-name="Estilo_20_de_20_página_20_predeterminado57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75" style:family="paragraph" style:parent-style-name="Heading_20_1" style:master-page-name="Estilo_20_de_20_página_20_predeterminado57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76" style:family="paragraph" style:parent-style-name="Heading_20_1" style:master-page-name="Estilo_20_de_20_página_20_predeterminado57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77" style:family="paragraph" style:parent-style-name="Heading_20_1" style:master-page-name="Estilo_20_de_20_página_20_predeterminado57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78" style:family="paragraph" style:parent-style-name="Heading_20_1" style:master-page-name="Estilo_20_de_20_página_20_predeterminado57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79" style:family="paragraph" style:parent-style-name="Heading_20_1" style:master-page-name="Estilo_20_de_20_página_20_predeterminado57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80" style:family="paragraph" style:parent-style-name="Heading_20_1" style:master-page-name="Estilo_20_de_20_página_20_predeterminado57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81" style:family="paragraph" style:parent-style-name="Heading_20_1" style:master-page-name="Estilo_20_de_20_página_20_predeterminado58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82" style:family="paragraph" style:parent-style-name="Heading_20_1" style:master-page-name="Estilo_20_de_20_página_20_predeterminado58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83" style:family="paragraph" style:parent-style-name="Heading_20_1" style:master-page-name="Estilo_20_de_20_página_20_predeterminado58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84" style:family="paragraph" style:parent-style-name="Heading_20_1" style:master-page-name="Estilo_20_de_20_página_20_predeterminado58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85" style:family="paragraph" style:parent-style-name="Heading_20_1" style:master-page-name="Estilo_20_de_20_página_20_predeterminado58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86" style:family="paragraph" style:parent-style-name="Heading_20_1" style:master-page-name="Estilo_20_de_20_página_20_predeterminado58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87" style:family="paragraph" style:parent-style-name="Heading_20_1" style:master-page-name="Estilo_20_de_20_página_20_predeterminado58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88" style:family="paragraph" style:parent-style-name="Heading_20_1" style:master-page-name="Estilo_20_de_20_página_20_predeterminado58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89" style:family="paragraph" style:parent-style-name="Heading_20_1" style:master-page-name="Estilo_20_de_20_página_20_predeterminado58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90" style:family="paragraph" style:parent-style-name="Heading_20_1" style:master-page-name="Estilo_20_de_20_página_20_predeterminado58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91" style:family="paragraph" style:parent-style-name="Heading_20_1" style:master-page-name="Estilo_20_de_20_página_20_predeterminado59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92" style:family="paragraph" style:parent-style-name="Heading_20_1" style:master-page-name="Estilo_20_de_20_página_20_predeterminado59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93" style:family="paragraph" style:parent-style-name="Heading_20_1" style:master-page-name="Estilo_20_de_20_página_20_predeterminado59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94" style:family="paragraph" style:parent-style-name="Heading_20_1" style:master-page-name="Estilo_20_de_20_página_20_predeterminado59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95" style:family="paragraph" style:parent-style-name="Heading_20_1" style:master-page-name="Estilo_20_de_20_página_20_predeterminado59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96" style:family="paragraph" style:parent-style-name="Heading_20_1" style:master-page-name="Estilo_20_de_20_página_20_predeterminado59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97" style:family="paragraph" style:parent-style-name="Heading_20_1" style:master-page-name="Estilo_20_de_20_página_20_predeterminado59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98" style:family="paragraph" style:parent-style-name="Heading_20_1" style:master-page-name="Estilo_20_de_20_página_20_predeterminado59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599" style:family="paragraph" style:parent-style-name="Heading_20_1" style:master-page-name="Estilo_20_de_20_página_20_predeterminado59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00" style:family="paragraph" style:parent-style-name="Heading_20_1" style:master-page-name="Estilo_20_de_20_página_20_predeterminado59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01" style:family="paragraph" style:parent-style-name="Heading_20_1" style:master-page-name="Estilo_20_de_20_página_20_predeterminado60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02" style:family="paragraph" style:parent-style-name="Heading_20_1" style:master-page-name="Estilo_20_de_20_página_20_predeterminado60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03" style:family="paragraph" style:parent-style-name="Heading_20_1" style:master-page-name="Estilo_20_de_20_página_20_predeterminado60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04" style:family="paragraph" style:parent-style-name="Heading_20_1" style:master-page-name="Estilo_20_de_20_página_20_predeterminado60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05" style:family="paragraph" style:parent-style-name="Heading_20_1" style:master-page-name="Estilo_20_de_20_página_20_predeterminado60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06" style:family="paragraph" style:parent-style-name="Heading_20_1" style:master-page-name="Estilo_20_de_20_página_20_predeterminado60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07" style:family="paragraph" style:parent-style-name="Heading_20_1" style:master-page-name="Estilo_20_de_20_página_20_predeterminado60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08" style:family="paragraph" style:parent-style-name="Heading_20_1" style:master-page-name="Estilo_20_de_20_página_20_predeterminado60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09" style:family="paragraph" style:parent-style-name="Heading_20_1" style:master-page-name="Estilo_20_de_20_página_20_predeterminado60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10" style:family="paragraph" style:parent-style-name="Heading_20_1" style:master-page-name="Estilo_20_de_20_página_20_predeterminado60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11" style:family="paragraph" style:parent-style-name="Heading_20_1" style:master-page-name="Estilo_20_de_20_página_20_predeterminado61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12" style:family="paragraph" style:parent-style-name="Heading_20_1" style:master-page-name="Estilo_20_de_20_página_20_predeterminado61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13" style:family="paragraph" style:parent-style-name="Heading_20_1" style:master-page-name="Estilo_20_de_20_página_20_predeterminado61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14" style:family="paragraph" style:parent-style-name="Heading_20_1" style:master-page-name="Estilo_20_de_20_página_20_predeterminado61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15" style:family="paragraph" style:parent-style-name="Heading_20_1" style:master-page-name="Estilo_20_de_20_página_20_predeterminado61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16" style:family="paragraph" style:parent-style-name="Heading_20_1" style:master-page-name="Estilo_20_de_20_página_20_predeterminado61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17" style:family="paragraph" style:parent-style-name="Heading_20_1" style:master-page-name="Estilo_20_de_20_página_20_predeterminado61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18" style:family="paragraph" style:parent-style-name="Heading_20_1" style:master-page-name="Estilo_20_de_20_página_20_predeterminado61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19" style:family="paragraph" style:parent-style-name="Heading_20_1" style:master-page-name="Estilo_20_de_20_página_20_predeterminado61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20" style:family="paragraph" style:parent-style-name="Heading_20_1" style:master-page-name="Estilo_20_de_20_página_20_predeterminado61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21" style:family="paragraph" style:parent-style-name="Heading_20_1" style:master-page-name="Estilo_20_de_20_página_20_predeterminado62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22" style:family="paragraph" style:parent-style-name="Heading_20_1" style:master-page-name="Estilo_20_de_20_página_20_predeterminado62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23" style:family="paragraph" style:parent-style-name="Heading_20_1" style:master-page-name="Estilo_20_de_20_página_20_predeterminado62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24" style:family="paragraph" style:parent-style-name="Heading_20_1" style:master-page-name="Estilo_20_de_20_página_20_predeterminado62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25" style:family="paragraph" style:parent-style-name="Heading_20_1" style:master-page-name="Estilo_20_de_20_página_20_predeterminado62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26" style:family="paragraph" style:parent-style-name="Heading_20_1" style:master-page-name="Estilo_20_de_20_página_20_predeterminado62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27" style:family="paragraph" style:parent-style-name="Heading_20_1" style:master-page-name="Estilo_20_de_20_página_20_predeterminado62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28" style:family="paragraph" style:parent-style-name="Heading_20_1" style:master-page-name="Estilo_20_de_20_página_20_predeterminado62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29" style:family="paragraph" style:parent-style-name="Heading_20_1" style:master-page-name="Estilo_20_de_20_página_20_predeterminado62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30" style:family="paragraph" style:parent-style-name="Heading_20_1" style:master-page-name="Estilo_20_de_20_página_20_predeterminado62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31" style:family="paragraph" style:parent-style-name="Heading_20_1" style:master-page-name="Estilo_20_de_20_página_20_predeterminado63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32" style:family="paragraph" style:parent-style-name="Heading_20_1" style:master-page-name="Estilo_20_de_20_página_20_predeterminado63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33" style:family="paragraph" style:parent-style-name="Heading_20_1" style:master-page-name="Estilo_20_de_20_página_20_predeterminado63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34" style:family="paragraph" style:parent-style-name="Heading_20_1" style:master-page-name="Estilo_20_de_20_página_20_predeterminado63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35" style:family="paragraph" style:parent-style-name="Heading_20_1" style:master-page-name="Estilo_20_de_20_página_20_predeterminado63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36" style:family="paragraph" style:parent-style-name="Heading_20_1" style:master-page-name="Estilo_20_de_20_página_20_predeterminado63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37" style:family="paragraph" style:parent-style-name="Heading_20_1" style:master-page-name="Estilo_20_de_20_página_20_predeterminado63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38" style:family="paragraph" style:parent-style-name="Heading_20_1" style:master-page-name="Estilo_20_de_20_página_20_predeterminado63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39" style:family="paragraph" style:parent-style-name="Heading_20_1" style:master-page-name="Estilo_20_de_20_página_20_predeterminado63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40" style:family="paragraph" style:parent-style-name="Heading_20_1" style:master-page-name="Estilo_20_de_20_página_20_predeterminado63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41" style:family="paragraph" style:parent-style-name="Heading_20_1" style:master-page-name="Estilo_20_de_20_página_20_predeterminado64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42" style:family="paragraph" style:parent-style-name="Heading_20_1" style:master-page-name="Estilo_20_de_20_página_20_predeterminado64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43" style:family="paragraph" style:parent-style-name="Heading_20_1" style:master-page-name="Estilo_20_de_20_página_20_predeterminado64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44" style:family="paragraph" style:parent-style-name="Heading_20_1" style:master-page-name="Estilo_20_de_20_página_20_predeterminado64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45" style:family="paragraph" style:parent-style-name="Heading_20_1" style:master-page-name="Estilo_20_de_20_página_20_predeterminado64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46" style:family="paragraph" style:parent-style-name="Heading_20_1" style:master-page-name="Estilo_20_de_20_página_20_predeterminado64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47" style:family="paragraph" style:parent-style-name="Heading_20_1" style:master-page-name="Estilo_20_de_20_página_20_predeterminado64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48" style:family="paragraph" style:parent-style-name="Heading_20_1" style:master-page-name="Estilo_20_de_20_página_20_predeterminado64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49" style:family="paragraph" style:parent-style-name="Heading_20_1" style:master-page-name="Estilo_20_de_20_página_20_predeterminado64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50" style:family="paragraph" style:parent-style-name="Heading_20_1" style:master-page-name="Estilo_20_de_20_página_20_predeterminado64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51" style:family="paragraph" style:parent-style-name="Heading_20_1" style:master-page-name="Estilo_20_de_20_página_20_predeterminado65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52" style:family="paragraph" style:parent-style-name="Heading_20_1" style:master-page-name="Estilo_20_de_20_página_20_predeterminado65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53" style:family="paragraph" style:parent-style-name="Heading_20_1" style:master-page-name="Estilo_20_de_20_página_20_predeterminado65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54" style:family="paragraph" style:parent-style-name="Heading_20_1" style:master-page-name="Estilo_20_de_20_página_20_predeterminado65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55" style:family="paragraph" style:parent-style-name="Heading_20_1" style:master-page-name="Estilo_20_de_20_página_20_predeterminado65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56" style:family="paragraph" style:parent-style-name="Heading_20_1" style:master-page-name="Estilo_20_de_20_página_20_predeterminado65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57" style:family="paragraph" style:parent-style-name="Heading_20_1" style:master-page-name="Estilo_20_de_20_página_20_predeterminado65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58" style:family="paragraph" style:parent-style-name="Heading_20_1" style:master-page-name="Estilo_20_de_20_página_20_predeterminado65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59" style:family="paragraph" style:parent-style-name="Heading_20_1" style:master-page-name="Estilo_20_de_20_página_20_predeterminado65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60" style:family="paragraph" style:parent-style-name="Heading_20_1" style:master-page-name="Estilo_20_de_20_página_20_predeterminado65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61" style:family="paragraph" style:parent-style-name="Heading_20_1" style:master-page-name="Estilo_20_de_20_página_20_predeterminado66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62" style:family="paragraph" style:parent-style-name="Heading_20_1" style:master-page-name="Estilo_20_de_20_página_20_predeterminado66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63" style:family="paragraph" style:parent-style-name="Heading_20_1" style:master-page-name="Estilo_20_de_20_página_20_predeterminado66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64" style:family="paragraph" style:parent-style-name="Heading_20_1" style:master-page-name="Estilo_20_de_20_página_20_predeterminado66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65" style:family="paragraph" style:parent-style-name="Heading_20_1" style:master-page-name="Estilo_20_de_20_página_20_predeterminado66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66" style:family="paragraph" style:parent-style-name="Heading_20_1" style:master-page-name="Estilo_20_de_20_página_20_predeterminado66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67" style:family="paragraph" style:parent-style-name="Heading_20_1" style:master-page-name="Estilo_20_de_20_página_20_predeterminado66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68" style:family="paragraph" style:parent-style-name="Heading_20_1" style:master-page-name="Estilo_20_de_20_página_20_predeterminado66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69" style:family="paragraph" style:parent-style-name="Heading_20_1" style:master-page-name="Estilo_20_de_20_página_20_predeterminado66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70" style:family="paragraph" style:parent-style-name="Heading_20_1" style:master-page-name="Estilo_20_de_20_página_20_predeterminado66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71" style:family="paragraph" style:parent-style-name="Heading_20_1" style:master-page-name="Estilo_20_de_20_página_20_predeterminado67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72" style:family="paragraph" style:parent-style-name="Heading_20_1" style:master-page-name="Estilo_20_de_20_página_20_predeterminado67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73" style:family="paragraph" style:parent-style-name="Heading_20_1" style:master-page-name="Estilo_20_de_20_página_20_predeterminado67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74" style:family="paragraph" style:parent-style-name="Heading_20_1" style:master-page-name="Estilo_20_de_20_página_20_predeterminado67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75" style:family="paragraph" style:parent-style-name="Heading_20_1" style:master-page-name="Estilo_20_de_20_página_20_predeterminado67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76" style:family="paragraph" style:parent-style-name="Heading_20_1" style:master-page-name="Estilo_20_de_20_página_20_predeterminado67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77" style:family="paragraph" style:parent-style-name="Heading_20_1" style:master-page-name="Estilo_20_de_20_página_20_predeterminado67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78" style:family="paragraph" style:parent-style-name="Heading_20_1" style:master-page-name="Estilo_20_de_20_página_20_predeterminado67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79" style:family="paragraph" style:parent-style-name="Heading_20_1" style:master-page-name="Estilo_20_de_20_página_20_predeterminado67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80" style:family="paragraph" style:parent-style-name="Heading_20_1" style:master-page-name="Estilo_20_de_20_página_20_predeterminado67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81" style:family="paragraph" style:parent-style-name="Heading_20_1" style:master-page-name="Estilo_20_de_20_página_20_predeterminado68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82" style:family="paragraph" style:parent-style-name="Heading_20_1" style:master-page-name="Estilo_20_de_20_página_20_predeterminado68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83" style:family="paragraph" style:parent-style-name="Heading_20_1" style:master-page-name="Estilo_20_de_20_página_20_predeterminado68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84" style:family="paragraph" style:parent-style-name="Heading_20_1" style:master-page-name="Estilo_20_de_20_página_20_predeterminado68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85" style:family="paragraph" style:parent-style-name="Heading_20_1" style:master-page-name="Estilo_20_de_20_página_20_predeterminado68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86" style:family="paragraph" style:parent-style-name="Heading_20_1" style:master-page-name="Estilo_20_de_20_página_20_predeterminado68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87" style:family="paragraph" style:parent-style-name="Heading_20_1" style:master-page-name="Estilo_20_de_20_página_20_predeterminado68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88" style:family="paragraph" style:parent-style-name="Heading_20_1" style:master-page-name="Estilo_20_de_20_página_20_predeterminado68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89" style:family="paragraph" style:parent-style-name="Heading_20_1" style:master-page-name="Estilo_20_de_20_página_20_predeterminado68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90" style:family="paragraph" style:parent-style-name="Heading_20_1" style:master-page-name="Estilo_20_de_20_página_20_predeterminado68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91" style:family="paragraph" style:parent-style-name="Heading_20_1" style:master-page-name="Estilo_20_de_20_página_20_predeterminado69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92" style:family="paragraph" style:parent-style-name="Heading_20_1" style:master-page-name="Estilo_20_de_20_página_20_predeterminado69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93" style:family="paragraph" style:parent-style-name="Heading_20_1" style:master-page-name="Estilo_20_de_20_página_20_predeterminado69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94" style:family="paragraph" style:parent-style-name="Heading_20_1" style:master-page-name="Estilo_20_de_20_página_20_predeterminado69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95" style:family="paragraph" style:parent-style-name="Heading_20_1" style:master-page-name="Estilo_20_de_20_página_20_predeterminado69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96" style:family="paragraph" style:parent-style-name="Heading_20_1" style:master-page-name="Estilo_20_de_20_página_20_predeterminado69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97" style:family="paragraph" style:parent-style-name="Heading_20_1" style:master-page-name="Estilo_20_de_20_página_20_predeterminado69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98" style:family="paragraph" style:parent-style-name="Heading_20_1" style:master-page-name="Estilo_20_de_20_página_20_predeterminado69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699" style:family="paragraph" style:parent-style-name="Heading_20_1" style:master-page-name="Estilo_20_de_20_página_20_predeterminado69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00" style:family="paragraph" style:parent-style-name="Heading_20_1" style:master-page-name="Estilo_20_de_20_página_20_predeterminado69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01" style:family="paragraph" style:parent-style-name="Heading_20_1" style:master-page-name="Estilo_20_de_20_página_20_predeterminado70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02" style:family="paragraph" style:parent-style-name="Heading_20_1" style:master-page-name="Estilo_20_de_20_página_20_predeterminado70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03" style:family="paragraph" style:parent-style-name="Heading_20_1" style:master-page-name="Estilo_20_de_20_página_20_predeterminado70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04" style:family="paragraph" style:parent-style-name="Heading_20_1" style:master-page-name="Estilo_20_de_20_página_20_predeterminado70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05" style:family="paragraph" style:parent-style-name="Heading_20_1" style:master-page-name="Estilo_20_de_20_página_20_predeterminado70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06" style:family="paragraph" style:parent-style-name="Heading_20_1" style:master-page-name="Estilo_20_de_20_página_20_predeterminado70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07" style:family="paragraph" style:parent-style-name="Heading_20_1" style:master-page-name="Estilo_20_de_20_página_20_predeterminado70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08" style:family="paragraph" style:parent-style-name="Heading_20_1" style:master-page-name="Estilo_20_de_20_página_20_predeterminado70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09" style:family="paragraph" style:parent-style-name="Heading_20_1" style:master-page-name="Estilo_20_de_20_página_20_predeterminado70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10" style:family="paragraph" style:parent-style-name="Heading_20_1" style:master-page-name="Estilo_20_de_20_página_20_predeterminado70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11" style:family="paragraph" style:parent-style-name="Heading_20_1" style:master-page-name="Estilo_20_de_20_página_20_predeterminado71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12" style:family="paragraph" style:parent-style-name="Heading_20_1" style:master-page-name="Estilo_20_de_20_página_20_predeterminado71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13" style:family="paragraph" style:parent-style-name="Heading_20_1" style:master-page-name="Estilo_20_de_20_página_20_predeterminado71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14" style:family="paragraph" style:parent-style-name="Heading_20_1" style:master-page-name="Estilo_20_de_20_página_20_predeterminado71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15" style:family="paragraph" style:parent-style-name="Heading_20_1" style:master-page-name="Estilo_20_de_20_página_20_predeterminado71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16" style:family="paragraph" style:parent-style-name="Heading_20_1" style:master-page-name="Estilo_20_de_20_página_20_predeterminado71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17" style:family="paragraph" style:parent-style-name="Heading_20_1" style:master-page-name="Estilo_20_de_20_página_20_predeterminado71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18" style:family="paragraph" style:parent-style-name="Heading_20_1" style:master-page-name="Estilo_20_de_20_página_20_predeterminado71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19" style:family="paragraph" style:parent-style-name="Heading_20_1" style:master-page-name="Estilo_20_de_20_página_20_predeterminado71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20" style:family="paragraph" style:parent-style-name="Heading_20_1" style:master-page-name="Estilo_20_de_20_página_20_predeterminado71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21" style:family="paragraph" style:parent-style-name="Heading_20_1" style:master-page-name="Estilo_20_de_20_página_20_predeterminado72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22" style:family="paragraph" style:parent-style-name="Heading_20_1" style:master-page-name="Estilo_20_de_20_página_20_predeterminado72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23" style:family="paragraph" style:parent-style-name="Heading_20_1" style:master-page-name="Estilo_20_de_20_página_20_predeterminado72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24" style:family="paragraph" style:parent-style-name="Heading_20_1" style:master-page-name="Estilo_20_de_20_página_20_predeterminado72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25" style:family="paragraph" style:parent-style-name="Heading_20_1" style:master-page-name="Estilo_20_de_20_página_20_predeterminado72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26" style:family="paragraph" style:parent-style-name="Heading_20_1" style:master-page-name="Estilo_20_de_20_página_20_predeterminado72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27" style:family="paragraph" style:parent-style-name="Heading_20_1" style:master-page-name="Estilo_20_de_20_página_20_predeterminado72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28" style:family="paragraph" style:parent-style-name="Heading_20_1" style:master-page-name="Estilo_20_de_20_página_20_predeterminado72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29" style:family="paragraph" style:parent-style-name="Heading_20_1" style:master-page-name="Estilo_20_de_20_página_20_predeterminado72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30" style:family="paragraph" style:parent-style-name="Heading_20_1" style:master-page-name="Estilo_20_de_20_página_20_predeterminado72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31" style:family="paragraph" style:parent-style-name="Heading_20_1" style:master-page-name="Estilo_20_de_20_página_20_predeterminado73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32" style:family="paragraph" style:parent-style-name="Heading_20_1" style:master-page-name="Estilo_20_de_20_página_20_predeterminado73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33" style:family="paragraph" style:parent-style-name="Heading_20_1" style:master-page-name="Estilo_20_de_20_página_20_predeterminado73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34" style:family="paragraph" style:parent-style-name="Heading_20_1" style:master-page-name="Estilo_20_de_20_página_20_predeterminado73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35" style:family="paragraph" style:parent-style-name="Heading_20_1" style:master-page-name="Estilo_20_de_20_página_20_predeterminado73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36" style:family="paragraph" style:parent-style-name="Heading_20_1" style:master-page-name="Estilo_20_de_20_página_20_predeterminado73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37" style:family="paragraph" style:parent-style-name="Heading_20_1" style:master-page-name="Estilo_20_de_20_página_20_predeterminado73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38" style:family="paragraph" style:parent-style-name="Heading_20_1" style:master-page-name="Estilo_20_de_20_página_20_predeterminado73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39" style:family="paragraph" style:parent-style-name="Heading_20_1" style:master-page-name="Estilo_20_de_20_página_20_predeterminado73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40" style:family="paragraph" style:parent-style-name="Heading_20_1" style:master-page-name="Estilo_20_de_20_página_20_predeterminado73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41" style:family="paragraph" style:parent-style-name="Heading_20_1" style:master-page-name="Estilo_20_de_20_página_20_predeterminado74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42" style:family="paragraph" style:parent-style-name="Heading_20_1" style:master-page-name="Estilo_20_de_20_página_20_predeterminado74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43" style:family="paragraph" style:parent-style-name="Heading_20_1" style:master-page-name="Estilo_20_de_20_página_20_predeterminado74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44" style:family="paragraph" style:parent-style-name="Heading_20_1" style:master-page-name="Estilo_20_de_20_página_20_predeterminado74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45" style:family="paragraph" style:parent-style-name="Heading_20_1" style:master-page-name="Estilo_20_de_20_página_20_predeterminado74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46" style:family="paragraph" style:parent-style-name="Heading_20_1" style:master-page-name="Estilo_20_de_20_página_20_predeterminado74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47" style:family="paragraph" style:parent-style-name="Heading_20_1" style:master-page-name="Estilo_20_de_20_página_20_predeterminado74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48" style:family="paragraph" style:parent-style-name="Heading_20_1" style:master-page-name="Estilo_20_de_20_página_20_predeterminado74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49" style:family="paragraph" style:parent-style-name="Heading_20_1" style:master-page-name="Estilo_20_de_20_página_20_predeterminado74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50" style:family="paragraph" style:parent-style-name="Heading_20_1" style:master-page-name="Estilo_20_de_20_página_20_predeterminado74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51" style:family="paragraph" style:parent-style-name="Heading_20_1" style:master-page-name="Estilo_20_de_20_página_20_predeterminado75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52" style:family="paragraph" style:parent-style-name="Heading_20_1" style:master-page-name="Estilo_20_de_20_página_20_predeterminado75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53" style:family="paragraph" style:parent-style-name="Heading_20_1" style:master-page-name="Estilo_20_de_20_página_20_predeterminado75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54" style:family="paragraph" style:parent-style-name="Heading_20_1" style:master-page-name="Estilo_20_de_20_página_20_predeterminado75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55" style:family="paragraph" style:parent-style-name="Heading_20_1" style:master-page-name="Estilo_20_de_20_página_20_predeterminado75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56" style:family="paragraph" style:parent-style-name="Heading_20_1" style:master-page-name="Estilo_20_de_20_página_20_predeterminado75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57" style:family="paragraph" style:parent-style-name="Heading_20_1" style:master-page-name="Estilo_20_de_20_página_20_predeterminado75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58" style:family="paragraph" style:parent-style-name="Heading_20_1" style:master-page-name="Estilo_20_de_20_página_20_predeterminado75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59" style:family="paragraph" style:parent-style-name="Heading_20_1" style:master-page-name="Estilo_20_de_20_página_20_predeterminado75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60" style:family="paragraph" style:parent-style-name="Heading_20_1" style:master-page-name="Estilo_20_de_20_página_20_predeterminado75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61" style:family="paragraph" style:parent-style-name="Heading_20_1" style:master-page-name="Estilo_20_de_20_página_20_predeterminado76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62" style:family="paragraph" style:parent-style-name="Heading_20_1" style:master-page-name="Estilo_20_de_20_página_20_predeterminado76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63" style:family="paragraph" style:parent-style-name="Heading_20_1" style:master-page-name="Estilo_20_de_20_página_20_predeterminado76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64" style:family="paragraph" style:parent-style-name="Heading_20_1" style:master-page-name="Estilo_20_de_20_página_20_predeterminado76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65" style:family="paragraph" style:parent-style-name="Heading_20_1" style:master-page-name="Estilo_20_de_20_página_20_predeterminado76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66" style:family="paragraph" style:parent-style-name="Heading_20_1" style:master-page-name="Estilo_20_de_20_página_20_predeterminado76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67" style:family="paragraph" style:parent-style-name="Heading_20_1" style:master-page-name="Estilo_20_de_20_página_20_predeterminado76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68" style:family="paragraph" style:parent-style-name="Heading_20_1" style:master-page-name="Estilo_20_de_20_página_20_predeterminado76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69" style:family="paragraph" style:parent-style-name="Heading_20_1" style:master-page-name="Estilo_20_de_20_página_20_predeterminado76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70" style:family="paragraph" style:parent-style-name="Heading_20_1" style:master-page-name="Estilo_20_de_20_página_20_predeterminado76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71" style:family="paragraph" style:parent-style-name="Heading_20_1" style:master-page-name="Estilo_20_de_20_página_20_predeterminado77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72" style:family="paragraph" style:parent-style-name="Heading_20_1" style:master-page-name="Estilo_20_de_20_página_20_predeterminado77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73" style:family="paragraph" style:parent-style-name="Heading_20_1" style:master-page-name="Estilo_20_de_20_página_20_predeterminado77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74" style:family="paragraph" style:parent-style-name="Heading_20_1" style:master-page-name="Estilo_20_de_20_página_20_predeterminado77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75" style:family="paragraph" style:parent-style-name="Heading_20_1" style:master-page-name="Estilo_20_de_20_página_20_predeterminado77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76" style:family="paragraph" style:parent-style-name="Heading_20_1" style:master-page-name="Estilo_20_de_20_página_20_predeterminado77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77" style:family="paragraph" style:parent-style-name="Heading_20_1" style:master-page-name="Estilo_20_de_20_página_20_predeterminado77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78" style:family="paragraph" style:parent-style-name="Heading_20_1" style:master-page-name="Estilo_20_de_20_página_20_predeterminado77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79" style:family="paragraph" style:parent-style-name="Heading_20_1" style:master-page-name="Estilo_20_de_20_página_20_predeterminado77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80" style:family="paragraph" style:parent-style-name="Heading_20_1" style:master-page-name="Estilo_20_de_20_página_20_predeterminado77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81" style:family="paragraph" style:parent-style-name="Heading_20_1" style:master-page-name="Estilo_20_de_20_página_20_predeterminado78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82" style:family="paragraph" style:parent-style-name="Heading_20_1" style:master-page-name="Estilo_20_de_20_página_20_predeterminado78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83" style:family="paragraph" style:parent-style-name="Heading_20_1" style:master-page-name="Estilo_20_de_20_página_20_predeterminado78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84" style:family="paragraph" style:parent-style-name="Heading_20_1" style:master-page-name="Estilo_20_de_20_página_20_predeterminado78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85" style:family="paragraph" style:parent-style-name="Heading_20_1" style:master-page-name="Estilo_20_de_20_página_20_predeterminado78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86" style:family="paragraph" style:parent-style-name="Heading_20_1" style:master-page-name="Estilo_20_de_20_página_20_predeterminado78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87" style:family="paragraph" style:parent-style-name="Heading_20_1" style:master-page-name="Estilo_20_de_20_página_20_predeterminado78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88" style:family="paragraph" style:parent-style-name="Heading_20_1" style:master-page-name="Estilo_20_de_20_página_20_predeterminado78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89" style:family="paragraph" style:parent-style-name="Heading_20_1" style:master-page-name="Estilo_20_de_20_página_20_predeterminado78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90" style:family="paragraph" style:parent-style-name="Heading_20_1" style:master-page-name="Estilo_20_de_20_página_20_predeterminado78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91" style:family="paragraph" style:parent-style-name="Heading_20_1" style:master-page-name="Estilo_20_de_20_página_20_predeterminado79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92" style:family="paragraph" style:parent-style-name="Heading_20_1" style:master-page-name="Estilo_20_de_20_página_20_predeterminado79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93" style:family="paragraph" style:parent-style-name="Heading_20_1" style:master-page-name="Estilo_20_de_20_página_20_predeterminado79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94" style:family="paragraph" style:parent-style-name="Heading_20_1" style:master-page-name="Estilo_20_de_20_página_20_predeterminado79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95" style:family="paragraph" style:parent-style-name="Heading_20_1" style:master-page-name="Estilo_20_de_20_página_20_predeterminado79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96" style:family="paragraph" style:parent-style-name="Heading_20_1" style:master-page-name="Estilo_20_de_20_página_20_predeterminado79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97" style:family="paragraph" style:parent-style-name="Heading_20_1" style:master-page-name="Estilo_20_de_20_página_20_predeterminado79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98" style:family="paragraph" style:parent-style-name="Heading_20_1" style:master-page-name="Estilo_20_de_20_página_20_predeterminado79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799" style:family="paragraph" style:parent-style-name="Heading_20_1" style:master-page-name="Estilo_20_de_20_página_20_predeterminado79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00" style:family="paragraph" style:parent-style-name="Heading_20_1" style:master-page-name="Estilo_20_de_20_página_20_predeterminado79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01" style:family="paragraph" style:parent-style-name="Heading_20_1" style:master-page-name="Estilo_20_de_20_página_20_predeterminado80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02" style:family="paragraph" style:parent-style-name="Heading_20_1" style:master-page-name="Estilo_20_de_20_página_20_predeterminado80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03" style:family="paragraph" style:parent-style-name="Heading_20_1" style:master-page-name="Estilo_20_de_20_página_20_predeterminado80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04" style:family="paragraph" style:parent-style-name="Heading_20_1" style:master-page-name="Estilo_20_de_20_página_20_predeterminado80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05" style:family="paragraph" style:parent-style-name="Heading_20_1" style:master-page-name="Estilo_20_de_20_página_20_predeterminado80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06" style:family="paragraph" style:parent-style-name="Heading_20_1" style:master-page-name="Estilo_20_de_20_página_20_predeterminado80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07" style:family="paragraph" style:parent-style-name="Heading_20_1" style:master-page-name="Estilo_20_de_20_página_20_predeterminado80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08" style:family="paragraph" style:parent-style-name="Heading_20_1" style:master-page-name="Estilo_20_de_20_página_20_predeterminado80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09" style:family="paragraph" style:parent-style-name="Heading_20_1" style:master-page-name="Estilo_20_de_20_página_20_predeterminado80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10" style:family="paragraph" style:parent-style-name="Heading_20_1" style:master-page-name="Estilo_20_de_20_página_20_predeterminado80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11" style:family="paragraph" style:parent-style-name="Heading_20_1" style:master-page-name="Estilo_20_de_20_página_20_predeterminado81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12" style:family="paragraph" style:parent-style-name="Heading_20_1" style:master-page-name="Estilo_20_de_20_página_20_predeterminado81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13" style:family="paragraph" style:parent-style-name="Heading_20_1" style:master-page-name="Estilo_20_de_20_página_20_predeterminado81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14" style:family="paragraph" style:parent-style-name="Heading_20_1" style:master-page-name="Estilo_20_de_20_página_20_predeterminado81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15" style:family="paragraph" style:parent-style-name="Heading_20_1" style:master-page-name="Estilo_20_de_20_página_20_predeterminado81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16" style:family="paragraph" style:parent-style-name="Heading_20_1" style:master-page-name="Estilo_20_de_20_página_20_predeterminado81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17" style:family="paragraph" style:parent-style-name="Heading_20_1" style:master-page-name="Estilo_20_de_20_página_20_predeterminado81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18" style:family="paragraph" style:parent-style-name="Heading_20_1" style:master-page-name="Estilo_20_de_20_página_20_predeterminado81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19" style:family="paragraph" style:parent-style-name="Heading_20_1" style:master-page-name="Estilo_20_de_20_página_20_predeterminado81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20" style:family="paragraph" style:parent-style-name="Heading_20_1" style:master-page-name="Estilo_20_de_20_página_20_predeterminado81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21" style:family="paragraph" style:parent-style-name="Heading_20_1" style:master-page-name="Estilo_20_de_20_página_20_predeterminado82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22" style:family="paragraph" style:parent-style-name="Heading_20_1" style:master-page-name="Estilo_20_de_20_página_20_predeterminado82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23" style:family="paragraph" style:parent-style-name="Heading_20_1" style:master-page-name="Estilo_20_de_20_página_20_predeterminado82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24" style:family="paragraph" style:parent-style-name="Heading_20_1" style:master-page-name="Estilo_20_de_20_página_20_predeterminado82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25" style:family="paragraph" style:parent-style-name="Heading_20_1" style:master-page-name="Estilo_20_de_20_página_20_predeterminado82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26" style:family="paragraph" style:parent-style-name="Heading_20_1" style:master-page-name="Estilo_20_de_20_página_20_predeterminado82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27" style:family="paragraph" style:parent-style-name="Heading_20_1" style:master-page-name="Estilo_20_de_20_página_20_predeterminado82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28" style:family="paragraph" style:parent-style-name="Heading_20_1" style:master-page-name="Estilo_20_de_20_página_20_predeterminado82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29" style:family="paragraph" style:parent-style-name="Heading_20_1" style:master-page-name="Estilo_20_de_20_página_20_predeterminado82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30" style:family="paragraph" style:parent-style-name="Heading_20_1" style:master-page-name="Estilo_20_de_20_página_20_predeterminado82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31" style:family="paragraph" style:parent-style-name="Heading_20_1" style:master-page-name="Estilo_20_de_20_página_20_predeterminado83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32" style:family="paragraph" style:parent-style-name="Heading_20_1" style:master-page-name="Estilo_20_de_20_página_20_predeterminado83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33" style:family="paragraph" style:parent-style-name="Heading_20_1" style:master-page-name="Estilo_20_de_20_página_20_predeterminado83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34" style:family="paragraph" style:parent-style-name="Heading_20_1" style:master-page-name="Estilo_20_de_20_página_20_predeterminado83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35" style:family="paragraph" style:parent-style-name="Heading_20_1" style:master-page-name="Estilo_20_de_20_página_20_predeterminado83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36" style:family="paragraph" style:parent-style-name="Heading_20_1" style:master-page-name="Estilo_20_de_20_página_20_predeterminado83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37" style:family="paragraph" style:parent-style-name="Heading_20_1" style:master-page-name="Estilo_20_de_20_página_20_predeterminado83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38" style:family="paragraph" style:parent-style-name="Heading_20_1" style:master-page-name="Estilo_20_de_20_página_20_predeterminado83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39" style:family="paragraph" style:parent-style-name="Heading_20_1" style:master-page-name="Estilo_20_de_20_página_20_predeterminado83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40" style:family="paragraph" style:parent-style-name="Heading_20_1" style:master-page-name="Estilo_20_de_20_página_20_predeterminado83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41" style:family="paragraph" style:parent-style-name="Heading_20_1" style:master-page-name="Estilo_20_de_20_página_20_predeterminado84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42" style:family="paragraph" style:parent-style-name="Heading_20_1" style:master-page-name="Estilo_20_de_20_página_20_predeterminado84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43" style:family="paragraph" style:parent-style-name="Heading_20_1" style:master-page-name="Estilo_20_de_20_página_20_predeterminado84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44" style:family="paragraph" style:parent-style-name="Heading_20_1" style:master-page-name="Estilo_20_de_20_página_20_predeterminado84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45" style:family="paragraph" style:parent-style-name="Heading_20_1" style:master-page-name="Estilo_20_de_20_página_20_predeterminado84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46" style:family="paragraph" style:parent-style-name="Heading_20_1" style:master-page-name="Estilo_20_de_20_página_20_predeterminado84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47" style:family="paragraph" style:parent-style-name="Heading_20_1" style:master-page-name="Estilo_20_de_20_página_20_predeterminado84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48" style:family="paragraph" style:parent-style-name="Heading_20_1" style:master-page-name="Estilo_20_de_20_página_20_predeterminado84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49" style:family="paragraph" style:parent-style-name="Heading_20_1" style:master-page-name="Estilo_20_de_20_página_20_predeterminado84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50" style:family="paragraph" style:parent-style-name="Heading_20_1" style:master-page-name="Estilo_20_de_20_página_20_predeterminado84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51" style:family="paragraph" style:parent-style-name="Heading_20_1" style:master-page-name="Estilo_20_de_20_página_20_predeterminado85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52" style:family="paragraph" style:parent-style-name="Heading_20_1" style:master-page-name="Estilo_20_de_20_página_20_predeterminado85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53" style:family="paragraph" style:parent-style-name="Heading_20_1" style:master-page-name="Estilo_20_de_20_página_20_predeterminado85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54" style:family="paragraph" style:parent-style-name="Heading_20_1" style:master-page-name="Estilo_20_de_20_página_20_predeterminado85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55" style:family="paragraph" style:parent-style-name="Heading_20_1" style:master-page-name="Estilo_20_de_20_página_20_predeterminado85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56" style:family="paragraph" style:parent-style-name="Heading_20_1" style:master-page-name="Estilo_20_de_20_página_20_predeterminado85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57" style:family="paragraph" style:parent-style-name="Heading_20_1" style:master-page-name="Estilo_20_de_20_página_20_predeterminado85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58" style:family="paragraph" style:parent-style-name="Heading_20_1" style:master-page-name="Estilo_20_de_20_página_20_predeterminado85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59" style:family="paragraph" style:parent-style-name="Heading_20_1" style:master-page-name="Estilo_20_de_20_página_20_predeterminado85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60" style:family="paragraph" style:parent-style-name="Heading_20_1" style:master-page-name="Estilo_20_de_20_página_20_predeterminado85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61" style:family="paragraph" style:parent-style-name="Heading_20_1" style:master-page-name="Estilo_20_de_20_página_20_predeterminado86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62" style:family="paragraph" style:parent-style-name="Heading_20_1" style:master-page-name="Estilo_20_de_20_página_20_predeterminado86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63" style:family="paragraph" style:parent-style-name="Heading_20_1" style:master-page-name="Estilo_20_de_20_página_20_predeterminado86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64" style:family="paragraph" style:parent-style-name="Heading_20_1" style:master-page-name="Estilo_20_de_20_página_20_predeterminado86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65" style:family="paragraph" style:parent-style-name="Heading_20_1" style:master-page-name="Estilo_20_de_20_página_20_predeterminado86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66" style:family="paragraph" style:parent-style-name="Heading_20_1" style:master-page-name="Estilo_20_de_20_página_20_predeterminado86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67" style:family="paragraph" style:parent-style-name="Heading_20_1" style:master-page-name="Estilo_20_de_20_página_20_predeterminado86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68" style:family="paragraph" style:parent-style-name="Heading_20_1" style:master-page-name="Estilo_20_de_20_página_20_predeterminado86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69" style:family="paragraph" style:parent-style-name="Heading_20_1" style:master-page-name="Estilo_20_de_20_página_20_predeterminado86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70" style:family="paragraph" style:parent-style-name="Heading_20_1" style:master-page-name="Estilo_20_de_20_página_20_predeterminado86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71" style:family="paragraph" style:parent-style-name="Heading_20_1" style:master-page-name="Estilo_20_de_20_página_20_predeterminado87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72" style:family="paragraph" style:parent-style-name="Heading_20_1" style:master-page-name="Estilo_20_de_20_página_20_predeterminado87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73" style:family="paragraph" style:parent-style-name="Heading_20_1" style:master-page-name="Estilo_20_de_20_página_20_predeterminado87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74" style:family="paragraph" style:parent-style-name="Heading_20_1" style:master-page-name="Estilo_20_de_20_página_20_predeterminado87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75" style:family="paragraph" style:parent-style-name="Heading_20_1" style:master-page-name="Estilo_20_de_20_página_20_predeterminado87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76" style:family="paragraph" style:parent-style-name="Heading_20_1" style:master-page-name="Estilo_20_de_20_página_20_predeterminado87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77" style:family="paragraph" style:parent-style-name="Heading_20_1" style:master-page-name="Estilo_20_de_20_página_20_predeterminado87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78" style:family="paragraph" style:parent-style-name="Heading_20_1" style:master-page-name="Estilo_20_de_20_página_20_predeterminado87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79" style:family="paragraph" style:parent-style-name="Heading_20_1" style:master-page-name="Estilo_20_de_20_página_20_predeterminado87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80" style:family="paragraph" style:parent-style-name="Heading_20_1" style:master-page-name="Estilo_20_de_20_página_20_predeterminado87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81" style:family="paragraph" style:parent-style-name="Heading_20_1" style:master-page-name="Estilo_20_de_20_página_20_predeterminado88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82" style:family="paragraph" style:parent-style-name="Heading_20_1" style:master-page-name="Estilo_20_de_20_página_20_predeterminado88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83" style:family="paragraph" style:parent-style-name="Heading_20_1" style:master-page-name="Estilo_20_de_20_página_20_predeterminado88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84" style:family="paragraph" style:parent-style-name="Heading_20_1" style:master-page-name="Estilo_20_de_20_página_20_predeterminado88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85" style:family="paragraph" style:parent-style-name="Heading_20_1" style:master-page-name="Estilo_20_de_20_página_20_predeterminado88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86" style:family="paragraph" style:parent-style-name="Heading_20_1" style:master-page-name="Estilo_20_de_20_página_20_predeterminado88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87" style:family="paragraph" style:parent-style-name="Heading_20_1" style:master-page-name="Estilo_20_de_20_página_20_predeterminado88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88" style:family="paragraph" style:parent-style-name="Heading_20_1" style:master-page-name="Estilo_20_de_20_página_20_predeterminado88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89" style:family="paragraph" style:parent-style-name="Heading_20_1" style:master-page-name="Estilo_20_de_20_página_20_predeterminado88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90" style:family="paragraph" style:parent-style-name="Heading_20_1" style:master-page-name="Estilo_20_de_20_página_20_predeterminado88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91" style:family="paragraph" style:parent-style-name="Heading_20_1" style:master-page-name="Estilo_20_de_20_página_20_predeterminado89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92" style:family="paragraph" style:parent-style-name="Heading_20_1" style:master-page-name="Estilo_20_de_20_página_20_predeterminado89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93" style:family="paragraph" style:parent-style-name="Heading_20_1" style:master-page-name="Estilo_20_de_20_página_20_predeterminado89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94" style:family="paragraph" style:parent-style-name="Heading_20_1" style:master-page-name="Estilo_20_de_20_página_20_predeterminado89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95" style:family="paragraph" style:parent-style-name="Heading_20_1" style:master-page-name="Estilo_20_de_20_página_20_predeterminado89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96" style:family="paragraph" style:parent-style-name="Heading_20_1" style:master-page-name="Estilo_20_de_20_página_20_predeterminado89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97" style:family="paragraph" style:parent-style-name="Heading_20_1" style:master-page-name="Estilo_20_de_20_página_20_predeterminado89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98" style:family="paragraph" style:parent-style-name="Heading_20_1" style:master-page-name="Estilo_20_de_20_página_20_predeterminado89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899" style:family="paragraph" style:parent-style-name="Heading_20_1" style:master-page-name="Estilo_20_de_20_página_20_predeterminado89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00" style:family="paragraph" style:parent-style-name="Heading_20_1" style:master-page-name="Estilo_20_de_20_página_20_predeterminado89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01" style:family="paragraph" style:parent-style-name="Heading_20_1" style:master-page-name="Estilo_20_de_20_página_20_predeterminado90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02" style:family="paragraph" style:parent-style-name="Heading_20_1" style:master-page-name="Estilo_20_de_20_página_20_predeterminado90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03" style:family="paragraph" style:parent-style-name="Heading_20_1" style:master-page-name="Estilo_20_de_20_página_20_predeterminado90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04" style:family="paragraph" style:parent-style-name="Heading_20_1" style:master-page-name="Estilo_20_de_20_página_20_predeterminado90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05" style:family="paragraph" style:parent-style-name="Heading_20_1" style:master-page-name="Estilo_20_de_20_página_20_predeterminado90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06" style:family="paragraph" style:parent-style-name="Heading_20_1" style:master-page-name="Estilo_20_de_20_página_20_predeterminado90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07" style:family="paragraph" style:parent-style-name="Heading_20_1" style:master-page-name="Estilo_20_de_20_página_20_predeterminado90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08" style:family="paragraph" style:parent-style-name="Heading_20_1" style:master-page-name="Estilo_20_de_20_página_20_predeterminado90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09" style:family="paragraph" style:parent-style-name="Heading_20_1" style:master-page-name="Estilo_20_de_20_página_20_predeterminado90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10" style:family="paragraph" style:parent-style-name="Heading_20_1" style:master-page-name="Estilo_20_de_20_página_20_predeterminado90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11" style:family="paragraph" style:parent-style-name="Heading_20_1" style:master-page-name="Estilo_20_de_20_página_20_predeterminado91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12" style:family="paragraph" style:parent-style-name="Heading_20_1" style:master-page-name="Estilo_20_de_20_página_20_predeterminado91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13" style:family="paragraph" style:parent-style-name="Heading_20_1" style:master-page-name="Estilo_20_de_20_página_20_predeterminado91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14" style:family="paragraph" style:parent-style-name="Heading_20_1" style:master-page-name="Estilo_20_de_20_página_20_predeterminado91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15" style:family="paragraph" style:parent-style-name="Heading_20_1" style:master-page-name="Estilo_20_de_20_página_20_predeterminado91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16" style:family="paragraph" style:parent-style-name="Heading_20_1" style:master-page-name="Estilo_20_de_20_página_20_predeterminado91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17" style:family="paragraph" style:parent-style-name="Heading_20_1" style:master-page-name="Estilo_20_de_20_página_20_predeterminado91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18" style:family="paragraph" style:parent-style-name="Heading_20_1" style:master-page-name="Estilo_20_de_20_página_20_predeterminado91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19" style:family="paragraph" style:parent-style-name="Heading_20_1" style:master-page-name="Estilo_20_de_20_página_20_predeterminado91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20" style:family="paragraph" style:parent-style-name="Heading_20_1" style:master-page-name="Estilo_20_de_20_página_20_predeterminado91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21" style:family="paragraph" style:parent-style-name="Heading_20_1" style:master-page-name="Estilo_20_de_20_página_20_predeterminado92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22" style:family="paragraph" style:parent-style-name="Heading_20_1" style:master-page-name="Estilo_20_de_20_página_20_predeterminado92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23" style:family="paragraph" style:parent-style-name="Heading_20_1" style:master-page-name="Estilo_20_de_20_página_20_predeterminado92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24" style:family="paragraph" style:parent-style-name="Heading_20_1" style:master-page-name="Estilo_20_de_20_página_20_predeterminado92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25" style:family="paragraph" style:parent-style-name="Heading_20_1" style:master-page-name="Estilo_20_de_20_página_20_predeterminado92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26" style:family="paragraph" style:parent-style-name="Heading_20_1" style:master-page-name="Estilo_20_de_20_página_20_predeterminado92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27" style:family="paragraph" style:parent-style-name="Heading_20_1" style:master-page-name="Estilo_20_de_20_página_20_predeterminado92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28" style:family="paragraph" style:parent-style-name="Heading_20_1" style:master-page-name="Estilo_20_de_20_página_20_predeterminado92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29" style:family="paragraph" style:parent-style-name="Heading_20_1" style:master-page-name="Estilo_20_de_20_página_20_predeterminado92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30" style:family="paragraph" style:parent-style-name="Heading_20_1" style:master-page-name="Estilo_20_de_20_página_20_predeterminado92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31" style:family="paragraph" style:parent-style-name="Heading_20_1" style:master-page-name="Estilo_20_de_20_página_20_predeterminado93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32" style:family="paragraph" style:parent-style-name="Heading_20_1" style:master-page-name="Estilo_20_de_20_página_20_predeterminado93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33" style:family="paragraph" style:parent-style-name="Heading_20_1" style:master-page-name="Estilo_20_de_20_página_20_predeterminado93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34" style:family="paragraph" style:parent-style-name="Heading_20_1" style:master-page-name="Estilo_20_de_20_página_20_predeterminado93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35" style:family="paragraph" style:parent-style-name="Heading_20_1" style:master-page-name="Estilo_20_de_20_página_20_predeterminado93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36" style:family="paragraph" style:parent-style-name="Heading_20_1" style:master-page-name="Estilo_20_de_20_página_20_predeterminado93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37" style:family="paragraph" style:parent-style-name="Heading_20_1" style:master-page-name="Estilo_20_de_20_página_20_predeterminado93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38" style:family="paragraph" style:parent-style-name="Heading_20_1" style:master-page-name="Estilo_20_de_20_página_20_predeterminado93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39" style:family="paragraph" style:parent-style-name="Heading_20_1" style:master-page-name="Estilo_20_de_20_página_20_predeterminado93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40" style:family="paragraph" style:parent-style-name="Heading_20_1" style:master-page-name="Estilo_20_de_20_página_20_predeterminado93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41" style:family="paragraph" style:parent-style-name="Heading_20_1" style:master-page-name="Estilo_20_de_20_página_20_predeterminado94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42" style:family="paragraph" style:parent-style-name="Heading_20_1" style:master-page-name="Estilo_20_de_20_página_20_predeterminado94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43" style:family="paragraph" style:parent-style-name="Heading_20_1" style:master-page-name="Estilo_20_de_20_página_20_predeterminado94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44" style:family="paragraph" style:parent-style-name="Heading_20_1" style:master-page-name="Estilo_20_de_20_página_20_predeterminado94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45" style:family="paragraph" style:parent-style-name="Heading_20_1" style:master-page-name="Estilo_20_de_20_página_20_predeterminado94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46" style:family="paragraph" style:parent-style-name="Heading_20_1" style:master-page-name="Estilo_20_de_20_página_20_predeterminado94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47" style:family="paragraph" style:parent-style-name="Heading_20_1" style:master-page-name="Estilo_20_de_20_página_20_predeterminado94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48" style:family="paragraph" style:parent-style-name="Heading_20_1" style:master-page-name="Estilo_20_de_20_página_20_predeterminado94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49" style:family="paragraph" style:parent-style-name="Heading_20_1" style:master-page-name="Estilo_20_de_20_página_20_predeterminado94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50" style:family="paragraph" style:parent-style-name="Heading_20_1" style:master-page-name="Estilo_20_de_20_página_20_predeterminado94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51" style:family="paragraph" style:parent-style-name="Heading_20_1" style:master-page-name="Estilo_20_de_20_página_20_predeterminado95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52" style:family="paragraph" style:parent-style-name="Heading_20_1" style:master-page-name="Estilo_20_de_20_página_20_predeterminado95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53" style:family="paragraph" style:parent-style-name="Heading_20_1" style:master-page-name="Estilo_20_de_20_página_20_predeterminado95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54" style:family="paragraph" style:parent-style-name="Heading_20_1" style:master-page-name="Estilo_20_de_20_página_20_predeterminado95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55" style:family="paragraph" style:parent-style-name="Heading_20_1" style:master-page-name="Estilo_20_de_20_página_20_predeterminado95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56" style:family="paragraph" style:parent-style-name="Heading_20_1" style:master-page-name="Estilo_20_de_20_página_20_predeterminado95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57" style:family="paragraph" style:parent-style-name="Heading_20_1" style:master-page-name="Estilo_20_de_20_página_20_predeterminado95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58" style:family="paragraph" style:parent-style-name="Heading_20_1" style:master-page-name="Estilo_20_de_20_página_20_predeterminado95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59" style:family="paragraph" style:parent-style-name="Heading_20_1" style:master-page-name="Estilo_20_de_20_página_20_predeterminado95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60" style:family="paragraph" style:parent-style-name="Heading_20_1" style:master-page-name="Estilo_20_de_20_página_20_predeterminado95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61" style:family="paragraph" style:parent-style-name="Heading_20_1" style:master-page-name="Estilo_20_de_20_página_20_predeterminado96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62" style:family="paragraph" style:parent-style-name="Heading_20_1" style:master-page-name="Estilo_20_de_20_página_20_predeterminado96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63" style:family="paragraph" style:parent-style-name="Heading_20_1" style:master-page-name="Estilo_20_de_20_página_20_predeterminado96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64" style:family="paragraph" style:parent-style-name="Heading_20_1" style:master-page-name="Estilo_20_de_20_página_20_predeterminado96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65" style:family="paragraph" style:parent-style-name="Heading_20_1" style:master-page-name="Estilo_20_de_20_página_20_predeterminado96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66" style:family="paragraph" style:parent-style-name="Heading_20_1" style:master-page-name="Estilo_20_de_20_página_20_predeterminado96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67" style:family="paragraph" style:parent-style-name="Heading_20_1" style:master-page-name="Estilo_20_de_20_página_20_predeterminado96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68" style:family="paragraph" style:parent-style-name="Heading_20_1" style:master-page-name="Estilo_20_de_20_página_20_predeterminado96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69" style:family="paragraph" style:parent-style-name="Heading_20_1" style:master-page-name="Estilo_20_de_20_página_20_predeterminado96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70" style:family="paragraph" style:parent-style-name="Heading_20_1" style:master-page-name="Estilo_20_de_20_página_20_predeterminado96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71" style:family="paragraph" style:parent-style-name="Heading_20_1" style:master-page-name="Estilo_20_de_20_página_20_predeterminado97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72" style:family="paragraph" style:parent-style-name="Heading_20_1" style:master-page-name="Estilo_20_de_20_página_20_predeterminado97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73" style:family="paragraph" style:parent-style-name="Heading_20_1" style:master-page-name="Estilo_20_de_20_página_20_predeterminado97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74" style:family="paragraph" style:parent-style-name="Heading_20_1" style:master-page-name="Estilo_20_de_20_página_20_predeterminado97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75" style:family="paragraph" style:parent-style-name="Heading_20_1" style:master-page-name="Estilo_20_de_20_página_20_predeterminado97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76" style:family="paragraph" style:parent-style-name="Heading_20_1" style:master-page-name="Estilo_20_de_20_página_20_predeterminado97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77" style:family="paragraph" style:parent-style-name="Heading_20_1" style:master-page-name="Estilo_20_de_20_página_20_predeterminado97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78" style:family="paragraph" style:parent-style-name="Heading_20_1" style:master-page-name="Estilo_20_de_20_página_20_predeterminado97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79" style:family="paragraph" style:parent-style-name="Heading_20_1" style:master-page-name="Estilo_20_de_20_página_20_predeterminado97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80" style:family="paragraph" style:parent-style-name="Heading_20_1" style:master-page-name="Estilo_20_de_20_página_20_predeterminado97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81" style:family="paragraph" style:parent-style-name="Heading_20_1" style:master-page-name="Estilo_20_de_20_página_20_predeterminado98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82" style:family="paragraph" style:parent-style-name="Heading_20_1" style:master-page-name="Estilo_20_de_20_página_20_predeterminado98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83" style:family="paragraph" style:parent-style-name="Heading_20_1" style:master-page-name="Estilo_20_de_20_página_20_predeterminado98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84" style:family="paragraph" style:parent-style-name="Heading_20_1" style:master-page-name="Estilo_20_de_20_página_20_predeterminado98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85" style:family="paragraph" style:parent-style-name="Heading_20_1" style:master-page-name="Estilo_20_de_20_página_20_predeterminado98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86" style:family="paragraph" style:parent-style-name="Heading_20_1" style:master-page-name="Estilo_20_de_20_página_20_predeterminado98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87" style:family="paragraph" style:parent-style-name="Heading_20_1" style:master-page-name="Estilo_20_de_20_página_20_predeterminado98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88" style:family="paragraph" style:parent-style-name="Heading_20_1" style:master-page-name="Estilo_20_de_20_página_20_predeterminado98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89" style:family="paragraph" style:parent-style-name="Heading_20_1" style:master-page-name="Estilo_20_de_20_página_20_predeterminado98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90" style:family="paragraph" style:parent-style-name="Heading_20_1" style:master-page-name="Estilo_20_de_20_página_20_predeterminado98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91" style:family="paragraph" style:parent-style-name="Heading_20_1" style:master-page-name="Estilo_20_de_20_página_20_predeterminado990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92" style:family="paragraph" style:parent-style-name="Heading_20_1" style:master-page-name="Estilo_20_de_20_página_20_predeterminado991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93" style:family="paragraph" style:parent-style-name="Heading_20_1" style:master-page-name="Estilo_20_de_20_página_20_predeterminado992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94" style:family="paragraph" style:parent-style-name="Heading_20_1" style:master-page-name="Estilo_20_de_20_página_20_predeterminado993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95" style:family="paragraph" style:parent-style-name="Heading_20_1" style:master-page-name="Estilo_20_de_20_página_20_predeterminado994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96" style:family="paragraph" style:parent-style-name="Heading_20_1" style:master-page-name="Estilo_20_de_20_página_20_predeterminado995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97" style:family="paragraph" style:parent-style-name="Heading_20_1" style:master-page-name="Estilo_20_de_20_página_20_predeterminado996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98" style:family="paragraph" style:parent-style-name="Heading_20_1" style:master-page-name="Estilo_20_de_20_página_20_predeterminado997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999" style:family="paragraph" style:parent-style-name="Heading_20_1" style:master-page-name="Estilo_20_de_20_página_20_predeterminado998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000" style:family="paragraph" style:parent-style-name="Heading_20_1" style:master-page-name="Estilo_20_de_20_página_20_predeterminado999">
      <style:paragraph-properties fo:text-align="center" style:justify-single-word="false" style:page-number="1"/>
      <style:text-properties style:font-name="Arial1" fo:font-size="16pt" fo:font-weight="bold" officeooo:paragraph-rsid="0018eec6" style:font-size-asian="16pt" style:font-weight-asian="bold" style:font-size-complex="16pt" style:font-weight-complex="bold"/>
    </style:style>
    <style:style style:name="P1001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variant="normal" fo:text-transform="none" fo:color="#333333" loext:opacity="100%" fo:letter-spacing="normal" officeooo:paragraph-rsid="0018eec6"/>
    </style:style>
    <style:style style:name="P1002" style:family="paragraph" style:parent-style-name="Text_20_body">
      <loext:graphic-properties draw:fill-gradient-name="gradient" draw:fill-hatch-name="hatch"/>
      <style:paragraph-properties fo:margin-top="1.499cm" fo:margin-bottom="0.25cm" style:contextual-spacing="false" fo:text-align="center" style:justify-single-word="false"/>
      <style:text-properties fo:font-variant="normal" fo:text-transform="none" fo:color="#333333" loext:opacity="100%" fo:letter-spacing="normal" officeooo:paragraph-rsid="0018eec6"/>
    </style:style>
    <style:style style:name="P1003" style:family="paragraph" style:parent-style-name="Text_20_body">
      <loext:graphic-properties draw:fill-gradient-name="gradient" draw:fill-hatch-name="hatch"/>
      <style:paragraph-properties fo:margin-left="0cm" fo:margin-right="0cm" fo:margin-top="1.499cm" fo:margin-bottom="0.25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5pt" fo:letter-spacing="normal" fo:font-style="normal" fo:font-weight="normal" officeooo:paragraph-rsid="0018eec6"/>
    </style:style>
    <style:style style:name="P100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5pt" fo:letter-spacing="normal" fo:font-style="normal" fo:font-weight="normal" officeooo:paragraph-rsid="0018eec6"/>
    </style:style>
    <style:style style:name="P100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18eec6"/>
    </style:style>
    <style:style style:name="T1" style:family="text">
      <style:text-properties officeooo:rsid="001a3106"/>
    </style:style>
    <style:style style:name="T2" style:family="text">
      <style:text-properties fo:font-variant="normal" fo:text-transform="none" fo:color="#333333" loext:opacity="100%" fo:letter-spacing="normal" fo:font-style="normal"/>
    </style:style>
    <style:style style:name="T3" style:family="text">
      <style:text-properties fo:font-variant="normal" fo:text-transform="none" fo:color="#333333" loext:opacity="100%" fo:letter-spacing="normal" fo:font-style="normal" officeooo:rsid="001bf879"/>
    </style:style>
    <style:style style:name="T4" style:family="text"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T5" style:family="text">
      <style:text-properties fo:font-variant="normal" fo:text-transform="none" fo:color="#333333" loext:opacity="100%" style:font-name="Open Sans" fo:font-size="10.5pt" fo:letter-spacing="normal" fo:font-style="normal" fo:font-weight="normal" officeooo:rsid="001c5f3b"/>
    </style:style>
    <style:style style:name="T6" style:family="text">
      <style:text-properties style:font-name="Open Sans"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eandra Anna Malo Alba</text:span></text:p>
      <text:p text:style-name="P1001"><text:span text:style-name="T6">7943 S. Fifth Street</text:span></text:p>
      <text:p text:style-name="P1001"><text:span text:style-name="T6">Bergenfield, NJ 07621</text:span></text:p>
      <text:p text:style-name="P1003">ASUNTO: Invitación para HALLOWEEN 2022</text:p>
      <text:p text:style-name="P1004">Estimado/estimada Leandra Anna Malo Alb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uraeus@mac.com, gracias.</text:span></text:p>
      <text:h text:style-name="P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evero Granados Iglesia</text:span></text:p>
      <text:p text:style-name="P1001"><text:span text:style-name="T6">77 Lyme Street</text:span></text:p>
      <text:p text:style-name="P1001"><text:span text:style-name="T6">Hermitage, TN 37076</text:span></text:p>
      <text:p text:style-name="P1003">ASUNTO: Invitación para HALLOWEEN 2022</text:p>
      <text:p text:style-name="P1004">Estimado/estimada Severo Granados Igles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hima@me.com, gracias.</text:span></text:p>
      <text:h text:style-name="P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cho Andreu Amat</text:span></text:p>
      <text:p text:style-name="P1001"><text:span text:style-name="T6">9448 Fairfield St.</text:span></text:p>
      <text:p text:style-name="P1001"><text:span text:style-name="T6">Aberdeen, SD 57401</text:span></text:p>
      <text:p text:style-name="P1003">ASUNTO: Invitación para HALLOWEEN 2022</text:p>
      <text:p text:style-name="P1004">Estimado/estimada Lucho Andreu Ama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sichel@sbcglobal.net, gracias.</text:span></text:p>
      <text:h text:style-name="P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tías Mauricio Castillo Barrera</text:span></text:p>
      <text:p text:style-name="P1001"><text:span text:style-name="T6">8143 College St.</text:span></text:p>
      <text:p text:style-name="P1001"><text:span text:style-name="T6">Trussville, AL 35173</text:span></text:p>
      <text:p text:style-name="P1003">ASUNTO: Invitación para HALLOWEEN 2022</text:p>
      <text:p text:style-name="P1004">Estimado/estimada Matías Mauricio Castillo Barr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beck@optonline.net, gracias.</text:span></text:p>
      <text:h text:style-name="P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uricio Guijarro Castelló</text:span></text:p>
      <text:p text:style-name="P1001"><text:span text:style-name="T6">9893 W. Vale Ave.</text:span></text:p>
      <text:p text:style-name="P1001"><text:span text:style-name="T6">Billings, MT 59101</text:span></text:p>
      <text:p text:style-name="P1003">ASUNTO: Invitación para HALLOWEEN 2022</text:p>
      <text:p text:style-name="P1004">Estimado/estimada Mauricio Guijarro Castelló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egsa@yahoo.ca, gracias.</text:span></text:p>
      <text:h text:style-name="P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saura Leyre Avilés Pelayo</text:span></text:p>
      <text:p text:style-name="P1001"><text:span text:style-name="T6">8094 Albany Drive</text:span></text:p>
      <text:p text:style-name="P1001"><text:span text:style-name="T6">Poughkeepsie, NY 12601</text:span></text:p>
      <text:p text:style-name="P1003">ASUNTO: Invitación para HALLOWEEN 2022</text:p>
      <text:p text:style-name="P1004">Estimado/estimada Isaura Leyre Avilés Pelay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arlow@verizon.net, gracias.</text:span></text:p>
      <text:h text:style-name="P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oraya Morera-Lago</text:span></text:p>
      <text:p text:style-name="P1001"><text:span text:style-name="T6">9001 Creek Street</text:span></text:p>
      <text:p text:style-name="P1001"><text:span text:style-name="T6">Lawrence, MA 01841</text:span></text:p>
      <text:p text:style-name="P1003">ASUNTO: Invitación para HALLOWEEN 2022</text:p>
      <text:p text:style-name="P1004">Estimado/estimada Soraya Morera-Lag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krebs@me.com, gracias.</text:span></text:p>
      <text:h text:style-name="P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ictoriano Tapia-Cabanillas</text:span></text:p>
      <text:p text:style-name="P1001"><text:span text:style-name="T6">57 Green Drive</text:span></text:p>
      <text:p text:style-name="P1001"><text:span text:style-name="T6">Fair Lawn, NJ 07410</text:span></text:p>
      <text:p text:style-name="P1003">ASUNTO: Invitación para HALLOWEEN 2022</text:p>
      <text:p text:style-name="P1004">Estimado/estimada Victoriano Tapia-Cabanill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leconte@outlook.com, gracias.</text:span></text:p>
      <text:h text:style-name="P1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idia Saez Campoy</text:span></text:p>
      <text:p text:style-name="P1001"><text:span text:style-name="T6">86 Surrey St.</text:span></text:p>
      <text:p text:style-name="P1001"><text:span text:style-name="T6">Kennewick, WA 99337</text:span></text:p>
      <text:p text:style-name="P1003">ASUNTO: Invitación para HALLOWEEN 2022</text:p>
      <text:p text:style-name="P1004">Estimado/estimada Nidia Saez Campoy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lakeg@verizon.net, gracias.</text:span></text:p>
      <text:h text:style-name="P1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eófila Villanueva Molina</text:span></text:p>
      <text:p text:style-name="P1001"><text:span text:style-name="T6">8728 Boston Street</text:span></text:p>
      <text:p text:style-name="P1001"><text:span text:style-name="T6">Rego Park, NY 11374</text:span></text:p>
      <text:p text:style-name="P1003">ASUNTO: Invitación para HALLOWEEN 2022</text:p>
      <text:p text:style-name="P1004">Estimado/estimada Teófila Villanueva Moli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laff@icloud.com, gracias.</text:span></text:p>
      <text:h text:style-name="P1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rini de Alberdi</text:span></text:p>
      <text:p text:style-name="P1001"><text:span text:style-name="T6">45 Heritage Ave.</text:span></text:p>
      <text:p text:style-name="P1001"><text:span text:style-name="T6">Fall River, MA 02720</text:span></text:p>
      <text:p text:style-name="P1003">ASUNTO: Invitación para HALLOWEEN 2022</text:p>
      <text:p text:style-name="P1004">Estimado/estimada Trini de Alberdi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uncle@hotmail.com, gracias.</text:span></text:p>
      <text:h text:style-name="P1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ani Baena</text:span></text:p>
      <text:p text:style-name="P1001"><text:span text:style-name="T6">9334 Hillside Street</text:span></text:p>
      <text:p text:style-name="P1001"><text:span text:style-name="T6">Grand Blanc, MI 48439</text:span></text:p>
      <text:p text:style-name="P1003">ASUNTO: Invitación para HALLOWEEN 2022</text:p>
      <text:p text:style-name="P1004">Estimado/estimada Dani Bae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vsprintf@hotmail.com, gracias.</text:span></text:p>
      <text:h text:style-name="P1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gelina de Arregui</text:span></text:p>
      <text:p text:style-name="P1001"><text:span text:style-name="T6">611 Academy Street</text:span></text:p>
      <text:p text:style-name="P1001"><text:span text:style-name="T6">Dalton, GA 30721</text:span></text:p>
      <text:p text:style-name="P1003">ASUNTO: Invitación para HALLOWEEN 2022</text:p>
      <text:p text:style-name="P1004">Estimado/estimada Angelina de Arregui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hinthaka@yahoo.ca, gracias.</text:span></text:p>
      <text:h text:style-name="P1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amuel de Carranza</text:span></text:p>
      <text:p text:style-name="P1001"><text:span text:style-name="T6">7201 Mill Street</text:span></text:p>
      <text:p text:style-name="P1001"><text:span text:style-name="T6">Marcus Hook, PA 19061</text:span></text:p>
      <text:p text:style-name="P1003">ASUNTO: Invitación para HALLOWEEN 2022</text:p>
      <text:p text:style-name="P1004">Estimado/estimada Samuel de Carranz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tegrity@optonline.net, gracias.</text:span></text:p>
      <text:h text:style-name="P1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acinta Montenegro Garcés</text:span></text:p>
      <text:p text:style-name="P1001"><text:span text:style-name="T6">59 Ridgewood Ave.</text:span></text:p>
      <text:p text:style-name="P1001"><text:span text:style-name="T6">Reynoldsburg, OH 43068</text:span></text:p>
      <text:p text:style-name="P1003">ASUNTO: Invitación para HALLOWEEN 2022</text:p>
      <text:p text:style-name="P1004">Estimado/estimada Jacinta Montenegro Garcé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yangyan@yahoo.ca, gracias.</text:span></text:p>
      <text:h text:style-name="P1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isandro Delgado Nadal</text:span></text:p>
      <text:p text:style-name="P1001"><text:span text:style-name="T6">270 West Green Lake St.</text:span></text:p>
      <text:p text:style-name="P1001"><text:span text:style-name="T6">Louisville, KY 40207</text:span></text:p>
      <text:p text:style-name="P1003">ASUNTO: Invitación para HALLOWEEN 2022</text:p>
      <text:p text:style-name="P1004">Estimado/estimada Lisandro Delgado Nad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ilyaz@me.com, gracias.</text:span></text:p>
      <text:h text:style-name="P1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amanta Manjón Godoy</text:span></text:p>
      <text:p text:style-name="P1001"><text:span text:style-name="T6">9481 S. Chestnut St.</text:span></text:p>
      <text:p text:style-name="P1001"><text:span text:style-name="T6">Morristown, NJ 07960</text:span></text:p>
      <text:p text:style-name="P1003">ASUNTO: Invitación para HALLOWEEN 2022</text:p>
      <text:p text:style-name="P1004">Estimado/estimada Samanta Manjón Godoy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jpayne@hotmail.com, gracias.</text:span></text:p>
      <text:h text:style-name="P1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lbano Teodosio Cañete Rosa</text:span></text:p>
      <text:p text:style-name="P1001"><text:span text:style-name="T6">7 N. Annadale Street</text:span></text:p>
      <text:p text:style-name="P1001"><text:span text:style-name="T6">Eugene, OR 97402</text:span></text:p>
      <text:p text:style-name="P1003">ASUNTO: Invitación para HALLOWEEN 2022</text:p>
      <text:p text:style-name="P1004">Estimado/estimada Albano Teodosio Cañete Ros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alamosm@gmail.com, gracias.</text:span></text:p>
      <text:h text:style-name="P2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bel Villanueva</text:span></text:p>
      <text:p text:style-name="P1001"><text:span text:style-name="T6">88 Pheasant Rd.</text:span></text:p>
      <text:p text:style-name="P1001"><text:span text:style-name="T6">Bridgeton, NJ 08302</text:span></text:p>
      <text:p text:style-name="P1003">ASUNTO: Invitación para HALLOWEEN 2022</text:p>
      <text:p text:style-name="P1004">Estimado/estimada Abel Villanuev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artak@sbcglobal.net, gracias.</text:span></text:p>
      <text:h text:style-name="P2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ienvenida Pulido Cózar</text:span></text:p>
      <text:p text:style-name="P1001"><text:span text:style-name="T6">8 Galvin Street</text:span></text:p>
      <text:p text:style-name="P1001"><text:span text:style-name="T6">Seymour, IN 47274</text:span></text:p>
      <text:p text:style-name="P1003">ASUNTO: Invitación para HALLOWEEN 2022</text:p>
      <text:p text:style-name="P1004">Estimado/estimada Bienvenida Pulido Cóza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improv@me.com, gracias.</text:span></text:p>
      <text:h text:style-name="P2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tricio Manzano Pomares</text:span></text:p>
      <text:p text:style-name="P1001"><text:span text:style-name="T6">9 Marconi Road</text:span></text:p>
      <text:p text:style-name="P1001"><text:span text:style-name="T6">Eastpointe, MI 48021</text:span></text:p>
      <text:p text:style-name="P1003">ASUNTO: Invitación para HALLOWEEN 2022</text:p>
      <text:p text:style-name="P1004">Estimado/estimada Patricio Manzano Pomar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rnold@live.com, gracias.</text:span></text:p>
      <text:h text:style-name="P2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odesto de Casares</text:span></text:p>
      <text:p text:style-name="P1001"><text:span text:style-name="T6">8842 Old Van Dyke Ave.</text:span></text:p>
      <text:p text:style-name="P1001"><text:span text:style-name="T6">Nanuet, NY 10954</text:span></text:p>
      <text:p text:style-name="P1003">ASUNTO: Invitación para HALLOWEEN 2022</text:p>
      <text:p text:style-name="P1004">Estimado/estimada Modesto de Casar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ismail@comcast.net, gracias.</text:span></text:p>
      <text:h text:style-name="P2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rto del Morales</text:span></text:p>
      <text:p text:style-name="P1001"><text:span text:style-name="T6">471 S. Cambridge Drive</text:span></text:p>
      <text:p text:style-name="P1001"><text:span text:style-name="T6">Fairborn, OH 45324</text:span></text:p>
      <text:p text:style-name="P1003">ASUNTO: Invitación para HALLOWEEN 2022</text:p>
      <text:p text:style-name="P1004">Estimado/estimada Berto del Moral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ilsonpm@aol.com, gracias.</text:span></text:p>
      <text:h text:style-name="P2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uria Daniela Jáuregui Tejero</text:span></text:p>
      <text:p text:style-name="P1001"><text:span text:style-name="T6">9 Military Dr.</text:span></text:p>
      <text:p text:style-name="P1001"><text:span text:style-name="T6">Yuba City, CA 95993</text:span></text:p>
      <text:p text:style-name="P1003">ASUNTO: Invitación para HALLOWEEN 2022</text:p>
      <text:p text:style-name="P1004">Estimado/estimada Nuria Daniela Jáuregui Tej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arjam@icloud.com, gracias.</text:span></text:p>
      <text:h text:style-name="P2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astasia Pedrero Solera</text:span></text:p>
      <text:p text:style-name="P1001"><text:span text:style-name="T6">8388 Pheasant Street</text:span></text:p>
      <text:p text:style-name="P1001"><text:span text:style-name="T6">Powder Springs, GA 30127</text:span></text:p>
      <text:p text:style-name="P1003">ASUNTO: Invitación para HALLOWEEN 2022</text:p>
      <text:p text:style-name="P1004">Estimado/estimada Anastasia Pedrero Sol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ichiel@msn.com, gracias.</text:span></text:p>
      <text:h text:style-name="P2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urificación Salomé Ferrán Valero</text:span></text:p>
      <text:p text:style-name="P1001"><text:span text:style-name="T6">221 Dogwood Dr.</text:span></text:p>
      <text:p text:style-name="P1001"><text:span text:style-name="T6">El Paso, TX 79930</text:span></text:p>
      <text:p text:style-name="P1003">ASUNTO: Invitación para HALLOWEEN 2022</text:p>
      <text:p text:style-name="P1004">Estimado/estimada Purificación Salomé Ferrán Val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amma@hotmail.com, gracias.</text:span></text:p>
      <text:h text:style-name="P2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elania Cobos Lozano</text:span></text:p>
      <text:p text:style-name="P1001"><text:span text:style-name="T6">911 Charles St.</text:span></text:p>
      <text:p text:style-name="P1001"><text:span text:style-name="T6">East Lansing, MI 48823</text:span></text:p>
      <text:p text:style-name="P1003">ASUNTO: Invitación para HALLOWEEN 2022</text:p>
      <text:p text:style-name="P1004">Estimado/estimada Melania Cobos Loza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hrakar@live.com, gracias.</text:span></text:p>
      <text:h text:style-name="P2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vangelina Font Lago</text:span></text:p>
      <text:p text:style-name="P1001"><text:span text:style-name="T6">176 Henry Smith Ave.</text:span></text:p>
      <text:p text:style-name="P1001"><text:span text:style-name="T6">Westland, MI 48185</text:span></text:p>
      <text:p text:style-name="P1003">ASUNTO: Invitación para HALLOWEEN 2022</text:p>
      <text:p text:style-name="P1004">Estimado/estimada Evangelina Font Lag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hemer@icloud.com, gracias.</text:span></text:p>
      <text:h text:style-name="P3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Otilia Mercader Jimenez</text:span></text:p>
      <text:p text:style-name="P1001"><text:span text:style-name="T6">323 1st St.</text:span></text:p>
      <text:p text:style-name="P1001"><text:span text:style-name="T6">Salt Lake City, UT 84119</text:span></text:p>
      <text:p text:style-name="P1003">ASUNTO: Invitación para HALLOWEEN 2022</text:p>
      <text:p text:style-name="P1004">Estimado/estimada Otilia Mercader Jimen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eocharre@me.com, gracias.</text:span></text:p>
      <text:h text:style-name="P3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adia Reyes-Bosch</text:span></text:p>
      <text:p text:style-name="P1001"><text:span text:style-name="T6">8127 Pawnee Lane</text:span></text:p>
      <text:p text:style-name="P1001"><text:span text:style-name="T6">Pikesville, MD 21208</text:span></text:p>
      <text:p text:style-name="P1003">ASUNTO: Invitación para HALLOWEEN 2022</text:p>
      <text:p text:style-name="P1004">Estimado/estimada Nadia Reyes-Bosch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ewley@icloud.com, gracias.</text:span></text:p>
      <text:h text:style-name="P3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ireia Córdoba Pi</text:span></text:p>
      <text:p text:style-name="P1001"><text:span text:style-name="T6">7813 Helen Ave.</text:span></text:p>
      <text:p text:style-name="P1001"><text:span text:style-name="T6">West Springfield, MA 01089</text:span></text:p>
      <text:p text:style-name="P1003">ASUNTO: Invitación para HALLOWEEN 2022</text:p>
      <text:p text:style-name="P1004">Estimado/estimada Mireia Córdoba Pi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urdocj@mac.com, gracias.</text:span></text:p>
      <text:h text:style-name="P3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elisa Rueda Rosado</text:span></text:p>
      <text:p text:style-name="P1001"><text:span text:style-name="T6">353 Canterbury Dr.</text:span></text:p>
      <text:p text:style-name="P1001"><text:span text:style-name="T6">Mahwah, NJ 07430</text:span></text:p>
      <text:p text:style-name="P1003">ASUNTO: Invitación para HALLOWEEN 2022</text:p>
      <text:p text:style-name="P1004">Estimado/estimada Melisa Rueda Rosa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ebinc@msn.com, gracias.</text:span></text:p>
      <text:h text:style-name="P3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rini Sanabria-Frías</text:span></text:p>
      <text:p text:style-name="P1001"><text:span text:style-name="T6">61 Addison Dr.</text:span></text:p>
      <text:p text:style-name="P1001"><text:span text:style-name="T6">Park Forest, IL 60466</text:span></text:p>
      <text:p text:style-name="P1003">ASUNTO: Invitación para HALLOWEEN 2022</text:p>
      <text:p text:style-name="P1004">Estimado/estimada Trini Sanabria-Frí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rsam@yahoo.ca, gracias.</text:span></text:p>
      <text:h text:style-name="P3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cía Manola Briones Jove</text:span></text:p>
      <text:p text:style-name="P1001"><text:span text:style-name="T6">810 West Mill St.</text:span></text:p>
      <text:p text:style-name="P1001"><text:span text:style-name="T6">Westfield, MA 01085</text:span></text:p>
      <text:p text:style-name="P1003">ASUNTO: Invitación para HALLOWEEN 2022</text:p>
      <text:p text:style-name="P1004">Estimado/estimada Lucía Manola Briones Jov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assen@aol.com, gracias.</text:span></text:p>
      <text:h text:style-name="P3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atalio Pereira Barrio</text:span></text:p>
      <text:p text:style-name="P1001"><text:span text:style-name="T6">51 Mayfair Court</text:span></text:p>
      <text:p text:style-name="P1001"><text:span text:style-name="T6">Dothan, AL 36301</text:span></text:p>
      <text:p text:style-name="P1003">ASUNTO: Invitación para HALLOWEEN 2022</text:p>
      <text:p text:style-name="P1004">Estimado/estimada Natalio Pereira Barri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mmanuel@att.net, gracias.</text:span></text:p>
      <text:h text:style-name="P3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erea Alcalde Solé</text:span></text:p>
      <text:p text:style-name="P1001"><text:span text:style-name="T6">840 Oak Meadow Ave.</text:span></text:p>
      <text:p text:style-name="P1001"><text:span text:style-name="T6">Klamath Falls, OR 97603</text:span></text:p>
      <text:p text:style-name="P1003">ASUNTO: Invitación para HALLOWEEN 2022</text:p>
      <text:p text:style-name="P1004">Estimado/estimada Nerea Alcalde Solé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aoya@mac.com, gracias.</text:span></text:p>
      <text:h text:style-name="P3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racia Goicoechea Alba</text:span></text:p>
      <text:p text:style-name="P1001"><text:span text:style-name="T6">257 Pheasant Drive</text:span></text:p>
      <text:p text:style-name="P1001"><text:span text:style-name="T6">Hialeah, FL 33010</text:span></text:p>
      <text:p text:style-name="P1003">ASUNTO: Invitación para HALLOWEEN 2022</text:p>
      <text:p text:style-name="P1004">Estimado/estimada Gracia Goicoechea Alb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langlois@hotmail.com, gracias.</text:span></text:p>
      <text:h text:style-name="P3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oño Hidalgo Blázquez</text:span></text:p>
      <text:p text:style-name="P1001"><text:span text:style-name="T6">30 N. Park Avenue</text:span></text:p>
      <text:p text:style-name="P1001"><text:span text:style-name="T6">Howard Beach, NY 11414</text:span></text:p>
      <text:p text:style-name="P1003">ASUNTO: Invitación para HALLOWEEN 2022</text:p>
      <text:p text:style-name="P1004">Estimado/estimada Toño Hidalgo Blázqu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improv@comcast.net, gracias.</text:span></text:p>
      <text:h text:style-name="P4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ándida Sedano Jiménez</text:span></text:p>
      <text:p text:style-name="P1001"><text:span text:style-name="T6">850 School St.</text:span></text:p>
      <text:p text:style-name="P1001"><text:span text:style-name="T6">Wheaton, IL 60187</text:span></text:p>
      <text:p text:style-name="P1003">ASUNTO: Invitación para HALLOWEEN 2022</text:p>
      <text:p text:style-name="P1004">Estimado/estimada Cándida Sedano Jimén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oneme@me.com, gracias.</text:span></text:p>
      <text:h text:style-name="P4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utimio Barreda Cobos</text:span></text:p>
      <text:p text:style-name="P1001"><text:span text:style-name="T6">59 Atlantic Ave.</text:span></text:p>
      <text:p text:style-name="P1001"><text:span text:style-name="T6">Gallatin, TN 37066</text:span></text:p>
      <text:p text:style-name="P1003">ASUNTO: Invitación para HALLOWEEN 2022</text:p>
      <text:p text:style-name="P1004">Estimado/estimada Eutimio Barreda Cob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jordick@yahoo.com, gracias.</text:span></text:p>
      <text:h text:style-name="P4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osario Yuste Falcón</text:span></text:p>
      <text:p text:style-name="P1001"><text:span text:style-name="T6">74 Broadway</text:span></text:p>
      <text:p text:style-name="P1001"><text:span text:style-name="T6">MILTON KEYNES</text:span></text:p>
      <text:p text:style-name="P1003">ASUNTO: Invitación para HALLOWEEN 2022</text:p>
      <text:p text:style-name="P1004">Estimado/estimada Rosario Yuste Falcó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giersig@verizon.net, gracias.</text:span></text:p>
      <text:h text:style-name="P4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ncarnacion Español Ocaña</text:span></text:p>
      <text:p text:style-name="P1001"><text:span text:style-name="T6">MK9 3EN</text:span></text:p>
      <text:p text:style-name="P1001"><text:span text:style-name="T6">21 Mill Road</text:span></text:p>
      <text:p text:style-name="P1003">ASUNTO: Invitación para HALLOWEEN 2022</text:p>
      <text:p text:style-name="P1004">Estimado/estimada Encarnacion Español Ocañ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martfart@aol.com, gracias.</text:span></text:p>
      <text:h text:style-name="P4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gdalena Vilaplana Esteve</text:span></text:p>
      <text:p text:style-name="P1001"><text:span text:style-name="T6">CREWE</text:span></text:p>
      <text:p text:style-name="P1001"><text:span text:style-name="T6">CW90 4ZA</text:span></text:p>
      <text:p text:style-name="P1003">ASUNTO: Invitación para HALLOWEEN 2022</text:p>
      <text:p text:style-name="P1004">Estimado/estimada Magdalena Vilaplana Estev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mgomez@verizon.net, gracias.</text:span></text:p>
      <text:h text:style-name="P4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elardo Novoa</text:span></text:p>
      <text:p text:style-name="P1001"><text:span text:style-name="T6">674 High Street</text:span></text:p>
      <text:p text:style-name="P1001"><text:span text:style-name="T6">CANTERBURY</text:span></text:p>
      <text:p text:style-name="P1003">ASUNTO: Invitación para HALLOWEEN 2022</text:p>
      <text:p text:style-name="P1004">Estimado/estimada Adelardo Novo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sherr@yahoo.com, gracias.</text:span></text:p>
      <text:h text:style-name="P4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oración Rovira Zabala</text:span></text:p>
      <text:p text:style-name="P1001"><text:span text:style-name="T6">CT76 6OB</text:span></text:p>
      <text:p text:style-name="P1001"><text:span text:style-name="T6">10 Richmond Road</text:span></text:p>
      <text:p text:style-name="P1003">ASUNTO: Invitación para HALLOWEEN 2022</text:p>
      <text:p text:style-name="P1004">Estimado/estimada Adoración Rovira Zaba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eutzer@sbcglobal.net, gracias.</text:span></text:p>
      <text:h text:style-name="P4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Ovidio Lamas</text:span></text:p>
      <text:p text:style-name="P1001"><text:span text:style-name="T6">DUNDEE</text:span></text:p>
      <text:p text:style-name="P1001"><text:span text:style-name="T6">DD84 2WJ</text:span></text:p>
      <text:p text:style-name="P1003">ASUNTO: Invitación para HALLOWEEN 2022</text:p>
      <text:p text:style-name="P1004">Estimado/estimada Ovidio Lam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olicies@sbcglobal.net, gracias.</text:span></text:p>
      <text:h text:style-name="P4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eyes Julián Nogués</text:span></text:p>
      <text:p text:style-name="P1001"><text:span text:style-name="T6">35 The Crescent</text:span></text:p>
      <text:p text:style-name="P1001"><text:span text:style-name="T6">SOUTH EAST LONDON</text:span></text:p>
      <text:p text:style-name="P1003">ASUNTO: Invitación para HALLOWEEN 2022</text:p>
      <text:p text:style-name="P1004">Estimado/estimada Reyes Julián Nogué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westiii@verizon.net, gracias.</text:span></text:p>
      <text:h text:style-name="P4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oración Jurado Clemente</text:span></text:p>
      <text:p text:style-name="P1001"><text:span text:style-name="T6">SE42 3UM</text:span></text:p>
      <text:p text:style-name="P1001"><text:span text:style-name="T6">44 School Lane</text:span></text:p>
      <text:p text:style-name="P1003">ASUNTO: Invitación para HALLOWEEN 2022</text:p>
      <text:p text:style-name="P1004">Estimado/estimada Adoración Jurado Clement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stiles@mac.com, gracias.</text:span></text:p>
      <text:h text:style-name="P5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lácido Zabala Feijoo</text:span></text:p>
      <text:p text:style-name="P1001"><text:span text:style-name="T6">DONCASTER</text:span></text:p>
      <text:p text:style-name="P1001"><text:span text:style-name="T6">DN36 9AT</text:span></text:p>
      <text:p text:style-name="P1003">ASUNTO: Invitación para HALLOWEEN 2022</text:p>
      <text:p text:style-name="P1004">Estimado/estimada Plácido Zabala Feijo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xnormal@gmail.com, gracias.</text:span></text:p>
      <text:h text:style-name="P5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bel Alex Cueto López</text:span></text:p>
      <text:p text:style-name="P1001"><text:span text:style-name="T6">94 The Avenue</text:span></text:p>
      <text:p text:style-name="P1001"><text:span text:style-name="T6">BRIGHTON</text:span></text:p>
      <text:p text:style-name="P1003">ASUNTO: Invitación para HALLOWEEN 2022</text:p>
      <text:p text:style-name="P1004">Estimado/estimada Abel Alex Cueto Lóp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gmyers@icloud.com, gracias.</text:span></text:p>
      <text:h text:style-name="P5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iguela Sanmiguel Paz</text:span></text:p>
      <text:p text:style-name="P1001"><text:span text:style-name="T6">BN0 6LJ</text:span></text:p>
      <text:p text:style-name="P1001"><text:span text:style-name="T6">290 Albert Road</text:span></text:p>
      <text:p text:style-name="P1003">ASUNTO: Invitación para HALLOWEEN 2022</text:p>
      <text:p text:style-name="P1004">Estimado/estimada Miguela Sanmiguel Pa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echslin@aol.com, gracias.</text:span></text:p>
      <text:h text:style-name="P5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arcisa Villaverde Montes</text:span></text:p>
      <text:p text:style-name="P1001"><text:span text:style-name="T6">STOCKPORT</text:span></text:p>
      <text:p text:style-name="P1001"><text:span text:style-name="T6">SK35 8CV</text:span></text:p>
      <text:p text:style-name="P1003">ASUNTO: Invitación para HALLOWEEN 2022</text:p>
      <text:p text:style-name="P1004">Estimado/estimada Narcisa Villaverde Mont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uerd@outlook.com, gracias.</text:span></text:p>
      <text:h text:style-name="P5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eonardo Aller Bermúdez</text:span></text:p>
      <text:p text:style-name="P1001"><text:span text:style-name="T6">96 The Green</text:span></text:p>
      <text:p text:style-name="P1001"><text:span text:style-name="T6">WATFORD</text:span></text:p>
      <text:p text:style-name="P1003">ASUNTO: Invitación para HALLOWEEN 2022</text:p>
      <text:p text:style-name="P1004">Estimado/estimada Leonardo Aller Bermúd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kippy@icloud.com, gracias.</text:span></text:p>
      <text:h text:style-name="P5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aviera Bartolomé Torrens</text:span></text:p>
      <text:p text:style-name="P1001"><text:span text:style-name="T6">WD65 4RB</text:span></text:p>
      <text:p text:style-name="P1001"><text:span text:style-name="T6">9950 Queen Street</text:span></text:p>
      <text:p text:style-name="P1003">ASUNTO: Invitación para HALLOWEEN 2022</text:p>
      <text:p text:style-name="P1004">Estimado/estimada Javiera Bartolomé Torren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einkej@hotmail.com, gracias.</text:span></text:p>
      <text:h text:style-name="P5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ía Carmen de Fuster</text:span></text:p>
      <text:p text:style-name="P1001"><text:span text:style-name="T6">WAKEFIELD</text:span></text:p>
      <text:p text:style-name="P1001"><text:span text:style-name="T6">WF81 5TB</text:span></text:p>
      <text:p text:style-name="P1003">ASUNTO: Invitación para HALLOWEEN 2022</text:p>
      <text:p text:style-name="P1004">Estimado/estimada María Carmen de Fust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taffelb@aol.com, gracias.</text:span></text:p>
      <text:h text:style-name="P5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án Fonseca Marin</text:span></text:p>
      <text:p text:style-name="P1001"><text:span text:style-name="T6">30 Main Road</text:span></text:p>
      <text:p text:style-name="P1001"><text:span text:style-name="T6">NORTH WEST LONDON</text:span></text:p>
      <text:p text:style-name="P1003">ASUNTO: Invitación para HALLOWEEN 2022</text:p>
      <text:p text:style-name="P1004">Estimado/estimada Adán Fonseca Mari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eckerman@optonline.net, gracias.</text:span></text:p>
      <text:h text:style-name="P5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alberto de Fabra</text:span></text:p>
      <text:p text:style-name="P1001"><text:span text:style-name="T6">NW96 2RV</text:span></text:p>
      <text:p text:style-name="P1001"><text:span text:style-name="T6">9896 New Road</text:span></text:p>
      <text:p text:style-name="P1003">ASUNTO: Invitación para HALLOWEEN 2022</text:p>
      <text:p text:style-name="P1004">Estimado/estimada Adalberto de Fab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jones@verizon.net, gracias.</text:span></text:p>
      <text:h text:style-name="P5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osalinda Jaume Romero</text:span></text:p>
      <text:p text:style-name="P1001"><text:span text:style-name="T6">SHREWSBURY</text:span></text:p>
      <text:p text:style-name="P1001"><text:span text:style-name="T6">SY49 2YJ</text:span></text:p>
      <text:p text:style-name="P1003">ASUNTO: Invitación para HALLOWEEN 2022</text:p>
      <text:p text:style-name="P1004">Estimado/estimada Rosalinda Jaume Rom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rrt@verizon.net, gracias.</text:span></text:p>
      <text:h text:style-name="P6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bigaíl Enríquez Carreras</text:span></text:p>
      <text:p text:style-name="P1001"><text:span text:style-name="T6">26 North Road</text:span></text:p>
      <text:p text:style-name="P1001"><text:span text:style-name="T6">EAST CENTRAL LONDON</text:span></text:p>
      <text:p text:style-name="P1003">ASUNTO: Invitación para HALLOWEEN 2022</text:p>
      <text:p text:style-name="P1004">Estimado/estimada Abigaíl Enríquez Carrer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ampton@icloud.com, gracias.</text:span></text:p>
      <text:h text:style-name="P6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África Morcillo</text:span></text:p>
      <text:p text:style-name="P1001"><text:span text:style-name="T6">EC18 9MF</text:span></text:p>
      <text:p text:style-name="P1001"><text:span text:style-name="T6">146 Church Lane</text:span></text:p>
      <text:p text:style-name="P1003">ASUNTO: Invitación para HALLOWEEN 2022</text:p>
      <text:p text:style-name="P1004">Estimado/estimada África Morcil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laypool@comcast.net, gracias.</text:span></text:p>
      <text:h text:style-name="P6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ilberto Cárdenas-Esparza</text:span></text:p>
      <text:p text:style-name="P1001"><text:span text:style-name="T6">LLANDRINDOD WELLS</text:span></text:p>
      <text:p text:style-name="P1001"><text:span text:style-name="T6">LD87 1KV</text:span></text:p>
      <text:p text:style-name="P1003">ASUNTO: Invitación para HALLOWEEN 2022</text:p>
      <text:p text:style-name="P1004">Estimado/estimada Gilberto Cárdenas-Esparz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snyder@live.com, gracias.</text:span></text:p>
      <text:h text:style-name="P6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isela Posada Jover</text:span></text:p>
      <text:p text:style-name="P1001"><text:span text:style-name="T6">70 Green Lane</text:span></text:p>
      <text:p text:style-name="P1001"><text:span text:style-name="T6">KILMARNOCK</text:span></text:p>
      <text:p text:style-name="P1003">ASUNTO: Invitación para HALLOWEEN 2022</text:p>
      <text:p text:style-name="P1004">Estimado/estimada Marisela Posada Jov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gusnet@aol.com, gracias.</text:span></text:p>
      <text:h text:style-name="P6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goña Claudia Coello Zabaleta</text:span></text:p>
      <text:p text:style-name="P1001"><text:span text:style-name="T6">KA97 3AD</text:span></text:p>
      <text:p text:style-name="P1001"><text:span text:style-name="T6">9645 Queensway</text:span></text:p>
      <text:p text:style-name="P1003">ASUNTO: Invitación para HALLOWEEN 2022</text:p>
      <text:p text:style-name="P1004">Estimado/estimada Begoña Claudia Coello Zabalet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anneng@optonline.net, gracias.</text:span></text:p>
      <text:h text:style-name="P6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cos Arregui Sainz</text:span></text:p>
      <text:p text:style-name="P1001"><text:span text:style-name="T6">ROCHESTER</text:span></text:p>
      <text:p text:style-name="P1001"><text:span text:style-name="T6">ME97 9GF</text:span></text:p>
      <text:p text:style-name="P1003">ASUNTO: Invitación para HALLOWEEN 2022</text:p>
      <text:p text:style-name="P1004">Estimado/estimada Marcos Arregui Sain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mallpaul@aol.com, gracias.</text:span></text:p>
      <text:h text:style-name="P6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enceslás Sastre Peñalver</text:span></text:p>
      <text:p text:style-name="P1001"><text:span text:style-name="T6">5 Kingsway</text:span></text:p>
      <text:p text:style-name="P1001"><text:span text:style-name="T6">WARRINGTON</text:span></text:p>
      <text:p text:style-name="P1003">ASUNTO: Invitación para HALLOWEEN 2022</text:p>
      <text:p text:style-name="P1004">Estimado/estimada Venceslás Sastre Peñalv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taikos@optonline.net, gracias.</text:span></text:p>
      <text:h text:style-name="P6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ebe Amaya</text:span></text:p>
      <text:p text:style-name="P1001"><text:span text:style-name="T6">WA48 9PQ</text:span></text:p>
      <text:p text:style-name="P1001"><text:span text:style-name="T6">512 Stanley Road</text:span></text:p>
      <text:p text:style-name="P1003">ASUNTO: Invitación para HALLOWEEN 2022</text:p>
      <text:p text:style-name="P1004">Estimado/estimada Febe Amay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ryam@outlook.com, gracias.</text:span></text:p>
      <text:h text:style-name="P6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Quirino Granados Verdugo</text:span></text:p>
      <text:p text:style-name="P1001"><text:span text:style-name="T6">BIRMINGHAM</text:span></text:p>
      <text:p text:style-name="P1001"><text:span text:style-name="T6">B2 0LA</text:span></text:p>
      <text:p text:style-name="P1003">ASUNTO: Invitación para HALLOWEEN 2022</text:p>
      <text:p text:style-name="P1004">Estimado/estimada Quirino Granados Verdug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cohen@optonline.net, gracias.</text:span></text:p>
      <text:h text:style-name="P6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melda de Perea</text:span></text:p>
      <text:p text:style-name="P1001"><text:span text:style-name="T6">3 Church Street</text:span></text:p>
      <text:p text:style-name="P1001"><text:span text:style-name="T6">CARLISLE</text:span></text:p>
      <text:p text:style-name="P1003">ASUNTO: Invitación para HALLOWEEN 2022</text:p>
      <text:p text:style-name="P1004">Estimado/estimada Imelda de Pere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eoffr@aol.com, gracias.</text:span></text:p>
      <text:h text:style-name="P7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sidora de Crespi</text:span></text:p>
      <text:p text:style-name="P1001"><text:span text:style-name="T6">CA46 0YA</text:span></text:p>
      <text:p text:style-name="P1001"><text:span text:style-name="T6">12 George Street</text:span></text:p>
      <text:p text:style-name="P1003">ASUNTO: Invitación para HALLOWEEN 2022</text:p>
      <text:p text:style-name="P1004">Estimado/estimada Isidora de Crespi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ludge@comcast.net, gracias.</text:span></text:p>
      <text:h text:style-name="P7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alduino Martin Águila</text:span></text:p>
      <text:p text:style-name="P1001"><text:span text:style-name="T6">REDHILL</text:span></text:p>
      <text:p text:style-name="P1001"><text:span text:style-name="T6">RH45 1LV</text:span></text:p>
      <text:p text:style-name="P1003">ASUNTO: Invitación para HALLOWEEN 2022</text:p>
      <text:p text:style-name="P1004">Estimado/estimada Balduino Martin Águi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rikazoyd@att.net, gracias.</text:span></text:p>
      <text:h text:style-name="P7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sandra Ramírez Canet</text:span></text:p>
      <text:p text:style-name="P1001"><text:span text:style-name="T6">2 Manchester Road</text:span></text:p>
      <text:p text:style-name="P1001"><text:span text:style-name="T6">SWANSEA</text:span></text:p>
      <text:p text:style-name="P1003">ASUNTO: Invitación para HALLOWEEN 2022</text:p>
      <text:p text:style-name="P1004">Estimado/estimada Casandra Ramírez Cane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inger@comcast.net, gracias.</text:span></text:p>
      <text:h text:style-name="P7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ustaquio Vigil Gil</text:span></text:p>
      <text:p text:style-name="P1001"><text:span text:style-name="T6">SA65 3HD</text:span></text:p>
      <text:p text:style-name="P1001"><text:span text:style-name="T6">84 North Street</text:span></text:p>
      <text:p text:style-name="P1003">ASUNTO: Invitación para HALLOWEEN 2022</text:p>
      <text:p text:style-name="P1004">Estimado/estimada Eustaquio Vigil Gi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ogerspl@aol.com, gracias.</text:span></text:p>
      <text:h text:style-name="P7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vira del Espinosa</text:span></text:p>
      <text:p text:style-name="P1001"><text:span text:style-name="T6">DUDLEY</text:span></text:p>
      <text:p text:style-name="P1001"><text:span text:style-name="T6">DY65 3GJ</text:span></text:p>
      <text:p text:style-name="P1003">ASUNTO: Invitación para HALLOWEEN 2022</text:p>
      <text:p text:style-name="P1004">Estimado/estimada Elvira del Espinos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anzigism@yahoo.ca, gracias.</text:span></text:p>
      <text:h text:style-name="P7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ía Huertas Manzanares</text:span></text:p>
      <text:p text:style-name="P1001"><text:span text:style-name="T6">9112 St. John’s Road</text:span></text:p>
      <text:p text:style-name="P1001"><text:span text:style-name="T6">WALSALL</text:span></text:p>
      <text:p text:style-name="P1003">ASUNTO: Invitación para HALLOWEEN 2022</text:p>
      <text:p text:style-name="P1004">Estimado/estimada Pía Huertas Manzanar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mpathy@att.net, gracias.</text:span></text:p>
      <text:h text:style-name="P7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lberto Salas Báez</text:span></text:p>
      <text:p text:style-name="P1001"><text:span text:style-name="T6">WS53 7IY</text:span></text:p>
      <text:p text:style-name="P1001"><text:span text:style-name="T6">19 Church Road</text:span></text:p>
      <text:p text:style-name="P1003">ASUNTO: Invitación para HALLOWEEN 2022</text:p>
      <text:p text:style-name="P1004">Estimado/estimada Alberto Salas Bá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rifkin@mac.com, gracias.</text:span></text:p>
      <text:h text:style-name="P7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ol Rosales Calvo</text:span></text:p>
      <text:p text:style-name="P1001"><text:span text:style-name="T6">SOUTH WEST LONDON</text:span></text:p>
      <text:p text:style-name="P1001"><text:span text:style-name="T6">SW65 0GH</text:span></text:p>
      <text:p text:style-name="P1003">ASUNTO: Invitación para HALLOWEEN 2022</text:p>
      <text:p text:style-name="P1004">Estimado/estimada Sol Rosales Calv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agal@icloud.com, gracias.</text:span></text:p>
      <text:h text:style-name="P7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uiomar Folch Sanjuan</text:span></text:p>
      <text:p text:style-name="P1001"><text:span text:style-name="T6">76 South Street</text:span></text:p>
      <text:p text:style-name="P1001"><text:span text:style-name="T6">NORWICH</text:span></text:p>
      <text:p text:style-name="P1003">ASUNTO: Invitación para HALLOWEEN 2022</text:p>
      <text:p text:style-name="P1004">Estimado/estimada Guiomar Folch Sanjua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urist@sbcglobal.net, gracias.</text:span></text:p>
      <text:h text:style-name="P7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idia Pardo-Nuñez</text:span></text:p>
      <text:p text:style-name="P1001"><text:span text:style-name="T6">NR38 3VK</text:span></text:p>
      <text:p text:style-name="P1001"><text:span text:style-name="T6">73 Grove Road</text:span></text:p>
      <text:p text:style-name="P1003">ASUNTO: Invitación para HALLOWEEN 2022</text:p>
      <text:p text:style-name="P1004">Estimado/estimada Nidia Pardo-Nuñ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sloan@msn.com, gracias.</text:span></text:p>
      <text:h text:style-name="P8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mperatriz Sabina Pastor Pedrero</text:span></text:p>
      <text:p text:style-name="P1001"><text:span text:style-name="T6">SHEFFIELD</text:span></text:p>
      <text:p text:style-name="P1001"><text:span text:style-name="T6">S39 0KU</text:span></text:p>
      <text:p text:style-name="P1003">ASUNTO: Invitación para HALLOWEEN 2022</text:p>
      <text:p text:style-name="P1004">Estimado/estimada Emperatriz Sabina Pastor Pedr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ilikered@mac.com, gracias.</text:span></text:p>
      <text:h text:style-name="P8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Ximena Jurado-Mata</text:span></text:p>
      <text:p text:style-name="P1001"><text:span text:style-name="T6">92 Park Avenue</text:span></text:p>
      <text:p text:style-name="P1001"><text:span text:style-name="T6">WOLVERHAMPTON</text:span></text:p>
      <text:p text:style-name="P1003">ASUNTO: Invitación para HALLOWEEN 2022</text:p>
      <text:p text:style-name="P1004">Estimado/estimada Ximena Jurado-Mat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linden@live.com, gracias.</text:span></text:p>
      <text:h text:style-name="P8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ugenio Aranda Falcón</text:span></text:p>
      <text:p text:style-name="P1001"><text:span text:style-name="T6">WV82 8AJ</text:span></text:p>
      <text:p text:style-name="P1001"><text:span text:style-name="T6">53 King Street</text:span></text:p>
      <text:p text:style-name="P1003">ASUNTO: Invitación para HALLOWEEN 2022</text:p>
      <text:p text:style-name="P1004">Estimado/estimada Eugenio Aranda Falcó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itizenl@yahoo.ca, gracias.</text:span></text:p>
      <text:h text:style-name="P8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elicia del Palomo</text:span></text:p>
      <text:p text:style-name="P1001"><text:span text:style-name="T6">COVENTRY</text:span></text:p>
      <text:p text:style-name="P1001"><text:span text:style-name="T6">CV96 4TX</text:span></text:p>
      <text:p text:style-name="P1003">ASUNTO: Invitación para HALLOWEEN 2022</text:p>
      <text:p text:style-name="P1004">Estimado/estimada Felicia del Palom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jas@yahoo.com, gracias.</text:span></text:p>
      <text:h text:style-name="P8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bel Uribe Cerro</text:span></text:p>
      <text:p text:style-name="P1001"><text:span text:style-name="T6">58 Highfield Road</text:span></text:p>
      <text:p text:style-name="P1001"><text:span text:style-name="T6">BLACKBURN</text:span></text:p>
      <text:p text:style-name="P1003">ASUNTO: Invitación para HALLOWEEN 2022</text:p>
      <text:p text:style-name="P1004">Estimado/estimada Abel Uribe Cer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ritish@me.com, gracias.</text:span></text:p>
      <text:h text:style-name="P8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drés Felipe Prado-Infante</text:span></text:p>
      <text:p text:style-name="P1001"><text:span text:style-name="T6">BB91 5XM</text:span></text:p>
      <text:p text:style-name="P1001"><text:span text:style-name="T6">20 West Street</text:span></text:p>
      <text:p text:style-name="P1003">ASUNTO: Invitación para HALLOWEEN 2022</text:p>
      <text:p text:style-name="P1004">Estimado/estimada Andrés Felipe Prado-Infant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haffar@aol.com, gracias.</text:span></text:p>
      <text:h text:style-name="P8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rdi de Perea</text:span></text:p>
      <text:p text:style-name="P1001"><text:span text:style-name="T6">OUTER HEBRIDES</text:span></text:p>
      <text:p text:style-name="P1001"><text:span text:style-name="T6">HS33 0PY</text:span></text:p>
      <text:p text:style-name="P1003">ASUNTO: Invitación para HALLOWEEN 2022</text:p>
      <text:p text:style-name="P1004">Estimado/estimada Jordi de Pere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rkes@hotmail.com, gracias.</text:span></text:p>
      <text:h text:style-name="P8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icarda Escrivá Cervera</text:span></text:p>
      <text:p text:style-name="P1001"><text:span text:style-name="T6">82 Windsor Road</text:span></text:p>
      <text:p text:style-name="P1001"><text:span text:style-name="T6">PERTH</text:span></text:p>
      <text:p text:style-name="P1003">ASUNTO: Invitación para HALLOWEEN 2022</text:p>
      <text:p text:style-name="P1004">Estimado/estimada Ricarda Escrivá Cerv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java@yahoo.ca, gracias.</text:span></text:p>
      <text:h text:style-name="P8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ocorro Morales Guerrero</text:span></text:p>
      <text:p text:style-name="P1001"><text:span text:style-name="T6">PH82 4OY</text:span></text:p>
      <text:p text:style-name="P1001"><text:span text:style-name="T6">75 Grange Road</text:span></text:p>
      <text:p text:style-name="P1003">ASUNTO: Invitación para HALLOWEEN 2022</text:p>
      <text:p text:style-name="P1004">Estimado/estimada Socorro Morales Guerr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ipsen@outlook.com, gracias.</text:span></text:p>
      <text:h text:style-name="P8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sunción Ágata Gutierrez Morera</text:span></text:p>
      <text:p text:style-name="P1001"><text:span text:style-name="T6">WESTERN CENTRAL LONDON</text:span></text:p>
      <text:p text:style-name="P1001"><text:span text:style-name="T6">WC52 6DL</text:span></text:p>
      <text:p text:style-name="P1003">ASUNTO: Invitación para HALLOWEEN 2022</text:p>
      <text:p text:style-name="P1004">Estimado/estimada Asunción Ágata Gutierrez Mor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ahvak@optonline.net, gracias.</text:span></text:p>
      <text:h text:style-name="P9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esús Frías Ibáñez</text:span></text:p>
      <text:p text:style-name="P1001"><text:span text:style-name="T6">10 Kings Road</text:span></text:p>
      <text:p text:style-name="P1001"><text:span text:style-name="T6">WORCESTER</text:span></text:p>
      <text:p text:style-name="P1003">ASUNTO: Invitación para HALLOWEEN 2022</text:p>
      <text:p text:style-name="P1004">Estimado/estimada Jesús Frías Ibáñ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lewan@yahoo.com, gracias.</text:span></text:p>
      <text:h text:style-name="P9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eodosio Niño</text:span></text:p>
      <text:p text:style-name="P1001"><text:span text:style-name="T6">WR45 4AU</text:span></text:p>
      <text:p text:style-name="P1001"><text:span text:style-name="T6">80 The Grove</text:span></text:p>
      <text:p text:style-name="P1003">ASUNTO: Invitación para HALLOWEEN 2022</text:p>
      <text:p text:style-name="P1004">Estimado/estimada Teodosio Niñ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zwood@verizon.net, gracias.</text:span></text:p>
      <text:h text:style-name="P9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usana Vizcaíno Nuñez</text:span></text:p>
      <text:p text:style-name="P1001"><text:span text:style-name="T6">MANCHESTER</text:span></text:p>
      <text:p text:style-name="P1001"><text:span text:style-name="T6">M78 7CQ</text:span></text:p>
      <text:p text:style-name="P1003">ASUNTO: Invitación para HALLOWEEN 2022</text:p>
      <text:p text:style-name="P1004">Estimado/estimada Susana Vizcaíno Nuñ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assiesa@hotmail.com, gracias.</text:span></text:p>
      <text:h text:style-name="P9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bilio Cuéllar Rovira</text:span></text:p>
      <text:p text:style-name="P1001"><text:span text:style-name="T6">472 Mill Lane</text:span></text:p>
      <text:p text:style-name="P1001"><text:span text:style-name="T6">READING</text:span></text:p>
      <text:p text:style-name="P1003">ASUNTO: Invitación para HALLOWEEN 2022</text:p>
      <text:p text:style-name="P1004">Estimado/estimada Abilio Cuéllar Rovi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newman@hotmail.com, gracias.</text:span></text:p>
      <text:h text:style-name="P9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ora Alberto Rebollo</text:span></text:p>
      <text:p text:style-name="P1001"><text:span text:style-name="T6">RG6 1SR</text:span></text:p>
      <text:p text:style-name="P1001"><text:span text:style-name="T6">55 Queens Road</text:span></text:p>
      <text:p text:style-name="P1003">ASUNTO: Invitación para HALLOWEEN 2022</text:p>
      <text:p text:style-name="P1004">Estimado/estimada Adora Alberto Rebol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axweb@gmail.com, gracias.</text:span></text:p>
      <text:h text:style-name="P9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rimitivo Jaén Garcés</text:span></text:p>
      <text:p text:style-name="P1001"><text:span text:style-name="T6">TORQUAY</text:span></text:p>
      <text:p text:style-name="P1001"><text:span text:style-name="T6">TQ16 9DL</text:span></text:p>
      <text:p text:style-name="P1003">ASUNTO: Invitación para HALLOWEEN 2022</text:p>
      <text:p text:style-name="P1004">Estimado/estimada Primitivo Jaén Garcé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idac@aol.com, gracias.</text:span></text:p>
      <text:h text:style-name="P9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elfina Donoso</text:span></text:p>
      <text:p text:style-name="P1001"><text:span text:style-name="T6">80 Chester Road</text:span></text:p>
      <text:p text:style-name="P1001"><text:span text:style-name="T6">HARROW</text:span></text:p>
      <text:p text:style-name="P1003">ASUNTO: Invitación para HALLOWEEN 2022</text:p>
      <text:p text:style-name="P1004">Estimado/estimada Delfina Donos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ishoy@gmail.com, gracias.</text:span></text:p>
      <text:h text:style-name="P9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ulio Fuster Vigil</text:span></text:p>
      <text:p text:style-name="P1001"><text:span text:style-name="T6">HA62 8DU</text:span></text:p>
      <text:p text:style-name="P1001"><text:span text:style-name="T6">320 Victoria Road</text:span></text:p>
      <text:p text:style-name="P1003">ASUNTO: Invitación para HALLOWEEN 2022</text:p>
      <text:p text:style-name="P1004">Estimado/estimada Julio Fuster Vigi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elpino@aol.com, gracias.</text:span></text:p>
      <text:h text:style-name="P9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intia Carballo-Bayona</text:span></text:p>
      <text:p text:style-name="P1001"><text:span text:style-name="T6">PAISLEY</text:span></text:p>
      <text:p text:style-name="P1001"><text:span text:style-name="T6">PA13 7KA</text:span></text:p>
      <text:p text:style-name="P1003">ASUNTO: Invitación para HALLOWEEN 2022</text:p>
      <text:p text:style-name="P1004">Estimado/estimada Cintia Carballo-Bayo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atalog@att.net, gracias.</text:span></text:p>
      <text:h text:style-name="P9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ortunata Pascual Ribas</text:span></text:p>
      <text:p text:style-name="P1001"><text:span text:style-name="T6">304 Springfield Road</text:span></text:p>
      <text:p text:style-name="P1001"><text:span text:style-name="T6">BRADFORD</text:span></text:p>
      <text:p text:style-name="P1003">ASUNTO: Invitación para HALLOWEEN 2022</text:p>
      <text:p text:style-name="P1004">Estimado/estimada Fortunata Pascual Rib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oyer@hotmail.com, gracias.</text:span></text:p>
      <text:h text:style-name="P10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ilia Figuerola Bauzà</text:span></text:p>
      <text:p text:style-name="P1001"><text:span text:style-name="T6">BD84 2HP</text:span></text:p>
      <text:p text:style-name="P1001"><text:span text:style-name="T6">51 Main Street</text:span></text:p>
      <text:p text:style-name="P1003">ASUNTO: Invitación para HALLOWEEN 2022</text:p>
      <text:p text:style-name="P1004">Estimado/estimada Lilia Figuerola Bauzà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sokullu@live.com, gracias.</text:span></text:p>
      <text:h text:style-name="P10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ili Morell-Oliver</text:span></text:p>
      <text:p text:style-name="P1001"><text:span text:style-name="T6">CHESTER</text:span></text:p>
      <text:p text:style-name="P1001"><text:span text:style-name="T6">CH66 8CW</text:span></text:p>
      <text:p text:style-name="P1003">ASUNTO: Invitación para HALLOWEEN 2022</text:p>
      <text:p text:style-name="P1004">Estimado/estimada Pili Morell-Oliv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eidrich@hotmail.com, gracias.</text:span></text:p>
      <text:h text:style-name="P10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strella Peñas Benito</text:span></text:p>
      <text:p text:style-name="P1001"><text:span text:style-name="T6">28 London Road</text:span></text:p>
      <text:p text:style-name="P1001"><text:span text:style-name="T6">HULL</text:span></text:p>
      <text:p text:style-name="P1003">ASUNTO: Invitación para HALLOWEEN 2022</text:p>
      <text:p text:style-name="P1004">Estimado/estimada Estrella Peñas Benit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ohlis@live.com, gracias.</text:span></text:p>
      <text:h text:style-name="P10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ía Ángeles Roura Carnero</text:span></text:p>
      <text:p text:style-name="P1001"><text:span text:style-name="T6">HU74 4ER</text:span></text:p>
      <text:p text:style-name="P1001"><text:span text:style-name="T6">44 Park Road</text:span></text:p>
      <text:p text:style-name="P1003">ASUNTO: Invitación para HALLOWEEN 2022</text:p>
      <text:p text:style-name="P1004">Estimado/estimada María Ángeles Roura Carn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orrada@att.net, gracias.</text:span></text:p>
      <text:h text:style-name="P10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ioleta Violeta Lamas Sarabia</text:span></text:p>
      <text:p text:style-name="P1001"><text:span text:style-name="T6">GUILDFORD</text:span></text:p>
      <text:p text:style-name="P1001"><text:span text:style-name="T6">GU45 5EZ</text:span></text:p>
      <text:p text:style-name="P1003">ASUNTO: Invitación para HALLOWEEN 2022</text:p>
      <text:p text:style-name="P1004">Estimado/estimada Violeta Violeta Lamas Sarab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haffar@sbcglobal.net, gracias.</text:span></text:p>
      <text:h text:style-name="P10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uben Marquez Belda</text:span></text:p>
      <text:p text:style-name="P1001"><text:span text:style-name="T6">597 New Street</text:span></text:p>
      <text:p text:style-name="P1001"><text:span text:style-name="T6">DURHAM</text:span></text:p>
      <text:p text:style-name="P1003">ASUNTO: Invitación para HALLOWEEN 2022</text:p>
      <text:p text:style-name="P1004">Estimado/estimada Ruben Marquez Beld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osem@hotmail.com, gracias.</text:span></text:p>
      <text:h text:style-name="P10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nola Criado</text:span></text:p>
      <text:p text:style-name="P1001"><text:span text:style-name="T6">DH29 2KQ</text:span></text:p>
      <text:p text:style-name="P1001"><text:span text:style-name="T6">69 The Drive</text:span></text:p>
      <text:p text:style-name="P1003">ASUNTO: Invitación para HALLOWEEN 2022</text:p>
      <text:p text:style-name="P1004">Estimado/estimada Manola Cria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smith@mac.com, gracias.</text:span></text:p>
      <text:h text:style-name="P10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ita Asensio Salgado</text:span></text:p>
      <text:p text:style-name="P1001"><text:span text:style-name="T6">DUMFRIES</text:span></text:p>
      <text:p text:style-name="P1001"><text:span text:style-name="T6">DG73 0TH</text:span></text:p>
      <text:p text:style-name="P1003">ASUNTO: Invitación para HALLOWEEN 2022</text:p>
      <text:p text:style-name="P1004">Estimado/estimada Rita Asensio Salga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mbrand@hotmail.com, gracias.</text:span></text:p>
      <text:h text:style-name="P10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aniela Cabello Vallés</text:span></text:p>
      <text:p text:style-name="P1001"><text:span text:style-name="T6">41 Victoria Street</text:span></text:p>
      <text:p text:style-name="P1001"><text:span text:style-name="T6">LEICESTER</text:span></text:p>
      <text:p text:style-name="P1003">ASUNTO: Invitación para HALLOWEEN 2022</text:p>
      <text:p text:style-name="P1004">Estimado/estimada Daniela Cabello Vallé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orrada@gmail.com, gracias.</text:span></text:p>
      <text:h text:style-name="P10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icolasa Aurelia Lasa Puig</text:span></text:p>
      <text:p text:style-name="P1001"><text:span text:style-name="T6">LE96 5AZ</text:span></text:p>
      <text:p text:style-name="P1001"><text:span text:style-name="T6">45 Station Road</text:span></text:p>
      <text:p text:style-name="P1003">ASUNTO: Invitación para HALLOWEEN 2022</text:p>
      <text:p text:style-name="P1004">Estimado/estimada Nicolasa Aurelia Lasa Puig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ryam@icloud.com, gracias.</text:span></text:p>
      <text:h text:style-name="P11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natan Trillo Larrañaga</text:span></text:p>
      <text:p text:style-name="P1001"><text:span text:style-name="T6">CHELMSFORD</text:span></text:p>
      <text:p text:style-name="P1001"><text:span text:style-name="T6">CM60 7BF</text:span></text:p>
      <text:p text:style-name="P1003">ASUNTO: Invitación para HALLOWEEN 2022</text:p>
      <text:p text:style-name="P1004">Estimado/estimada Jonatan Trillo Larrañag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mcgath@hotmail.com, gracias.</text:span></text:p>
      <text:h text:style-name="P11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e Francisco Alvarado Pombo</text:span></text:p>
      <text:p text:style-name="P1001"><text:span text:style-name="T6">48 Manor Road</text:span></text:p>
      <text:p text:style-name="P1001"><text:span text:style-name="T6">LIVERPOOL</text:span></text:p>
      <text:p text:style-name="P1003">ASUNTO: Invitación para HALLOWEEN 2022</text:p>
      <text:p text:style-name="P1004">Estimado/estimada Jose Francisco Alvarado Pomb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ukuchi@yahoo.com, gracias.</text:span></text:p>
      <text:h text:style-name="P11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amanta Casandra Borrell Maestre</text:span></text:p>
      <text:p text:style-name="P1001"><text:span text:style-name="T6">L52 8LM</text:span></text:p>
      <text:p text:style-name="P1001"><text:span text:style-name="T6">217 Park Lane</text:span></text:p>
      <text:p text:style-name="P1003">ASUNTO: Invitación para HALLOWEEN 2022</text:p>
      <text:p text:style-name="P1004">Estimado/estimada Samanta Casandra Borrell Maestr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shearer@mac.com, gracias.</text:span></text:p>
      <text:h text:style-name="P11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milia María Luisa Lluch Vives</text:span></text:p>
      <text:p text:style-name="P1001"><text:span text:style-name="T6">SUNDERLAND</text:span></text:p>
      <text:p text:style-name="P1001"><text:span text:style-name="T6">SR69 9RW</text:span></text:p>
      <text:p text:style-name="P1003">ASUNTO: Invitación para HALLOWEEN 2022</text:p>
      <text:p text:style-name="P1004">Estimado/estimada Emilia María Luisa Lluch Viv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hish@live.com, gracias.</text:span></text:p>
      <text:h text:style-name="P11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steban Guillén Mena</text:span></text:p>
      <text:p text:style-name="P1001"><text:span text:style-name="T6">33 York Road</text:span></text:p>
      <text:p text:style-name="P1001"><text:span text:style-name="T6">HUDDERSFIELD</text:span></text:p>
      <text:p text:style-name="P1003">ASUNTO: Invitación para HALLOWEEN 2022</text:p>
      <text:p text:style-name="P1004">Estimado/estimada Esteban Guillén Me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nuals@aol.com, gracias.</text:span></text:p>
      <text:h text:style-name="P11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ué Rocha Juan</text:span></text:p>
      <text:p text:style-name="P1001"><text:span text:style-name="T6">HD3 3KR</text:span></text:p>
      <text:p text:style-name="P1001"><text:span text:style-name="T6">44 Alexander Road</text:span></text:p>
      <text:p text:style-name="P1003">ASUNTO: Invitación para HALLOWEEN 2022</text:p>
      <text:p text:style-name="P1004">Estimado/estimada Josué Rocha Jua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eder@outlook.com, gracias.</text:span></text:p>
      <text:h text:style-name="P11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ncarnación Alemán-Prats</text:span></text:p>
      <text:p text:style-name="P1001"><text:span text:style-name="T6">YORK</text:span></text:p>
      <text:p text:style-name="P1001"><text:span text:style-name="T6">YO59 8CP</text:span></text:p>
      <text:p text:style-name="P1003">ASUNTO: Invitación para HALLOWEEN 2022</text:p>
      <text:p text:style-name="P1004">Estimado/estimada Encarnación Alemán-Prat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omor@icloud.com, gracias.</text:span></text:p>
      <text:h text:style-name="P11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elia Verdú</text:span></text:p>
      <text:p text:style-name="P1001"><text:span text:style-name="T6">24 Rock Maple Lane</text:span></text:p>
      <text:p text:style-name="P1001"><text:span text:style-name="T6">Santa Ana, CA 92707</text:span></text:p>
      <text:p text:style-name="P1003">ASUNTO: Invitación para HALLOWEEN 2022</text:p>
      <text:p text:style-name="P1004">Estimado/estimada Celia Verdú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auma@gmail.com, gracias.</text:span></text:p>
      <text:h text:style-name="P11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spiridión del Viñas</text:span></text:p>
      <text:p text:style-name="P1001"><text:span text:style-name="T6">376 South Griffin Street</text:span></text:p>
      <text:p text:style-name="P1001"><text:span text:style-name="T6">Lancaster, CA 93535</text:span></text:p>
      <text:p text:style-name="P1003">ASUNTO: Invitación para HALLOWEEN 2022</text:p>
      <text:p text:style-name="P1004">Estimado/estimada Espiridión del Viñ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odeke@yahoo.ca, gracias.</text:span></text:p>
      <text:h text:style-name="P11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elania Lobato-Mena</text:span></text:p>
      <text:p text:style-name="P1001"><text:span text:style-name="T6">7172 Halifax St.</text:span></text:p>
      <text:p text:style-name="P1001"><text:span text:style-name="T6">Huntington Beach, CA 92647</text:span></text:p>
      <text:p text:style-name="P1003">ASUNTO: Invitación para HALLOWEEN 2022</text:p>
      <text:p text:style-name="P1004">Estimado/estimada Melania Lobato-Me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dhedden@mac.com, gracias.</text:span></text:p>
      <text:h text:style-name="P12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osimo Roig Bayo</text:span></text:p>
      <text:p text:style-name="P1001"><text:span text:style-name="T6">9530 Homewood St.</text:span></text:p>
      <text:p text:style-name="P1001"><text:span text:style-name="T6">Palmdale, CA 93550</text:span></text:p>
      <text:p text:style-name="P1003">ASUNTO: Invitación para HALLOWEEN 2022</text:p>
      <text:p text:style-name="P1004">Estimado/estimada Sosimo Roig Bay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beck@gmail.com, gracias.</text:span></text:p>
      <text:h text:style-name="P12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bel Carrasco-Belda</text:span></text:p>
      <text:p text:style-name="P1001"><text:span text:style-name="T6">3 Sunset Street</text:span></text:p>
      <text:p text:style-name="P1001"><text:span text:style-name="T6">Watsonville, CA 95076</text:span></text:p>
      <text:p text:style-name="P1003">ASUNTO: Invitación para HALLOWEEN 2022</text:p>
      <text:p text:style-name="P1004">Estimado/estimada Abel Carrasco-Beld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ryanw@outlook.com, gracias.</text:span></text:p>
      <text:h text:style-name="P12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licia Celestina Ibáñez Santana</text:span></text:p>
      <text:p text:style-name="P1001"><text:span text:style-name="T6">611 Linda Rd.</text:span></text:p>
      <text:p text:style-name="P1001"><text:span text:style-name="T6">El Cajon, CA 92021</text:span></text:p>
      <text:p text:style-name="P1003">ASUNTO: Invitación para HALLOWEEN 2022</text:p>
      <text:p text:style-name="P1004">Estimado/estimada Alicia Celestina Ibáñez Santa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raper@me.com, gracias.</text:span></text:p>
      <text:h text:style-name="P12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onrado Torre</text:span></text:p>
      <text:p text:style-name="P1001"><text:span text:style-name="T6">7088 South Woodland St.</text:span></text:p>
      <text:p text:style-name="P1001"><text:span text:style-name="T6">South San Francisco, CA 94080</text:span></text:p>
      <text:p text:style-name="P1003">ASUNTO: Invitación para HALLOWEEN 2022</text:p>
      <text:p text:style-name="P1004">Estimado/estimada Conrado Torr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nicolao@optonline.net, gracias.</text:span></text:p>
      <text:h text:style-name="P12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eoncio Pombo Nadal</text:span></text:p>
      <text:p text:style-name="P1001"><text:span text:style-name="T6">78 Hamilton St.</text:span></text:p>
      <text:p text:style-name="P1001"><text:span text:style-name="T6">Los Angeles, CA 90022</text:span></text:p>
      <text:p text:style-name="P1003">ASUNTO: Invitación para HALLOWEEN 2022</text:p>
      <text:p text:style-name="P1004">Estimado/estimada Leoncio Pombo Nad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xiao@comcast.net, gracias.</text:span></text:p>
      <text:h text:style-name="P12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cia Tomas</text:span></text:p>
      <text:p text:style-name="P1001"><text:span text:style-name="T6">7576 S. Prince Ave.</text:span></text:p>
      <text:p text:style-name="P1001"><text:span text:style-name="T6">Compton, CA 90221</text:span></text:p>
      <text:p text:style-name="P1003">ASUNTO: Invitación para HALLOWEEN 2022</text:p>
      <text:p text:style-name="P1004">Estimado/estimada Marcia Tom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leary@yahoo.ca, gracias.</text:span></text:p>
      <text:h text:style-name="P12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urelia del Ocaña</text:span></text:p>
      <text:p text:style-name="P1001"><text:span text:style-name="T6">8678 Glen Eagles Rd.</text:span></text:p>
      <text:p text:style-name="P1001"><text:span text:style-name="T6">Los Angeles, CA 90042</text:span></text:p>
      <text:p text:style-name="P1003">ASUNTO: Invitación para HALLOWEEN 2022</text:p>
      <text:p text:style-name="P1004">Estimado/estimada Aurelia del Ocañ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ouise@comcast.net, gracias.</text:span></text:p>
      <text:h text:style-name="P12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orfirio Cases Fabregat</text:span></text:p>
      <text:p text:style-name="P1001"><text:span text:style-name="T6">7487 College Rd.</text:span></text:p>
      <text:p text:style-name="P1001"><text:span text:style-name="T6">Carmichael, CA 95608</text:span></text:p>
      <text:p text:style-name="P1003">ASUNTO: Invitación para HALLOWEEN 2022</text:p>
      <text:p text:style-name="P1004">Estimado/estimada Porfirio Cases Fabrega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olomon@gmail.com, gracias.</text:span></text:p>
      <text:h text:style-name="P12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istela Mármol</text:span></text:p>
      <text:p text:style-name="P1001"><text:span text:style-name="T6">8 Westminster Ave.</text:span></text:p>
      <text:p text:style-name="P1001"><text:span text:style-name="T6">Anaheim, CA 92805</text:span></text:p>
      <text:p text:style-name="P1003">ASUNTO: Invitación para HALLOWEEN 2022</text:p>
      <text:p text:style-name="P1004">Estimado/estimada Maristela Mármo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gatwood@live.com, gracias.</text:span></text:p>
      <text:h text:style-name="P12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eticia Azorin Cortina</text:span></text:p>
      <text:p text:style-name="P1001"><text:span text:style-name="T6">92 Brickell Drive</text:span></text:p>
      <text:p text:style-name="P1001"><text:span text:style-name="T6">Fountain Valley, CA 92708</text:span></text:p>
      <text:p text:style-name="P1003">ASUNTO: Invitación para HALLOWEEN 2022</text:p>
      <text:p text:style-name="P1004">Estimado/estimada Leticia Azorin Corti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ugusto@outlook.com, gracias.</text:span></text:p>
      <text:h text:style-name="P13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égulo de Sacristán</text:span></text:p>
      <text:p text:style-name="P1001"><text:span text:style-name="T6">503 Delaware Street</text:span></text:p>
      <text:p text:style-name="P1001"><text:span text:style-name="T6">San Jose, CA 95123</text:span></text:p>
      <text:p text:style-name="P1003">ASUNTO: Invitación para HALLOWEEN 2022</text:p>
      <text:p text:style-name="P1004">Estimado/estimada Régulo de Sacrist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afasgj@msn.com, gracias.</text:span></text:p>
      <text:h text:style-name="P13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steban del Múñiz</text:span></text:p>
      <text:p text:style-name="P1001"><text:span text:style-name="T6">34 Anderson Ave.</text:span></text:p>
      <text:p text:style-name="P1001"><text:span text:style-name="T6">Los Angeles, CA 90037</text:span></text:p>
      <text:p text:style-name="P1003">ASUNTO: Invitación para HALLOWEEN 2022</text:p>
      <text:p text:style-name="P1004">Estimado/estimada Esteban del Múñi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olomon@yahoo.ca, gracias.</text:span></text:p>
      <text:h text:style-name="P13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rinidad Exposito Abella</text:span></text:p>
      <text:p text:style-name="P1001"><text:span text:style-name="T6">8388 Water St.</text:span></text:p>
      <text:p text:style-name="P1001"><text:span text:style-name="T6">Bakersfield, CA 93309</text:span></text:p>
      <text:p text:style-name="P1003">ASUNTO: Invitación para HALLOWEEN 2022</text:p>
      <text:p text:style-name="P1004">Estimado/estimada Trinidad Exposito Abel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ildjean@aol.com, gracias.</text:span></text:p>
      <text:h text:style-name="P13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ánfilo Ortiz Pardo</text:span></text:p>
      <text:p text:style-name="P1001"><text:span text:style-name="T6">373 Brickyard Avenue</text:span></text:p>
      <text:p text:style-name="P1001"><text:span text:style-name="T6">Tustin, CA 92780</text:span></text:p>
      <text:p text:style-name="P1003">ASUNTO: Invitación para HALLOWEEN 2022</text:p>
      <text:p text:style-name="P1004">Estimado/estimada Pánfilo Ortiz Par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ndersbr@att.net, gracias.</text:span></text:p>
      <text:h text:style-name="P13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lauco Llorens Álvarez</text:span></text:p>
      <text:p text:style-name="P1001"><text:span text:style-name="T6">834 Yukon Lane</text:span></text:p>
      <text:p text:style-name="P1001"><text:span text:style-name="T6">Cupertino, CA 95014</text:span></text:p>
      <text:p text:style-name="P1003">ASUNTO: Invitación para HALLOWEEN 2022</text:p>
      <text:p text:style-name="P1004">Estimado/estimada Glauco Llorens Álvar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oonlapse@sbcglobal.net, gracias.</text:span></text:p>
      <text:h text:style-name="P13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usanita Zaragoza Higueras</text:span></text:p>
      <text:p text:style-name="P1001"><text:span text:style-name="T6">8324 South St.</text:span></text:p>
      <text:p text:style-name="P1001"><text:span text:style-name="T6">Fremont, CA 94538</text:span></text:p>
      <text:p text:style-name="P1003">ASUNTO: Invitación para HALLOWEEN 2022</text:p>
      <text:p text:style-name="P1004">Estimado/estimada Susanita Zaragoza Higuer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chwaang@mac.com, gracias.</text:span></text:p>
      <text:h text:style-name="P13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leana Asunción Beltran Samper</text:span></text:p>
      <text:p text:style-name="P1001"><text:span text:style-name="T6">8 White Ave.</text:span></text:p>
      <text:p text:style-name="P1001"><text:span text:style-name="T6">Bakersfield, CA 93307</text:span></text:p>
      <text:p text:style-name="P1003">ASUNTO: Invitación para HALLOWEEN 2022</text:p>
      <text:p text:style-name="P1004">Estimado/estimada Ileana Asunción Beltran Samp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eekoid@yahoo.ca, gracias.</text:span></text:p>
      <text:h text:style-name="P13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hus Merino Casas</text:span></text:p>
      <text:p text:style-name="P1001"><text:span text:style-name="T6">907 Inverness Dr.</text:span></text:p>
      <text:p text:style-name="P1001"><text:span text:style-name="T6">North Hills, CA 91343</text:span></text:p>
      <text:p text:style-name="P1003">ASUNTO: Invitación para HALLOWEEN 2022</text:p>
      <text:p text:style-name="P1004">Estimado/estimada Chus Merino Cas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lover@aol.com, gracias.</text:span></text:p>
      <text:h text:style-name="P13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rmina Cervera</text:span></text:p>
      <text:p text:style-name="P1001"><text:span text:style-name="T6">12 Cypress Avenue</text:span></text:p>
      <text:p text:style-name="P1001"><text:span text:style-name="T6">San Pablo, CA 94806</text:span></text:p>
      <text:p text:style-name="P1003">ASUNTO: Invitación para HALLOWEEN 2022</text:p>
      <text:p text:style-name="P1004">Estimado/estimada Carmina Cerv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hardin@hotmail.com, gracias.</text:span></text:p>
      <text:h text:style-name="P13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urro Coello Izaguirre</text:span></text:p>
      <text:p text:style-name="P1001"><text:span text:style-name="T6">7313 Bohemia Street</text:span></text:p>
      <text:p text:style-name="P1001"><text:span text:style-name="T6">San Diego, CA 92117</text:span></text:p>
      <text:p text:style-name="P1003">ASUNTO: Invitación para HALLOWEEN 2022</text:p>
      <text:p text:style-name="P1004">Estimado/estimada Curro Coello Izaguirr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dray@hotmail.com, gracias.</text:span></text:p>
      <text:h text:style-name="P14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io Roldán</text:span></text:p>
      <text:p text:style-name="P1001"><text:span text:style-name="T6">8518 Hilldale Lane</text:span></text:p>
      <text:p text:style-name="P1001"><text:span text:style-name="T6">Pomona, CA 91766</text:span></text:p>
      <text:p text:style-name="P1003">ASUNTO: Invitación para HALLOWEEN 2022</text:p>
      <text:p text:style-name="P1004">Estimado/estimada Mario Rold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uice@outlook.com, gracias.</text:span></text:p>
      <text:h text:style-name="P14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esusa Fuentes</text:span></text:p>
      <text:p text:style-name="P1001"><text:span text:style-name="T6">190 Sierra St.</text:span></text:p>
      <text:p text:style-name="P1001"><text:span text:style-name="T6">Paramount, CA 90723</text:span></text:p>
      <text:p text:style-name="P1003">ASUNTO: Invitación para HALLOWEEN 2022</text:p>
      <text:p text:style-name="P1004">Estimado/estimada Jesusa Fuent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amenisch@yahoo.ca, gracias.</text:span></text:p>
      <text:h text:style-name="P14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Óscar Dominguez Mayol</text:span></text:p>
      <text:p text:style-name="P1001"><text:span text:style-name="T6">95 Studebaker Street</text:span></text:p>
      <text:p text:style-name="P1001"><text:span text:style-name="T6">Ontario, CA 91761</text:span></text:p>
      <text:p text:style-name="P1003">ASUNTO: Invitación para HALLOWEEN 2022</text:p>
      <text:p text:style-name="P1004">Estimado/estimada Óscar Dominguez Mayo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amky@hotmail.com, gracias.</text:span></text:p>
      <text:h text:style-name="P14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gelino Contreras Pi</text:span></text:p>
      <text:p text:style-name="P1001"><text:span text:style-name="T6">1 Highland Ave.</text:span></text:p>
      <text:p text:style-name="P1001"><text:span text:style-name="T6">San Jose, CA 95122</text:span></text:p>
      <text:p text:style-name="P1003">ASUNTO: Invitación para HALLOWEEN 2022</text:p>
      <text:p text:style-name="P1004">Estimado/estimada Angelino Contreras Pi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lastair@att.net, gracias.</text:span></text:p>
      <text:h text:style-name="P14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afa Camino Perelló</text:span></text:p>
      <text:p text:style-name="P1001"><text:span text:style-name="T6">5 West Henry Smith Street</text:span></text:p>
      <text:p text:style-name="P1001"><text:span text:style-name="T6">San Francisco, CA 94110</text:span></text:p>
      <text:p text:style-name="P1003">ASUNTO: Invitación para HALLOWEEN 2022</text:p>
      <text:p text:style-name="P1004">Estimado/estimada Rafa Camino Perelló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ritish@comcast.net, gracias.</text:span></text:p>
      <text:h text:style-name="P14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ura Vidal-Roma</text:span></text:p>
      <text:p text:style-name="P1001"><text:span text:style-name="T6">940 E. Primrose Ave.</text:span></text:p>
      <text:p text:style-name="P1001"><text:span text:style-name="T6">Laguna Niguel, CA 92677</text:span></text:p>
      <text:p text:style-name="P1003">ASUNTO: Invitación para HALLOWEEN 2022</text:p>
      <text:p text:style-name="P1004">Estimado/estimada Aura Vidal-Rom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ddesign@icloud.com, gracias.</text:span></text:p>
      <text:h text:style-name="P14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ara Jordana Ballester Lladó</text:span></text:p>
      <text:p text:style-name="P1001"><text:span text:style-name="T6">8304 Van Dyke Avenue</text:span></text:p>
      <text:p text:style-name="P1001"><text:span text:style-name="T6">Santa Ana, CA 92703</text:span></text:p>
      <text:p text:style-name="P1003">ASUNTO: Invitación para HALLOWEEN 2022</text:p>
      <text:p text:style-name="P1004">Estimado/estimada Lara Jordana Ballester Lladó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eckerman@me.com, gracias.</text:span></text:p>
      <text:h text:style-name="P14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íbal Castelló Sarabia</text:span></text:p>
      <text:p text:style-name="P1001"><text:span text:style-name="T6">86 Bradford Rd.</text:span></text:p>
      <text:p text:style-name="P1001"><text:span text:style-name="T6">San Francisco, CA 94112</text:span></text:p>
      <text:p text:style-name="P1003">ASUNTO: Invitación para HALLOWEEN 2022</text:p>
      <text:p text:style-name="P1004">Estimado/estimada Aníbal Castelló Sarab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asca@verizon.net, gracias.</text:span></text:p>
      <text:h text:style-name="P14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riana Higueras Ribes</text:span></text:p>
      <text:p text:style-name="P1001"><text:span text:style-name="T6">3 Jefferson Dr.</text:span></text:p>
      <text:p text:style-name="P1001"><text:span text:style-name="T6">Van Nuys, CA 91406</text:span></text:p>
      <text:p text:style-name="P1003">ASUNTO: Invitación para HALLOWEEN 2022</text:p>
      <text:p text:style-name="P1004">Estimado/estimada Adriana Higueras Rib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illg@sbcglobal.net, gracias.</text:span></text:p>
      <text:h text:style-name="P14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rnesto Cuadrado Mesa</text:span></text:p>
      <text:p text:style-name="P1001"><text:span text:style-name="T6">79 Rocky River Ave.</text:span></text:p>
      <text:p text:style-name="P1001"><text:span text:style-name="T6">Reseda, CA 91335</text:span></text:p>
      <text:p text:style-name="P1003">ASUNTO: Invitación para HALLOWEEN 2022</text:p>
      <text:p text:style-name="P1004">Estimado/estimada Ernesto Cuadrado Mes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ryam@verizon.net, gracias.</text:span></text:p>
      <text:h text:style-name="P15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stela Ponce-Losada</text:span></text:p>
      <text:p text:style-name="P1001"><text:span text:style-name="T6">38 Johnson St.</text:span></text:p>
      <text:p text:style-name="P1001"><text:span text:style-name="T6">Fremont, CA 94536</text:span></text:p>
      <text:p text:style-name="P1003">ASUNTO: Invitación para HALLOWEEN 2022</text:p>
      <text:p text:style-name="P1004">Estimado/estimada Estela Ponce-Losad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dme@hotmail.com, gracias.</text:span></text:p>
      <text:h text:style-name="P15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is Miguel del Tapia</text:span></text:p>
      <text:p text:style-name="P1001"><text:span text:style-name="T6">7652 West Wakehurst Drive</text:span></text:p>
      <text:p text:style-name="P1001"><text:span text:style-name="T6">Garden Grove, CA 92840</text:span></text:p>
      <text:p text:style-name="P1003">ASUNTO: Invitación para HALLOWEEN 2022</text:p>
      <text:p text:style-name="P1004">Estimado/estimada Luis Miguel del Tap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amian@hotmail.com, gracias.</text:span></text:p>
      <text:h text:style-name="P15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pidio Agullo Tejero</text:span></text:p>
      <text:p text:style-name="P1001"><text:span text:style-name="T6">7075 Lake Forest Rd.</text:span></text:p>
      <text:p text:style-name="P1001"><text:span text:style-name="T6">Bellflower, CA 90706</text:span></text:p>
      <text:p text:style-name="P1003">ASUNTO: Invitación para HALLOWEEN 2022</text:p>
      <text:p text:style-name="P1004">Estimado/estimada Elpidio Agullo Tej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angsh@me.com, gracias.</text:span></text:p>
      <text:h text:style-name="P15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ía Carmen Ródenas Acosta</text:span></text:p>
      <text:p text:style-name="P1001"><text:span text:style-name="T6">619 Pleasant St.</text:span></text:p>
      <text:p text:style-name="P1001"><text:span text:style-name="T6">Lynwood, CA 90262</text:span></text:p>
      <text:p text:style-name="P1003">ASUNTO: Invitación para HALLOWEEN 2022</text:p>
      <text:p text:style-name="P1004">Estimado/estimada María Carmen Ródenas Acost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yamla@outlook.com, gracias.</text:span></text:p>
      <text:h text:style-name="P15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cas Vendrell Valverde</text:span></text:p>
      <text:p text:style-name="P1001"><text:span text:style-name="T6">8026 New Saddle St.</text:span></text:p>
      <text:p text:style-name="P1001"><text:span text:style-name="T6">San Diego, CA 92105</text:span></text:p>
      <text:p text:style-name="P1003">ASUNTO: Invitación para HALLOWEEN 2022</text:p>
      <text:p text:style-name="P1004">Estimado/estimada Lucas Vendrell Valverd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barreira@optonline.net, gracias.</text:span></text:p>
      <text:h text:style-name="P15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erardo Tomé Real</text:span></text:p>
      <text:p text:style-name="P1001"><text:span text:style-name="T6">275 Rock Maple Avenue</text:span></text:p>
      <text:p text:style-name="P1001"><text:span text:style-name="T6">Huntington Beach, CA 92646</text:span></text:p>
      <text:p text:style-name="P1003">ASUNTO: Invitación para HALLOWEEN 2022</text:p>
      <text:p text:style-name="P1004">Estimado/estimada Gerardo Tomé Re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rifkin@verizon.net, gracias.</text:span></text:p>
      <text:h text:style-name="P15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ías Sacristán Vázquez</text:span></text:p>
      <text:p text:style-name="P1001"><text:span text:style-name="T6">404 Railroad St.</text:span></text:p>
      <text:p text:style-name="P1001"><text:span text:style-name="T6">Oxnard, CA 93030</text:span></text:p>
      <text:p text:style-name="P1003">ASUNTO: Invitación para HALLOWEEN 2022</text:p>
      <text:p text:style-name="P1004">Estimado/estimada Elías Sacristán Vázqu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mouse@sbcglobal.net, gracias.</text:span></text:p>
      <text:h text:style-name="P15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ictoriano Valencia Coloma</text:span></text:p>
      <text:p text:style-name="P1001"><text:span text:style-name="T6">441 Court Dr.</text:span></text:p>
      <text:p text:style-name="P1001"><text:span text:style-name="T6">Sunnyvale, CA 94087</text:span></text:p>
      <text:p text:style-name="P1003">ASUNTO: Invitación para HALLOWEEN 2022</text:p>
      <text:p text:style-name="P1004">Estimado/estimada Victoriano Valencia Colom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ubajon@comcast.net, gracias.</text:span></text:p>
      <text:h text:style-name="P15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era Ribes-Cases</text:span></text:p>
      <text:p text:style-name="P1001"><text:span text:style-name="T6">9 South Theatre Ave.</text:span></text:p>
      <text:p text:style-name="P1001"><text:span text:style-name="T6">Sacramento, CA 95828</text:span></text:p>
      <text:p text:style-name="P1003">ASUNTO: Invitación para HALLOWEEN 2022</text:p>
      <text:p text:style-name="P1004">Estimado/estimada Vera Ribes-Cas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jensen@att.net, gracias.</text:span></text:p>
      <text:h text:style-name="P15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igia Moya Calleja</text:span></text:p>
      <text:p text:style-name="P1001"><text:span text:style-name="T6">674 Van Dyke Drive</text:span></text:p>
      <text:p text:style-name="P1001"><text:span text:style-name="T6">Pittsburg, CA 94565</text:span></text:p>
      <text:p text:style-name="P1003">ASUNTO: Invitación para HALLOWEEN 2022</text:p>
      <text:p text:style-name="P1004">Estimado/estimada Ligia Moya Callej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ristan@live.com, gracias.</text:span></text:p>
      <text:h text:style-name="P16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vangelina Barragán Castell</text:span></text:p>
      <text:p text:style-name="P1001"><text:span text:style-name="T6">234 W. Riverside St.</text:span></text:p>
      <text:p text:style-name="P1001"><text:span text:style-name="T6">South Gate, CA 90280</text:span></text:p>
      <text:p text:style-name="P1003">ASUNTO: Invitación para HALLOWEEN 2022</text:p>
      <text:p text:style-name="P1004">Estimado/estimada Evangelina Barragán Castel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randall@sbcglobal.net, gracias.</text:span></text:p>
      <text:h text:style-name="P16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lorencia Domitila Castell Mendizábal</text:span></text:p>
      <text:p text:style-name="P1001"><text:span text:style-name="T6">916 E. Cactus Ave.</text:span></text:p>
      <text:p text:style-name="P1001"><text:span text:style-name="T6">Indio, CA 92201</text:span></text:p>
      <text:p text:style-name="P1003">ASUNTO: Invitación para HALLOWEEN 2022</text:p>
      <text:p text:style-name="P1004">Estimado/estimada Florencia Domitila Castell Mendizáb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ester@outlook.com, gracias.</text:span></text:p>
      <text:h text:style-name="P16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avier Arellano-Murcia</text:span></text:p>
      <text:p text:style-name="P1001"><text:span text:style-name="T6">218 Lake St.</text:span></text:p>
      <text:p text:style-name="P1001"><text:span text:style-name="T6">Vallejo, CA 94591</text:span></text:p>
      <text:p text:style-name="P1003">ASUNTO: Invitación para HALLOWEEN 2022</text:p>
      <text:p text:style-name="P1004">Estimado/estimada Javier Arellano-Murc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orld@yahoo.ca, gracias.</text:span></text:p>
      <text:h text:style-name="P16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urelia Sans Oller</text:span></text:p>
      <text:p text:style-name="P1001"><text:span text:style-name="T6">861 Oakland St.</text:span></text:p>
      <text:p text:style-name="P1001"><text:span text:style-name="T6">Chula Vista, CA 91911</text:span></text:p>
      <text:p text:style-name="P1003">ASUNTO: Invitación para HALLOWEEN 2022</text:p>
      <text:p text:style-name="P1004">Estimado/estimada Aurelia Sans Oll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taikos@sbcglobal.net, gracias.</text:span></text:p>
      <text:h text:style-name="P16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eodora Jerez Tormo</text:span></text:p>
      <text:p text:style-name="P1001"><text:span text:style-name="T6">8356 Bank Ave.</text:span></text:p>
      <text:p text:style-name="P1001"><text:span text:style-name="T6">Chula Vista, CA 91910</text:span></text:p>
      <text:p text:style-name="P1003">ASUNTO: Invitación para HALLOWEEN 2022</text:p>
      <text:p text:style-name="P1004">Estimado/estimada Teodora Jerez Torm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ludge@comcast.net, gracias.</text:span></text:p>
      <text:h text:style-name="P16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ornelio Noguera Lluch</text:span></text:p>
      <text:p text:style-name="P1001"><text:span text:style-name="T6">9754 Brookside Street</text:span></text:p>
      <text:p text:style-name="P1001"><text:span text:style-name="T6">Sacramento, CA 95823</text:span></text:p>
      <text:p text:style-name="P1003">ASUNTO: Invitación para HALLOWEEN 2022</text:p>
      <text:p text:style-name="P1004">Estimado/estimada Cornelio Noguera Lluch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ulv@sbcglobal.net, gracias.</text:span></text:p>
      <text:h text:style-name="P16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rla Serna Montalbán</text:span></text:p>
      <text:p text:style-name="P1001"><text:span text:style-name="T6">8718 Chapel Drive</text:span></text:p>
      <text:p text:style-name="P1001"><text:span text:style-name="T6">Rosemead, CA 91770</text:span></text:p>
      <text:p text:style-name="P1003">ASUNTO: Invitación para HALLOWEEN 2022</text:p>
      <text:p text:style-name="P1004">Estimado/estimada Carla Serna Montalb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gmyers@sbcglobal.net, gracias.</text:span></text:p>
      <text:h text:style-name="P16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carena Valeria Feliu Mayol</text:span></text:p>
      <text:p text:style-name="P1001"><text:span text:style-name="T6">9029 Bellevue Drive</text:span></text:p>
      <text:p text:style-name="P1001"><text:span text:style-name="T6">San Bernardino, CA 92404</text:span></text:p>
      <text:p text:style-name="P1003">ASUNTO: Invitación para HALLOWEEN 2022</text:p>
      <text:p text:style-name="P1004">Estimado/estimada Macarena Valeria Feliu Mayo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osephw@hotmail.com, gracias.</text:span></text:p>
      <text:h text:style-name="P16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acinta Paz Domingo Rivas</text:span></text:p>
      <text:p text:style-name="P1001"><text:span text:style-name="T6">277 Halifax Dr.</text:span></text:p>
      <text:p text:style-name="P1001"><text:span text:style-name="T6">Colton, CA 92324</text:span></text:p>
      <text:p text:style-name="P1003">ASUNTO: Invitación para HALLOWEEN 2022</text:p>
      <text:p text:style-name="P1004">Estimado/estimada Jacinta Paz Domingo Riv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opwith@att.net, gracias.</text:span></text:p>
      <text:h text:style-name="P16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ictor Manuel Tejedor Nevado</text:span></text:p>
      <text:p text:style-name="P1001"><text:span text:style-name="T6">7889 Chapel Street</text:span></text:p>
      <text:p text:style-name="P1001"><text:span text:style-name="T6">Ontario, CA 91762</text:span></text:p>
      <text:p text:style-name="P1003">ASUNTO: Invitación para HALLOWEEN 2022</text:p>
      <text:p text:style-name="P1004">Estimado/estimada Victor Manuel Tejedor Neva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haron@att.net, gracias.</text:span></text:p>
      <text:h text:style-name="P17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lanca Molina Francisco</text:span></text:p>
      <text:p text:style-name="P1001"><text:span text:style-name="T6">487 East 6th St.</text:span></text:p>
      <text:p text:style-name="P1001"><text:span text:style-name="T6">Canyon Country, CA 91351</text:span></text:p>
      <text:p text:style-name="P1003">ASUNTO: Invitación para HALLOWEEN 2022</text:p>
      <text:p text:style-name="P1004">Estimado/estimada Blanca Molina Francisc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tegrity@msn.com, gracias.</text:span></text:p>
      <text:h text:style-name="P17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natan Fonseca Quevedo</text:span></text:p>
      <text:p text:style-name="P1001"><text:span text:style-name="T6">51 Coffee St.</text:span></text:p>
      <text:p text:style-name="P1001"><text:span text:style-name="T6">Oxnard, CA 93033</text:span></text:p>
      <text:p text:style-name="P1003">ASUNTO: Invitación para HALLOWEEN 2022</text:p>
      <text:p text:style-name="P1004">Estimado/estimada Jonatan Fonseca Queve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griffith@aol.com, gracias.</text:span></text:p>
      <text:h text:style-name="P17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Humberto Vila</text:span></text:p>
      <text:p text:style-name="P1001"><text:span text:style-name="T6">9586 Sycamore Dr.</text:span></text:p>
      <text:p text:style-name="P1001"><text:span text:style-name="T6">Livermore, CA 94550</text:span></text:p>
      <text:p text:style-name="P1003">ASUNTO: Invitación para HALLOWEEN 2022</text:p>
      <text:p text:style-name="P1004">Estimado/estimada Humberto Vi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qrczak@verizon.net, gracias.</text:span></text:p>
      <text:h text:style-name="P17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saura Fuentes Guardiola</text:span></text:p>
      <text:p text:style-name="P1001"><text:span text:style-name="T6">801 SW. Prairie St.</text:span></text:p>
      <text:p text:style-name="P1001"><text:span text:style-name="T6">Cerritos, CA 90703</text:span></text:p>
      <text:p text:style-name="P1003">ASUNTO: Invitación para HALLOWEEN 2022</text:p>
      <text:p text:style-name="P1004">Estimado/estimada Isaura Fuentes Guardio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ruck@live.com, gracias.</text:span></text:p>
      <text:h text:style-name="P17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ufina Vargas Andres</text:span></text:p>
      <text:p text:style-name="P1001"><text:span text:style-name="T6">830 High Point Court</text:span></text:p>
      <text:p text:style-name="P1001"><text:span text:style-name="T6">Hayward, CA 94544</text:span></text:p>
      <text:p text:style-name="P1003">ASUNTO: Invitación para HALLOWEEN 2022</text:p>
      <text:p text:style-name="P1004">Estimado/estimada Rufina Vargas Andr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amenisch@yahoo.ca, gracias.</text:span></text:p>
      <text:h text:style-name="P17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einaldo Barral Lago</text:span></text:p>
      <text:p text:style-name="P1001"><text:span text:style-name="T6">791 Silver Spear Street</text:span></text:p>
      <text:p text:style-name="P1001"><text:span text:style-name="T6">National City, CA 91950</text:span></text:p>
      <text:p text:style-name="P1003">ASUNTO: Invitación para HALLOWEEN 2022</text:p>
      <text:p text:style-name="P1004">Estimado/estimada Reinaldo Barral Lag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jewell@comcast.net, gracias.</text:span></text:p>
      <text:h text:style-name="P17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e Ignacio Vila-Rios</text:span></text:p>
      <text:p text:style-name="P1001"><text:span text:style-name="T6">8882 Old Smith Ave.</text:span></text:p>
      <text:p text:style-name="P1001"><text:span text:style-name="T6">Oceanside, CA 92056</text:span></text:p>
      <text:p text:style-name="P1003">ASUNTO: Invitación para HALLOWEEN 2022</text:p>
      <text:p text:style-name="P1004">Estimado/estimada Jose Ignacio Vila-Ri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aveed@optonline.net, gracias.</text:span></text:p>
      <text:h text:style-name="P17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oberto Cánovas Segura</text:span></text:p>
      <text:p text:style-name="P1001"><text:span text:style-name="T6">970 Myers Street</text:span></text:p>
      <text:p text:style-name="P1001"><text:span text:style-name="T6">Oceanside, CA 92054</text:span></text:p>
      <text:p text:style-name="P1003">ASUNTO: Invitación para HALLOWEEN 2022</text:p>
      <text:p text:style-name="P1004">Estimado/estimada Roberto Cánovas Segu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quantaman@hotmail.com, gracias.</text:span></text:p>
      <text:h text:style-name="P17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ómulo Ortega-Giner</text:span></text:p>
      <text:p text:style-name="P1001"><text:span text:style-name="T6">948 Railroad Avenue</text:span></text:p>
      <text:p text:style-name="P1001"><text:span text:style-name="T6">Unit 2</text:span></text:p>
      <text:p text:style-name="P1003">ASUNTO: Invitación para HALLOWEEN 2022</text:p>
      <text:p text:style-name="P1004">Estimado/estimada Rómulo Ortega-Gin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zymansk@gmail.com, gracias.</text:span></text:p>
      <text:h text:style-name="P17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astón Leon Solana</text:span></text:p>
      <text:p text:style-name="P1001"><text:span text:style-name="T6">San Diego, CA 92114</text:span></text:p>
      <text:p text:style-name="P1001"><text:span text:style-name="T6">7069 Andover St.</text:span></text:p>
      <text:p text:style-name="P1003">ASUNTO: Invitación para HALLOWEEN 2022</text:p>
      <text:p text:style-name="P1004">Estimado/estimada Gastón Leon Sola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emarch@yahoo.ca, gracias.</text:span></text:p>
      <text:h text:style-name="P18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milia Jove-Ropero</text:span></text:p>
      <text:p text:style-name="P1001"><text:span text:style-name="T6">Pico Rivera, CA 90660</text:span></text:p>
      <text:p text:style-name="P1001"><text:span text:style-name="T6">81 Morris Drive</text:span></text:p>
      <text:p text:style-name="P1003">ASUNTO: Invitación para HALLOWEEN 2022</text:p>
      <text:p text:style-name="P1004">Estimado/estimada Emilia Jove-Rop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hialto@msn.com, gracias.</text:span></text:p>
      <text:h text:style-name="P18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lixto Pinedo Torrijos</text:span></text:p>
      <text:p text:style-name="P1001"><text:span text:style-name="T6">Los Angeles, CA 90001</text:span></text:p>
      <text:p text:style-name="P1001"><text:span text:style-name="T6">8785 Marconi Road</text:span></text:p>
      <text:p text:style-name="P1003">ASUNTO: Invitación para HALLOWEEN 2022</text:p>
      <text:p text:style-name="P1004">Estimado/estimada Calixto Pinedo Torrij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lakeg@comcast.net, gracias.</text:span></text:p>
      <text:h text:style-name="P18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iro Ledesma Bru</text:span></text:p>
      <text:p text:style-name="P1001"><text:span text:style-name="T6">Modesto, CA 95350</text:span></text:p>
      <text:p text:style-name="P1001"><text:span text:style-name="T6">632 Manor Ave.</text:span></text:p>
      <text:p text:style-name="P1003">ASUNTO: Invitación para HALLOWEEN 2022</text:p>
      <text:p text:style-name="P1004">Estimado/estimada Ciro Ledesma Bru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newman@optonline.net, gracias.</text:span></text:p>
      <text:h text:style-name="P18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ora del Segarra</text:span></text:p>
      <text:p text:style-name="P1001"><text:span text:style-name="T6">Simi Valley, CA 93065</text:span></text:p>
      <text:p text:style-name="P1001"><text:span text:style-name="T6">51 College Street</text:span></text:p>
      <text:p text:style-name="P1003">ASUNTO: Invitación para HALLOWEEN 2022</text:p>
      <text:p text:style-name="P1004">Estimado/estimada Dora del Segar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shearer@yahoo.ca, gracias.</text:span></text:p>
      <text:h text:style-name="P18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uan Bautista de Salazar</text:span></text:p>
      <text:p text:style-name="P1001"><text:span text:style-name="T6">Los Angeles, CA 90004</text:span></text:p>
      <text:p text:style-name="P1001"><text:span text:style-name="T6">198 Ramblewood Drive</text:span></text:p>
      <text:p text:style-name="P1003">ASUNTO: Invitación para HALLOWEEN 2022</text:p>
      <text:p text:style-name="P1004">Estimado/estimada Juan Bautista de Salaza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ubesteak@msn.com, gracias.</text:span></text:p>
      <text:h text:style-name="P18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arciso del Anaya</text:span></text:p>
      <text:p text:style-name="P1001"><text:span text:style-name="T6">Folsom, CA 95630</text:span></text:p>
      <text:p text:style-name="P1001"><text:span text:style-name="T6">13 E. Walnut St.</text:span></text:p>
      <text:p text:style-name="P1003">ASUNTO: Invitación para HALLOWEEN 2022</text:p>
      <text:p text:style-name="P1004">Estimado/estimada Narciso del Anay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snover@gmail.com, gracias.</text:span></text:p>
      <text:h text:style-name="P18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tirio Reina Malo Alonso</text:span></text:p>
      <text:p text:style-name="P1001"><text:span text:style-name="T6">Tulare, CA 93274</text:span></text:p>
      <text:p text:style-name="P1001"><text:span text:style-name="T6">7792 Anderson Lane</text:span></text:p>
      <text:p text:style-name="P1003">ASUNTO: Invitación para HALLOWEEN 2022</text:p>
      <text:p text:style-name="P1004">Estimado/estimada Martirio Reina Malo Alons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hrwin@live.com, gracias.</text:span></text:p>
      <text:h text:style-name="P18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ximiliano Maestre Mendizábal</text:span></text:p>
      <text:p text:style-name="P1001"><text:span text:style-name="T6">San Francisco, CA 94109</text:span></text:p>
      <text:p text:style-name="P1001"><text:span text:style-name="T6">7728 Mayfield Drive</text:span></text:p>
      <text:p text:style-name="P1003">ASUNTO: Invitación para HALLOWEEN 2022</text:p>
      <text:p text:style-name="P1004">Estimado/estimada Maximiliano Maestre Mendizáb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adavis@msn.com, gracias.</text:span></text:p>
      <text:h text:style-name="P18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oa Dominguez-Llorente</text:span></text:p>
      <text:p text:style-name="P1001"><text:span text:style-name="T6">Tracy, CA 95376</text:span></text:p>
      <text:p text:style-name="P1001"><text:span text:style-name="T6">8704 Thatcher St.</text:span></text:p>
      <text:p text:style-name="P1003">ASUNTO: Invitación para HALLOWEEN 2022</text:p>
      <text:p text:style-name="P1004">Estimado/estimada Noa Dominguez-Llorent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tevelim@gmail.com, gracias.</text:span></text:p>
      <text:h text:style-name="P18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iguel Mur Cruz</text:span></text:p>
      <text:p text:style-name="P1001"><text:span text:style-name="T6">Los Angeles, CA 90066</text:span></text:p>
      <text:p text:style-name="P1001"><text:span text:style-name="T6">9160 Mammoth Ave.</text:span></text:p>
      <text:p text:style-name="P1003">ASUNTO: Invitación para HALLOWEEN 2022</text:p>
      <text:p text:style-name="P1004">Estimado/estimada Miguel Mur Cru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zavadsky@verizon.net, gracias.</text:span></text:p>
      <text:h text:style-name="P19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ala Gimenez-Lasa</text:span></text:p>
      <text:p text:style-name="P1001"><text:span text:style-name="T6">Riverside, CA 92509</text:span></text:p>
      <text:p text:style-name="P1001"><text:span text:style-name="T6">8652 Arlington Drive</text:span></text:p>
      <text:p text:style-name="P1003">ASUNTO: Invitación para HALLOWEEN 2022</text:p>
      <text:p text:style-name="P1004">Estimado/estimada Gala Gimenez-Las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obileip@comcast.net, gracias.</text:span></text:p>
      <text:h text:style-name="P19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aturnino Palacios Lamas</text:span></text:p>
      <text:p text:style-name="P1001"><text:span text:style-name="T6">Los Angeles, CA 90026</text:span></text:p>
      <text:p text:style-name="P1001"><text:span text:style-name="T6">9048 Birchwood Avenue</text:span></text:p>
      <text:p text:style-name="P1003">ASUNTO: Invitación para HALLOWEEN 2022</text:p>
      <text:p text:style-name="P1004">Estimado/estimada Saturnino Palacios Lam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auronen@icloud.com, gracias.</text:span></text:p>
      <text:h text:style-name="P19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riel Castellanos Bauzà</text:span></text:p>
      <text:p text:style-name="P1001"><text:span text:style-name="T6">Fairfield, CA 94533</text:span></text:p>
      <text:p text:style-name="P1001"><text:span text:style-name="T6">35 Charles St.</text:span></text:p>
      <text:p text:style-name="P1003">ASUNTO: Invitación para HALLOWEEN 2022</text:p>
      <text:p text:style-name="P1004">Estimado/estimada Ariel Castellanos Bauzà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tty@att.net, gracias.</text:span></text:p>
      <text:h text:style-name="P19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rinidad Salas Gimenez</text:span></text:p>
      <text:p text:style-name="P1001"><text:span text:style-name="T6">Sylmar, CA 91342</text:span></text:p>
      <text:p text:style-name="P1001"><text:span text:style-name="T6">634 Theatre Street</text:span></text:p>
      <text:p text:style-name="P1003">ASUNTO: Invitación para HALLOWEEN 2022</text:p>
      <text:p text:style-name="P1004">Estimado/estimada Trinidad Salas Gimen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imone@mac.com, gracias.</text:span></text:p>
      <text:h text:style-name="P19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alberto del Seco</text:span></text:p>
      <text:p text:style-name="P1001"><text:span text:style-name="T6">Daly City, CA 94015</text:span></text:p>
      <text:p text:style-name="P1001"><text:span text:style-name="T6">436 Ketch Harbour Street</text:span></text:p>
      <text:p text:style-name="P1003">ASUNTO: Invitación para HALLOWEEN 2022</text:p>
      <text:p text:style-name="P1004">Estimado/estimada Adalberto del Sec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laesjac@verizon.net, gracias.</text:span></text:p>
      <text:h text:style-name="P19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ustaquio Palacios Francisco</text:span></text:p>
      <text:p text:style-name="P1001"><text:span text:style-name="T6">Van Nuys, CA 91405</text:span></text:p>
      <text:p text:style-name="P1001"><text:span text:style-name="T6">19 Strawberry Street</text:span></text:p>
      <text:p text:style-name="P1003">ASUNTO: Invitación para HALLOWEEN 2022</text:p>
      <text:p text:style-name="P1004">Estimado/estimada Eustaquio Palacios Francisc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oldberg@yahoo.com, gracias.</text:span></text:p>
      <text:h text:style-name="P19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usana Castro Ruiz</text:span></text:p>
      <text:p text:style-name="P1001"><text:span text:style-name="T6">Victorville, CA 92392</text:span></text:p>
      <text:p text:style-name="P1001"><text:span text:style-name="T6">48 Fairfield Lane</text:span></text:p>
      <text:p text:style-name="P1003">ASUNTO: Invitación para HALLOWEEN 2022</text:p>
      <text:p text:style-name="P1004">Estimado/estimada Susana Castro Rui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ahvak@aol.com, gracias.</text:span></text:p>
      <text:h text:style-name="P19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melina Melisa Palau Seco</text:span></text:p>
      <text:p text:style-name="P1001"><text:span text:style-name="T6">San Pedro, CA 90731</text:span></text:p>
      <text:p text:style-name="P1001"><text:span text:style-name="T6">9814 Primrose Street</text:span></text:p>
      <text:p text:style-name="P1003">ASUNTO: Invitación para HALLOWEEN 2022</text:p>
      <text:p text:style-name="P1004">Estimado/estimada Emelina Melisa Palau Sec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ipsen@sbcglobal.net, gracias.</text:span></text:p>
      <text:h text:style-name="P19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andalio Baeza Grande</text:span></text:p>
      <text:p text:style-name="P1001"><text:span text:style-name="T6">San Diego, CA 92115</text:span></text:p>
      <text:p text:style-name="P1001"><text:span text:style-name="T6">8053 Jennings St.</text:span></text:p>
      <text:p text:style-name="P1003">ASUNTO: Invitación para HALLOWEEN 2022</text:p>
      <text:p text:style-name="P1004">Estimado/estimada Sandalio Baeza Grand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lmer@mac.com, gracias.</text:span></text:p>
      <text:h text:style-name="P19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regorio Guerrero Palomino</text:span></text:p>
      <text:p text:style-name="P1001"><text:span text:style-name="T6">Rancho Cucamonga, CA 91730</text:span></text:p>
      <text:p text:style-name="P1001"><text:span text:style-name="T6">82 Bear Hill Ave.</text:span></text:p>
      <text:p text:style-name="P1003">ASUNTO: Invitación para HALLOWEEN 2022</text:p>
      <text:p text:style-name="P1004">Estimado/estimada Gregorio Guerrero Palomi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isyphus@icloud.com, gracias.</text:span></text:p>
      <text:h text:style-name="P20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ocorro de Higueras</text:span></text:p>
      <text:p text:style-name="P1001"><text:span text:style-name="T6">Union City, CA 94587</text:span></text:p>
      <text:p text:style-name="P1001"><text:span text:style-name="T6">9428 3rd Ave.</text:span></text:p>
      <text:p text:style-name="P1003">ASUNTO: Invitación para HALLOWEEN 2022</text:p>
      <text:p text:style-name="P1004">Estimado/estimada Socorro de Higuer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tefano@verizon.net, gracias.</text:span></text:p>
      <text:h text:style-name="P20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Otilia Viana Torres</text:span></text:p>
      <text:p text:style-name="P1001"><text:span text:style-name="T6">Montebello, CA 90640</text:span></text:p>
      <text:p text:style-name="P1001"><text:span text:style-name="T6">83 Front Ave.</text:span></text:p>
      <text:p text:style-name="P1003">ASUNTO: Invitación para HALLOWEEN 2022</text:p>
      <text:p text:style-name="P1004">Estimado/estimada Otilia Viana Torr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uzzy@aol.com, gracias.</text:span></text:p>
      <text:h text:style-name="P20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ís Guzman Alsina</text:span></text:p>
      <text:p text:style-name="P1001"><text:span text:style-name="T6">San Francisco, CA 94122</text:span></text:p>
      <text:p text:style-name="P1001"><text:span text:style-name="T6">71 Wakehurst Drive</text:span></text:p>
      <text:p text:style-name="P1003">ASUNTO: Invitación para HALLOWEEN 2022</text:p>
      <text:p text:style-name="P1004">Estimado/estimada Luís Guzman Alsi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midd@att.net, gracias.</text:span></text:p>
      <text:h text:style-name="P20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ulie Rosa Lumbreras</text:span></text:p>
      <text:p text:style-name="P1001"><text:span text:style-name="T6">Costa Mesa, CA 92627</text:span></text:p>
      <text:p text:style-name="P1001"><text:span text:style-name="T6">715 Redwood Dr.</text:span></text:p>
      <text:p text:style-name="P1003">ASUNTO: Invitación para HALLOWEEN 2022</text:p>
      <text:p text:style-name="P1004">Estimado/estimada Julie Rosa Lumbrer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hrakar@outlook.com, gracias.</text:span></text:p>
      <text:h text:style-name="P20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amu Paulino Fabra Galvez</text:span></text:p>
      <text:p text:style-name="P1001"><text:span text:style-name="T6">Long Beach, CA 90813</text:span></text:p>
      <text:p text:style-name="P1001"><text:span text:style-name="T6">316 Ohio St.</text:span></text:p>
      <text:p text:style-name="P1003">ASUNTO: Invitación para HALLOWEEN 2022</text:p>
      <text:p text:style-name="P1004">Estimado/estimada Samu Paulino Fabra Galv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penldap@mac.com, gracias.</text:span></text:p>
      <text:h text:style-name="P20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icente Egea Sanchez</text:span></text:p>
      <text:p text:style-name="P1001"><text:span text:style-name="T6">Anaheim, CA 92801</text:span></text:p>
      <text:p text:style-name="P1001"><text:span text:style-name="T6">9185 Mechanic St.</text:span></text:p>
      <text:p text:style-name="P1003">ASUNTO: Invitación para HALLOWEEN 2022</text:p>
      <text:p text:style-name="P1004">Estimado/estimada Vicente Egea Sanch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math@live.com, gracias.</text:span></text:p>
      <text:h text:style-name="P20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uan Carlos del Cordero</text:span></text:p>
      <text:p text:style-name="P1001"><text:span text:style-name="T6">Alameda, CA 94501</text:span></text:p>
      <text:p text:style-name="P1001"><text:span text:style-name="T6">7371 Wrangler Street</text:span></text:p>
      <text:p text:style-name="P1003">ASUNTO: Invitación para HALLOWEEN 2022</text:p>
      <text:p text:style-name="P1004">Estimado/estimada Juan Carlos del Cord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obey@msn.com, gracias.</text:span></text:p>
      <text:h text:style-name="P20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rla Blanes España</text:span></text:p>
      <text:p text:style-name="P1001"><text:span text:style-name="T6">Oakland, CA 94601</text:span></text:p>
      <text:p text:style-name="P1001"><text:span text:style-name="T6">72 St Paul Ave.</text:span></text:p>
      <text:p text:style-name="P1003">ASUNTO: Invitación para HALLOWEEN 2022</text:p>
      <text:p text:style-name="P1004">Estimado/estimada Carla Blanes Españ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barreira@icloud.com, gracias.</text:span></text:p>
      <text:h text:style-name="P20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oribio Herranz Jurado</text:span></text:p>
      <text:p text:style-name="P1001"><text:span text:style-name="T6">Long Beach, CA 90805</text:span></text:p>
      <text:p text:style-name="P1001"><text:span text:style-name="T6">67 William Drive</text:span></text:p>
      <text:p text:style-name="P1003">ASUNTO: Invitación para HALLOWEEN 2022</text:p>
      <text:p text:style-name="P1004">Estimado/estimada Toribio Herranz Jura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ilmoure@live.com, gracias.</text:span></text:p>
      <text:h text:style-name="P20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érica Rosell Ferrándiz</text:span></text:p>
      <text:p text:style-name="P1001"><text:span text:style-name="T6">Merced, CA 95340</text:span></text:p>
      <text:p text:style-name="P1001"><text:span text:style-name="T6">7732 Cobblestone Lane</text:span></text:p>
      <text:p text:style-name="P1003">ASUNTO: Invitación para HALLOWEEN 2022</text:p>
      <text:p text:style-name="P1004">Estimado/estimada América Rosell Ferrándi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rady@verizon.net, gracias.</text:span></text:p>
      <text:h text:style-name="P21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nés Calderon Suarez</text:span></text:p>
      <text:p text:style-name="P1001"><text:span text:style-name="T6">Huntington Park, CA 90255</text:span></text:p>
      <text:p text:style-name="P1001"><text:span text:style-name="T6">78 Summer Street</text:span></text:p>
      <text:p text:style-name="P1003">ASUNTO: Invitación para HALLOWEEN 2022</text:p>
      <text:p text:style-name="P1004">Estimado/estimada Inés Calderon Suar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ekiya@gmail.com, gracias.</text:span></text:p>
      <text:h text:style-name="P21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rinidad Leiva Ribera</text:span></text:p>
      <text:p text:style-name="P1001"><text:span text:style-name="T6">San Jose, CA 95111</text:span></text:p>
      <text:p text:style-name="P1001"><text:span text:style-name="T6">9268 NE. Lookout Drive</text:span></text:p>
      <text:p text:style-name="P1003">ASUNTO: Invitación para HALLOWEEN 2022</text:p>
      <text:p text:style-name="P1004">Estimado/estimada Trinidad Leiva Rib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ogdude@yahoo.com, gracias.</text:span></text:p>
      <text:h text:style-name="P21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isa Saldaña Piñeiro</text:span></text:p>
      <text:p text:style-name="P1001"><text:span text:style-name="T6">Santa Ana, CA 92704</text:span></text:p>
      <text:p text:style-name="P1001"><text:span text:style-name="T6">9551 Talbot Ave.</text:span></text:p>
      <text:p text:style-name="P1003">ASUNTO: Invitación para HALLOWEEN 2022</text:p>
      <text:p text:style-name="P1004">Estimado/estimada Luisa Saldaña Piñei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foskett@att.net, gracias.</text:span></text:p>
      <text:h text:style-name="P21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Yago Diez Meléndez</text:span></text:p>
      <text:p text:style-name="P1001"><text:span text:style-name="T6">Spring Valley, CA 91977</text:span></text:p>
      <text:p text:style-name="P1001"><text:span text:style-name="T6">82 Edgewood Ave.</text:span></text:p>
      <text:p text:style-name="P1003">ASUNTO: Invitación para HALLOWEEN 2022</text:p>
      <text:p text:style-name="P1004">Estimado/estimada Yago Diez Melénd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ampton@icloud.com, gracias.</text:span></text:p>
      <text:h text:style-name="P21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lberto Rius Rius</text:span></text:p>
      <text:p text:style-name="P1001"><text:span text:style-name="T6">Salinas, CA 93905</text:span></text:p>
      <text:p text:style-name="P1001"><text:span text:style-name="T6">63 East Penn St.</text:span></text:p>
      <text:p text:style-name="P1003">ASUNTO: Invitación para HALLOWEEN 2022</text:p>
      <text:p text:style-name="P1004">Estimado/estimada Alberto Rius Riu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inger@mac.com, gracias.</text:span></text:p>
      <text:h text:style-name="P21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atriz Jimenez Antón</text:span></text:p>
      <text:p text:style-name="P1001"><text:span text:style-name="T6">La Habra, CA 90631</text:span></text:p>
      <text:p text:style-name="P1001"><text:span text:style-name="T6">1 Spruce Street</text:span></text:p>
      <text:p text:style-name="P1003">ASUNTO: Invitación para HALLOWEEN 2022</text:p>
      <text:p text:style-name="P1004">Estimado/estimada Beatriz Jimenez Antó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ereinar@mac.com, gracias.</text:span></text:p>
      <text:h text:style-name="P21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olfo Gaya Canales</text:span></text:p>
      <text:p text:style-name="P1001"><text:span text:style-name="T6">Fontana, CA 92336</text:span></text:p>
      <text:p text:style-name="P1001"><text:span text:style-name="T6">78 Devon St.</text:span></text:p>
      <text:p text:style-name="P1003">ASUNTO: Invitación para HALLOWEEN 2022</text:p>
      <text:p text:style-name="P1004">Estimado/estimada Adolfo Gaya Canal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freedma@comcast.net, gracias.</text:span></text:p>
      <text:h text:style-name="P21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eófilo de Nuñez</text:span></text:p>
      <text:p text:style-name="P1001"><text:span text:style-name="T6">Georgetown, ON L7G 9Y7</text:span></text:p>
      <text:p text:style-name="P1001"><text:span text:style-name="T6">425 Cherry Hill Court</text:span></text:p>
      <text:p text:style-name="P1003">ASUNTO: Invitación para HALLOWEEN 2022</text:p>
      <text:p text:style-name="P1004">Estimado/estimada Teófilo de Nuñ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ampton@outlook.com, gracias.</text:span></text:p>
      <text:h text:style-name="P21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runo Cabezas Cordero</text:span></text:p>
      <text:p text:style-name="P1001"><text:span text:style-name="T6">Donnacona, QC G3M 1C3</text:span></text:p>
      <text:p text:style-name="P1001"><text:span text:style-name="T6">900 Charles Lane</text:span></text:p>
      <text:p text:style-name="P1003">ASUNTO: Invitación para HALLOWEEN 2022</text:p>
      <text:p text:style-name="P1004">Estimado/estimada Bruno Cabezas Cord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ttwood@yahoo.com, gracias.</text:span></text:p>
      <text:h text:style-name="P21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epe Juanito Adán Anaya</text:span></text:p>
      <text:p text:style-name="P1001"><text:span text:style-name="T6">Manotick, ON K4M 6S8</text:span></text:p>
      <text:p text:style-name="P1001"><text:span text:style-name="T6">316 East Oak Meadow Court</text:span></text:p>
      <text:p text:style-name="P1003">ASUNTO: Invitación para HALLOWEEN 2022</text:p>
      <text:p text:style-name="P1004">Estimado/estimada Pepe Juanito Adán Anay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owler@mac.com, gracias.</text:span></text:p>
      <text:h text:style-name="P22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sabela Solé Nuñez</text:span></text:p>
      <text:p text:style-name="P1001"><text:span text:style-name="T6">Essex, ON N0R 2G6</text:span></text:p>
      <text:p text:style-name="P1001"><text:span text:style-name="T6">407 Lafayette Court</text:span></text:p>
      <text:p text:style-name="P1003">ASUNTO: Invitación para HALLOWEEN 2022</text:p>
      <text:p text:style-name="P1004">Estimado/estimada Isabela Solé Nuñ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quantaman@icloud.com, gracias.</text:span></text:p>
      <text:h text:style-name="P22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aya Izquierdo Gonzalo</text:span></text:p>
      <text:p text:style-name="P1001"><text:span text:style-name="T6">Lockport, MB R1B 5H9</text:span></text:p>
      <text:p text:style-name="P1001"><text:span text:style-name="T6">17 Euclid Rd.</text:span></text:p>
      <text:p text:style-name="P1003">ASUNTO: Invitación para HALLOWEEN 2022</text:p>
      <text:p text:style-name="P1004">Estimado/estimada Amaya Izquierdo Gonza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ellis@gmail.com, gracias.</text:span></text:p>
      <text:h text:style-name="P22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ervasio del Galán</text:span></text:p>
      <text:p text:style-name="P1001"><text:span text:style-name="T6">Bonnyville, AB T9N 2P9</text:span></text:p>
      <text:p text:style-name="P1001"><text:span text:style-name="T6">821 Surrey St.</text:span></text:p>
      <text:p text:style-name="P1003">ASUNTO: Invitación para HALLOWEEN 2022</text:p>
      <text:p text:style-name="P1004">Estimado/estimada Gervasio del Gal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guyer@verizon.net, gracias.</text:span></text:p>
      <text:h text:style-name="P22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saac Pujol-Yáñez</text:span></text:p>
      <text:p text:style-name="P1001"><text:span text:style-name="T6">Petit-Rocher, NB E8J 4K5</text:span></text:p>
      <text:p text:style-name="P1001"><text:span text:style-name="T6">714 Depot St.</text:span></text:p>
      <text:p text:style-name="P1003">ASUNTO: Invitación para HALLOWEEN 2022</text:p>
      <text:p text:style-name="P1004">Estimado/estimada Isaac Pujol-Yáñ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dhere@icloud.com, gracias.</text:span></text:p>
      <text:h text:style-name="P22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alerio Valentín Céspedes</text:span></text:p>
      <text:p text:style-name="P1001"><text:span text:style-name="T6">Farnham, QC J2N 4J1</text:span></text:p>
      <text:p text:style-name="P1001"><text:span text:style-name="T6">82 Clark Ave.</text:span></text:p>
      <text:p text:style-name="P1003">ASUNTO: Invitación para HALLOWEEN 2022</text:p>
      <text:p text:style-name="P1004">Estimado/estimada Valerio Valentín Césped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aarnial@verizon.net, gracias.</text:span></text:p>
      <text:h text:style-name="P22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leto Benito Mendizábal</text:span></text:p>
      <text:p text:style-name="P1001"><text:span text:style-name="T6">Winnipeg, MB R2C 4A3</text:span></text:p>
      <text:p text:style-name="P1001"><text:span text:style-name="T6">9949 Dogwood Ave.</text:span></text:p>
      <text:p text:style-name="P1003">ASUNTO: Invitación para HALLOWEEN 2022</text:p>
      <text:p text:style-name="P1004">Estimado/estimada Cleto Benito Mendizáb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lover@live.com, gracias.</text:span></text:p>
      <text:h text:style-name="P22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rasmo Cabeza Martinez</text:span></text:p>
      <text:p text:style-name="P1001"><text:span text:style-name="T6">Saint-Raymond, QC G3L 7P7</text:span></text:p>
      <text:p text:style-name="P1001"><text:span text:style-name="T6">9 Kingston Lane</text:span></text:p>
      <text:p text:style-name="P1003">ASUNTO: Invitación para HALLOWEEN 2022</text:p>
      <text:p text:style-name="P1004">Estimado/estimada Erasmo Cabeza Martin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ortmanj@verizon.net, gracias.</text:span></text:p>
      <text:h text:style-name="P22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Quirino Rosario Vázquez Carvajal</text:span></text:p>
      <text:p text:style-name="P1001"><text:span text:style-name="T6">St. George, NB E5C 6A9</text:span></text:p>
      <text:p text:style-name="P1001"><text:span text:style-name="T6">652 Old Tower Lane</text:span></text:p>
      <text:p text:style-name="P1003">ASUNTO: Invitación para HALLOWEEN 2022</text:p>
      <text:p text:style-name="P1004">Estimado/estimada Quirino Rosario Vázquez Carvaj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violinhi@aol.com, gracias.</text:span></text:p>
      <text:h text:style-name="P22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cos Alcántara Codina</text:span></text:p>
      <text:p text:style-name="P1001"><text:span text:style-name="T6">Port Moody, BC V3H 3N3</text:span></text:p>
      <text:p text:style-name="P1001"><text:span text:style-name="T6">1 Trusel Lane</text:span></text:p>
      <text:p text:style-name="P1003">ASUNTO: Invitación para HALLOWEEN 2022</text:p>
      <text:p text:style-name="P1004">Estimado/estimada Marcos Alcántara Codi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uncle@sbcglobal.net, gracias.</text:span></text:p>
      <text:h text:style-name="P22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loma Abascal Lledó</text:span></text:p>
      <text:p text:style-name="P1001"><text:span text:style-name="T6">Delhi, ON N4B 2V1</text:span></text:p>
      <text:p text:style-name="P1001"><text:span text:style-name="T6">81 Canterbury Street</text:span></text:p>
      <text:p text:style-name="P1003">ASUNTO: Invitación para HALLOWEEN 2022</text:p>
      <text:p text:style-name="P1004">Estimado/estimada Paloma Abascal Lledó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rueger@icloud.com, gracias.</text:span></text:p>
      <text:h text:style-name="P23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a Sofía Nadal-Campo</text:span></text:p>
      <text:p text:style-name="P1001"><text:span text:style-name="T6">Oromocto, NB E2V 6A5</text:span></text:p>
      <text:p text:style-name="P1001"><text:span text:style-name="T6">1 Westminster Street</text:span></text:p>
      <text:p text:style-name="P1003">ASUNTO: Invitación para HALLOWEEN 2022</text:p>
      <text:p text:style-name="P1004">Estimado/estimada Ana Sofía Nadal-Camp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aveewart@optonline.net, gracias.</text:span></text:p>
      <text:h text:style-name="P23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stela Cases Peral</text:span></text:p>
      <text:p text:style-name="P1001"><text:span text:style-name="T6">Belledune, NB E8G 4R8</text:span></text:p>
      <text:p text:style-name="P1001"><text:span text:style-name="T6">83 Beaver Ridge Ave.</text:span></text:p>
      <text:p text:style-name="P1003">ASUNTO: Invitación para HALLOWEEN 2022</text:p>
      <text:p text:style-name="P1004">Estimado/estimada Estela Cases Per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irstpr@aol.com, gracias.</text:span></text:p>
      <text:h text:style-name="P23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orja Díez-Zorrilla</text:span></text:p>
      <text:p text:style-name="P1001"><text:span text:style-name="T6">Bouctouche, NB E4S 8M3</text:span></text:p>
      <text:p text:style-name="P1001"><text:span text:style-name="T6">170 Devonshire St.</text:span></text:p>
      <text:p text:style-name="P1003">ASUNTO: Invitación para HALLOWEEN 2022</text:p>
      <text:p text:style-name="P1004">Estimado/estimada Borja Díez-Zorril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rieuvan@sbcglobal.net, gracias.</text:span></text:p>
      <text:h text:style-name="P23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va María de Bertrán</text:span></text:p>
      <text:p text:style-name="P1001"><text:span text:style-name="T6">Caledon, ON L7C 9T6</text:span></text:p>
      <text:p text:style-name="P1001"><text:span text:style-name="T6">7489 Central Drive</text:span></text:p>
      <text:p text:style-name="P1003">ASUNTO: Invitación para HALLOWEEN 2022</text:p>
      <text:p text:style-name="P1004">Estimado/estimada Eva María de Bertr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busch@gmail.com, gracias.</text:span></text:p>
      <text:h text:style-name="P23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ena del Tomé</text:span></text:p>
      <text:p text:style-name="P1001"><text:span text:style-name="T6">Buena Vista, SK S2V 1L1</text:span></text:p>
      <text:p text:style-name="P1001"><text:span text:style-name="T6">72 Wild Rose Circle</text:span></text:p>
      <text:p text:style-name="P1003">ASUNTO: Invitación para HALLOWEEN 2022</text:p>
      <text:p text:style-name="P1004">Estimado/estimada Elena del Tomé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yfreund@me.com, gracias.</text:span></text:p>
      <text:h text:style-name="P23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ván de Manzanares</text:span></text:p>
      <text:p text:style-name="P1001"><text:span text:style-name="T6">Digby Neck, NS B0V 8H6</text:span></text:p>
      <text:p text:style-name="P1001"><text:span text:style-name="T6">9562 South Forest Drive</text:span></text:p>
      <text:p text:style-name="P1003">ASUNTO: Invitación para HALLOWEEN 2022</text:p>
      <text:p text:style-name="P1004">Estimado/estimada Iván de Manzanar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fmulder@mac.com, gracias.</text:span></text:p>
      <text:h text:style-name="P23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elina Roma Feijoo</text:span></text:p>
      <text:p text:style-name="P1001"><text:span text:style-name="T6">Outaouais-Sud, QC J0X 9K0</text:span></text:p>
      <text:p text:style-name="P1001"><text:span text:style-name="T6">94 Tallwood Avenue</text:span></text:p>
      <text:p text:style-name="P1003">ASUNTO: Invitación para HALLOWEEN 2022</text:p>
      <text:p text:style-name="P1004">Estimado/estimada Adelina Roma Feijo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rrt@mac.com, gracias.</text:span></text:p>
      <text:h text:style-name="P23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el Estévez</text:span></text:p>
      <text:p text:style-name="P1001"><text:span text:style-name="T6">Wetaskiwin, AB T9A 7X8</text:span></text:p>
      <text:p text:style-name="P1001"><text:span text:style-name="T6">381 Clay Rd.</text:span></text:p>
      <text:p text:style-name="P1003">ASUNTO: Invitación para HALLOWEEN 2022</text:p>
      <text:p text:style-name="P1004">Estimado/estimada Joel Estév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iseb@aol.com, gracias.</text:span></text:p>
      <text:h text:style-name="P23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Úrsula Anabel Expósito Vazquez</text:span></text:p>
      <text:p text:style-name="P1001"><text:span text:style-name="T6">Steinbach, MB R5G 1B0</text:span></text:p>
      <text:p text:style-name="P1001"><text:span text:style-name="T6">22 Fieldstone Dr.</text:span></text:p>
      <text:p text:style-name="P1003">ASUNTO: Invitación para HALLOWEEN 2022</text:p>
      <text:p text:style-name="P1004">Estimado/estimada Úrsula Anabel Expósito Vazqu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arnett@outlook.com, gracias.</text:span></text:p>
      <text:h text:style-name="P23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nuelita Gilabert Manjón</text:span></text:p>
      <text:p text:style-name="P1001"><text:span text:style-name="T6">La Sarre, QC J9Z 2V9</text:span></text:p>
      <text:p text:style-name="P1001"><text:span text:style-name="T6">988 Bohemia Dr.</text:span></text:p>
      <text:p text:style-name="P1003">ASUNTO: Invitación para HALLOWEEN 2022</text:p>
      <text:p text:style-name="P1004">Estimado/estimada Manuelita Gilabert Manjó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arlow@yahoo.com, gracias.</text:span></text:p>
      <text:h text:style-name="P24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paro Galván Polo</text:span></text:p>
      <text:p text:style-name="P1001"><text:span text:style-name="T6">Apohaqui, NB E5P 9G5</text:span></text:p>
      <text:p text:style-name="P1001"><text:span text:style-name="T6">7582 Lyme Ave.</text:span></text:p>
      <text:p text:style-name="P1003">ASUNTO: Invitación para HALLOWEEN 2022</text:p>
      <text:p text:style-name="P1004">Estimado/estimada Amparo Galván Po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elbij@hotmail.com, gracias.</text:span></text:p>
      <text:h text:style-name="P24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paro del Ayuso</text:span></text:p>
      <text:p text:style-name="P1001"><text:span text:style-name="T6">Lloydminster, SK S9V 5V1</text:span></text:p>
      <text:p text:style-name="P1001"><text:span text:style-name="T6">226 Taylor Rd.</text:span></text:p>
      <text:p text:style-name="P1003">ASUNTO: Invitación para HALLOWEEN 2022</text:p>
      <text:p text:style-name="P1004">Estimado/estimada Amparo del Ayus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alamb@msn.com, gracias.</text:span></text:p>
      <text:h text:style-name="P24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gélica del Ortuño</text:span></text:p>
      <text:p text:style-name="P1001"><text:span text:style-name="T6">Highlands, BC V9B 9L3</text:span></text:p>
      <text:p text:style-name="P1001"><text:span text:style-name="T6">62 E. Foxrun Drive</text:span></text:p>
      <text:p text:style-name="P1003">ASUNTO: Invitación para HALLOWEEN 2022</text:p>
      <text:p text:style-name="P1004">Estimado/estimada Angélica del Ortuñ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sichel@live.com, gracias.</text:span></text:p>
      <text:h text:style-name="P24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alia Itziar Sebastián Revilla</text:span></text:p>
      <text:p text:style-name="P1001"><text:span text:style-name="T6">Saint-Hippolyte, QC J8A 8X2</text:span></text:p>
      <text:p text:style-name="P1001"><text:span text:style-name="T6">18 Theatre Rd.</text:span></text:p>
      <text:p text:style-name="P1003">ASUNTO: Invitación para HALLOWEEN 2022</text:p>
      <text:p text:style-name="P1004">Estimado/estimada Amalia Itziar Sebastián Revil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ameron@mac.com, gracias.</text:span></text:p>
      <text:h text:style-name="P24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érica Morán Peñalver</text:span></text:p>
      <text:p text:style-name="P1001"><text:span text:style-name="T6">Chestermere, AB T1X 8K6</text:span></text:p>
      <text:p text:style-name="P1001"><text:span text:style-name="T6">562 Hilldale Lane</text:span></text:p>
      <text:p text:style-name="P1003">ASUNTO: Invitación para HALLOWEEN 2022</text:p>
      <text:p text:style-name="P1004">Estimado/estimada América Morán Peñalv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laudon@icloud.com, gracias.</text:span></text:p>
      <text:h text:style-name="P24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isa de Chaparro</text:span></text:p>
      <text:p text:style-name="P1001"><text:span text:style-name="T6">Leduc, AB T9E 6E1</text:span></text:p>
      <text:p text:style-name="P1001"><text:span text:style-name="T6">235 Bowman Street</text:span></text:p>
      <text:p text:style-name="P1003">ASUNTO: Invitación para HALLOWEEN 2022</text:p>
      <text:p text:style-name="P1004">Estimado/estimada Elisa de Chapar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avinls@msn.com, gracias.</text:span></text:p>
      <text:h text:style-name="P24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ieves Lladó</text:span></text:p>
      <text:p text:style-name="P1001"><text:span text:style-name="T6">Vancouver, BC V5K 7G2</text:span></text:p>
      <text:p text:style-name="P1001"><text:span text:style-name="T6">2 Beechwood Street</text:span></text:p>
      <text:p text:style-name="P1003">ASUNTO: Invitación para HALLOWEEN 2022</text:p>
      <text:p text:style-name="P1004">Estimado/estimada Nieves Lladó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rathi@comcast.net, gracias.</text:span></text:p>
      <text:h text:style-name="P24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uan Antonio Benet</text:span></text:p>
      <text:p text:style-name="P1001"><text:span text:style-name="T6">Esquimalt, BC V9A 7T3</text:span></text:p>
      <text:p text:style-name="P1001"><text:span text:style-name="T6">877 Coffee Ave.</text:span></text:p>
      <text:p text:style-name="P1003">ASUNTO: Invitación para HALLOWEEN 2022</text:p>
      <text:p text:style-name="P1004">Estimado/estimada Juan Antonio Bene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rkes@icloud.com, gracias.</text:span></text:p>
      <text:h text:style-name="P24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ustavo Barberá Frías</text:span></text:p>
      <text:p text:style-name="P1001"><text:span text:style-name="T6">Coldbrook, NS B4R 8S2</text:span></text:p>
      <text:p text:style-name="P1001"><text:span text:style-name="T6">759 Mayfair Court</text:span></text:p>
      <text:p text:style-name="P1003">ASUNTO: Invitación para HALLOWEEN 2022</text:p>
      <text:p text:style-name="P1004">Estimado/estimada Gustavo Barberá Frí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yrus@aol.com, gracias.</text:span></text:p>
      <text:h text:style-name="P24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iana Pacheco Ponce</text:span></text:p>
      <text:p text:style-name="P1001"><text:span text:style-name="T6">Windsor, ON N8P 8C9</text:span></text:p>
      <text:p text:style-name="P1001"><text:span text:style-name="T6">8921 West Oak Meadow Road</text:span></text:p>
      <text:p text:style-name="P1003">ASUNTO: Invitación para HALLOWEEN 2022</text:p>
      <text:p text:style-name="P1004">Estimado/estimada Eliana Pacheco Ponc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isotopian@hotmail.com, gracias.</text:span></text:p>
      <text:h text:style-name="P25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alila Pino Verdú</text:span></text:p>
      <text:p text:style-name="P1001"><text:span text:style-name="T6">Kanata, ON K2K 4A8</text:span></text:p>
      <text:p text:style-name="P1001"><text:span text:style-name="T6">24 Edgemont St.</text:span></text:p>
      <text:p text:style-name="P1003">ASUNTO: Invitación para HALLOWEEN 2022</text:p>
      <text:p text:style-name="P1004">Estimado/estimada Dalila Pino Verdú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rnanel@icloud.com, gracias.</text:span></text:p>
      <text:h text:style-name="P25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ciano Díaz</text:span></text:p>
      <text:p text:style-name="P1001"><text:span text:style-name="T6">McAdam, NB E6J 7T4</text:span></text:p>
      <text:p text:style-name="P1001"><text:span text:style-name="T6">524 Dunbar Drive</text:span></text:p>
      <text:p text:style-name="P1003">ASUNTO: Invitación para HALLOWEEN 2022</text:p>
      <text:p text:style-name="P1004">Estimado/estimada Marciano Día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wiger@verizon.net, gracias.</text:span></text:p>
      <text:h text:style-name="P25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imoteo Pinilla Calderón</text:span></text:p>
      <text:p text:style-name="P1001"><text:span text:style-name="T6">Hanover, ON N4N 0G1</text:span></text:p>
      <text:p text:style-name="P1001"><text:span text:style-name="T6">4 Maple Street</text:span></text:p>
      <text:p text:style-name="P1003">ASUNTO: Invitación para HALLOWEEN 2022</text:p>
      <text:p text:style-name="P1004">Estimado/estimada Timoteo Pinilla Calderó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lmer@comcast.net, gracias.</text:span></text:p>
      <text:h text:style-name="P25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lena Roma Barrena</text:span></text:p>
      <text:p text:style-name="P1001"><text:span text:style-name="T6">Ottawa, ON K1G 0J7</text:span></text:p>
      <text:p text:style-name="P1001"><text:span text:style-name="T6">7963 Third St.</text:span></text:p>
      <text:p text:style-name="P1003">ASUNTO: Invitación para HALLOWEEN 2022</text:p>
      <text:p text:style-name="P1004">Estimado/estimada Malena Roma Barre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atepuri@gmail.com, gracias.</text:span></text:p>
      <text:h text:style-name="P25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ilvia León Duque</text:span></text:p>
      <text:p text:style-name="P1001"><text:span text:style-name="T6">Mississauga, ON L4T 3V7</text:span></text:p>
      <text:p text:style-name="P1001"><text:span text:style-name="T6">617 Liberty Dr.</text:span></text:p>
      <text:p text:style-name="P1003">ASUNTO: Invitación para HALLOWEEN 2022</text:p>
      <text:p text:style-name="P1004">Estimado/estimada Silvia León Duqu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maek@gmail.com, gracias.</text:span></text:p>
      <text:h text:style-name="P25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ma del Garrido</text:span></text:p>
      <text:p text:style-name="P1001"><text:span text:style-name="T6">Wallaceburg, ON N8A 3M8</text:span></text:p>
      <text:p text:style-name="P1001"><text:span text:style-name="T6">72 Circle St.</text:span></text:p>
      <text:p text:style-name="P1003">ASUNTO: Invitación para HALLOWEEN 2022</text:p>
      <text:p text:style-name="P1004">Estimado/estimada Ema del Garri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nuals@yahoo.ca, gracias.</text:span></text:p>
      <text:h text:style-name="P25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va González Cano</text:span></text:p>
      <text:p text:style-name="P1001"><text:span text:style-name="T6">Windsor, LB A2B 0T8</text:span></text:p>
      <text:p text:style-name="P1001"><text:span text:style-name="T6">616 Lyme Ave.</text:span></text:p>
      <text:p text:style-name="P1003">ASUNTO: Invitación para HALLOWEEN 2022</text:p>
      <text:p text:style-name="P1004">Estimado/estimada Eva González Ca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eonatus@live.com, gracias.</text:span></text:p>
      <text:h text:style-name="P25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utropio Sedano Cabanillas</text:span></text:p>
      <text:p text:style-name="P1001"><text:span text:style-name="T6">Cowansville, QC J2K 8Y0</text:span></text:p>
      <text:p text:style-name="P1001"><text:span text:style-name="T6">901 Fairway Street</text:span></text:p>
      <text:p text:style-name="P1003">ASUNTO: Invitación para HALLOWEEN 2022</text:p>
      <text:p text:style-name="P1004">Estimado/estimada Eutropio Sedano Cabanill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rusader@verizon.net, gracias.</text:span></text:p>
      <text:h text:style-name="P25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afne Cerdán Pujol</text:span></text:p>
      <text:p text:style-name="P1001"><text:span text:style-name="T6">Duvernay-Est, QC H7A 4A9</text:span></text:p>
      <text:p text:style-name="P1001"><text:span text:style-name="T6">80 Gulf Drive</text:span></text:p>
      <text:p text:style-name="P1003">ASUNTO: Invitación para HALLOWEEN 2022</text:p>
      <text:p text:style-name="P1004">Estimado/estimada Dafne Cerdán Pujo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ogdude@mac.com, gracias.</text:span></text:p>
      <text:h text:style-name="P25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Óscar de Mascaró</text:span></text:p>
      <text:p text:style-name="P1001"><text:span text:style-name="T6">Pitt Meadows, BC V3Y 0T2</text:span></text:p>
      <text:p text:style-name="P1001"><text:span text:style-name="T6">9599 East Water Ave.</text:span></text:p>
      <text:p text:style-name="P1003">ASUNTO: Invitación para HALLOWEEN 2022</text:p>
      <text:p text:style-name="P1004">Estimado/estimada Óscar de Mascaró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stinfo@outlook.com, gracias.</text:span></text:p>
      <text:h text:style-name="P26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talina Peralta Patiño</text:span></text:p>
      <text:p text:style-name="P1001"><text:span text:style-name="T6">Amqui, QC G5J 8E3</text:span></text:p>
      <text:p text:style-name="P1001"><text:span text:style-name="T6">8850 Pulaski Dr.</text:span></text:p>
      <text:p text:style-name="P1003">ASUNTO: Invitación para HALLOWEEN 2022</text:p>
      <text:p text:style-name="P1004">Estimado/estimada Catalina Peralta Patiñ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unge@verizon.net, gracias.</text:span></text:p>
      <text:h text:style-name="P26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árbara Elorza Jordá</text:span></text:p>
      <text:p text:style-name="P1001"><text:span text:style-name="T6">Enfield, NS B2T 5S6</text:span></text:p>
      <text:p text:style-name="P1001"><text:span text:style-name="T6">703 Bay Ave.</text:span></text:p>
      <text:p text:style-name="P1003">ASUNTO: Invitación para HALLOWEEN 2022</text:p>
      <text:p text:style-name="P1004">Estimado/estimada Bárbara Elorza Jordá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ilton@att.net, gracias.</text:span></text:p>
      <text:h text:style-name="P26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oreto Burgos</text:span></text:p>
      <text:p text:style-name="P1001"><text:span text:style-name="T6">St. Martins, NB E5R 1J6</text:span></text:p>
      <text:p text:style-name="P1001"><text:span text:style-name="T6">31 Temple Ave.</text:span></text:p>
      <text:p text:style-name="P1003">ASUNTO: Invitación para HALLOWEEN 2022</text:p>
      <text:p text:style-name="P1004">Estimado/estimada Loreto Burg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edingtn@hotmail.com, gracias.</text:span></text:p>
      <text:h text:style-name="P26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stela Marquez Arce</text:span></text:p>
      <text:p text:style-name="P1001"><text:span text:style-name="T6">Stouffville, ON L4A 6L1</text:span></text:p>
      <text:p text:style-name="P1001"><text:span text:style-name="T6">7058 Country Club Ave.</text:span></text:p>
      <text:p text:style-name="P1003">ASUNTO: Invitación para HALLOWEEN 2022</text:p>
      <text:p text:style-name="P1004">Estimado/estimada Estela Marquez Arc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viegas@sbcglobal.net, gracias.</text:span></text:p>
      <text:h text:style-name="P26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loma Segarra Menéndez</text:span></text:p>
      <text:p text:style-name="P1001"><text:span text:style-name="T6">Kings County, NS B0P 9R3</text:span></text:p>
      <text:p text:style-name="P1001"><text:span text:style-name="T6">91 Pineknoll Ave.</text:span></text:p>
      <text:p text:style-name="P1003">ASUNTO: Invitación para HALLOWEEN 2022</text:p>
      <text:p text:style-name="P1004">Estimado/estimada Paloma Segarra Menénd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garcia@live.com, gracias.</text:span></text:p>
      <text:h text:style-name="P26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laudio Maximino Cobos Córdoba</text:span></text:p>
      <text:p text:style-name="P1001"><text:span text:style-name="T6">Fort Saskatchewan, AB T8L 4M9</text:span></text:p>
      <text:p text:style-name="P1001"><text:span text:style-name="T6">871 Gainsway Drive</text:span></text:p>
      <text:p text:style-name="P1003">ASUNTO: Invitación para HALLOWEEN 2022</text:p>
      <text:p text:style-name="P1004">Estimado/estimada Claudio Maximino Cobos Córdob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vprit@msn.com, gracias.</text:span></text:p>
      <text:h text:style-name="P26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efina Rey Meléndez</text:span></text:p>
      <text:p text:style-name="P1001"><text:span text:style-name="T6">Laurentides-Sud, QC J0V 3M7</text:span></text:p>
      <text:p text:style-name="P1001"><text:span text:style-name="T6">9536 Nut Swamp Dr.</text:span></text:p>
      <text:p text:style-name="P1003">ASUNTO: Invitación para HALLOWEEN 2022</text:p>
      <text:p text:style-name="P1004">Estimado/estimada Josefina Rey Melénd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everett@att.net, gracias.</text:span></text:p>
      <text:h text:style-name="P26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ilda de Garrido</text:span></text:p>
      <text:p text:style-name="P1001"><text:span text:style-name="T6">Black Lake, QC G6H 5M3</text:span></text:p>
      <text:p text:style-name="P1001"><text:span text:style-name="T6">53 Old Belmont St.</text:span></text:p>
      <text:p text:style-name="P1003">ASUNTO: Invitación para HALLOWEEN 2022</text:p>
      <text:p text:style-name="P1004">Estimado/estimada Nilda de Garri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host@yahoo.ca, gracias.</text:span></text:p>
      <text:h text:style-name="P26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regorio Llabrés-Rebollo</text:span></text:p>
      <text:p text:style-name="P1001"><text:span text:style-name="T6">Charny, QC G6X 9G6</text:span></text:p>
      <text:p text:style-name="P1001"><text:span text:style-name="T6">9451 Stonybrook Court</text:span></text:p>
      <text:p text:style-name="P1003">ASUNTO: Invitación para HALLOWEEN 2022</text:p>
      <text:p text:style-name="P1004">Estimado/estimada Gregorio Llabrés-Rebol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intlprog@verizon.net, gracias.</text:span></text:p>
      <text:h text:style-name="P26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dmundo de Marco</text:span></text:p>
      <text:p text:style-name="P1001"><text:span text:style-name="T6">Okotoks, AB T1S 0P8</text:span></text:p>
      <text:p text:style-name="P1001"><text:span text:style-name="T6">5 Rockland Court</text:span></text:p>
      <text:p text:style-name="P1003">ASUNTO: Invitación para HALLOWEEN 2022</text:p>
      <text:p text:style-name="P1004">Estimado/estimada Edmundo de Marc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rosal@msn.com, gracias.</text:span></text:p>
      <text:h text:style-name="P27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aya Ruiz Campoy</text:span></text:p>
      <text:p text:style-name="P1001"><text:span text:style-name="T6">Boiestown, NB E6A 0J5</text:span></text:p>
      <text:p text:style-name="P1001"><text:span text:style-name="T6">209 North Primrose Street</text:span></text:p>
      <text:p text:style-name="P1003">ASUNTO: Invitación para HALLOWEEN 2022</text:p>
      <text:p text:style-name="P1004">Estimado/estimada Amaya Ruiz Campoy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abren@comcast.net, gracias.</text:span></text:p>
      <text:h text:style-name="P27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acio Perera Lerma</text:span></text:p>
      <text:p text:style-name="P1001"><text:span text:style-name="T6">Port Alberni, BC V9Y 6C7</text:span></text:p>
      <text:p text:style-name="P1001"><text:span text:style-name="T6">14 Military Street</text:span></text:p>
      <text:p text:style-name="P1003">ASUNTO: Invitación para HALLOWEEN 2022</text:p>
      <text:p text:style-name="P1004">Estimado/estimada Nacio Perera Lerm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ermes@outlook.com, gracias.</text:span></text:p>
      <text:h text:style-name="P27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amián Vicens Cabrera</text:span></text:p>
      <text:p text:style-name="P1001"><text:span text:style-name="T6">Cochrane, AB T4C 6R2</text:span></text:p>
      <text:p text:style-name="P1001"><text:span text:style-name="T6">9282 Border Street</text:span></text:p>
      <text:p text:style-name="P1003">ASUNTO: Invitación para HALLOWEEN 2022</text:p>
      <text:p text:style-name="P1004">Estimado/estimada Damián Vicens Cabr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hrapnull@live.com, gracias.</text:span></text:p>
      <text:h text:style-name="P27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cela Teófila Arnal Lasa</text:span></text:p>
      <text:p text:style-name="P1001"><text:span text:style-name="T6">Hampton, NB E5N 2B1</text:span></text:p>
      <text:p text:style-name="P1001"><text:span text:style-name="T6">258 Bohemia St.</text:span></text:p>
      <text:p text:style-name="P1003">ASUNTO: Invitación para HALLOWEEN 2022</text:p>
      <text:p text:style-name="P1004">Estimado/estimada Marcela Teófila Arnal Las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immichie@optonline.net, gracias.</text:span></text:p>
      <text:h text:style-name="P27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eina Losada Alfonso</text:span></text:p>
      <text:p text:style-name="P1001"><text:span text:style-name="T6">Grand Manan Island, NB E5G 6V4</text:span></text:p>
      <text:p text:style-name="P1001"><text:span text:style-name="T6">740 Jones St.</text:span></text:p>
      <text:p text:style-name="P1003">ASUNTO: Invitación para HALLOWEEN 2022</text:p>
      <text:p text:style-name="P1004">Estimado/estimada Reina Losada Alfons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jornk@aol.com, gracias.</text:span></text:p>
      <text:h text:style-name="P27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sa Arenas Mariscal</text:span></text:p>
      <text:p text:style-name="P1001"><text:span text:style-name="T6">Petawawa, ON K8H 6P6</text:span></text:p>
      <text:p text:style-name="P1001"><text:span text:style-name="T6">592 Linden Ave.</text:span></text:p>
      <text:p text:style-name="P1003">ASUNTO: Invitación para HALLOWEEN 2022</text:p>
      <text:p text:style-name="P1004">Estimado/estimada Isa Arenas Marisc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host@sbcglobal.net, gracias.</text:span></text:p>
      <text:h text:style-name="P27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orena Roura</text:span></text:p>
      <text:p text:style-name="P1001"><text:span text:style-name="T6">Cap-Rouge, QC G1Y 7T2</text:span></text:p>
      <text:p text:style-name="P1001"><text:span text:style-name="T6">67 Sheffield Ave.</text:span></text:p>
      <text:p text:style-name="P1003">ASUNTO: Invitación para HALLOWEEN 2022</text:p>
      <text:p text:style-name="P1004">Estimado/estimada Morena Rou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urly@icloud.com, gracias.</text:span></text:p>
      <text:h text:style-name="P27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Odalys Benítez</text:span></text:p>
      <text:p text:style-name="P1001"><text:span text:style-name="T6">Prince Rupert, BC V8J 9N3</text:span></text:p>
      <text:p text:style-name="P1001"><text:span text:style-name="T6">19 Tallwood St.</text:span></text:p>
      <text:p text:style-name="P1003">ASUNTO: Invitación para HALLOWEEN 2022</text:p>
      <text:p text:style-name="P1004">Estimado/estimada Odalys Benít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acks@outlook.com, gracias.</text:span></text:p>
      <text:h text:style-name="P27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mma del Amor</text:span></text:p>
      <text:p text:style-name="P1001"><text:span text:style-name="T6">Acton, ON L7J 3T8</text:span></text:p>
      <text:p text:style-name="P1001"><text:span text:style-name="T6">389 Ridge Street</text:span></text:p>
      <text:p text:style-name="P1003">ASUNTO: Invitación para HALLOWEEN 2022</text:p>
      <text:p text:style-name="P1004">Estimado/estimada Emma del Amo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bswan@optonline.net, gracias.</text:span></text:p>
      <text:h text:style-name="P27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eve Villanueva Anaya</text:span></text:p>
      <text:p text:style-name="P1001"><text:span text:style-name="T6">Lac-Megantic, QC G6B 4L9</text:span></text:p>
      <text:p text:style-name="P1001"><text:span text:style-name="T6">329 Carpenter Court</text:span></text:p>
      <text:p text:style-name="P1003">ASUNTO: Invitación para HALLOWEEN 2022</text:p>
      <text:p text:style-name="P1004">Estimado/estimada Seve Villanueva Anay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elmer@gmail.com, gracias.</text:span></text:p>
      <text:h text:style-name="P28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ontserrat Armas Salamanca</text:span></text:p>
      <text:p text:style-name="P1001"><text:span text:style-name="T6">Innisfail, AB T4G 7N5</text:span></text:p>
      <text:p text:style-name="P1001"><text:span text:style-name="T6">60 St Margarets Street</text:span></text:p>
      <text:p text:style-name="P1003">ASUNTO: Invitación para HALLOWEEN 2022</text:p>
      <text:p text:style-name="P1004">Estimado/estimada Montserrat Armas Salamanc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odmaster@yahoo.com, gracias.</text:span></text:p>
      <text:h text:style-name="P28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ldefonso Feliu Esteban</text:span></text:p>
      <text:p text:style-name="P1001"><text:span text:style-name="T6">Le Fjord, QC G0T 3E3</text:span></text:p>
      <text:p text:style-name="P1001"><text:span text:style-name="T6">968 E. Aspen Lane</text:span></text:p>
      <text:p text:style-name="P1003">ASUNTO: Invitación para HALLOWEEN 2022</text:p>
      <text:p text:style-name="P1004">Estimado/estimada Ildefonso Feliu Esteba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lin@verizon.net, gracias.</text:span></text:p>
      <text:h text:style-name="P28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igia Ocaña Arregui</text:span></text:p>
      <text:p text:style-name="P1001"><text:span text:style-name="T6">Grande-Anse, NB E8N 7C1</text:span></text:p>
      <text:p text:style-name="P1001"><text:span text:style-name="T6">12 Winding Way St.</text:span></text:p>
      <text:p text:style-name="P1003">ASUNTO: Invitación para HALLOWEEN 2022</text:p>
      <text:p text:style-name="P1004">Estimado/estimada Ligia Ocaña Arregui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sugal@hotmail.com, gracias.</text:span></text:p>
      <text:h text:style-name="P28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arita Neira Toro</text:span></text:p>
      <text:p text:style-name="P1001"><text:span text:style-name="T6">Kimberley, BC V1A 5S2</text:span></text:p>
      <text:p text:style-name="P1001"><text:span text:style-name="T6">859 Greenview Dr.</text:span></text:p>
      <text:p text:style-name="P1003">ASUNTO: Invitación para HALLOWEEN 2022</text:p>
      <text:p text:style-name="P1004">Estimado/estimada Sarita Neira To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inenine@icloud.com, gracias.</text:span></text:p>
      <text:h text:style-name="P28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imoteo Pacheco Pozo</text:span></text:p>
      <text:p text:style-name="P1001"><text:span text:style-name="T6">St. Albert, AB T8N 8R8</text:span></text:p>
      <text:p text:style-name="P1001"><text:span text:style-name="T6">9286 E. Bayberry Street</text:span></text:p>
      <text:p text:style-name="P1003">ASUNTO: Invitación para HALLOWEEN 2022</text:p>
      <text:p text:style-name="P1004">Estimado/estimada Timoteo Pacheco Poz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amian@icloud.com, gracias.</text:span></text:p>
      <text:h text:style-name="P28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ster Anabel Fabregat Nuñez</text:span></text:p>
      <text:p text:style-name="P1001"><text:span text:style-name="T6">Bass River, NB E4T 4R0</text:span></text:p>
      <text:p text:style-name="P1001"><text:span text:style-name="T6">128 Richardson St.</text:span></text:p>
      <text:p text:style-name="P1003">ASUNTO: Invitación para HALLOWEEN 2022</text:p>
      <text:p text:style-name="P1004">Estimado/estimada Ester Anabel Fabregat Nuñ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hish@hotmail.com, gracias.</text:span></text:p>
      <text:h text:style-name="P28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osenda Villanueva Herrera</text:span></text:p>
      <text:p text:style-name="P1001"><text:span text:style-name="T6">Parksville, BC V9P 5L2</text:span></text:p>
      <text:p text:style-name="P1001"><text:span text:style-name="T6">118 Pineknoll Drive</text:span></text:p>
      <text:p text:style-name="P1003">ASUNTO: Invitación para HALLOWEEN 2022</text:p>
      <text:p text:style-name="P1004">Estimado/estimada Rosenda Villanueva Herr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nelson@gmail.com, gracias.</text:span></text:p>
      <text:h text:style-name="P28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riel Gallego Diego</text:span></text:p>
      <text:p text:style-name="P1001"><text:span text:style-name="T6">La Plaine, QC J7M 5N3</text:span></text:p>
      <text:p text:style-name="P1001"><text:span text:style-name="T6">28 Pennsylvania Street</text:span></text:p>
      <text:p text:style-name="P1003">ASUNTO: Invitación para HALLOWEEN 2022</text:p>
      <text:p text:style-name="P1004">Estimado/estimada Ariel Gallego Dieg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laff@aol.com, gracias.</text:span></text:p>
      <text:h text:style-name="P28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uliana Alarcón Molins</text:span></text:p>
      <text:p text:style-name="P1001"><text:span text:style-name="T6">Leamington, ON N8H 0N3</text:span></text:p>
      <text:p text:style-name="P1001"><text:span text:style-name="T6">334 Mechanic Lane</text:span></text:p>
      <text:p text:style-name="P1003">ASUNTO: Invitación para HALLOWEEN 2022</text:p>
      <text:p text:style-name="P1004">Estimado/estimada Juliana Alarcón Molin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inenine@live.com, gracias.</text:span></text:p>
      <text:h text:style-name="P28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talina Méndez</text:span></text:p>
      <text:p text:style-name="P1001"><text:span text:style-name="T6">Strathmore, AB T1P 9V5</text:span></text:p>
      <text:p text:style-name="P1001"><text:span text:style-name="T6">798 Clark Rd.</text:span></text:p>
      <text:p text:style-name="P1003">ASUNTO: Invitación para HALLOWEEN 2022</text:p>
      <text:p text:style-name="P1004">Estimado/estimada Catalina Ménd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ohnh@yahoo.ca, gracias.</text:span></text:p>
      <text:h text:style-name="P29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usanita Pascual Salamanca</text:span></text:p>
      <text:p text:style-name="P1001"><text:span text:style-name="T6">Youngs Cove, NB E4C 4K5</text:span></text:p>
      <text:p text:style-name="P1001"><text:span text:style-name="T6">735 Spruce Ave.</text:span></text:p>
      <text:p text:style-name="P1003">ASUNTO: Invitación para HALLOWEEN 2022</text:p>
      <text:p text:style-name="P1004">Estimado/estimada Susanita Pascual Salamanc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yanshaw@comcast.net, gracias.</text:span></text:p>
      <text:h text:style-name="P29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imas Rafael Polo Bravo</text:span></text:p>
      <text:p text:style-name="P1001"><text:span text:style-name="T6">Chatham, QC J8G 7X7</text:span></text:p>
      <text:p text:style-name="P1001"><text:span text:style-name="T6">603 Elm Lane</text:span></text:p>
      <text:p text:style-name="P1003">ASUNTO: Invitación para HALLOWEEN 2022</text:p>
      <text:p text:style-name="P1004">Estimado/estimada Dimas Rafael Polo Brav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erlo@yahoo.ca, gracias.</text:span></text:p>
      <text:h text:style-name="P29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abel Pou Lasa</text:span></text:p>
      <text:p text:style-name="P1001"><text:span text:style-name="T6">Eskasoni, NS B1W 1S9</text:span></text:p>
      <text:p text:style-name="P1001"><text:span text:style-name="T6">72 Paris Hill Ave.</text:span></text:p>
      <text:p text:style-name="P1003">ASUNTO: Invitación para HALLOWEEN 2022</text:p>
      <text:p text:style-name="P1004">Estimado/estimada Anabel Pou Las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oneme@me.com, gracias.</text:span></text:p>
      <text:h text:style-name="P29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adia Natividad Marco Flores</text:span></text:p>
      <text:p text:style-name="P1001"><text:span text:style-name="T6">Parry Sound, ON P2A 5R6</text:span></text:p>
      <text:p text:style-name="P1001"><text:span text:style-name="T6">94 Valley View Rd.</text:span></text:p>
      <text:p text:style-name="P1003">ASUNTO: Invitación para HALLOWEEN 2022</text:p>
      <text:p text:style-name="P1004">Estimado/estimada Nadia Natividad Marco Flor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quirrel@comcast.net, gracias.</text:span></text:p>
      <text:h text:style-name="P29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áximo Téllez Ferrera</text:span></text:p>
      <text:p text:style-name="P1001"><text:span text:style-name="T6">Lanaudière-Nord, QC J0K 8T8</text:span></text:p>
      <text:p text:style-name="P1001"><text:span text:style-name="T6">8 E. Miles Dr.</text:span></text:p>
      <text:p text:style-name="P1003">ASUNTO: Invitación para HALLOWEEN 2022</text:p>
      <text:p text:style-name="P1004">Estimado/estimada Máximo Téllez Ferr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akusha@yahoo.com, gracias.</text:span></text:p>
      <text:h text:style-name="P29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ala Clarisa Ballesteros Llopis</text:span></text:p>
      <text:p text:style-name="P1001"><text:span text:style-name="T6">Saint-Colomban, QC J5K 6C2</text:span></text:p>
      <text:p text:style-name="P1001"><text:span text:style-name="T6">672 Albany St.</text:span></text:p>
      <text:p text:style-name="P1003">ASUNTO: Invitación para HALLOWEEN 2022</text:p>
      <text:p text:style-name="P1004">Estimado/estimada Gala Clarisa Ballesteros Llopi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eano@sbcglobal.net, gracias.</text:span></text:p>
      <text:h text:style-name="P29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ancio Aliaga Sierra</text:span></text:p>
      <text:p text:style-name="P1001"><text:span text:style-name="T6">Huntsville, ON P1H 2C9</text:span></text:p>
      <text:p text:style-name="P1001"><text:span text:style-name="T6">22 Jackson Rd.</text:span></text:p>
      <text:p text:style-name="P1003">ASUNTO: Invitación para HALLOWEEN 2022</text:p>
      <text:p text:style-name="P1004">Estimado/estimada Amancio Aliaga Sier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midd@msn.com, gracias.</text:span></text:p>
      <text:h text:style-name="P29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ésar Nogués Tomás</text:span></text:p>
      <text:p text:style-name="P1001"><text:span text:style-name="T6">Lachute, QC J8H 9V1</text:span></text:p>
      <text:p text:style-name="P1001"><text:span text:style-name="T6">22 Ridge Lane</text:span></text:p>
      <text:p text:style-name="P1003">ASUNTO: Invitación para HALLOWEEN 2022</text:p>
      <text:p text:style-name="P1004">Estimado/estimada César Nogués Tomá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racle@verizon.net, gracias.</text:span></text:p>
      <text:h text:style-name="P29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rígida Jove Carretero</text:span></text:p>
      <text:p text:style-name="P1001"><text:span text:style-name="T6">St. Stephen, NB E3L 2A8</text:span></text:p>
      <text:p text:style-name="P1001"><text:span text:style-name="T6">8557 West Greenview Dr.</text:span></text:p>
      <text:p text:style-name="P1003">ASUNTO: Invitación para HALLOWEEN 2022</text:p>
      <text:p text:style-name="P1004">Estimado/estimada Brígida Jove Carret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rifkin@yahoo.com, gracias.</text:span></text:p>
      <text:h text:style-name="P29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ito del Abad</text:span></text:p>
      <text:p text:style-name="P1001"><text:span text:style-name="T6">Îles-Laval, QC H7Y 1X2</text:span></text:p>
      <text:p text:style-name="P1001"><text:span text:style-name="T6">8824 Liberty Drive</text:span></text:p>
      <text:p text:style-name="P1003">ASUNTO: Invitación para HALLOWEEN 2022</text:p>
      <text:p text:style-name="P1004">Estimado/estimada Vito del Abad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herzodr@att.net, gracias.</text:span></text:p>
      <text:h text:style-name="P30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ayara Fanny Juliá Sierra</text:span></text:p>
      <text:p text:style-name="P1001"><text:span text:style-name="T6">Grand Falls, LB A2A 2C6</text:span></text:p>
      <text:p text:style-name="P1001"><text:span text:style-name="T6">368 Fifth Dr.</text:span></text:p>
      <text:p text:style-name="P1003">ASUNTO: Invitación para HALLOWEEN 2022</text:p>
      <text:p text:style-name="P1004">Estimado/estimada Nayara Fanny Juliá Sier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smartin@msn.com, gracias.</text:span></text:p>
      <text:h text:style-name="P30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sidoro Salas Marqués</text:span></text:p>
      <text:p text:style-name="P1001"><text:span text:style-name="T6">Ville Émard, QC H4E 1K4</text:span></text:p>
      <text:p text:style-name="P1001"><text:span text:style-name="T6">61 San Carlos Rd.</text:span></text:p>
      <text:p text:style-name="P1003">ASUNTO: Invitación para HALLOWEEN 2022</text:p>
      <text:p text:style-name="P1004">Estimado/estimada Isidoro Salas Marqué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sbach@aol.com, gracias.</text:span></text:p>
      <text:h text:style-name="P30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icente Palomino Adadia</text:span></text:p>
      <text:p text:style-name="P1001"><text:span text:style-name="T6">Napanee, ON K7R 6V1</text:span></text:p>
      <text:p text:style-name="P1001"><text:span text:style-name="T6">37 Peninsula Street</text:span></text:p>
      <text:p text:style-name="P1003">ASUNTO: Invitación para HALLOWEEN 2022</text:p>
      <text:p text:style-name="P1004">Estimado/estimada Vicente Palomino Adad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mszeliga@mac.com, gracias.</text:span></text:p>
      <text:h text:style-name="P30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andalio de Figueroa</text:span></text:p>
      <text:p text:style-name="P1001"><text:span text:style-name="T6">Woodstock, NB E7M 8P6</text:span></text:p>
      <text:p text:style-name="P1001"><text:span text:style-name="T6">149 Jennings Road</text:span></text:p>
      <text:p text:style-name="P1003">ASUNTO: Invitación para HALLOWEEN 2022</text:p>
      <text:p text:style-name="P1004">Estimado/estimada Sandalio de Figuero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illiam@hotmail.com, gracias.</text:span></text:p>
      <text:h text:style-name="P30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odia Pinto</text:span></text:p>
      <text:p text:style-name="P1001"><text:span text:style-name="T6">Dorchester, NB E4K 6V5</text:span></text:p>
      <text:p text:style-name="P1001"><text:span text:style-name="T6">59 W. Anderson Lane</text:span></text:p>
      <text:p text:style-name="P1003">ASUNTO: Invitación para HALLOWEEN 2022</text:p>
      <text:p text:style-name="P1004">Estimado/estimada Elodia Pint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astown@comcast.net, gracias.</text:span></text:p>
      <text:h text:style-name="P30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elipe Carro Ramis</text:span></text:p>
      <text:p text:style-name="P1001"><text:span text:style-name="T6">Greely, ON K4P 4T2</text:span></text:p>
      <text:p text:style-name="P1001"><text:span text:style-name="T6">685 High Noon Lane</text:span></text:p>
      <text:p text:style-name="P1003">ASUNTO: Invitación para HALLOWEEN 2022</text:p>
      <text:p text:style-name="P1004">Estimado/estimada Felipe Carro Rami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improv@live.com, gracias.</text:span></text:p>
      <text:h text:style-name="P30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a Belén Alvarado Bueno</text:span></text:p>
      <text:p text:style-name="P1001"><text:span text:style-name="T6">Boucherville, QC J4B 9T3</text:span></text:p>
      <text:p text:style-name="P1001"><text:span text:style-name="T6">42 Johnson Dr.</text:span></text:p>
      <text:p text:style-name="P1003">ASUNTO: Invitación para HALLOWEEN 2022</text:p>
      <text:p text:style-name="P1004">Estimado/estimada Ana Belén Alvarado Bue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fxguy@outlook.com, gracias.</text:span></text:p>
      <text:h text:style-name="P30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isela Sanmiguel Pedraza</text:span></text:p>
      <text:p text:style-name="P1001"><text:span text:style-name="T6">Lacombe, AB T4L 0S1</text:span></text:p>
      <text:p text:style-name="P1001"><text:span text:style-name="T6">7976 North Street</text:span></text:p>
      <text:p text:style-name="P1003">ASUNTO: Invitación para HALLOWEEN 2022</text:p>
      <text:p text:style-name="P1004">Estimado/estimada Marisela Sanmiguel Pedraz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rcs@outlook.com, gracias.</text:span></text:p>
      <text:h text:style-name="P30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esusa Benavente Ferrández</text:span></text:p>
      <text:p text:style-name="P1001"><text:span text:style-name="T6">Labrador City, LB A2V 8L0</text:span></text:p>
      <text:p text:style-name="P1001"><text:span text:style-name="T6">394 Hanover St.</text:span></text:p>
      <text:p text:style-name="P1003">ASUNTO: Invitación para HALLOWEEN 2022</text:p>
      <text:p text:style-name="P1004">Estimado/estimada Jesusa Benavente Ferránd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kippy@yahoo.ca, gracias.</text:span></text:p>
      <text:h text:style-name="P30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lonso Díaz Donoso</text:span></text:p>
      <text:p text:style-name="P1001"><text:span text:style-name="T6">Grimsby, ON L3M 5X9</text:span></text:p>
      <text:p text:style-name="P1001"><text:span text:style-name="T6">9697 South Mountainview Street</text:span></text:p>
      <text:p text:style-name="P1003">ASUNTO: Invitación para HALLOWEEN 2022</text:p>
      <text:p text:style-name="P1004">Estimado/estimada Alonso Díaz Donos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yoliver@sbcglobal.net, gracias.</text:span></text:p>
      <text:h text:style-name="P31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ilomena Pombo Pla</text:span></text:p>
      <text:p text:style-name="P1001"><text:span text:style-name="T6">Cobourg, ON K9A 5G0</text:span></text:p>
      <text:p text:style-name="P1001"><text:span text:style-name="T6">60 Carpenter Street</text:span></text:p>
      <text:p text:style-name="P1003">ASUNTO: Invitación para HALLOWEEN 2022</text:p>
      <text:p text:style-name="P1004">Estimado/estimada Filomena Pombo P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fifi@hotmail.com, gracias.</text:span></text:p>
      <text:h text:style-name="P31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ristóbal Cabello-Pol</text:span></text:p>
      <text:p text:style-name="P1001"><text:span text:style-name="T6">Chelsea, QC J9B 5K1</text:span></text:p>
      <text:p text:style-name="P1001"><text:span text:style-name="T6">343 Oxford St.</text:span></text:p>
      <text:p text:style-name="P1003">ASUNTO: Invitación para HALLOWEEN 2022</text:p>
      <text:p text:style-name="P1004">Estimado/estimada Cristóbal Cabello-Po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uadip@gmail.com, gracias.</text:span></text:p>
      <text:h text:style-name="P31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ibel Murillo Alcaraz</text:span></text:p>
      <text:p text:style-name="P1001"><text:span text:style-name="T6">Qualicum Beach, BC V9K 4J5</text:span></text:p>
      <text:p text:style-name="P1001"><text:span text:style-name="T6">490 Lantern Street</text:span></text:p>
      <text:p text:style-name="P1003">ASUNTO: Invitación para HALLOWEEN 2022</text:p>
      <text:p text:style-name="P1004">Estimado/estimada Maribel Murillo Alcara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yper@icloud.com, gracias.</text:span></text:p>
      <text:h text:style-name="P31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yte Cuesta Acosta</text:span></text:p>
      <text:p text:style-name="P1001"><text:span text:style-name="T6">Dunnville, ON N1A 2R5</text:span></text:p>
      <text:p text:style-name="P1001"><text:span text:style-name="T6">8158 S. Marvon Ave.</text:span></text:p>
      <text:p text:style-name="P1003">ASUNTO: Invitación para HALLOWEEN 2022</text:p>
      <text:p text:style-name="P1004">Estimado/estimada Mayte Cuesta Acost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padkins@att.net, gracias.</text:span></text:p>
      <text:h text:style-name="P31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emigio Villalonga Roman</text:span></text:p>
      <text:p text:style-name="P1001"><text:span text:style-name="T6">Vimont, QC H7M 0J1</text:span></text:p>
      <text:p text:style-name="P1001"><text:span text:style-name="T6">7651 Carriage Dr.</text:span></text:p>
      <text:p text:style-name="P1003">ASUNTO: Invitación para HALLOWEEN 2022</text:p>
      <text:p text:style-name="P1004">Estimado/estimada Remigio Villalonga Roma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neiros@icloud.com, gracias.</text:span></text:p>
      <text:h text:style-name="P31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anesa Villaverde</text:span></text:p>
      <text:p text:style-name="P1001"><text:span text:style-name="T6">Port Perry, ON L9L 6K8</text:span></text:p>
      <text:p text:style-name="P1001"><text:span text:style-name="T6">7313 Eagle Ave.</text:span></text:p>
      <text:p text:style-name="P1003">ASUNTO: Invitación para HALLOWEEN 2022</text:p>
      <text:p text:style-name="P1004">Estimado/estimada Vanesa Villaverd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iltchev@gmail.com, gracias.</text:span></text:p>
      <text:h text:style-name="P31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istela Corbacho Alegria</text:span></text:p>
      <text:p text:style-name="P1001"><text:span text:style-name="T6">Saint Petersburg, FL 33710</text:span></text:p>
      <text:p text:style-name="P1001"><text:span text:style-name="T6">127 Rockwell Lane</text:span></text:p>
      <text:p text:style-name="P1003">ASUNTO: Invitación para HALLOWEEN 2022</text:p>
      <text:p text:style-name="P1004">Estimado/estimada Maristela Corbacho Alegr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uqmcolyv@att.net, gracias.</text:span></text:p>
      <text:h text:style-name="P31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nuelita Cervera Botella</text:span></text:p>
      <text:p text:style-name="P1001"><text:span text:style-name="T6">Miami, FL 33135</text:span></text:p>
      <text:p text:style-name="P1001"><text:span text:style-name="T6">107 Cedar Street</text:span></text:p>
      <text:p text:style-name="P1003">ASUNTO: Invitación para HALLOWEEN 2022</text:p>
      <text:p text:style-name="P1004">Estimado/estimada Manuelita Cervera Botel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illiam@comcast.net, gracias.</text:span></text:p>
      <text:h text:style-name="P31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orja Canet Gallo</text:span></text:p>
      <text:p text:style-name="P1001"><text:span text:style-name="T6">New Port Richey, FL 34653</text:span></text:p>
      <text:p text:style-name="P1001"><text:span text:style-name="T6">20 Ivy St.</text:span></text:p>
      <text:p text:style-name="P1003">ASUNTO: Invitación para HALLOWEEN 2022</text:p>
      <text:p text:style-name="P1004">Estimado/estimada Borja Canet Gal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ipeng@comcast.net, gracias.</text:span></text:p>
      <text:h text:style-name="P31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lotilde Chita Fábregas Toro</text:span></text:p>
      <text:p text:style-name="P1001"><text:span text:style-name="T6">Fort Lauderdale, FL 33312</text:span></text:p>
      <text:p text:style-name="P1001"><text:span text:style-name="T6">63 Stillwater St.</text:span></text:p>
      <text:p text:style-name="P1003">ASUNTO: Invitación para HALLOWEEN 2022</text:p>
      <text:p text:style-name="P1004">Estimado/estimada Clotilde Chita Fábregas To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bmrjbr@msn.com, gracias.</text:span></text:p>
      <text:h text:style-name="P32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Olimpia Girona Paredes</text:span></text:p>
      <text:p text:style-name="P1001"><text:span text:style-name="T6">Tampa, FL 33614</text:span></text:p>
      <text:p text:style-name="P1001"><text:span text:style-name="T6">209 North Newbridge Drive</text:span></text:p>
      <text:p text:style-name="P1003">ASUNTO: Invitación para HALLOWEEN 2022</text:p>
      <text:p text:style-name="P1004">Estimado/estimada Olimpia Girona Pared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yanvm@sbcglobal.net, gracias.</text:span></text:p>
      <text:h text:style-name="P32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ubén de Arribas</text:span></text:p>
      <text:p text:style-name="P1001"><text:span text:style-name="T6">Jacksonville, FL 32205</text:span></text:p>
      <text:p text:style-name="P1001"><text:span text:style-name="T6">85 Ridgeview Drive</text:span></text:p>
      <text:p text:style-name="P1003">ASUNTO: Invitación para HALLOWEEN 2022</text:p>
      <text:p text:style-name="P1004">Estimado/estimada Rubén de Arrib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bswan@msn.com, gracias.</text:span></text:p>
      <text:h text:style-name="P32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Édgar Manu Suárez Anglada</text:span></text:p>
      <text:p text:style-name="P1001"><text:span text:style-name="T6">Miami, FL 33161</text:span></text:p>
      <text:p text:style-name="P1001"><text:span text:style-name="T6">60 Surrey Rd.</text:span></text:p>
      <text:p text:style-name="P1003">ASUNTO: Invitación para HALLOWEEN 2022</text:p>
      <text:p text:style-name="P1004">Estimado/estimada Édgar Manu Suárez Anglad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banarse@yahoo.ca, gracias.</text:span></text:p>
      <text:h text:style-name="P32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na Morcillo Carretero</text:span></text:p>
      <text:p text:style-name="P1001"><text:span text:style-name="T6">Bradenton, FL 34205</text:span></text:p>
      <text:p text:style-name="P1001"><text:span text:style-name="T6">556 Pleasant St.</text:span></text:p>
      <text:p text:style-name="P1003">ASUNTO: Invitación para HALLOWEEN 2022</text:p>
      <text:p text:style-name="P1004">Estimado/estimada Luna Morcillo Carret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rikazoyd@me.com, gracias.</text:span></text:p>
      <text:h text:style-name="P32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adio Salcedo Cabanillas</text:span></text:p>
      <text:p text:style-name="P1001"><text:span text:style-name="T6">Fort Myers, FL 33912</text:span></text:p>
      <text:p text:style-name="P1001"><text:span text:style-name="T6">31 Heritage Street</text:span></text:p>
      <text:p text:style-name="P1003">ASUNTO: Invitación para HALLOWEEN 2022</text:p>
      <text:p text:style-name="P1004">Estimado/estimada Eladio Salcedo Cabanill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osses@gmail.com, gracias.</text:span></text:p>
      <text:h text:style-name="P32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isela Cámara Duarte</text:span></text:p>
      <text:p text:style-name="P1001"><text:span text:style-name="T6">Tampa, FL 33624</text:span></text:p>
      <text:p text:style-name="P1001"><text:span text:style-name="T6">8904 Vermont Drive</text:span></text:p>
      <text:p text:style-name="P1003">ASUNTO: Invitación para HALLOWEEN 2022</text:p>
      <text:p text:style-name="P1004">Estimado/estimada Gisela Cámara Duart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rasite@optonline.net, gracias.</text:span></text:p>
      <text:h text:style-name="P32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icanor de Moliner</text:span></text:p>
      <text:p text:style-name="P1001"><text:span text:style-name="T6">Opa Locka, FL 33055</text:span></text:p>
      <text:p text:style-name="P1001"><text:span text:style-name="T6">886 Snake Hill St.</text:span></text:p>
      <text:p text:style-name="P1003">ASUNTO: Invitación para HALLOWEEN 2022</text:p>
      <text:p text:style-name="P1004">Estimado/estimada Nicanor de Molin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amavati@me.com, gracias.</text:span></text:p>
      <text:h text:style-name="P32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osario Paz Figueroa</text:span></text:p>
      <text:p text:style-name="P1001"><text:span text:style-name="T6">Winter Haven, FL 33880</text:span></text:p>
      <text:p text:style-name="P1001"><text:span text:style-name="T6">212 Canal St.</text:span></text:p>
      <text:p text:style-name="P1003">ASUNTO: Invitación para HALLOWEEN 2022</text:p>
      <text:p text:style-name="P1004">Estimado/estimada Rosario Paz Figuero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foley@mac.com, gracias.</text:span></text:p>
      <text:h text:style-name="P32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loria Esteve Perez</text:span></text:p>
      <text:p text:style-name="P1001"><text:span text:style-name="T6">Lake Worth, FL 33460</text:span></text:p>
      <text:p text:style-name="P1001"><text:span text:style-name="T6">9974 Holly Dr.</text:span></text:p>
      <text:p text:style-name="P1003">ASUNTO: Invitación para HALLOWEEN 2022</text:p>
      <text:p text:style-name="P1004">Estimado/estimada Gloria Esteve Per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yfreund@verizon.net, gracias.</text:span></text:p>
      <text:h text:style-name="P32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lexandra Pedrosa Asensio</text:span></text:p>
      <text:p text:style-name="P1001"><text:span text:style-name="T6">Lake Wales, FL 33853</text:span></text:p>
      <text:p text:style-name="P1001"><text:span text:style-name="T6">7342 Woodland Avenue</text:span></text:p>
      <text:p text:style-name="P1003">ASUNTO: Invitación para HALLOWEEN 2022</text:p>
      <text:p text:style-name="P1004">Estimado/estimada Alexandra Pedrosa Asensi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glock@gmail.com, gracias.</text:span></text:p>
      <text:h text:style-name="P33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cho Lucio Gallart Bartolomé</text:span></text:p>
      <text:p text:style-name="P1001"><text:span text:style-name="T6">Fort Lauderdale, FL 33309</text:span></text:p>
      <text:p text:style-name="P1001"><text:span text:style-name="T6">20 West Gates St.</text:span></text:p>
      <text:p text:style-name="P1003">ASUNTO: Invitación para HALLOWEEN 2022</text:p>
      <text:p text:style-name="P1004">Estimado/estimada Lucho Lucio Gallart Bartolomé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ebing@hotmail.com, gracias.</text:span></text:p>
      <text:h text:style-name="P33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ola Vanesa Roda Verdejo</text:span></text:p>
      <text:p text:style-name="P1001"><text:span text:style-name="T6">Fort Lauderdale, FL 33322</text:span></text:p>
      <text:p text:style-name="P1001"><text:span text:style-name="T6">22 Wall St.</text:span></text:p>
      <text:p text:style-name="P1003">ASUNTO: Invitación para HALLOWEEN 2022</text:p>
      <text:p text:style-name="P1004">Estimado/estimada Lola Vanesa Roda Verdej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umarana@live.com, gracias.</text:span></text:p>
      <text:h text:style-name="P33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lejandra Alvarado-Rocamora</text:span></text:p>
      <text:p text:style-name="P1001"><text:span text:style-name="T6">Fort Lauderdale, FL 33319</text:span></text:p>
      <text:p text:style-name="P1001"><text:span text:style-name="T6">7342A Edgefield Street</text:span></text:p>
      <text:p text:style-name="P1003">ASUNTO: Invitación para HALLOWEEN 2022</text:p>
      <text:p text:style-name="P1004">Estimado/estimada Alejandra Alvarado-Rocamo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mpeters@mac.com, gracias.</text:span></text:p>
      <text:h text:style-name="P33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ristina Navas Sanz</text:span></text:p>
      <text:p text:style-name="P1001"><text:span text:style-name="T6">Boca Raton, FL 33428</text:span></text:p>
      <text:p text:style-name="P1001"><text:span text:style-name="T6">19 Charles St.</text:span></text:p>
      <text:p text:style-name="P1003">ASUNTO: Invitación para HALLOWEEN 2022</text:p>
      <text:p text:style-name="P1004">Estimado/estimada Cristina Navas San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dler@gmail.com, gracias.</text:span></text:p>
      <text:h text:style-name="P33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esiderio Vizcaíno Seguí</text:span></text:p>
      <text:p text:style-name="P1001"><text:span text:style-name="T6">Hallandale, FL 33009</text:span></text:p>
      <text:p text:style-name="P1001"><text:span text:style-name="T6">8123 York Ave.</text:span></text:p>
      <text:p text:style-name="P1003">ASUNTO: Invitación para HALLOWEEN 2022</text:p>
      <text:p text:style-name="P1004">Estimado/estimada Desiderio Vizcaíno Seguí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gemmons@yahoo.ca, gracias.</text:span></text:p>
      <text:h text:style-name="P33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élida Gallart Ochoa</text:span></text:p>
      <text:p text:style-name="P1001"><text:span text:style-name="T6">Pensacola, FL 32526</text:span></text:p>
      <text:p text:style-name="P1001"><text:span text:style-name="T6">9315 Arcadia St.</text:span></text:p>
      <text:p text:style-name="P1003">ASUNTO: Invitación para HALLOWEEN 2022</text:p>
      <text:p text:style-name="P1004">Estimado/estimada Nélida Gallart Ocho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stein@msn.com, gracias.</text:span></text:p>
      <text:h text:style-name="P33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Áurea Sandoval Robles</text:span></text:p>
      <text:p text:style-name="P1001"><text:span text:style-name="T6">Hollywood, FL 33029</text:span></text:p>
      <text:p text:style-name="P1001"><text:span text:style-name="T6">9447 Jackson Court</text:span></text:p>
      <text:p text:style-name="P1003">ASUNTO: Invitación para HALLOWEEN 2022</text:p>
      <text:p text:style-name="P1004">Estimado/estimada Áurea Sandoval Robl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kythe@optonline.net, gracias.</text:span></text:p>
      <text:h text:style-name="P33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ibiana Azcona</text:span></text:p>
      <text:p text:style-name="P1001"><text:span text:style-name="T6">Miami, FL 33179</text:span></text:p>
      <text:p text:style-name="P1001"><text:span text:style-name="T6">8407 Snake Hill Street</text:span></text:p>
      <text:p text:style-name="P1003">ASUNTO: Invitación para HALLOWEEN 2022</text:p>
      <text:p text:style-name="P1004">Estimado/estimada Bibiana Azco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lias@comcast.net, gracias.</text:span></text:p>
      <text:h text:style-name="P33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cos Arnal Sola</text:span></text:p>
      <text:p text:style-name="P1001"><text:span text:style-name="T6">Miami, FL 33183</text:span></text:p>
      <text:p text:style-name="P1001"><text:span text:style-name="T6">60 West Prince St.</text:span></text:p>
      <text:p text:style-name="P1003">ASUNTO: Invitación para HALLOWEEN 2022</text:p>
      <text:p text:style-name="P1004">Estimado/estimada Marcos Arnal So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burrows@comcast.net, gracias.</text:span></text:p>
      <text:h text:style-name="P33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oledad Ani Garrido Duran</text:span></text:p>
      <text:p text:style-name="P1001"><text:span text:style-name="T6">Pompano Beach, FL 33063</text:span></text:p>
      <text:p text:style-name="P1001"><text:span text:style-name="T6">192 Birchpond Ave.</text:span></text:p>
      <text:p text:style-name="P1003">ASUNTO: Invitación para HALLOWEEN 2022</text:p>
      <text:p text:style-name="P1004">Estimado/estimada Soledad Ani Garrido Dura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egsa@sbcglobal.net, gracias.</text:span></text:p>
      <text:h text:style-name="P34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odolfo Duilio Terrón Serrano</text:span></text:p>
      <text:p text:style-name="P1001"><text:span text:style-name="T6">Lakeland, FL 33801</text:span></text:p>
      <text:p text:style-name="P1001"><text:span text:style-name="T6">880 Mayfair St.</text:span></text:p>
      <text:p text:style-name="P1003">ASUNTO: Invitación para HALLOWEEN 2022</text:p>
      <text:p text:style-name="P1004">Estimado/estimada Rodolfo Duilio Terrón Serra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fxguy@hotmail.com, gracias.</text:span></text:p>
      <text:h text:style-name="P34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rolina Ferreras Bolaños</text:span></text:p>
      <text:p text:style-name="P1001"><text:span text:style-name="T6">Hialeah, FL 33013</text:span></text:p>
      <text:p text:style-name="P1001"><text:span text:style-name="T6">83 8th St.</text:span></text:p>
      <text:p text:style-name="P1003">ASUNTO: Invitación para HALLOWEEN 2022</text:p>
      <text:p text:style-name="P1004">Estimado/estimada Carolina Ferreras Bolañ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umpish@optonline.net, gracias.</text:span></text:p>
      <text:h text:style-name="P34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adio Querol</text:span></text:p>
      <text:p text:style-name="P1001"><text:span text:style-name="T6">West Palm Beach, FL 33411</text:span></text:p>
      <text:p text:style-name="P1001"><text:span text:style-name="T6">7270 Shadow Brook Dr.</text:span></text:p>
      <text:p text:style-name="P1003">ASUNTO: Invitación para HALLOWEEN 2022</text:p>
      <text:p text:style-name="P1004">Estimado/estimada Eladio Quero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hialto@yahoo.com, gracias.</text:span></text:p>
      <text:h text:style-name="P34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rene Orozco Millán</text:span></text:p>
      <text:p text:style-name="P1001"><text:span text:style-name="T6">Jacksonville, FL 32208</text:span></text:p>
      <text:p text:style-name="P1001"><text:span text:style-name="T6">9505 Sutor Dr.</text:span></text:p>
      <text:p text:style-name="P1003">ASUNTO: Invitación para HALLOWEEN 2022</text:p>
      <text:p text:style-name="P1004">Estimado/estimada Irene Orozco Mill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hyruxus@mac.com, gracias.</text:span></text:p>
      <text:h text:style-name="P34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Yago Heredia Francisco</text:span></text:p>
      <text:p text:style-name="P1001"><text:span text:style-name="T6">Orlando, FL 32812</text:span></text:p>
      <text:p text:style-name="P1001"><text:span text:style-name="T6">26 Lawrence Drive</text:span></text:p>
      <text:p text:style-name="P1003">ASUNTO: Invitación para HALLOWEEN 2022</text:p>
      <text:p text:style-name="P1004">Estimado/estimada Yago Heredia Francisc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shearer@yahoo.com, gracias.</text:span></text:p>
      <text:h text:style-name="P34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Hernán Diego Ferreras</text:span></text:p>
      <text:p text:style-name="P1001"><text:span text:style-name="T6">West Palm Beach, FL 33415</text:span></text:p>
      <text:p text:style-name="P1001"><text:span text:style-name="T6">7147 Heather St.</text:span></text:p>
      <text:p text:style-name="P1003">ASUNTO: Invitación para HALLOWEEN 2022</text:p>
      <text:p text:style-name="P1004">Estimado/estimada Hernán Diego Ferrer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wiles@live.com, gracias.</text:span></text:p>
      <text:h text:style-name="P34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arío Severino Falcón Rodríguez</text:span></text:p>
      <text:p text:style-name="P1001"><text:span text:style-name="T6">Orlando, FL 32810</text:span></text:p>
      <text:p text:style-name="P1001"><text:span text:style-name="T6">287 E. Woodland Ave.</text:span></text:p>
      <text:p text:style-name="P1003">ASUNTO: Invitación para HALLOWEEN 2022</text:p>
      <text:p text:style-name="P1004">Estimado/estimada Darío Severino Falcón Rodrígu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ayvonf@sbcglobal.net, gracias.</text:span></text:p>
      <text:h text:style-name="P34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i Rovira Busquets</text:span></text:p>
      <text:p text:style-name="P1001"><text:span text:style-name="T6">Pompano Beach, FL 33064</text:span></text:p>
      <text:p text:style-name="P1001"><text:span text:style-name="T6">16 Monroe Dr.</text:span></text:p>
      <text:p text:style-name="P1003">ASUNTO: Invitación para HALLOWEEN 2022</text:p>
      <text:p text:style-name="P1004">Estimado/estimada Eli Rovira Busquet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ppp@icloud.com, gracias.</text:span></text:p>
      <text:h text:style-name="P34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emedios Barbero Calderón</text:span></text:p>
      <text:p text:style-name="P1001"><text:span text:style-name="T6">Key West, FL 33040</text:span></text:p>
      <text:p text:style-name="P1001"><text:span text:style-name="T6">59 Pumpkin Hill Drive</text:span></text:p>
      <text:p text:style-name="P1003">ASUNTO: Invitación para HALLOWEEN 2022</text:p>
      <text:p text:style-name="P1004">Estimado/estimada Remedios Barbero Calderó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imlinux@icloud.com, gracias.</text:span></text:p>
      <text:h text:style-name="P34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elmo Azcona Huerta</text:span></text:p>
      <text:p text:style-name="P1001"><text:span text:style-name="T6">Panama City, FL 32404</text:span></text:p>
      <text:p text:style-name="P1001"><text:span text:style-name="T6">88 Deerfield Street</text:span></text:p>
      <text:p text:style-name="P1003">ASUNTO: Invitación para HALLOWEEN 2022</text:p>
      <text:p text:style-name="P1004">Estimado/estimada Telmo Azcona Huert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eamster@mac.com, gracias.</text:span></text:p>
      <text:h text:style-name="P35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e Luis Salgado Monreal</text:span></text:p>
      <text:p text:style-name="P1001"><text:span text:style-name="T6">Hollywood, FL 33025</text:span></text:p>
      <text:p text:style-name="P1001"><text:span text:style-name="T6">88 Marsh Road</text:span></text:p>
      <text:p text:style-name="P1003">ASUNTO: Invitación para HALLOWEEN 2022</text:p>
      <text:p text:style-name="P1004">Estimado/estimada Jose Luis Salgado Monre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exter@yahoo.ca, gracias.</text:span></text:p>
      <text:h text:style-name="P35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ximiliano Ferrer Solé</text:span></text:p>
      <text:p text:style-name="P1001"><text:span text:style-name="T6">Winter Springs, FL 32708</text:span></text:p>
      <text:p text:style-name="P1001"><text:span text:style-name="T6">251 SW. Ramblewood Ave.</text:span></text:p>
      <text:p text:style-name="P1003">ASUNTO: Invitación para HALLOWEEN 2022</text:p>
      <text:p text:style-name="P1004">Estimado/estimada Maximiliano Ferrer Solé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ymbolic@optonline.net, gracias.</text:span></text:p>
      <text:h text:style-name="P35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eve Pellicer Arévalo</text:span></text:p>
      <text:p text:style-name="P1001"><text:span text:style-name="T6">Miami, FL 33162</text:span></text:p>
      <text:p text:style-name="P1001"><text:span text:style-name="T6">15 Bow Ridge Dr.</text:span></text:p>
      <text:p text:style-name="P1003">ASUNTO: Invitación para HALLOWEEN 2022</text:p>
      <text:p text:style-name="P1004">Estimado/estimada Seve Pellicer Aréva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intlprog@live.com, gracias.</text:span></text:p>
      <text:h text:style-name="P35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oncio Gallart Cano</text:span></text:p>
      <text:p text:style-name="P1001"><text:span text:style-name="T6">Miami, FL 33175</text:span></text:p>
      <text:p text:style-name="P1001"><text:span text:style-name="T6">691 Baker Rd.</text:span></text:p>
      <text:p text:style-name="P1003">ASUNTO: Invitación para HALLOWEEN 2022</text:p>
      <text:p text:style-name="P1004">Estimado/estimada Poncio Gallart Ca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sloan@live.com, gracias.</text:span></text:p>
      <text:h text:style-name="P35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bril Morante-Portero</text:span></text:p>
      <text:p text:style-name="P1001"><text:span text:style-name="T6">Port Orange, FL 32127</text:span></text:p>
      <text:p text:style-name="P1001"><text:span text:style-name="T6">32 Adams Court</text:span></text:p>
      <text:p text:style-name="P1003">ASUNTO: Invitación para HALLOWEEN 2022</text:p>
      <text:p text:style-name="P1004">Estimado/estimada Abril Morante-Port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barker@aol.com, gracias.</text:span></text:p>
      <text:h text:style-name="P35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londra Arroyo Moraleda</text:span></text:p>
      <text:p text:style-name="P1001"><text:span text:style-name="T6">Tampa, FL 33617</text:span></text:p>
      <text:p text:style-name="P1001"><text:span text:style-name="T6">969 Summerhouse Dr.</text:span></text:p>
      <text:p text:style-name="P1003">ASUNTO: Invitación para HALLOWEEN 2022</text:p>
      <text:p text:style-name="P1004">Estimado/estimada Alondra Arroyo Moraled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iknejad@msn.com, gracias.</text:span></text:p>
      <text:h text:style-name="P35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ando Neira Garcia</text:span></text:p>
      <text:p text:style-name="P1001"><text:span text:style-name="T6">Fort Lauderdale, FL 33321</text:span></text:p>
      <text:p text:style-name="P1001"><text:span text:style-name="T6">61 College Rd.</text:span></text:p>
      <text:p text:style-name="P1003">ASUNTO: Invitación para HALLOWEEN 2022</text:p>
      <text:p text:style-name="P1004">Estimado/estimada Nando Neira Garc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oudas@icloud.com, gracias.</text:span></text:p>
      <text:h text:style-name="P35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oraya Puig Estrada</text:span></text:p>
      <text:p text:style-name="P1001"><text:span text:style-name="T6">Hollywood, FL 33021</text:span></text:p>
      <text:p text:style-name="P1001"><text:span text:style-name="T6">344 Summerhouse Ave.</text:span></text:p>
      <text:p text:style-name="P1003">ASUNTO: Invitación para HALLOWEEN 2022</text:p>
      <text:p text:style-name="P1004">Estimado/estimada Soraya Puig Estrad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antu@outlook.com, gracias.</text:span></text:p>
      <text:h text:style-name="P35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eresita Ferrera Bernat</text:span></text:p>
      <text:p text:style-name="P1001"><text:span text:style-name="T6">Dunedin, FL 34698</text:span></text:p>
      <text:p text:style-name="P1001"><text:span text:style-name="T6">164 Albany Dr.</text:span></text:p>
      <text:p text:style-name="P1003">ASUNTO: Invitación para HALLOWEEN 2022</text:p>
      <text:p text:style-name="P1004">Estimado/estimada Teresita Ferrera Berna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ighthawk@hotmail.com, gracias.</text:span></text:p>
      <text:h text:style-name="P35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gnacio Mendez Casanovas</text:span></text:p>
      <text:p text:style-name="P1001"><text:span text:style-name="T6">West Palm Beach, FL 33414</text:span></text:p>
      <text:p text:style-name="P1001"><text:span text:style-name="T6">9028 E. Overlook Street</text:span></text:p>
      <text:p text:style-name="P1003">ASUNTO: Invitación para HALLOWEEN 2022</text:p>
      <text:p text:style-name="P1004">Estimado/estimada Ignacio Mendez Casanov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eterhoeg@yahoo.com, gracias.</text:span></text:p>
      <text:h text:style-name="P36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sabel Bayo Sanchez</text:span></text:p>
      <text:p text:style-name="P1001"><text:span text:style-name="T6">Lake Worth, FL 33467</text:span></text:p>
      <text:p text:style-name="P1001"><text:span text:style-name="T6">300 San Carlos Street</text:span></text:p>
      <text:p text:style-name="P1003">ASUNTO: Invitación para HALLOWEEN 2022</text:p>
      <text:p text:style-name="P1004">Estimado/estimada Isabel Bayo Sanch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onadab@outlook.com, gracias.</text:span></text:p>
      <text:h text:style-name="P36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igia Linares Isern</text:span></text:p>
      <text:p text:style-name="P1001"><text:span text:style-name="T6">Miami, FL 33196</text:span></text:p>
      <text:p text:style-name="P1001"><text:span text:style-name="T6">19 Carriage Court</text:span></text:p>
      <text:p text:style-name="P1003">ASUNTO: Invitación para HALLOWEEN 2022</text:p>
      <text:p text:style-name="P1004">Estimado/estimada Ligia Linares Iser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amma@sbcglobal.net, gracias.</text:span></text:p>
      <text:h text:style-name="P36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imón Gaya Vallejo</text:span></text:p>
      <text:p text:style-name="P1001"><text:span text:style-name="T6">Orlando, FL 32818</text:span></text:p>
      <text:p text:style-name="P1001"><text:span text:style-name="T6">3 Henry St.</text:span></text:p>
      <text:p text:style-name="P1003">ASUNTO: Invitación para HALLOWEEN 2022</text:p>
      <text:p text:style-name="P1004">Estimado/estimada Simón Gaya Vallej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barker@sbcglobal.net, gracias.</text:span></text:p>
      <text:h text:style-name="P36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hus Larrañaga Hernando</text:span></text:p>
      <text:p text:style-name="P1001"><text:span text:style-name="T6">Orlando, FL 32839</text:span></text:p>
      <text:p text:style-name="P1001"><text:span text:style-name="T6">7743 Boston Street</text:span></text:p>
      <text:p text:style-name="P1003">ASUNTO: Invitación para HALLOWEEN 2022</text:p>
      <text:p text:style-name="P1004">Estimado/estimada Chus Larrañaga Hernan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onteb@mac.com, gracias.</text:span></text:p>
      <text:h text:style-name="P36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Ángeles Arévalo Balaguer</text:span></text:p>
      <text:p text:style-name="P1001"><text:span text:style-name="T6">Brandon, FL 33511</text:span></text:p>
      <text:p text:style-name="P1001"><text:span text:style-name="T6">9543 Marlborough Street</text:span></text:p>
      <text:p text:style-name="P1003">ASUNTO: Invitación para HALLOWEEN 2022</text:p>
      <text:p text:style-name="P1004">Estimado/estimada Ángeles Arévalo Balagu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ugwump@verizon.net, gracias.</text:span></text:p>
      <text:h text:style-name="P36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nito Juan Francisco Aramburu Fiol</text:span></text:p>
      <text:p text:style-name="P1001"><text:span text:style-name="T6">Valrico, FL 33594</text:span></text:p>
      <text:p text:style-name="P1001"><text:span text:style-name="T6">42 Lakeshore Avenue</text:span></text:p>
      <text:p text:style-name="P1003">ASUNTO: Invitación para HALLOWEEN 2022</text:p>
      <text:p text:style-name="P1004">Estimado/estimada Benito Juan Francisco Aramburu Fio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ndrei@outlook.com, gracias.</text:span></text:p>
      <text:h text:style-name="P36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aya Valderrama Gomis</text:span></text:p>
      <text:p text:style-name="P1001"><text:span text:style-name="T6">Melbourne, FL 32935</text:span></text:p>
      <text:p text:style-name="P1001"><text:span text:style-name="T6">77 Rocky River Ave.</text:span></text:p>
      <text:p text:style-name="P1003">ASUNTO: Invitación para HALLOWEEN 2022</text:p>
      <text:p text:style-name="P1004">Estimado/estimada Amaya Valderrama Gomi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oamer@sbcglobal.net, gracias.</text:span></text:p>
      <text:h text:style-name="P36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atriz Rodriguez Iborra</text:span></text:p>
      <text:p text:style-name="P1001"><text:span text:style-name="T6">Jacksonville, FL 32209</text:span></text:p>
      <text:p text:style-name="P1001"><text:span text:style-name="T6">68 Woodland Ave.</text:span></text:p>
      <text:p text:style-name="P1003">ASUNTO: Invitación para HALLOWEEN 2022</text:p>
      <text:p text:style-name="P1004">Estimado/estimada Beatriz Rodriguez Ibor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lattia@msn.com, gracias.</text:span></text:p>
      <text:h text:style-name="P36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ílcar Ortega Gallo</text:span></text:p>
      <text:p text:style-name="P1001"><text:span text:style-name="T6">Fort Lauderdale, FL 33334</text:span></text:p>
      <text:p text:style-name="P1001"><text:span text:style-name="T6">9413 Lexington Dr.</text:span></text:p>
      <text:p text:style-name="P1003">ASUNTO: Invitación para HALLOWEEN 2022</text:p>
      <text:p text:style-name="P1004">Estimado/estimada Amílcar Ortega Gal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schmitz@sbcglobal.net, gracias.</text:span></text:p>
      <text:h text:style-name="P36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eve Laguna-Bas</text:span></text:p>
      <text:p text:style-name="P1001"><text:span text:style-name="T6">Jupiter, FL 33458</text:span></text:p>
      <text:p text:style-name="P1001"><text:span text:style-name="T6">727 Cardinal Ave.</text:span></text:p>
      <text:p text:style-name="P1003">ASUNTO: Invitación para HALLOWEEN 2022</text:p>
      <text:p text:style-name="P1004">Estimado/estimada Seve Laguna-B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vprit@aol.com, gracias.</text:span></text:p>
      <text:h text:style-name="P37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rancisco Javier Coloma</text:span></text:p>
      <text:p text:style-name="P1001"><text:span text:style-name="T6">Deltona, FL 32738</text:span></text:p>
      <text:p text:style-name="P1001"><text:span text:style-name="T6">49 Colonial Street</text:span></text:p>
      <text:p text:style-name="P1003">ASUNTO: Invitación para HALLOWEEN 2022</text:p>
      <text:p text:style-name="P1004">Estimado/estimada Francisco Javier Colom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aarnial@att.net, gracias.</text:span></text:p>
      <text:h text:style-name="P37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rasmo Crespo Gallego</text:span></text:p>
      <text:p text:style-name="P1001"><text:span text:style-name="T6">Boynton Beach, FL 33435</text:span></text:p>
      <text:p text:style-name="P1001"><text:span text:style-name="T6">73 Pulaski Street</text:span></text:p>
      <text:p text:style-name="P1003">ASUNTO: Invitación para HALLOWEEN 2022</text:p>
      <text:p text:style-name="P1004">Estimado/estimada Erasmo Crespo Galleg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urty@icloud.com, gracias.</text:span></text:p>
      <text:h text:style-name="P37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Octavio Perelló-Losada</text:span></text:p>
      <text:p text:style-name="P1001"><text:span text:style-name="T6">Fort Lauderdale, FL 33351</text:span></text:p>
      <text:p text:style-name="P1001"><text:span text:style-name="T6">9969 Primrose Drive</text:span></text:p>
      <text:p text:style-name="P1003">ASUNTO: Invitación para HALLOWEEN 2022</text:p>
      <text:p text:style-name="P1004">Estimado/estimada Octavio Perelló-Losad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oscar@sbcglobal.net, gracias.</text:span></text:p>
      <text:h text:style-name="P37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mila Leticia Arévalo Cuenca</text:span></text:p>
      <text:p text:style-name="P1001"><text:span text:style-name="T6">Palm Harbor, FL 34683</text:span></text:p>
      <text:p text:style-name="P1001"><text:span text:style-name="T6">164 West Coffee St.</text:span></text:p>
      <text:p text:style-name="P1003">ASUNTO: Invitación para HALLOWEEN 2022</text:p>
      <text:p text:style-name="P1004">Estimado/estimada Camila Leticia Arévalo Cuenc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elbij@verizon.net, gracias.</text:span></text:p>
      <text:h text:style-name="P37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Áurea Manuela Piñol Bernal</text:span></text:p>
      <text:p text:style-name="P1001"><text:span text:style-name="T6">Homestead, FL 33033</text:span></text:p>
      <text:p text:style-name="P1001"><text:span text:style-name="T6">7236 Albany Court</text:span></text:p>
      <text:p text:style-name="P1003">ASUNTO: Invitación para HALLOWEEN 2022</text:p>
      <text:p text:style-name="P1004">Estimado/estimada Áurea Manuela Piñol Bern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mtbebuck@live.com, gracias.</text:span></text:p>
      <text:h text:style-name="P37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rina Arcos Vara</text:span></text:p>
      <text:p text:style-name="P1001"><text:span text:style-name="T6">Orlando, FL 32837</text:span></text:p>
      <text:p text:style-name="P1001"><text:span text:style-name="T6">9 East San Carlos Ave.</text:span></text:p>
      <text:p text:style-name="P1003">ASUNTO: Invitación para HALLOWEEN 2022</text:p>
      <text:p text:style-name="P1004">Estimado/estimada Carina Arcos Va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vilopie@att.net, gracias.</text:span></text:p>
      <text:h text:style-name="P37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Yago Baró Garmendia</text:span></text:p>
      <text:p text:style-name="P1001"><text:span text:style-name="T6">Boca Raton, FL 33433</text:span></text:p>
      <text:p text:style-name="P1001"><text:span text:style-name="T6">7939 Gates St.</text:span></text:p>
      <text:p text:style-name="P1003">ASUNTO: Invitación para HALLOWEEN 2022</text:p>
      <text:p text:style-name="P1004">Estimado/estimada Yago Baró Garmend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ibrahim@icloud.com, gracias.</text:span></text:p>
      <text:h text:style-name="P37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tonio Folch Grande</text:span></text:p>
      <text:p text:style-name="P1001"><text:span text:style-name="T6">Tampa, FL 33612</text:span></text:p>
      <text:p text:style-name="P1001"><text:span text:style-name="T6">111 Rockledge Street</text:span></text:p>
      <text:p text:style-name="P1003">ASUNTO: Invitación para HALLOWEEN 2022</text:p>
      <text:p text:style-name="P1004">Estimado/estimada Antonio Folch Grand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uqmcolyv@aol.com, gracias.</text:span></text:p>
      <text:h text:style-name="P37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e Ramón de Aguilera</text:span></text:p>
      <text:p text:style-name="P1001"><text:span text:style-name="T6">Miami, FL 33134</text:span></text:p>
      <text:p text:style-name="P1001"><text:span text:style-name="T6">32 Vernon St.</text:span></text:p>
      <text:p text:style-name="P1003">ASUNTO: Invitación para HALLOWEEN 2022</text:p>
      <text:p text:style-name="P1004">Estimado/estimada Jose Ramón de Aguil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ermes@aol.com, gracias.</text:span></text:p>
      <text:h text:style-name="P37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ulce Caridad Rojas Ángel</text:span></text:p>
      <text:p text:style-name="P1001"><text:span text:style-name="T6">Daytona Beach, FL 32119</text:span></text:p>
      <text:p text:style-name="P1001"><text:span text:style-name="T6">794 Philmont Ave.</text:span></text:p>
      <text:p text:style-name="P1003">ASUNTO: Invitación para HALLOWEEN 2022</text:p>
      <text:p text:style-name="P1004">Estimado/estimada Dulce Caridad Rojas Ánge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rueger@msn.com, gracias.</text:span></text:p>
      <text:h text:style-name="P38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ruz Benítez</text:span></text:p>
      <text:p text:style-name="P1001"><text:span text:style-name="T6">Jacksonville, FL 32257</text:span></text:p>
      <text:p text:style-name="P1001"><text:span text:style-name="T6">7600 Campfire Street</text:span></text:p>
      <text:p text:style-name="P1003">ASUNTO: Invitación para HALLOWEEN 2022</text:p>
      <text:p text:style-name="P1004">Estimado/estimada Cruz Benít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anneng@att.net, gracias.</text:span></text:p>
      <text:h text:style-name="P38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abio Carnero Boix</text:span></text:p>
      <text:p text:style-name="P1001"><text:span text:style-name="T6">Miami, FL 33165</text:span></text:p>
      <text:p text:style-name="P1001"><text:span text:style-name="T6">527 South Indian Summer Court</text:span></text:p>
      <text:p text:style-name="P1003">ASUNTO: Invitación para HALLOWEEN 2022</text:p>
      <text:p text:style-name="P1004">Estimado/estimada Fabio Carnero Boix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golle@yahoo.com, gracias.</text:span></text:p>
      <text:h text:style-name="P38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ayara Casanovas Alarcón</text:span></text:p>
      <text:p text:style-name="P1001"><text:span text:style-name="T6">Miami, FL 33177</text:span></text:p>
      <text:p text:style-name="P1001"><text:span text:style-name="T6">72 S. Lakeview St.</text:span></text:p>
      <text:p text:style-name="P1003">ASUNTO: Invitación para HALLOWEEN 2022</text:p>
      <text:p text:style-name="P1004">Estimado/estimada Nayara Casanovas Alarcó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citext@comcast.net, gracias.</text:span></text:p>
      <text:h text:style-name="P38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iguel Villegas Jover</text:span></text:p>
      <text:p text:style-name="P1001"><text:span text:style-name="T6">Gainesville, FL 32608</text:span></text:p>
      <text:p text:style-name="P1001"><text:span text:style-name="T6">47 Leatherwood Ave.</text:span></text:p>
      <text:p text:style-name="P1003">ASUNTO: Invitación para HALLOWEEN 2022</text:p>
      <text:p text:style-name="P1004">Estimado/estimada Miguel Villegas Jov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oresky@gmail.com, gracias.</text:span></text:p>
      <text:h text:style-name="P38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ldefonso Guillén Arrieta</text:span></text:p>
      <text:p text:style-name="P1001"><text:span text:style-name="T6">Port Saint Lucie, FL 34952</text:span></text:p>
      <text:p text:style-name="P1001"><text:span text:style-name="T6">7 Bridle Street</text:span></text:p>
      <text:p text:style-name="P1003">ASUNTO: Invitación para HALLOWEEN 2022</text:p>
      <text:p text:style-name="P1004">Estimado/estimada Ildefonso Guillén Arriet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hawnce@optonline.net, gracias.</text:span></text:p>
      <text:h text:style-name="P38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e Ignacio Armas Ramírez</text:span></text:p>
      <text:p text:style-name="P1001"><text:span text:style-name="T6">Tallahassee, FL 32303</text:span></text:p>
      <text:p text:style-name="P1001"><text:span text:style-name="T6">3 North Augusta Road</text:span></text:p>
      <text:p text:style-name="P1003">ASUNTO: Invitación para HALLOWEEN 2022</text:p>
      <text:p text:style-name="P1004">Estimado/estimada Jose Ignacio Armas Ramír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ubergeeb@live.com, gracias.</text:span></text:p>
      <text:h text:style-name="P38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ía Jesús Celestina Casas Carrasco</text:span></text:p>
      <text:p text:style-name="P1001"><text:span text:style-name="T6">Tallahassee, FL 32304</text:span></text:p>
      <text:p text:style-name="P1001"><text:span text:style-name="T6">848 Lees Creek Ave.</text:span></text:p>
      <text:p text:style-name="P1003">ASUNTO: Invitación para HALLOWEEN 2022</text:p>
      <text:p text:style-name="P1004">Estimado/estimada María Jesús Celestina Casas Carrasc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edingtn@yahoo.ca, gracias.</text:span></text:p>
      <text:h text:style-name="P38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men Ledesma Escribano</text:span></text:p>
      <text:p text:style-name="P1001"><text:span text:style-name="T6">Casselberry, FL 32707</text:span></text:p>
      <text:p text:style-name="P1001"><text:span text:style-name="T6">943 Brookside St.</text:span></text:p>
      <text:p text:style-name="P1003">ASUNTO: Invitación para HALLOWEEN 2022</text:p>
      <text:p text:style-name="P1004">Estimado/estimada Mamen Ledesma Escriba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imaclea@live.com, gracias.</text:span></text:p>
      <text:h text:style-name="P38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brosio Casanovas Piquer</text:span></text:p>
      <text:p text:style-name="P1001"><text:span text:style-name="T6">Miami, FL 33176</text:span></text:p>
      <text:p text:style-name="P1001"><text:span text:style-name="T6">791 Lexington Ave.</text:span></text:p>
      <text:p text:style-name="P1003">ASUNTO: Invitación para HALLOWEEN 2022</text:p>
      <text:p text:style-name="P1004">Estimado/estimada Ambrosio Casanovas Piqu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iapetus@aol.com, gracias.</text:span></text:p>
      <text:h text:style-name="P38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an Ferrán Alegria</text:span></text:p>
      <text:p text:style-name="P1001"><text:span text:style-name="T6">Lake Worth, FL 33463</text:span></text:p>
      <text:p text:style-name="P1001"><text:span text:style-name="T6">8429 Bellevue Avenue</text:span></text:p>
      <text:p text:style-name="P1003">ASUNTO: Invitación para HALLOWEEN 2022</text:p>
      <text:p text:style-name="P1004">Estimado/estimada Joan Ferrán Alegr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kythe@outlook.com, gracias.</text:span></text:p>
      <text:h text:style-name="P39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asco Tamayo Barrio</text:span></text:p>
      <text:p text:style-name="P1001"><text:span text:style-name="T6">Hollywood, FL 33024</text:span></text:p>
      <text:p text:style-name="P1001"><text:span text:style-name="T6">46 Marlborough Drive</text:span></text:p>
      <text:p text:style-name="P1003">ASUNTO: Invitación para HALLOWEEN 2022</text:p>
      <text:p text:style-name="P1004">Estimado/estimada Vasco Tamayo Barri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nicolao@aol.com, gracias.</text:span></text:p>
      <text:h text:style-name="P39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eire Aroa Alfaro Olmo</text:span></text:p>
      <text:p text:style-name="P1001"><text:span text:style-name="T6">Hialeah, FL 33018</text:span></text:p>
      <text:p text:style-name="P1001"><text:span text:style-name="T6">9064 William St.</text:span></text:p>
      <text:p text:style-name="P1003">ASUNTO: Invitación para HALLOWEEN 2022</text:p>
      <text:p text:style-name="P1004">Estimado/estimada Leire Aroa Alfaro Olm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ahsler@yahoo.ca, gracias.</text:span></text:p>
      <text:h text:style-name="P39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elix Guardia Arenas</text:span></text:p>
      <text:p text:style-name="P1001"><text:span text:style-name="T6">Miami, FL 33173</text:span></text:p>
      <text:p text:style-name="P1001"><text:span text:style-name="T6">4 Belmont Drive</text:span></text:p>
      <text:p text:style-name="P1003">ASUNTO: Invitación para HALLOWEEN 2022</text:p>
      <text:p text:style-name="P1004">Estimado/estimada Felix Guardia Aren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okuhirom@comcast.net, gracias.</text:span></text:p>
      <text:h text:style-name="P39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loria Dalmau-Bolaños</text:span></text:p>
      <text:p text:style-name="P1001"><text:span text:style-name="T6">Miami, FL 33193</text:span></text:p>
      <text:p text:style-name="P1001"><text:span text:style-name="T6">788 Glenholme Dr.</text:span></text:p>
      <text:p text:style-name="P1003">ASUNTO: Invitación para HALLOWEEN 2022</text:p>
      <text:p text:style-name="P1004">Estimado/estimada Gloria Dalmau-Bolañ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hoffman@live.com, gracias.</text:span></text:p>
      <text:h text:style-name="P39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iana Solsona Girón</text:span></text:p>
      <text:p text:style-name="P1001"><text:span text:style-name="T6">Tampa, FL 33615</text:span></text:p>
      <text:p text:style-name="P1001"><text:span text:style-name="T6">93 Magnolia Ave.</text:span></text:p>
      <text:p text:style-name="P1003">ASUNTO: Invitación para HALLOWEEN 2022</text:p>
      <text:p text:style-name="P1004">Estimado/estimada Eliana Solsona Giró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hbub@verizon.net, gracias.</text:span></text:p>
      <text:h text:style-name="P39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iliana Valdés Bilbao</text:span></text:p>
      <text:p text:style-name="P1001"><text:span text:style-name="T6">Jacksonville, FL 32225</text:span></text:p>
      <text:p text:style-name="P1001"><text:span text:style-name="T6">93 N. Schoolhouse Street</text:span></text:p>
      <text:p text:style-name="P1003">ASUNTO: Invitación para HALLOWEEN 2022</text:p>
      <text:p text:style-name="P1004">Estimado/estimada Liliana Valdés Bilba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anneh@gmail.com, gracias.</text:span></text:p>
      <text:h text:style-name="P39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omasa Feijoo Alvarado</text:span></text:p>
      <text:p text:style-name="P1001"><text:span text:style-name="T6">Miami, FL 33186</text:span></text:p>
      <text:p text:style-name="P1001"><text:span text:style-name="T6">719 Penn Dr.</text:span></text:p>
      <text:p text:style-name="P1003">ASUNTO: Invitación para HALLOWEEN 2022</text:p>
      <text:p text:style-name="P1004">Estimado/estimada Tomasa Feijoo Alvara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onathan@yahoo.com, gracias.</text:span></text:p>
      <text:h text:style-name="P39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é Ángel Vélez Vila</text:span></text:p>
      <text:p text:style-name="P1001"><text:span text:style-name="T6">Pensacola, FL 32503</text:span></text:p>
      <text:p text:style-name="P1001"><text:span text:style-name="T6">9 Arrowhead Street</text:span></text:p>
      <text:p text:style-name="P1003">ASUNTO: Invitación para HALLOWEEN 2022</text:p>
      <text:p text:style-name="P1004">Estimado/estimada José Ángel Vélez Vi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zeitlin@aol.com, gracias.</text:span></text:p>
      <text:h text:style-name="P39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ío Roma-Estevez</text:span></text:p>
      <text:p text:style-name="P1001"><text:span text:style-name="T6">Lakeland, FL 33813</text:span></text:p>
      <text:p text:style-name="P1001"><text:span text:style-name="T6">176B South Victoria Drive</text:span></text:p>
      <text:p text:style-name="P1003">ASUNTO: Invitación para HALLOWEEN 2022</text:p>
      <text:p text:style-name="P1004">Estimado/estimada Pío Roma-Estev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elbij@yahoo.com, gracias.</text:span></text:p>
      <text:h text:style-name="P39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elia Tello-Toledo</text:span></text:p>
      <text:p text:style-name="P1001"><text:span text:style-name="T6">Sarasota, FL 34231</text:span></text:p>
      <text:p text:style-name="P1001"><text:span text:style-name="T6">333 South Tower Ave.</text:span></text:p>
      <text:p text:style-name="P1003">ASUNTO: Invitación para HALLOWEEN 2022</text:p>
      <text:p text:style-name="P1004">Estimado/estimada Amelia Tello-Tole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paris@me.com, gracias.</text:span></text:p>
      <text:h text:style-name="P40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oberta de Lamas</text:span></text:p>
      <text:p text:style-name="P1001"><text:span text:style-name="T6">Boynton Beach, FL 33436</text:span></text:p>
      <text:p text:style-name="P1001"><text:span text:style-name="T6">952 Acacia Ave.</text:span></text:p>
      <text:p text:style-name="P1003">ASUNTO: Invitación para HALLOWEEN 2022</text:p>
      <text:p text:style-name="P1004">Estimado/estimada Roberta de Lam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burrows@gmail.com, gracias.</text:span></text:p>
      <text:h text:style-name="P40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rimitivo Melero Daza</text:span></text:p>
      <text:p text:style-name="P1001"><text:span text:style-name="T6">Pompano Beach, FL 33068</text:span></text:p>
      <text:p text:style-name="P1001"><text:span text:style-name="T6">9973 Armstrong St.</text:span></text:p>
      <text:p text:style-name="P1003">ASUNTO: Invitación para HALLOWEEN 2022</text:p>
      <text:p text:style-name="P1004">Estimado/estimada Primitivo Melero Daz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udinger@gmail.com, gracias.</text:span></text:p>
      <text:h text:style-name="P40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nigno Sanz Gomis</text:span></text:p>
      <text:p text:style-name="P1001"><text:span text:style-name="T6">Orlando, FL 32808</text:span></text:p>
      <text:p text:style-name="P1001"><text:span text:style-name="T6">8241 Devon Dr.</text:span></text:p>
      <text:p text:style-name="P1003">ASUNTO: Invitación para HALLOWEEN 2022</text:p>
      <text:p text:style-name="P1004">Estimado/estimada Benigno Sanz Gomi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nemonic@comcast.net, gracias.</text:span></text:p>
      <text:h text:style-name="P40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eyna Rivas Porcel</text:span></text:p>
      <text:p text:style-name="P1001"><text:span text:style-name="T6">Oviedo, FL 32765</text:span></text:p>
      <text:p text:style-name="P1001"><text:span text:style-name="T6">419 Sheffield St.</text:span></text:p>
      <text:p text:style-name="P1003">ASUNTO: Invitación para HALLOWEEN 2022</text:p>
      <text:p text:style-name="P1004">Estimado/estimada Reyna Rivas Porce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echie@yahoo.ca, gracias.</text:span></text:p>
      <text:h text:style-name="P40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Olivia Goñi</text:span></text:p>
      <text:p text:style-name="P1001"><text:span text:style-name="T6">Orlando, FL 32811</text:span></text:p>
      <text:p text:style-name="P1001"><text:span text:style-name="T6">8142 Amherst Circle</text:span></text:p>
      <text:p text:style-name="P1003">ASUNTO: Invitación para HALLOWEEN 2022</text:p>
      <text:p text:style-name="P1004">Estimado/estimada Olivia Goñi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imlinux@att.net, gracias.</text:span></text:p>
      <text:h text:style-name="P40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saac Morcillo-Calvo</text:span></text:p>
      <text:p text:style-name="P1001"><text:span text:style-name="T6">Cape Coral, FL 33904</text:span></text:p>
      <text:p text:style-name="P1001"><text:span text:style-name="T6">345 South Trenton Dr.</text:span></text:p>
      <text:p text:style-name="P1003">ASUNTO: Invitación para HALLOWEEN 2022</text:p>
      <text:p text:style-name="P1004">Estimado/estimada Isaac Morcillo-Calv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griffith@gmail.com, gracias.</text:span></text:p>
      <text:h text:style-name="P40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sdrubal Franco Montaña</text:span></text:p>
      <text:p text:style-name="P1001"><text:span text:style-name="T6">Middleburg, FL 32068</text:span></text:p>
      <text:p text:style-name="P1001"><text:span text:style-name="T6">80 Harvey Drive</text:span></text:p>
      <text:p text:style-name="P1003">ASUNTO: Invitación para HALLOWEEN 2022</text:p>
      <text:p text:style-name="P1004">Estimado/estimada Asdrubal Franco Montañ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redmond@me.com, gracias.</text:span></text:p>
      <text:h text:style-name="P40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lexandra Ámbar Armengol Campos</text:span></text:p>
      <text:p text:style-name="P1001"><text:span text:style-name="T6">Jacksonville, FL 32244</text:span></text:p>
      <text:p text:style-name="P1001"><text:span text:style-name="T6">8827 Wilson Lane</text:span></text:p>
      <text:p text:style-name="P1003">ASUNTO: Invitación para HALLOWEEN 2022</text:p>
      <text:p text:style-name="P1004">Estimado/estimada Alexandra Ámbar Armengol Camp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vsprintf@live.com, gracias.</text:span></text:p>
      <text:h text:style-name="P40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listo Menéndez</text:span></text:p>
      <text:p text:style-name="P1001"><text:span text:style-name="T6">Ormond Beach, FL 32174</text:span></text:p>
      <text:p text:style-name="P1001"><text:span text:style-name="T6">7266 Trout Drive</text:span></text:p>
      <text:p text:style-name="P1003">ASUNTO: Invitación para HALLOWEEN 2022</text:p>
      <text:p text:style-name="P1004">Estimado/estimada Calisto Menénd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ubajon@yahoo.ca, gracias.</text:span></text:p>
      <text:h text:style-name="P40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raciana Cintia Iñiguez Heras</text:span></text:p>
      <text:p text:style-name="P1001"><text:span text:style-name="T6">Hialeah, FL 33010</text:span></text:p>
      <text:p text:style-name="P1001"><text:span text:style-name="T6">8028 S. Purple Finch Drive</text:span></text:p>
      <text:p text:style-name="P1003">ASUNTO: Invitación para HALLOWEEN 2022</text:p>
      <text:p text:style-name="P1004">Estimado/estimada Graciana Cintia Iñiguez Her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verbom@aol.com, gracias.</text:span></text:p>
      <text:h text:style-name="P41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yte Duarte Alfonso</text:span></text:p>
      <text:p text:style-name="P1001"><text:span text:style-name="T6">Miami, FL 33157</text:span></text:p>
      <text:p text:style-name="P1001"><text:span text:style-name="T6">88 South Brickyard Drive</text:span></text:p>
      <text:p text:style-name="P1003">ASUNTO: Invitación para HALLOWEEN 2022</text:p>
      <text:p text:style-name="P1004">Estimado/estimada Mayte Duarte Alfons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iamcal@me.com, gracias.</text:span></text:p>
      <text:h text:style-name="P41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ía Teresa Llamas Mariño</text:span></text:p>
      <text:p text:style-name="P1001"><text:span text:style-name="T6">Altamonte Springs, FL 32714</text:span></text:p>
      <text:p text:style-name="P1001"><text:span text:style-name="T6">7434 Second Dr.</text:span></text:p>
      <text:p text:style-name="P1003">ASUNTO: Invitación para HALLOWEEN 2022</text:p>
      <text:p text:style-name="P1004">Estimado/estimada María Teresa Llamas Mariñ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boss@icloud.com, gracias.</text:span></text:p>
      <text:h text:style-name="P41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ederico Pizarro Coello</text:span></text:p>
      <text:p text:style-name="P1001"><text:span text:style-name="T6">Orlando, FL 32825</text:span></text:p>
      <text:p text:style-name="P1001"><text:span text:style-name="T6">8280 S. Pineknoll St.</text:span></text:p>
      <text:p text:style-name="P1003">ASUNTO: Invitación para HALLOWEEN 2022</text:p>
      <text:p text:style-name="P1004">Estimado/estimada Federico Pizarro Coel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damk@icloud.com, gracias.</text:span></text:p>
      <text:h text:style-name="P41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cífica Córdoba</text:span></text:p>
      <text:p text:style-name="P1001"><text:span text:style-name="T6">Fort Lauderdale, FL 33317</text:span></text:p>
      <text:p text:style-name="P1001"><text:span text:style-name="T6">8335 Hillcrest Drive</text:span></text:p>
      <text:p text:style-name="P1003">ASUNTO: Invitación para HALLOWEEN 2022</text:p>
      <text:p text:style-name="P1004">Estimado/estimada Pacífica Córdob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ormis@yahoo.com, gracias.</text:span></text:p>
      <text:h text:style-name="P41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osa Jiménez-Galvez</text:span></text:p>
      <text:p text:style-name="P1001"><text:span text:style-name="T6">Tampa, FL 33610</text:span></text:p>
      <text:p text:style-name="P1001"><text:span text:style-name="T6">8 Deerfield St.</text:span></text:p>
      <text:p text:style-name="P1003">ASUNTO: Invitación para HALLOWEEN 2022</text:p>
      <text:p text:style-name="P1004">Estimado/estimada Rosa Jiménez-Galv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gedmond@msn.com, gracias.</text:span></text:p>
      <text:h text:style-name="P41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tirio Bonet</text:span></text:p>
      <text:p text:style-name="P1001"><text:span text:style-name="T6">Miami, FL 33155</text:span></text:p>
      <text:p text:style-name="P1001"><text:span text:style-name="T6">8834 Jefferson St.</text:span></text:p>
      <text:p text:style-name="P1003">ASUNTO: Invitación para HALLOWEEN 2022</text:p>
      <text:p text:style-name="P1004">Estimado/estimada Martirio Bone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maranth@icloud.com, gracias.</text:span></text:p>
      <text:h text:style-name="P41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uy Roldan Lara</text:span></text:p>
      <text:p text:style-name="P1001"><text:span text:style-name="T6">Deltona, FL 32725</text:span></text:p>
      <text:p text:style-name="P1001"><text:span text:style-name="T6">9951 Strawberry Ave.</text:span></text:p>
      <text:p text:style-name="P1003">ASUNTO: Invitación para HALLOWEEN 2022</text:p>
      <text:p text:style-name="P1004">Estimado/estimada Ruy Roldan La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haki@verizon.net, gracias.</text:span></text:p>
      <text:h text:style-name="P41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elisa Múgica Gomez</text:span></text:p>
      <text:p text:style-name="P1001"><text:span text:style-name="T6">Palm Bay, FL 32907</text:span></text:p>
      <text:p text:style-name="P1001"><text:span text:style-name="T6">778 South Street</text:span></text:p>
      <text:p text:style-name="P1003">ASUNTO: Invitación para HALLOWEEN 2022</text:p>
      <text:p text:style-name="P1004">Estimado/estimada Felisa Múgica Gom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arlow@mac.com, gracias.</text:span></text:p>
      <text:h text:style-name="P41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selma Valentín Malo</text:span></text:p>
      <text:p text:style-name="P1001"><text:span text:style-name="T6">Tampa, FL 33604</text:span></text:p>
      <text:p text:style-name="P1001"><text:span text:style-name="T6">52 Van Dyke Road</text:span></text:p>
      <text:p text:style-name="P1003">ASUNTO: Invitación para HALLOWEEN 2022</text:p>
      <text:p text:style-name="P1004">Estimado/estimada Anselma Valentín Ma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arjam@mac.com, gracias.</text:span></text:p>
      <text:h text:style-name="P41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ino de Busquets</text:span></text:p>
      <text:p text:style-name="P1001"><text:span text:style-name="T6">Jacksonville, FL 32224</text:span></text:p>
      <text:p text:style-name="P1001"><text:span text:style-name="T6">139 Mountainview St.</text:span></text:p>
      <text:p text:style-name="P1003">ASUNTO: Invitación para HALLOWEEN 2022</text:p>
      <text:p text:style-name="P1004">Estimado/estimada Lino de Busquet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rents@outlook.com, gracias.</text:span></text:p>
      <text:h text:style-name="P42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andra Leiva Aguiló</text:span></text:p>
      <text:p text:style-name="P1001"><text:span text:style-name="T6">Saint Petersburg, FL 33713</text:span></text:p>
      <text:p text:style-name="P1001"><text:span text:style-name="T6">422 Cedar St.</text:span></text:p>
      <text:p text:style-name="P1003">ASUNTO: Invitación para HALLOWEEN 2022</text:p>
      <text:p text:style-name="P1004">Estimado/estimada Sandra Leiva Aguiló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odong@comcast.net, gracias.</text:span></text:p>
      <text:h text:style-name="P42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ederico Gutiérrez Tamarit</text:span></text:p>
      <text:p text:style-name="P1001"><text:span text:style-name="T6">Fort Lauderdale, FL 33313</text:span></text:p>
      <text:p text:style-name="P1001"><text:span text:style-name="T6">472 West Summit Drive</text:span></text:p>
      <text:p text:style-name="P1003">ASUNTO: Invitación para HALLOWEEN 2022</text:p>
      <text:p text:style-name="P1004">Estimado/estimada Federico Gutiérrez Tamari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hrisj@gmail.com, gracias.</text:span></text:p>
      <text:h text:style-name="P42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ristides Exposito Sánchez</text:span></text:p>
      <text:p text:style-name="P1001"><text:span text:style-name="T6">Venice, FL 34293</text:span></text:p>
      <text:p text:style-name="P1001"><text:span text:style-name="T6">99 S. Pumpkin Hill Ave.</text:span></text:p>
      <text:p text:style-name="P1003">ASUNTO: Invitación para HALLOWEEN 2022</text:p>
      <text:p text:style-name="P1004">Estimado/estimada Aristides Exposito Sánch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verbom@aol.com, gracias.</text:span></text:p>
      <text:h text:style-name="P42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laudia Ibañez Peñas</text:span></text:p>
      <text:p text:style-name="P1001"><text:span text:style-name="T6">Orlando, FL 32835</text:span></text:p>
      <text:p text:style-name="P1001"><text:span text:style-name="T6">7845 Howard St.</text:span></text:p>
      <text:p text:style-name="P1003">ASUNTO: Invitación para HALLOWEEN 2022</text:p>
      <text:p text:style-name="P1004">Estimado/estimada Claudia Ibañez Peñ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minence@optonline.net, gracias.</text:span></text:p>
      <text:h text:style-name="P42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oque Bejarano</text:span></text:p>
      <text:p text:style-name="P1001"><text:span text:style-name="T6">Jacksonville, FL 32246</text:span></text:p>
      <text:p text:style-name="P1001"><text:span text:style-name="T6">8974 High Point St.</text:span></text:p>
      <text:p text:style-name="P1003">ASUNTO: Invitación para HALLOWEEN 2022</text:p>
      <text:p text:style-name="P1004">Estimado/estimada Roque Bejara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onathan@att.net, gracias.</text:span></text:p>
      <text:h text:style-name="P42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ergio Font Mínguez</text:span></text:p>
      <text:p text:style-name="P1001"><text:span text:style-name="T6">Hollywood, FL 33023</text:span></text:p>
      <text:p text:style-name="P1001"><text:span text:style-name="T6">419 High St.</text:span></text:p>
      <text:p text:style-name="P1003">ASUNTO: Invitación para HALLOWEEN 2022</text:p>
      <text:p text:style-name="P1004">Estimado/estimada Sergio Font Míngu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everett@yahoo.ca, gracias.</text:span></text:p>
      <text:h text:style-name="P42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isina Chus Acosta Losa</text:span></text:p>
      <text:p text:style-name="P1001"><text:span text:style-name="T6">Jacksonville, FL 32211</text:span></text:p>
      <text:p text:style-name="P1001"><text:span text:style-name="T6">8847 Oakwood St.</text:span></text:p>
      <text:p text:style-name="P1003">ASUNTO: Invitación para HALLOWEEN 2022</text:p>
      <text:p text:style-name="P1004">Estimado/estimada Luisina Chus Acosta Los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ibrary@me.com, gracias.</text:span></text:p>
      <text:h text:style-name="P42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usebia Torre Dalmau</text:span></text:p>
      <text:p text:style-name="P1001"><text:span text:style-name="T6">Opa Locka, FL 33056</text:span></text:p>
      <text:p text:style-name="P1001"><text:span text:style-name="T6">709 Foxrun Ave.</text:span></text:p>
      <text:p text:style-name="P1003">ASUNTO: Invitación para HALLOWEEN 2022</text:p>
      <text:p text:style-name="P1004">Estimado/estimada Eusebia Torre Dalmau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hronos@msn.com, gracias.</text:span></text:p>
      <text:h text:style-name="P42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edro Sancho-Garrido</text:span></text:p>
      <text:p text:style-name="P1001"><text:span text:style-name="T6">Miami Beach, FL 33141</text:span></text:p>
      <text:p text:style-name="P1001"><text:span text:style-name="T6">599 Glen Creek Drive</text:span></text:p>
      <text:p text:style-name="P1003">ASUNTO: Invitación para HALLOWEEN 2022</text:p>
      <text:p text:style-name="P1004">Estimado/estimada Pedro Sancho-Garri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vdotnet@aol.com, gracias.</text:span></text:p>
      <text:h text:style-name="P42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lanca Lluch Gonzalo</text:span></text:p>
      <text:p text:style-name="P1001"><text:span text:style-name="T6">Pompano Beach, FL 33065</text:span></text:p>
      <text:p text:style-name="P1001"><text:span text:style-name="T6">214 Adams Street</text:span></text:p>
      <text:p text:style-name="P1003">ASUNTO: Invitación para HALLOWEEN 2022</text:p>
      <text:p text:style-name="P1004">Estimado/estimada Blanca Lluch Gonza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guyer@yahoo.com, gracias.</text:span></text:p>
      <text:h text:style-name="P43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nito Aranda Olivera</text:span></text:p>
      <text:p text:style-name="P1001"><text:span text:style-name="T6">Miami, FL 33125</text:span></text:p>
      <text:p text:style-name="P1001"><text:span text:style-name="T6">1 Grove St.</text:span></text:p>
      <text:p text:style-name="P1003">ASUNTO: Invitación para HALLOWEEN 2022</text:p>
      <text:p text:style-name="P1004">Estimado/estimada Benito Aranda Oliv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ymbolic@live.com, gracias.</text:span></text:p>
      <text:h text:style-name="P43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uan Lerma Melero</text:span></text:p>
      <text:p text:style-name="P1001"><text:span text:style-name="T6">Miami, FL 33172</text:span></text:p>
      <text:p text:style-name="P1001"><text:span text:style-name="T6">104 Manor St.</text:span></text:p>
      <text:p text:style-name="P1003">ASUNTO: Invitación para HALLOWEEN 2022</text:p>
      <text:p text:style-name="P1004">Estimado/estimada Juan Lerma Mel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yrus@outlook.com, gracias.</text:span></text:p>
      <text:h text:style-name="P43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ayara Fuster Cuesta</text:span></text:p>
      <text:p text:style-name="P1001"><text:span text:style-name="T6">Tallahassee, FL 32308</text:span></text:p>
      <text:p text:style-name="P1001"><text:span text:style-name="T6">832 West Dunbar Court</text:span></text:p>
      <text:p text:style-name="P1003">ASUNTO: Invitación para HALLOWEEN 2022</text:p>
      <text:p text:style-name="P1004">Estimado/estimada Nayara Fuster Cuest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ussotto@att.net, gracias.</text:span></text:p>
      <text:h text:style-name="P43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icela Mendizábal-Tejera</text:span></text:p>
      <text:p text:style-name="P1001"><text:span text:style-name="T6">Sarasota, FL 34232</text:span></text:p>
      <text:p text:style-name="P1001"><text:span text:style-name="T6">7704 Vale Ave.</text:span></text:p>
      <text:p text:style-name="P1003">ASUNTO: Invitación para HALLOWEEN 2022</text:p>
      <text:p text:style-name="P1004">Estimado/estimada Maricela Mendizábal-Tej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mtbebuck@outlook.com, gracias.</text:span></text:p>
      <text:h text:style-name="P43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ilvio Ledesma Planas</text:span></text:p>
      <text:p text:style-name="P1001"><text:span text:style-name="T6">Miami, FL 33126</text:span></text:p>
      <text:p text:style-name="P1001"><text:span text:style-name="T6">9830 Shadow Brook Street</text:span></text:p>
      <text:p text:style-name="P1003">ASUNTO: Invitación para HALLOWEEN 2022</text:p>
      <text:p text:style-name="P1004">Estimado/estimada Silvio Ledesma Plan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vprit@live.com, gracias.</text:span></text:p>
      <text:h text:style-name="P43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Ovidio García Gabaldón</text:span></text:p>
      <text:p text:style-name="P1001"><text:span text:style-name="T6">Arcadia, FL 34266</text:span></text:p>
      <text:p text:style-name="P1001"><text:span text:style-name="T6">16 Bayberry St.</text:span></text:p>
      <text:p text:style-name="P1003">ASUNTO: Invitación para HALLOWEEN 2022</text:p>
      <text:p text:style-name="P1004">Estimado/estimada Ovidio García Gabaldó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imxugle@gmail.com, gracias.</text:span></text:p>
      <text:h text:style-name="P43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ina Gisbert Huertas</text:span></text:p>
      <text:p text:style-name="P1001"><text:span text:style-name="T6">Daytona Beach, FL 32114</text:span></text:p>
      <text:p text:style-name="P1001"><text:span text:style-name="T6">767 E. Gulf Avenue</text:span></text:p>
      <text:p text:style-name="P1003">ASUNTO: Invitación para HALLOWEEN 2022</text:p>
      <text:p text:style-name="P1004">Estimado/estimada Marina Gisbert Huert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thomsen@icloud.com, gracias.</text:span></text:p>
      <text:h text:style-name="P43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azaret Pina Solé</text:span></text:p>
      <text:p text:style-name="P1001"><text:span text:style-name="T6">Miami, FL 33142</text:span></text:p>
      <text:p text:style-name="P1001"><text:span text:style-name="T6">8711 Clay Dr.</text:span></text:p>
      <text:p text:style-name="P1003">ASUNTO: Invitación para HALLOWEEN 2022</text:p>
      <text:p text:style-name="P1004">Estimado/estimada Nazaret Pina Solé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silvers@sbcglobal.net, gracias.</text:span></text:p>
      <text:h text:style-name="P43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alentina del Diaz</text:span></text:p>
      <text:p text:style-name="P1001"><text:span text:style-name="T6">Riverview, FL 33569</text:span></text:p>
      <text:p text:style-name="P1001"><text:span text:style-name="T6">359 South College Lane</text:span></text:p>
      <text:p text:style-name="P1003">ASUNTO: Invitación para HALLOWEEN 2022</text:p>
      <text:p text:style-name="P1004">Estimado/estimada Valentina del Dia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angorn@optonline.net, gracias.</text:span></text:p>
      <text:h text:style-name="P43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é Antonio Lluch Gutiérrez</text:span></text:p>
      <text:p text:style-name="P1001"><text:span text:style-name="T6">Leesburg, FL 34748</text:span></text:p>
      <text:p text:style-name="P1001"><text:span text:style-name="T6">656 Old York Lane</text:span></text:p>
      <text:p text:style-name="P1003">ASUNTO: Invitación para HALLOWEEN 2022</text:p>
      <text:p text:style-name="P1004">Estimado/estimada José Antonio Lluch Gutiérr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liffordj@msn.com, gracias.</text:span></text:p>
      <text:h text:style-name="P44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ía Belén Ortega Alvarez</text:span></text:p>
      <text:p text:style-name="P1001"><text:span text:style-name="T6">Hialeah, FL 33015</text:span></text:p>
      <text:p text:style-name="P1001"><text:span text:style-name="T6">8272 Cobblestone Dr.</text:span></text:p>
      <text:p text:style-name="P1003">ASUNTO: Invitación para HALLOWEEN 2022</text:p>
      <text:p text:style-name="P1004">Estimado/estimada María Belén Ortega Alvar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ukuchi@verizon.net, gracias.</text:span></text:p>
      <text:h text:style-name="P44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nuelita Barroso-Coloma</text:span></text:p>
      <text:p text:style-name="P1001"><text:span text:style-name="T6">Hialeah, FL 33014</text:span></text:p>
      <text:p text:style-name="P1001"><text:span text:style-name="T6">485 S. Park St.</text:span></text:p>
      <text:p text:style-name="P1003">ASUNTO: Invitación para HALLOWEEN 2022</text:p>
      <text:p text:style-name="P1004">Estimado/estimada Manuelita Barroso-Colom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ourai@optonline.net, gracias.</text:span></text:p>
      <text:h text:style-name="P44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rmelo Valentín Mancebo</text:span></text:p>
      <text:p text:style-name="P1001"><text:span text:style-name="T6">Fort Lauderdale, FL 33311</text:span></text:p>
      <text:p text:style-name="P1001"><text:span text:style-name="T6">170 Indian Spring Rd.</text:span></text:p>
      <text:p text:style-name="P1003">ASUNTO: Invitación para HALLOWEEN 2022</text:p>
      <text:p text:style-name="P1004">Estimado/estimada Carmelo Valentín Manceb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sichel@me.com, gracias.</text:span></text:p>
      <text:h text:style-name="P44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e Ramón Nicolás Marco</text:span></text:p>
      <text:p text:style-name="P1001"><text:span text:style-name="T6">Pensacola, FL 32514</text:span></text:p>
      <text:p text:style-name="P1001"><text:span text:style-name="T6">507 High Street</text:span></text:p>
      <text:p text:style-name="P1003">ASUNTO: Invitación para HALLOWEEN 2022</text:p>
      <text:p text:style-name="P1004">Estimado/estimada Jose Ramón Nicolás Marc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hronos@comcast.net, gracias.</text:span></text:p>
      <text:h text:style-name="P44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uben del Azorin</text:span></text:p>
      <text:p text:style-name="P1001"><text:span text:style-name="T6">Hialeah, FL 33012</text:span></text:p>
      <text:p text:style-name="P1001"><text:span text:style-name="T6">9080 Union St.</text:span></text:p>
      <text:p text:style-name="P1003">ASUNTO: Invitación para HALLOWEEN 2022</text:p>
      <text:p text:style-name="P1004">Estimado/estimada Ruben del Azori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cohen@hotmail.com, gracias.</text:span></text:p>
      <text:h text:style-name="P44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rdana Riba</text:span></text:p>
      <text:p text:style-name="P1001"><text:span text:style-name="T6">Winter Park, FL 32792</text:span></text:p>
      <text:p text:style-name="P1001"><text:span text:style-name="T6">9585 Cleveland Ave.</text:span></text:p>
      <text:p text:style-name="P1003">ASUNTO: Invitación para HALLOWEEN 2022</text:p>
      <text:p text:style-name="P1004">Estimado/estimada Jordana Rib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quantaman@att.net, gracias.</text:span></text:p>
      <text:h text:style-name="P44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runilda Giralt</text:span></text:p>
      <text:p text:style-name="P1001"><text:span text:style-name="T6">Palmetto, FL 34221</text:span></text:p>
      <text:p text:style-name="P1001"><text:span text:style-name="T6">95 Sierra Avenue</text:span></text:p>
      <text:p text:style-name="P1003">ASUNTO: Invitación para HALLOWEEN 2022</text:p>
      <text:p text:style-name="P1004">Estimado/estimada Brunilda Giral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thomas@optonline.net, gracias.</text:span></text:p>
      <text:h text:style-name="P44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e Valenciano Osuna</text:span></text:p>
      <text:p text:style-name="P1001"><text:span text:style-name="T6">Jacksonville, FL 32207</text:span></text:p>
      <text:p text:style-name="P1001"><text:span text:style-name="T6">7942 Winding Way Lane</text:span></text:p>
      <text:p text:style-name="P1003">ASUNTO: Invitación para HALLOWEEN 2022</text:p>
      <text:p text:style-name="P1004">Estimado/estimada Jose Valenciano Osu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gcra@yahoo.ca, gracias.</text:span></text:p>
      <text:h text:style-name="P44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nés Gil-Miralles</text:span></text:p>
      <text:p text:style-name="P1001"><text:span text:style-name="T6">Clermont, FL 34711</text:span></text:p>
      <text:p text:style-name="P1001"><text:span text:style-name="T6">7043 Monroe Ave.</text:span></text:p>
      <text:p text:style-name="P1003">ASUNTO: Invitación para HALLOWEEN 2022</text:p>
      <text:p text:style-name="P1004">Estimado/estimada Inés Gil-Mirall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zymansk@sbcglobal.net, gracias.</text:span></text:p>
      <text:h text:style-name="P44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ío del Lastra</text:span></text:p>
      <text:p text:style-name="P1001"><text:span text:style-name="T6">Kissimmee, FL 34741</text:span></text:p>
      <text:p text:style-name="P1001"><text:span text:style-name="T6">8646 Homewood Street</text:span></text:p>
      <text:p text:style-name="P1003">ASUNTO: Invitación para HALLOWEEN 2022</text:p>
      <text:p text:style-name="P1004">Estimado/estimada Pío del Last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oresky@aol.com, gracias.</text:span></text:p>
      <text:h text:style-name="P45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ílcar Valera</text:span></text:p>
      <text:p text:style-name="P1001"><text:span text:style-name="T6">Sanford, FL 32771</text:span></text:p>
      <text:p text:style-name="P1001"><text:span text:style-name="T6">452 Ridge Lane</text:span></text:p>
      <text:p text:style-name="P1003">ASUNTO: Invitación para HALLOWEEN 2022</text:p>
      <text:p text:style-name="P1004">Estimado/estimada Amílcar Val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taffelb@comcast.net, gracias.</text:span></text:p>
      <text:h text:style-name="P45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aura del Hernandez</text:span></text:p>
      <text:p text:style-name="P1001"><text:span text:style-name="T6">Pensacola, FL 32506</text:span></text:p>
      <text:p text:style-name="P1001"><text:span text:style-name="T6">9055 W. Gonzales Street</text:span></text:p>
      <text:p text:style-name="P1003">ASUNTO: Invitación para HALLOWEEN 2022</text:p>
      <text:p text:style-name="P1004">Estimado/estimada Laura del Hernand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effcovey@me.com, gracias.</text:span></text:p>
      <text:h text:style-name="P45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ncarnación Iborra</text:span></text:p>
      <text:p text:style-name="P1001"><text:span text:style-name="T6">Pompano Beach, FL 33071</text:span></text:p>
      <text:p text:style-name="P1001"><text:span text:style-name="T6">7735 S. Marshall Circle</text:span></text:p>
      <text:p text:style-name="P1003">ASUNTO: Invitación para HALLOWEEN 2022</text:p>
      <text:p text:style-name="P1004">Estimado/estimada Encarnación Ibor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orld@yahoo.com, gracias.</text:span></text:p>
      <text:h text:style-name="P45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icolasa de Verdugo</text:span></text:p>
      <text:p text:style-name="P1001"><text:span text:style-name="T6">Suite 3</text:span></text:p>
      <text:p text:style-name="P1001"><text:span text:style-name="T6">Pompano Beach, FL 33060</text:span></text:p>
      <text:p text:style-name="P1003">ASUNTO: Invitación para HALLOWEEN 2022</text:p>
      <text:p text:style-name="P1004">Estimado/estimada Nicolasa de Verdug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etter@mac.com, gracias.</text:span></text:p>
      <text:h text:style-name="P45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varisto Loreto Ferrer Mariño</text:span></text:p>
      <text:p text:style-name="P1001"><text:span text:style-name="T6">231 Marsh Lane</text:span></text:p>
      <text:p text:style-name="P1001"><text:span text:style-name="T6">Apopka, FL 32703</text:span></text:p>
      <text:p text:style-name="P1003">ASUNTO: Invitación para HALLOWEEN 2022</text:p>
      <text:p text:style-name="P1004">Estimado/estimada Evaristo Loreto Ferrer Mariñ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wheeler@me.com, gracias.</text:span></text:p>
      <text:h text:style-name="P45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smeralda Visitación Menéndez Alemán</text:span></text:p>
      <text:p text:style-name="P1001"><text:span text:style-name="T6">2 West Vine St.</text:span></text:p>
      <text:p text:style-name="P1001"><text:span text:style-name="T6">Miami, FL 33174</text:span></text:p>
      <text:p text:style-name="P1003">ASUNTO: Invitación para HALLOWEEN 2022</text:p>
      <text:p text:style-name="P1004">Estimado/estimada Esmeralda Visitación Menéndez Alem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stinfo@live.com, gracias.</text:span></text:p>
      <text:h text:style-name="P45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nuel Melero Palomo</text:span></text:p>
      <text:p text:style-name="P1001"><text:span text:style-name="T6">62 Homewood Street</text:span></text:p>
      <text:p text:style-name="P1001"><text:span text:style-name="T6">Port Charlotte, FL 33952</text:span></text:p>
      <text:p text:style-name="P1003">ASUNTO: Invitación para HALLOWEEN 2022</text:p>
      <text:p text:style-name="P1004">Estimado/estimada Manuel Melero Palom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black@verizon.net, gracias.</text:span></text:p>
      <text:h text:style-name="P45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ca Verdejo Mayoral</text:span></text:p>
      <text:p text:style-name="P1001"><text:span text:style-name="T6">95 Delaware Dr.</text:span></text:p>
      <text:p text:style-name="P1001"><text:span text:style-name="T6">Fort Lauderdale, FL 33324</text:span></text:p>
      <text:p text:style-name="P1003">ASUNTO: Invitación para HALLOWEEN 2022</text:p>
      <text:p text:style-name="P1004">Estimado/estimada Paca Verdejo Mayor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anter@verizon.net, gracias.</text:span></text:p>
      <text:h text:style-name="P45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egina del Parejo</text:span></text:p>
      <text:p text:style-name="P1001"><text:span text:style-name="T6">8133 Sycamore Street</text:span></text:p>
      <text:p text:style-name="P1001"><text:span text:style-name="T6">Jacksonville, FL 32218</text:span></text:p>
      <text:p text:style-name="P1003">ASUNTO: Invitación para HALLOWEEN 2022</text:p>
      <text:p text:style-name="P1004">Estimado/estimada Regina del Parej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pitts@hotmail.com, gracias.</text:span></text:p>
      <text:h text:style-name="P45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Águeda Giménez Serna</text:span></text:p>
      <text:p text:style-name="P1001"><text:span text:style-name="T6">8546 Ketch Harbour Ave.</text:span></text:p>
      <text:p text:style-name="P1001"><text:span text:style-name="T6">Miami Beach, FL 33139</text:span></text:p>
      <text:p text:style-name="P1003">ASUNTO: Invitación para HALLOWEEN 2022</text:p>
      <text:p text:style-name="P1004">Estimado/estimada Águeda Giménez Ser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inkou@me.com, gracias.</text:span></text:p>
      <text:h text:style-name="P46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astasio Montesinos García</text:span></text:p>
      <text:p text:style-name="P1001"><text:span text:style-name="T6">8683 South Drive</text:span></text:p>
      <text:p text:style-name="P1001"><text:span text:style-name="T6">Bradenton, FL 34208</text:span></text:p>
      <text:p text:style-name="P1003">ASUNTO: Invitación para HALLOWEEN 2022</text:p>
      <text:p text:style-name="P1004">Estimado/estimada Anastasio Montesinos Garcí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hronos@me.com, gracias.</text:span></text:p>
      <text:h text:style-name="P46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isela Quintero Quintero</text:span></text:p>
      <text:p text:style-name="P1001"><text:span text:style-name="T6">17 Silver Spear Drive</text:span></text:p>
      <text:p text:style-name="P1001"><text:span text:style-name="T6">Miami, FL 33156</text:span></text:p>
      <text:p text:style-name="P1003">ASUNTO: Invitación para HALLOWEEN 2022</text:p>
      <text:p text:style-name="P1004">Estimado/estimada Marisela Quintero Quint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silvers@gmail.com, gracias.</text:span></text:p>
      <text:h text:style-name="P46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saac Espada Madrigal</text:span></text:p>
      <text:p text:style-name="P1001"><text:span text:style-name="T6">60 Lower River St.</text:span></text:p>
      <text:p text:style-name="P1001"><text:span text:style-name="T6">Lutz, FL 33549</text:span></text:p>
      <text:p text:style-name="P1003">ASUNTO: Invitación para HALLOWEEN 2022</text:p>
      <text:p text:style-name="P1004">Estimado/estimada Isaac Espada Madrig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ardo@verizon.net, gracias.</text:span></text:p>
      <text:h text:style-name="P46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ciana Gaya Álvaro</text:span></text:p>
      <text:p text:style-name="P1001"><text:span text:style-name="T6">9661 Aspen St.</text:span></text:p>
      <text:p text:style-name="P1001"><text:span text:style-name="T6">North Miami Beach, FL 33160</text:span></text:p>
      <text:p text:style-name="P1003">ASUNTO: Invitación para HALLOWEEN 2022</text:p>
      <text:p text:style-name="P1004">Estimado/estimada Luciana Gaya Álva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antu@gmail.com, gracias.</text:span></text:p>
      <text:h text:style-name="P46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amanta Olmedo</text:span></text:p>
      <text:p text:style-name="P1001"><text:span text:style-name="T6">265 Mill Pond Dr.</text:span></text:p>
      <text:p text:style-name="P1001"><text:span text:style-name="T6">Miami, FL 33169</text:span></text:p>
      <text:p text:style-name="P1003">ASUNTO: Invitación para HALLOWEEN 2022</text:p>
      <text:p text:style-name="P1004">Estimado/estimada Samanta Olme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effcovey@verizon.net, gracias.</text:span></text:p>
      <text:h text:style-name="P46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Osvaldo Atilio Jover Herrera</text:span></text:p>
      <text:p text:style-name="P1001"><text:span text:style-name="T6">7440 Cherry Hill Court</text:span></text:p>
      <text:p text:style-name="P1001"><text:span text:style-name="T6">Titusville, FL 32780</text:span></text:p>
      <text:p text:style-name="P1003">ASUNTO: Invitación para HALLOWEEN 2022</text:p>
      <text:p text:style-name="P1004">Estimado/estimada Osvaldo Atilio Jover Herr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ydia@gmail.com, gracias.</text:span></text:p>
      <text:h text:style-name="P46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ere Montenegro Expósito</text:span></text:p>
      <text:p text:style-name="P1001"><text:span text:style-name="T6">8958 Golf St.</text:span></text:p>
      <text:p text:style-name="P1001"><text:span text:style-name="T6">Boynton Beach, FL 33437</text:span></text:p>
      <text:p text:style-name="P1003">ASUNTO: Invitación para HALLOWEEN 2022</text:p>
      <text:p text:style-name="P1004">Estimado/estimada Tere Montenegro Expósit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ubergeeb@msn.com, gracias.</text:span></text:p>
      <text:h text:style-name="P46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icodemo Alegre-Izquierdo</text:span></text:p>
      <text:p text:style-name="P1001"><text:span text:style-name="T6">654 S. Jones Street</text:span></text:p>
      <text:p text:style-name="P1001"><text:span text:style-name="T6">Stuart, FL 34997</text:span></text:p>
      <text:p text:style-name="P1003">ASUNTO: Invitación para HALLOWEEN 2022</text:p>
      <text:p text:style-name="P1004">Estimado/estimada Nicodemo Alegre-Izquier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shirley@outlook.com, gracias.</text:span></text:p>
      <text:h text:style-name="P46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elardo Chico-Cuesta</text:span></text:p>
      <text:p text:style-name="P1001"><text:span text:style-name="T6">735 E. Newbridge St.</text:span></text:p>
      <text:p text:style-name="P1001"><text:span text:style-name="T6">Lake Worth, FL 33461</text:span></text:p>
      <text:p text:style-name="P1003">ASUNTO: Invitación para HALLOWEEN 2022</text:p>
      <text:p text:style-name="P1004">Estimado/estimada Adelardo Chico-Cuest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iknejad@me.com, gracias.</text:span></text:p>
      <text:h text:style-name="P46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orotea Diez Aznar</text:span></text:p>
      <text:p text:style-name="P1001"><text:span text:style-name="T6">607 Cherry Hill Street</text:span></text:p>
      <text:p text:style-name="P1001"><text:span text:style-name="T6">Bradenton, FL 34207</text:span></text:p>
      <text:p text:style-name="P1003">ASUNTO: Invitación para HALLOWEEN 2022</text:p>
      <text:p text:style-name="P1004">Estimado/estimada Dorotea Diez Azna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unkis@sbcglobal.net, gracias.</text:span></text:p>
      <text:h text:style-name="P47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onato Noguera Mármol</text:span></text:p>
      <text:p text:style-name="P1001"><text:span text:style-name="T6">732 Prince Lane</text:span></text:p>
      <text:p text:style-name="P1001"><text:span text:style-name="T6">Bradenton, FL 34209</text:span></text:p>
      <text:p text:style-name="P1003">ASUNTO: Invitación para HALLOWEEN 2022</text:p>
      <text:p text:style-name="P1004">Estimado/estimada Donato Noguera Mármo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kaufman@comcast.net, gracias.</text:span></text:p>
      <text:h text:style-name="P47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ía Del Carmen Benítez-Lozano</text:span></text:p>
      <text:p text:style-name="P1001"><text:span text:style-name="T6">27 Grandrose Ave.</text:span></text:p>
      <text:p text:style-name="P1001"><text:span text:style-name="T6">Port Richey, FL 34668</text:span></text:p>
      <text:p text:style-name="P1003">ASUNTO: Invitación para HALLOWEEN 2022</text:p>
      <text:p text:style-name="P1004">Estimado/estimada María Del Carmen Benítez-Loza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miller@yahoo.com, gracias.</text:span></text:p>
      <text:h text:style-name="P47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oxana Sanjuan Nieto</text:span></text:p>
      <text:p text:style-name="P1001"><text:span text:style-name="T6">895 Sleepy Hollow St.</text:span></text:p>
      <text:p text:style-name="P1001"><text:span text:style-name="T6">Orange Park, FL 32073</text:span></text:p>
      <text:p text:style-name="P1003">ASUNTO: Invitación para HALLOWEEN 2022</text:p>
      <text:p text:style-name="P1004">Estimado/estimada Roxana Sanjuan Niet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oangle@verizon.net, gracias.</text:span></text:p>
      <text:h text:style-name="P47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rimitiva Villalba Valenciano</text:span></text:p>
      <text:p text:style-name="P1001"><text:span text:style-name="T6">767 North Miller St.</text:span></text:p>
      <text:p text:style-name="P1001"><text:span text:style-name="T6">Miami, FL 33147</text:span></text:p>
      <text:p text:style-name="P1003">ASUNTO: Invitación para HALLOWEEN 2022</text:p>
      <text:p text:style-name="P1004">Estimado/estimada Primitiva Villalba Valencia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iturria@aol.com, gracias.</text:span></text:p>
      <text:h text:style-name="P47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ura Manzano Pedrero</text:span></text:p>
      <text:p text:style-name="P1001"><text:span text:style-name="T6">7049 Water Road</text:span></text:p>
      <text:p text:style-name="P1001"><text:span text:style-name="T6">Hialeah, FL 33016</text:span></text:p>
      <text:p text:style-name="P1003">ASUNTO: Invitación para HALLOWEEN 2022</text:p>
      <text:p text:style-name="P1004">Estimado/estimada Aura Manzano Pedr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artlett@verizon.net, gracias.</text:span></text:p>
      <text:h text:style-name="P47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abas Macario Murcia Quintanilla</text:span></text:p>
      <text:p text:style-name="P1001"><text:span text:style-name="T6">17 South Court</text:span></text:p>
      <text:p text:style-name="P1001"><text:span text:style-name="T6">Saint Petersburg, FL 33702</text:span></text:p>
      <text:p text:style-name="P1003">ASUNTO: Invitación para HALLOWEEN 2022</text:p>
      <text:p text:style-name="P1004">Estimado/estimada Sabas Macario Murcia Quintanil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fifi@icloud.com, gracias.</text:span></text:p>
      <text:h text:style-name="P47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polinar Falcón-Cadenas</text:span></text:p>
      <text:p text:style-name="P1001"><text:span text:style-name="T6">9198 West Grant Street</text:span></text:p>
      <text:p text:style-name="P1001"><text:span text:style-name="T6">Orlando, FL 32822</text:span></text:p>
      <text:p text:style-name="P1003">ASUNTO: Invitación para HALLOWEEN 2022</text:p>
      <text:p text:style-name="P1004">Estimado/estimada Apolinar Falcón-Caden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eiji@aol.com, gracias.</text:span></text:p>
      <text:h text:style-name="P47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Horacio Gallego Matas</text:span></text:p>
      <text:p text:style-name="P1001"><text:span text:style-name="T6">50 Lawrence Rd.</text:span></text:p>
      <text:p text:style-name="P1001"><text:span text:style-name="T6">Tallahassee, FL 32310</text:span></text:p>
      <text:p text:style-name="P1003">ASUNTO: Invitación para HALLOWEEN 2022</text:p>
      <text:p text:style-name="P1004">Estimado/estimada Horacio Gallego Mat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ramulous@icloud.com, gracias.</text:span></text:p>
      <text:h text:style-name="P47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urro Cañellas-Abad</text:span></text:p>
      <text:p text:style-name="P1001"><text:span text:style-name="T6">858 Race St.</text:span></text:p>
      <text:p text:style-name="P1001"><text:span text:style-name="T6">Jacksonville, FL 32210</text:span></text:p>
      <text:p text:style-name="P1003">ASUNTO: Invitación para HALLOWEEN 2022</text:p>
      <text:p text:style-name="P1004">Estimado/estimada Curro Cañellas-Abad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antu@mac.com, gracias.</text:span></text:p>
      <text:h text:style-name="P47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ulio Corominas</text:span></text:p>
      <text:p text:style-name="P1001"><text:span text:style-name="T6">93 East Longbranch Dr.</text:span></text:p>
      <text:p text:style-name="P1001"><text:span text:style-name="T6">Hollywood, FL 33020</text:span></text:p>
      <text:p text:style-name="P1003">ASUNTO: Invitación para HALLOWEEN 2022</text:p>
      <text:p text:style-name="P1004">Estimado/estimada Julio Coromin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ojciech@live.com, gracias.</text:span></text:p>
      <text:h text:style-name="P48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ominga Olmedo Lara</text:span></text:p>
      <text:p text:style-name="P1001"><text:span text:style-name="T6">19 Victoria Street</text:span></text:p>
      <text:p text:style-name="P1001"><text:span text:style-name="T6">London</text:span></text:p>
      <text:p text:style-name="P1003">ASUNTO: Invitación para HALLOWEEN 2022</text:p>
      <text:p text:style-name="P1004">Estimado/estimada Dominga Olmedo La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ogdude@gmail.com, gracias.</text:span></text:p>
      <text:h text:style-name="P48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orberto Cortés Coca</text:span></text:p>
      <text:p text:style-name="P1001"><text:span text:style-name="T6">NW48 5MP</text:span></text:p>
      <text:p text:style-name="P1001"><text:span text:style-name="T6">135 Kingsway</text:span></text:p>
      <text:p text:style-name="P1003">ASUNTO: Invitación para HALLOWEEN 2022</text:p>
      <text:p text:style-name="P1004">Estimado/estimada Norberto Cortés Coc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maek@verizon.net, gracias.</text:span></text:p>
      <text:h text:style-name="P48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uana Valls Ruiz</text:span></text:p>
      <text:p text:style-name="P1001"><text:span text:style-name="T6">London</text:span></text:p>
      <text:p text:style-name="P1001"><text:span text:style-name="T6">N87 3AI</text:span></text:p>
      <text:p text:style-name="P1003">ASUNTO: Invitación para HALLOWEEN 2022</text:p>
      <text:p text:style-name="P1004">Estimado/estimada Juana Valls Rui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math@live.com, gracias.</text:span></text:p>
      <text:h text:style-name="P48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nés García Nevado</text:span></text:p>
      <text:p text:style-name="P1001"><text:span text:style-name="T6">41 School Lane</text:span></text:p>
      <text:p text:style-name="P1001"><text:span text:style-name="T6">London</text:span></text:p>
      <text:p text:style-name="P1003">ASUNTO: Invitación para HALLOWEEN 2022</text:p>
      <text:p text:style-name="P1004">Estimado/estimada Inés García Neva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eine@gmail.com, gracias.</text:span></text:p>
      <text:h text:style-name="P48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ianela Pablo Samper</text:span></text:p>
      <text:p text:style-name="P1001"><text:span text:style-name="T6">NW31 7RM</text:span></text:p>
      <text:p text:style-name="P1001"><text:span text:style-name="T6">45 Park Road</text:span></text:p>
      <text:p text:style-name="P1003">ASUNTO: Invitación para HALLOWEEN 2022</text:p>
      <text:p text:style-name="P1004">Estimado/estimada Marianela Pablo Samp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amollin@aol.com, gracias.</text:span></text:p>
      <text:h text:style-name="P48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zahar Solsona</text:span></text:p>
      <text:p text:style-name="P1001"><text:span text:style-name="T6">London</text:span></text:p>
      <text:p text:style-name="P1001"><text:span text:style-name="T6">SE80 5TY</text:span></text:p>
      <text:p text:style-name="P1003">ASUNTO: Invitación para HALLOWEEN 2022</text:p>
      <text:p text:style-name="P1004">Estimado/estimada Azahar Solso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sbeck@msn.com, gracias.</text:span></text:p>
      <text:h text:style-name="P48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tricia Leon Grande</text:span></text:p>
      <text:p text:style-name="P1001"><text:span text:style-name="T6">54 Kingsway</text:span></text:p>
      <text:p text:style-name="P1001"><text:span text:style-name="T6">London</text:span></text:p>
      <text:p text:style-name="P1003">ASUNTO: Invitación para HALLOWEEN 2022</text:p>
      <text:p text:style-name="P1004">Estimado/estimada Patricia Leon Grand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arreau@optonline.net, gracias.</text:span></text:p>
      <text:h text:style-name="P48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nmaculada Moles-Verdú</text:span></text:p>
      <text:p text:style-name="P1001"><text:span text:style-name="T6">N75 6DC</text:span></text:p>
      <text:p text:style-name="P1001"><text:span text:style-name="T6">9746 Church Lane</text:span></text:p>
      <text:p text:style-name="P1003">ASUNTO: Invitación para HALLOWEEN 2022</text:p>
      <text:p text:style-name="P1004">Estimado/estimada Inmaculada Moles-Verdú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rypt@gmail.com, gracias.</text:span></text:p>
      <text:h text:style-name="P48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iedad Casanova</text:span></text:p>
      <text:p text:style-name="P1001"><text:span text:style-name="T6">London</text:span></text:p>
      <text:p text:style-name="P1001"><text:span text:style-name="T6">WC57 1VD</text:span></text:p>
      <text:p text:style-name="P1003">ASUNTO: Invitación para HALLOWEEN 2022</text:p>
      <text:p text:style-name="P1004">Estimado/estimada Piedad Casanov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lavell@aol.com, gracias.</text:span></text:p>
      <text:h text:style-name="P48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afne Amigó-Arias</text:span></text:p>
      <text:p text:style-name="P1001"><text:span text:style-name="T6">9241 Grove Road</text:span></text:p>
      <text:p text:style-name="P1001"><text:span text:style-name="T6">London</text:span></text:p>
      <text:p text:style-name="P1003">ASUNTO: Invitación para HALLOWEEN 2022</text:p>
      <text:p text:style-name="P1004">Estimado/estimada Dafne Amigó-Ari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pitts@yahoo.ca, gracias.</text:span></text:p>
      <text:h text:style-name="P49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abel Tur Llorens</text:span></text:p>
      <text:p text:style-name="P1001"><text:span text:style-name="T6">SE50 2RD</text:span></text:p>
      <text:p text:style-name="P1001"><text:span text:style-name="T6">16 West Street</text:span></text:p>
      <text:p text:style-name="P1003">ASUNTO: Invitación para HALLOWEEN 2022</text:p>
      <text:p text:style-name="P1004">Estimado/estimada Anabel Tur Lloren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steiner@sbcglobal.net, gracias.</text:span></text:p>
      <text:h text:style-name="P49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anilo Jose Antonio Escobar Muro</text:span></text:p>
      <text:p text:style-name="P1001"><text:span text:style-name="T6">London</text:span></text:p>
      <text:p text:style-name="P1001"><text:span text:style-name="T6">N51 9IV</text:span></text:p>
      <text:p text:style-name="P1003">ASUNTO: Invitación para HALLOWEEN 2022</text:p>
      <text:p text:style-name="P1004">Estimado/estimada Danilo Jose Antonio Escobar Mu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lkao@mac.com, gracias.</text:span></text:p>
      <text:h text:style-name="P49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ura Salcedo Vigil</text:span></text:p>
      <text:p text:style-name="P1001"><text:span text:style-name="T6">168 The Green</text:span></text:p>
      <text:p text:style-name="P1001"><text:span text:style-name="T6">London</text:span></text:p>
      <text:p text:style-name="P1003">ASUNTO: Invitación para HALLOWEEN 2022</text:p>
      <text:p text:style-name="P1004">Estimado/estimada Aura Salcedo Vigi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laff@yahoo.ca, gracias.</text:span></text:p>
      <text:h text:style-name="P49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amiro Cepeda Casanova</text:span></text:p>
      <text:p text:style-name="P1001"><text:span text:style-name="T6">N47 9MT</text:span></text:p>
      <text:p text:style-name="P1001"><text:span text:style-name="T6">54 West Street</text:span></text:p>
      <text:p text:style-name="P1003">ASUNTO: Invitación para HALLOWEEN 2022</text:p>
      <text:p text:style-name="P1004">Estimado/estimada Ramiro Cepeda Casanov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mmanuel@hotmail.com, gracias.</text:span></text:p>
      <text:h text:style-name="P49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adia Tormo</text:span></text:p>
      <text:p text:style-name="P1001"><text:span text:style-name="T6">London</text:span></text:p>
      <text:p text:style-name="P1001"><text:span text:style-name="T6">N49 7QC</text:span></text:p>
      <text:p text:style-name="P1003">ASUNTO: Invitación para HALLOWEEN 2022</text:p>
      <text:p text:style-name="P1004">Estimado/estimada Nadia Torm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vans@icloud.com, gracias.</text:span></text:p>
      <text:h text:style-name="P49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ola González Piquer</text:span></text:p>
      <text:p text:style-name="P1001"><text:span text:style-name="T6">165 Springfield Road</text:span></text:p>
      <text:p text:style-name="P1001"><text:span text:style-name="T6">London</text:span></text:p>
      <text:p text:style-name="P1003">ASUNTO: Invitación para HALLOWEEN 2022</text:p>
      <text:p text:style-name="P1004">Estimado/estimada Paola González Piqu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ezbo@verizon.net, gracias.</text:span></text:p>
      <text:h text:style-name="P49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emedios Quesada Heredia</text:span></text:p>
      <text:p text:style-name="P1001"><text:span text:style-name="T6">E03 6OB</text:span></text:p>
      <text:p text:style-name="P1001"><text:span text:style-name="T6">6 Queen Street</text:span></text:p>
      <text:p text:style-name="P1003">ASUNTO: Invitación para HALLOWEEN 2022</text:p>
      <text:p text:style-name="P1004">Estimado/estimada Remedios Quesada Hered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aoya@yahoo.ca, gracias.</text:span></text:p>
      <text:h text:style-name="P49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drés Cortés Fuertes</text:span></text:p>
      <text:p text:style-name="P1001"><text:span text:style-name="T6">London</text:span></text:p>
      <text:p text:style-name="P1001"><text:span text:style-name="T6">SW74 3DH</text:span></text:p>
      <text:p text:style-name="P1003">ASUNTO: Invitación para HALLOWEEN 2022</text:p>
      <text:p text:style-name="P1004">Estimado/estimada Andrés Cortés Fuert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enanov@me.com, gracias.</text:span></text:p>
      <text:h text:style-name="P49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ía Ángeles Infante-Cabanillas</text:span></text:p>
      <text:p text:style-name="P1001"><text:span text:style-name="T6">64 South Street</text:span></text:p>
      <text:p text:style-name="P1001"><text:span text:style-name="T6">London</text:span></text:p>
      <text:p text:style-name="P1003">ASUNTO: Invitación para HALLOWEEN 2022</text:p>
      <text:p text:style-name="P1004">Estimado/estimada María Ángeles Infante-Cabanill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wandel@gmail.com, gracias.</text:span></text:p>
      <text:h text:style-name="P49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Heliodoro Antonio Baena Tejada</text:span></text:p>
      <text:p text:style-name="P1001"><text:span text:style-name="T6">W94 3IX</text:span></text:p>
      <text:p text:style-name="P1001"><text:span text:style-name="T6">74 High Street</text:span></text:p>
      <text:p text:style-name="P1003">ASUNTO: Invitación para HALLOWEEN 2022</text:p>
      <text:p text:style-name="P1004">Estimado/estimada Heliodoro Antonio Baena Tejad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reegster@comcast.net, gracias.</text:span></text:p>
      <text:h text:style-name="P50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len Carballo Lladó</text:span></text:p>
      <text:p text:style-name="P1001"><text:span text:style-name="T6">London</text:span></text:p>
      <text:p text:style-name="P1001"><text:span text:style-name="T6">NW61 4VP</text:span></text:p>
      <text:p text:style-name="P1003">ASUNTO: Invitación para HALLOWEEN 2022</text:p>
      <text:p text:style-name="P1004">Estimado/estimada Belen Carballo Lladó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cato@msn.com, gracias.</text:span></text:p>
      <text:h text:style-name="P50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Quique Márquez Torralba</text:span></text:p>
      <text:p text:style-name="P1001"><text:span text:style-name="T6">601 London Road</text:span></text:p>
      <text:p text:style-name="P1001"><text:span text:style-name="T6">London</text:span></text:p>
      <text:p text:style-name="P1003">ASUNTO: Invitación para HALLOWEEN 2022</text:p>
      <text:p text:style-name="P1004">Estimado/estimada Quique Márquez Torralb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wilson@comcast.net, gracias.</text:span></text:p>
      <text:h text:style-name="P50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elicidad Amor Cerdán</text:span></text:p>
      <text:p text:style-name="P1001"><text:span text:style-name="T6">E98 4TE</text:span></text:p>
      <text:p text:style-name="P1001"><text:span text:style-name="T6">94 High Street</text:span></text:p>
      <text:p text:style-name="P1003">ASUNTO: Invitación para HALLOWEEN 2022</text:p>
      <text:p text:style-name="P1004">Estimado/estimada Felicidad Amor Cerd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garcia@live.com, gracias.</text:span></text:p>
      <text:h text:style-name="P50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steban de Serrano</text:span></text:p>
      <text:p text:style-name="P1001"><text:span text:style-name="T6">London</text:span></text:p>
      <text:p text:style-name="P1001"><text:span text:style-name="T6">NW45 7HR</text:span></text:p>
      <text:p text:style-name="P1003">ASUNTO: Invitación para HALLOWEEN 2022</text:p>
      <text:p text:style-name="P1004">Estimado/estimada Esteban de Serra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imaclea@optonline.net, gracias.</text:span></text:p>
      <text:h text:style-name="P50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igia Javiera Lladó Pla</text:span></text:p>
      <text:p text:style-name="P1001"><text:span text:style-name="T6">46 Victoria Street</text:span></text:p>
      <text:p text:style-name="P1001"><text:span text:style-name="T6">London</text:span></text:p>
      <text:p text:style-name="P1003">ASUNTO: Invitación para HALLOWEEN 2022</text:p>
      <text:p text:style-name="P1004">Estimado/estimada Eligia Javiera Lladó P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tewari@gmail.com, gracias.</text:span></text:p>
      <text:h text:style-name="P50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idia Ordóñez Cañas</text:span></text:p>
      <text:p text:style-name="P1001"><text:span text:style-name="T6">W96 8WX</text:span></text:p>
      <text:p text:style-name="P1001"><text:span text:style-name="T6">78 Queens Road</text:span></text:p>
      <text:p text:style-name="P1003">ASUNTO: Invitación para HALLOWEEN 2022</text:p>
      <text:p text:style-name="P1004">Estimado/estimada Nidia Ordóñez Cañ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mszeliga@att.net, gracias.</text:span></text:p>
      <text:h text:style-name="P50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elaida de Egea</text:span></text:p>
      <text:p text:style-name="P1001"><text:span text:style-name="T6">London</text:span></text:p>
      <text:p text:style-name="P1001"><text:span text:style-name="T6">NW54 0QU</text:span></text:p>
      <text:p text:style-name="P1003">ASUNTO: Invitación para HALLOWEEN 2022</text:p>
      <text:p text:style-name="P1004">Estimado/estimada Adelaida de Ege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ramulous@aol.com, gracias.</text:span></text:p>
      <text:h text:style-name="P50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alila Torre Amores</text:span></text:p>
      <text:p text:style-name="P1001"><text:span text:style-name="T6">9 Station Road</text:span></text:p>
      <text:p text:style-name="P1001"><text:span text:style-name="T6">London</text:span></text:p>
      <text:p text:style-name="P1003">ASUNTO: Invitación para HALLOWEEN 2022</text:p>
      <text:p text:style-name="P1004">Estimado/estimada Dalila Torre Amor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inenine@comcast.net, gracias.</text:span></text:p>
      <text:h text:style-name="P50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oldán Guardia</text:span></text:p>
      <text:p text:style-name="P1001"><text:span text:style-name="T6">EC65 7IP</text:span></text:p>
      <text:p text:style-name="P1001"><text:span text:style-name="T6">47 Green Lane</text:span></text:p>
      <text:p text:style-name="P1003">ASUNTO: Invitación para HALLOWEEN 2022</text:p>
      <text:p text:style-name="P1004">Estimado/estimada Roldán Guard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gmyers@gmail.com, gracias.</text:span></text:p>
      <text:h text:style-name="P50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abino Barragán Figueroa</text:span></text:p>
      <text:p text:style-name="P1001"><text:span text:style-name="T6">London</text:span></text:p>
      <text:p text:style-name="P1001"><text:span text:style-name="T6">NW58 2FV</text:span></text:p>
      <text:p text:style-name="P1003">ASUNTO: Invitación para HALLOWEEN 2022</text:p>
      <text:p text:style-name="P1004">Estimado/estimada Gabino Barragán Figuero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robles@msn.com, gracias.</text:span></text:p>
      <text:h text:style-name="P51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anda Chamorro-Vives</text:span></text:p>
      <text:p text:style-name="P1001"><text:span text:style-name="T6">71 North Street</text:span></text:p>
      <text:p text:style-name="P1001"><text:span text:style-name="T6">London</text:span></text:p>
      <text:p text:style-name="P1003">ASUNTO: Invitación para HALLOWEEN 2022</text:p>
      <text:p text:style-name="P1004">Estimado/estimada Amanda Chamorro-Viv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goerzen@msn.com, gracias.</text:span></text:p>
      <text:h text:style-name="P51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é Cañas Martinez</text:span></text:p>
      <text:p text:style-name="P1001"><text:span text:style-name="T6">W85 2FV</text:span></text:p>
      <text:p text:style-name="P1001"><text:span text:style-name="T6">68 School Lane</text:span></text:p>
      <text:p text:style-name="P1003">ASUNTO: Invitación para HALLOWEEN 2022</text:p>
      <text:p text:style-name="P1004">Estimado/estimada José Cañas Martin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rikazoyd@verizon.net, gracias.</text:span></text:p>
      <text:h text:style-name="P51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nita Exposito Mínguez</text:span></text:p>
      <text:p text:style-name="P1001"><text:span text:style-name="T6">London</text:span></text:p>
      <text:p text:style-name="P1001"><text:span text:style-name="T6">SW78 3UE</text:span></text:p>
      <text:p text:style-name="P1003">ASUNTO: Invitación para HALLOWEEN 2022</text:p>
      <text:p text:style-name="P1004">Estimado/estimada Benita Exposito Míngu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onderkid@yahoo.com, gracias.</text:span></text:p>
      <text:h text:style-name="P51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erea de Portero</text:span></text:p>
      <text:p text:style-name="P1001"><text:span text:style-name="T6">51 Manchester Road</text:span></text:p>
      <text:p text:style-name="P1001"><text:span text:style-name="T6">London</text:span></text:p>
      <text:p text:style-name="P1003">ASUNTO: Invitación para HALLOWEEN 2022</text:p>
      <text:p text:style-name="P1004">Estimado/estimada Nerea de Port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onderkid@yahoo.ca, gracias.</text:span></text:p>
      <text:h text:style-name="P51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njamín de Palau</text:span></text:p>
      <text:p text:style-name="P1001"><text:span text:style-name="T6">NW17 8IR</text:span></text:p>
      <text:p text:style-name="P1001"><text:span text:style-name="T6">11 Church Street</text:span></text:p>
      <text:p text:style-name="P1003">ASUNTO: Invitación para HALLOWEEN 2022</text:p>
      <text:p text:style-name="P1004">Estimado/estimada Benjamín de Palau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jlitt@gmail.com, gracias.</text:span></text:p>
      <text:h text:style-name="P51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ristina Arranz-Muro</text:span></text:p>
      <text:p text:style-name="P1001"><text:span text:style-name="T6">London</text:span></text:p>
      <text:p text:style-name="P1001"><text:span text:style-name="T6">E17 8EH</text:span></text:p>
      <text:p text:style-name="P1003">ASUNTO: Invitación para HALLOWEEN 2022</text:p>
      <text:p text:style-name="P1004">Estimado/estimada Cristina Arranz-Mu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eurat@icloud.com, gracias.</text:span></text:p>
      <text:h text:style-name="P51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pe Pellicer Marco</text:span></text:p>
      <text:p text:style-name="P1001"><text:span text:style-name="T6">468 Springfield Road</text:span></text:p>
      <text:p text:style-name="P1001"><text:span text:style-name="T6">London</text:span></text:p>
      <text:p text:style-name="P1003">ASUNTO: Invitación para HALLOWEEN 2022</text:p>
      <text:p text:style-name="P1004">Estimado/estimada Lupe Pellicer Marc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ryanw@yahoo.com, gracias.</text:span></text:p>
      <text:h text:style-name="P51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ándida Pinedo Dalmau</text:span></text:p>
      <text:p text:style-name="P1001"><text:span text:style-name="T6">SW96 2IA</text:span></text:p>
      <text:p text:style-name="P1001"><text:span text:style-name="T6">47 Windsor Road</text:span></text:p>
      <text:p text:style-name="P1003">ASUNTO: Invitación para HALLOWEEN 2022</text:p>
      <text:p text:style-name="P1004">Estimado/estimada Cándida Pinedo Dalmau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ingma@outlook.com, gracias.</text:span></text:p>
      <text:h text:style-name="P51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rmelita Antón Escalona</text:span></text:p>
      <text:p text:style-name="P1001"><text:span text:style-name="T6">London</text:span></text:p>
      <text:p text:style-name="P1001"><text:span text:style-name="T6">E76 2PS</text:span></text:p>
      <text:p text:style-name="P1003">ASUNTO: Invitación para HALLOWEEN 2022</text:p>
      <text:p text:style-name="P1004">Estimado/estimada Carmelita Antón Escalo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dillon@yahoo.com, gracias.</text:span></text:p>
      <text:h text:style-name="P51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elicidad Macias Vall</text:span></text:p>
      <text:p text:style-name="P1001"><text:span text:style-name="T6">21 Grange Road</text:span></text:p>
      <text:p text:style-name="P1001"><text:span text:style-name="T6">London</text:span></text:p>
      <text:p text:style-name="P1003">ASUNTO: Invitación para HALLOWEEN 2022</text:p>
      <text:p text:style-name="P1004">Estimado/estimada Felicidad Macias Val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onnen@yahoo.ca, gracias.</text:span></text:p>
      <text:h text:style-name="P52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anny Cortes Palacios</text:span></text:p>
      <text:p text:style-name="P1001"><text:span text:style-name="T6">SE96 8YE</text:span></text:p>
      <text:p text:style-name="P1001"><text:span text:style-name="T6">2 Richmond Road</text:span></text:p>
      <text:p text:style-name="P1003">ASUNTO: Invitación para HALLOWEEN 2022</text:p>
      <text:p text:style-name="P1004">Estimado/estimada Fanny Cortes Palaci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ilmoure@aol.com, gracias.</text:span></text:p>
      <text:h text:style-name="P52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usebio Barros Guardia</text:span></text:p>
      <text:p text:style-name="P1001"><text:span text:style-name="T6">London</text:span></text:p>
      <text:p text:style-name="P1001"><text:span text:style-name="T6">SW71 6OY</text:span></text:p>
      <text:p text:style-name="P1003">ASUNTO: Invitación para HALLOWEEN 2022</text:p>
      <text:p text:style-name="P1004">Estimado/estimada Eusebio Barros Guard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homasj@hotmail.com, gracias.</text:span></text:p>
      <text:h text:style-name="P52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eocadio Requena-Barriga</text:span></text:p>
      <text:p text:style-name="P1001"><text:span text:style-name="T6">95 Highfield Road</text:span></text:p>
      <text:p text:style-name="P1001"><text:span text:style-name="T6">London</text:span></text:p>
      <text:p text:style-name="P1003">ASUNTO: Invitación para HALLOWEEN 2022</text:p>
      <text:p text:style-name="P1004">Estimado/estimada Leocadio Requena-Barrig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ewley@att.net, gracias.</text:span></text:p>
      <text:h text:style-name="P52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bril Feijoo-Goñi</text:span></text:p>
      <text:p text:style-name="P1001"><text:span text:style-name="T6">N05 7OW</text:span></text:p>
      <text:p text:style-name="P1001"><text:span text:style-name="T6">145 The Grove</text:span></text:p>
      <text:p text:style-name="P1003">ASUNTO: Invitación para HALLOWEEN 2022</text:p>
      <text:p text:style-name="P1004">Estimado/estimada Abril Feijoo-Goñi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oneme@sbcglobal.net, gracias.</text:span></text:p>
      <text:h text:style-name="P52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ciano Agustí López</text:span></text:p>
      <text:p text:style-name="P1001"><text:span text:style-name="T6">London</text:span></text:p>
      <text:p text:style-name="P1001"><text:span text:style-name="T6">N56 8HM</text:span></text:p>
      <text:p text:style-name="P1003">ASUNTO: Invitación para HALLOWEEN 2022</text:p>
      <text:p text:style-name="P1004">Estimado/estimada Luciano Agustí Lóp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yamla@gmail.com, gracias.</text:span></text:p>
      <text:h text:style-name="P52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rlos Flores Nevado</text:span></text:p>
      <text:p text:style-name="P1001"><text:span text:style-name="T6">953 School Lane</text:span></text:p>
      <text:p text:style-name="P1001"><text:span text:style-name="T6">London</text:span></text:p>
      <text:p text:style-name="P1003">ASUNTO: Invitación para HALLOWEEN 2022</text:p>
      <text:p text:style-name="P1004">Estimado/estimada Carlos Flores Neva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krotchko@icloud.com, gracias.</text:span></text:p>
      <text:h text:style-name="P52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stora Galán Mariño</text:span></text:p>
      <text:p text:style-name="P1001"><text:span text:style-name="T6">E64 5WK</text:span></text:p>
      <text:p text:style-name="P1001"><text:span text:style-name="T6">96 Mill Road</text:span></text:p>
      <text:p text:style-name="P1003">ASUNTO: Invitación para HALLOWEEN 2022</text:p>
      <text:p text:style-name="P1004">Estimado/estimada Pastora Galán Mariñ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ibet@yahoo.ca, gracias.</text:span></text:p>
      <text:h text:style-name="P52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orona Aitana Julián Salvà</text:span></text:p>
      <text:p text:style-name="P1001"><text:span text:style-name="T6">London</text:span></text:p>
      <text:p text:style-name="P1001"><text:span text:style-name="T6">SE54 9NC</text:span></text:p>
      <text:p text:style-name="P1003">ASUNTO: Invitación para HALLOWEEN 2022</text:p>
      <text:p text:style-name="P1004">Estimado/estimada Corona Aitana Julián Salvà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ahwi@sbcglobal.net, gracias.</text:span></text:p>
      <text:h text:style-name="P52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erónimo Peinado-Morales</text:span></text:p>
      <text:p text:style-name="P1001"><text:span text:style-name="T6">481 Park Road</text:span></text:p>
      <text:p text:style-name="P1001"><text:span text:style-name="T6">London</text:span></text:p>
      <text:p text:style-name="P1003">ASUNTO: Invitación para HALLOWEEN 2022</text:p>
      <text:p text:style-name="P1004">Estimado/estimada Jerónimo Peinado-Moral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kilab@mac.com, gracias.</text:span></text:p>
      <text:h text:style-name="P52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icanor García Perez</text:span></text:p>
      <text:p text:style-name="P1001"><text:span text:style-name="T6">NW10 6DG</text:span></text:p>
      <text:p text:style-name="P1001"><text:span text:style-name="T6">82 Kingsway</text:span></text:p>
      <text:p text:style-name="P1003">ASUNTO: Invitación para HALLOWEEN 2022</text:p>
      <text:p text:style-name="P1004">Estimado/estimada Nicanor García Per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sroth@verizon.net, gracias.</text:span></text:p>
      <text:h text:style-name="P53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isandro Guillermo Delgado Porcel</text:span></text:p>
      <text:p text:style-name="P1001"><text:span text:style-name="T6">London</text:span></text:p>
      <text:p text:style-name="P1001"><text:span text:style-name="T6">E73 8ZM</text:span></text:p>
      <text:p text:style-name="P1003">ASUNTO: Invitación para HALLOWEEN 2022</text:p>
      <text:p text:style-name="P1004">Estimado/estimada Lisandro Guillermo Delgado Porce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illmenow@aol.com, gracias.</text:span></text:p>
      <text:h text:style-name="P53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atanael Vallés Prieto</text:span></text:p>
      <text:p text:style-name="P1001"><text:span text:style-name="T6">800 Mill Road</text:span></text:p>
      <text:p text:style-name="P1001"><text:span text:style-name="T6">London</text:span></text:p>
      <text:p text:style-name="P1003">ASUNTO: Invitación para HALLOWEEN 2022</text:p>
      <text:p text:style-name="P1004">Estimado/estimada Natanael Vallés Priet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ibet@icloud.com, gracias.</text:span></text:p>
      <text:h text:style-name="P53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Xiomara Sáenz Batalla</text:span></text:p>
      <text:p text:style-name="P1001"><text:span text:style-name="T6">NW83 2EN</text:span></text:p>
      <text:p text:style-name="P1001"><text:span text:style-name="T6">93 South Street</text:span></text:p>
      <text:p text:style-name="P1003">ASUNTO: Invitación para HALLOWEEN 2022</text:p>
      <text:p text:style-name="P1004">Estimado/estimada Xiomara Sáenz Batal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ildfire@yahoo.ca, gracias.</text:span></text:p>
      <text:h text:style-name="P53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antos Zurita Barrio</text:span></text:p>
      <text:p text:style-name="P1001"><text:span text:style-name="T6">London</text:span></text:p>
      <text:p text:style-name="P1001"><text:span text:style-name="T6">SW31 4DR</text:span></text:p>
      <text:p text:style-name="P1003">ASUNTO: Invitación para HALLOWEEN 2022</text:p>
      <text:p text:style-name="P1004">Estimado/estimada Santos Zurita Barri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ingjoshi@icloud.com, gracias.</text:span></text:p>
      <text:h text:style-name="P53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sidro Rozas Gámez</text:span></text:p>
      <text:p text:style-name="P1001"><text:span text:style-name="T6">136 Kingsway</text:span></text:p>
      <text:p text:style-name="P1001"><text:span text:style-name="T6">London</text:span></text:p>
      <text:p text:style-name="P1003">ASUNTO: Invitación para HALLOWEEN 2022</text:p>
      <text:p text:style-name="P1004">Estimado/estimada Isidro Rozas Gám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tinson@hotmail.com, gracias.</text:span></text:p>
      <text:h text:style-name="P53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tricia Raquel Carnero Agullo</text:span></text:p>
      <text:p text:style-name="P1001"><text:span text:style-name="T6">N59 6EV</text:span></text:p>
      <text:p text:style-name="P1001"><text:span text:style-name="T6">95 Church Lane</text:span></text:p>
      <text:p text:style-name="P1003">ASUNTO: Invitación para HALLOWEEN 2022</text:p>
      <text:p text:style-name="P1004">Estimado/estimada Patricia Raquel Carnero Agul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maek@mac.com, gracias.</text:span></text:p>
      <text:h text:style-name="P53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tricio Alberola Sandoval</text:span></text:p>
      <text:p text:style-name="P1001"><text:span text:style-name="T6">London</text:span></text:p>
      <text:p text:style-name="P1001"><text:span text:style-name="T6">N85 0RM</text:span></text:p>
      <text:p text:style-name="P1003">ASUNTO: Invitación para HALLOWEEN 2022</text:p>
      <text:p text:style-name="P1004">Estimado/estimada Patricio Alberola Sandov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oein@icloud.com, gracias.</text:span></text:p>
      <text:h text:style-name="P53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ibiana Barrio</text:span></text:p>
      <text:p text:style-name="P1001"><text:span text:style-name="T6">26 Grove Road</text:span></text:p>
      <text:p text:style-name="P1001"><text:span text:style-name="T6">London</text:span></text:p>
      <text:p text:style-name="P1003">ASUNTO: Invitación para HALLOWEEN 2022</text:p>
      <text:p text:style-name="P1004">Estimado/estimada Bibiana Barri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dbaby@icloud.com, gracias.</text:span></text:p>
      <text:h text:style-name="P53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cila del Coronado</text:span></text:p>
      <text:p text:style-name="P1001"><text:span text:style-name="T6">EC01 3ZX</text:span></text:p>
      <text:p text:style-name="P1001"><text:span text:style-name="T6">9268 High Street</text:span></text:p>
      <text:p text:style-name="P1003">ASUNTO: Invitación para HALLOWEEN 2022</text:p>
      <text:p text:style-name="P1004">Estimado/estimada Lucila del Corona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ordonjcp@gmail.com, gracias.</text:span></text:p>
      <text:h text:style-name="P53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anilo Matas Vicente</text:span></text:p>
      <text:p text:style-name="P1001"><text:span text:style-name="T6">London</text:span></text:p>
      <text:p text:style-name="P1001"><text:span text:style-name="T6">WC82 9HS</text:span></text:p>
      <text:p text:style-name="P1003">ASUNTO: Invitación para HALLOWEEN 2022</text:p>
      <text:p text:style-name="P1004">Estimado/estimada Danilo Matas Vicent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hoset@yahoo.com, gracias.</text:span></text:p>
      <text:h text:style-name="P54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uilio Lucas Feliu</text:span></text:p>
      <text:p text:style-name="P1001"><text:span text:style-name="T6">34 Manor Road</text:span></text:p>
      <text:p text:style-name="P1001"><text:span text:style-name="T6">London</text:span></text:p>
      <text:p text:style-name="P1003">ASUNTO: Invitación para HALLOWEEN 2022</text:p>
      <text:p text:style-name="P1004">Estimado/estimada Duilio Lucas Feliu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yoliver@verizon.net, gracias.</text:span></text:p>
      <text:h text:style-name="P54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é Reyes Leal</text:span></text:p>
      <text:p text:style-name="P1001"><text:span text:style-name="T6">NW45 6ST</text:span></text:p>
      <text:p text:style-name="P1001"><text:span text:style-name="T6">9047 York Road</text:span></text:p>
      <text:p text:style-name="P1003">ASUNTO: Invitación para HALLOWEEN 2022</text:p>
      <text:p text:style-name="P1004">Estimado/estimada José Reyes Le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glee@msn.com, gracias.</text:span></text:p>
      <text:h text:style-name="P54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icolás Pascual Gabaldón Paniagua</text:span></text:p>
      <text:p text:style-name="P1001"><text:span text:style-name="T6">London</text:span></text:p>
      <text:p text:style-name="P1001"><text:span text:style-name="T6">W14 9ZK</text:span></text:p>
      <text:p text:style-name="P1003">ASUNTO: Invitación para HALLOWEEN 2022</text:p>
      <text:p text:style-name="P1004">Estimado/estimada Nicolás Pascual Gabaldón Paniagu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gmyers@yahoo.com, gracias.</text:span></text:p>
      <text:h text:style-name="P54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onzalo Barberá Gimeno</text:span></text:p>
      <text:p text:style-name="P1001"><text:span text:style-name="T6">44 School Lane</text:span></text:p>
      <text:p text:style-name="P1001"><text:span text:style-name="T6">London</text:span></text:p>
      <text:p text:style-name="P1003">ASUNTO: Invitación para HALLOWEEN 2022</text:p>
      <text:p text:style-name="P1004">Estimado/estimada Gonzalo Barberá Gime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adavis@comcast.net, gracias.</text:span></text:p>
      <text:h text:style-name="P54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co Sanchez Yuste</text:span></text:p>
      <text:p text:style-name="P1001"><text:span text:style-name="T6">W09 2TG</text:span></text:p>
      <text:p text:style-name="P1001"><text:span text:style-name="T6">9829 York Road</text:span></text:p>
      <text:p text:style-name="P1003">ASUNTO: Invitación para HALLOWEEN 2022</text:p>
      <text:p text:style-name="P1004">Estimado/estimada Marco Sanchez Yust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resoff@mac.com, gracias.</text:span></text:p>
      <text:h text:style-name="P54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lejandra Olivera</text:span></text:p>
      <text:p text:style-name="P1001"><text:span text:style-name="T6">London</text:span></text:p>
      <text:p text:style-name="P1001"><text:span text:style-name="T6">SE98 6GP</text:span></text:p>
      <text:p text:style-name="P1003">ASUNTO: Invitación para HALLOWEEN 2022</text:p>
      <text:p text:style-name="P1004">Estimado/estimada Alejandra Oliv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adavis@outlook.com, gracias.</text:span></text:p>
      <text:h text:style-name="P54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andra Leiva Planas</text:span></text:p>
      <text:p text:style-name="P1001"><text:span text:style-name="T6">65 Kings Road</text:span></text:p>
      <text:p text:style-name="P1001"><text:span text:style-name="T6">London</text:span></text:p>
      <text:p text:style-name="P1003">ASUNTO: Invitación para HALLOWEEN 2022</text:p>
      <text:p text:style-name="P1004">Estimado/estimada Sandra Leiva Plan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illg@yahoo.com, gracias.</text:span></text:p>
      <text:h text:style-name="P54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igfrido Urrutia Vargas</text:span></text:p>
      <text:p text:style-name="P1001"><text:span text:style-name="T6">SE57 3KJ</text:span></text:p>
      <text:p text:style-name="P1001"><text:span text:style-name="T6">9541 The Avenue</text:span></text:p>
      <text:p text:style-name="P1003">ASUNTO: Invitación para HALLOWEEN 2022</text:p>
      <text:p text:style-name="P1004">Estimado/estimada Sigfrido Urrutia Varg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bacon@gmail.com, gracias.</text:span></text:p>
      <text:h text:style-name="P54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ydia Ureña Serrano</text:span></text:p>
      <text:p text:style-name="P1001"><text:span text:style-name="T6">London</text:span></text:p>
      <text:p text:style-name="P1001"><text:span text:style-name="T6">N19 4UF</text:span></text:p>
      <text:p text:style-name="P1003">ASUNTO: Invitación para HALLOWEEN 2022</text:p>
      <text:p text:style-name="P1004">Estimado/estimada Nydia Ureña Serra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quantaman@me.com, gracias.</text:span></text:p>
      <text:h text:style-name="P54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telvina Tolosa Exposito</text:span></text:p>
      <text:p text:style-name="P1001"><text:span text:style-name="T6">45 Main Road</text:span></text:p>
      <text:p text:style-name="P1001"><text:span text:style-name="T6">London</text:span></text:p>
      <text:p text:style-name="P1003">ASUNTO: Invitación para HALLOWEEN 2022</text:p>
      <text:p text:style-name="P1004">Estimado/estimada Etelvina Tolosa Exposit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antu@att.net, gracias.</text:span></text:p>
      <text:h text:style-name="P55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riana Gilabert Bravo</text:span></text:p>
      <text:p text:style-name="P1001"><text:span text:style-name="T6">EC64 1KL</text:span></text:p>
      <text:p text:style-name="P1001"><text:span text:style-name="T6">352 Highfield Road</text:span></text:p>
      <text:p text:style-name="P1003">ASUNTO: Invitación para HALLOWEEN 2022</text:p>
      <text:p text:style-name="P1004">Estimado/estimada Adriana Gilabert Brav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echslin@mac.com, gracias.</text:span></text:p>
      <text:h text:style-name="P55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uan José Giménez Calzada</text:span></text:p>
      <text:p text:style-name="P1001"><text:span text:style-name="T6">London</text:span></text:p>
      <text:p text:style-name="P1001"><text:span text:style-name="T6">EC82 3UN</text:span></text:p>
      <text:p text:style-name="P1003">ASUNTO: Invitación para HALLOWEEN 2022</text:p>
      <text:p text:style-name="P1004">Estimado/estimada Juan José Giménez Calzad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krotchko@comcast.net, gracias.</text:span></text:p>
      <text:h text:style-name="P55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miliana Marti Manso</text:span></text:p>
      <text:p text:style-name="P1001"><text:span text:style-name="T6">710 Richmond Road</text:span></text:p>
      <text:p text:style-name="P1001"><text:span text:style-name="T6">London</text:span></text:p>
      <text:p text:style-name="P1003">ASUNTO: Invitación para HALLOWEEN 2022</text:p>
      <text:p text:style-name="P1004">Estimado/estimada Emiliana Marti Mans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eiji@mac.com, gracias.</text:span></text:p>
      <text:h text:style-name="P55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ora Solera Juliá</text:span></text:p>
      <text:p text:style-name="P1001"><text:span text:style-name="T6">W56 7HP</text:span></text:p>
      <text:p text:style-name="P1001"><text:span text:style-name="T6">60 Kingsway</text:span></text:p>
      <text:p text:style-name="P1003">ASUNTO: Invitación para HALLOWEEN 2022</text:p>
      <text:p text:style-name="P1004">Estimado/estimada Adora Solera Juliá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ubergeeb@sbcglobal.net, gracias.</text:span></text:p>
      <text:h text:style-name="P55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ancho Arregui Ibañez</text:span></text:p>
      <text:p text:style-name="P1001"><text:span text:style-name="T6">London</text:span></text:p>
      <text:p text:style-name="P1001"><text:span text:style-name="T6">NW31 4PH</text:span></text:p>
      <text:p text:style-name="P1003">ASUNTO: Invitación para HALLOWEEN 2022</text:p>
      <text:p text:style-name="P1004">Estimado/estimada Sancho Arregui Ibañ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utton@live.com, gracias.</text:span></text:p>
      <text:h text:style-name="P55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onia Pacífica Aranda Durán</text:span></text:p>
      <text:p text:style-name="P1001"><text:span text:style-name="T6">95 South Street</text:span></text:p>
      <text:p text:style-name="P1001"><text:span text:style-name="T6">London</text:span></text:p>
      <text:p text:style-name="P1003">ASUNTO: Invitación para HALLOWEEN 2022</text:p>
      <text:p text:style-name="P1004">Estimado/estimada Sonia Pacífica Aranda Dur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acho@icloud.com, gracias.</text:span></text:p>
      <text:h text:style-name="P55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itor Pelayo Tello</text:span></text:p>
      <text:p text:style-name="P1001"><text:span text:style-name="T6">NW58 7WR</text:span></text:p>
      <text:p text:style-name="P1001"><text:span text:style-name="T6">16 Green Lane</text:span></text:p>
      <text:p text:style-name="P1003">ASUNTO: Invitación para HALLOWEEN 2022</text:p>
      <text:p text:style-name="P1004">Estimado/estimada Aitor Pelayo Tel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ingjoshi@hotmail.com, gracias.</text:span></text:p>
      <text:h text:style-name="P55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uana Losa Villar</text:span></text:p>
      <text:p text:style-name="P1001"><text:span text:style-name="T6">London</text:span></text:p>
      <text:p text:style-name="P1001"><text:span text:style-name="T6">N83 0BL</text:span></text:p>
      <text:p text:style-name="P1003">ASUNTO: Invitación para HALLOWEEN 2022</text:p>
      <text:p text:style-name="P1004">Estimado/estimada Juana Losa Villa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ontipak@live.com, gracias.</text:span></text:p>
      <text:h text:style-name="P55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oyo Ríos Guerra</text:span></text:p>
      <text:p text:style-name="P1001"><text:span text:style-name="T6">208 Grove Road</text:span></text:p>
      <text:p text:style-name="P1001"><text:span text:style-name="T6">London</text:span></text:p>
      <text:p text:style-name="P1003">ASUNTO: Invitación para HALLOWEEN 2022</text:p>
      <text:p text:style-name="P1004">Estimado/estimada Goyo Ríos Guer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ogjobber@msn.com, gracias.</text:span></text:p>
      <text:h text:style-name="P55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ufino Beltran-Torralba</text:span></text:p>
      <text:p text:style-name="P1001"><text:span text:style-name="T6">W43 9QS</text:span></text:p>
      <text:p text:style-name="P1001"><text:span text:style-name="T6">6 Main Road</text:span></text:p>
      <text:p text:style-name="P1003">ASUNTO: Invitación para HALLOWEEN 2022</text:p>
      <text:p text:style-name="P1004">Estimado/estimada Rufino Beltran-Torralb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lhajj@mac.com, gracias.</text:span></text:p>
      <text:h text:style-name="P56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polonia Pareja Real</text:span></text:p>
      <text:p text:style-name="P1001"><text:span text:style-name="T6">London</text:span></text:p>
      <text:p text:style-name="P1001"><text:span text:style-name="T6">SW18 9FH</text:span></text:p>
      <text:p text:style-name="P1003">ASUNTO: Invitación para HALLOWEEN 2022</text:p>
      <text:p text:style-name="P1004">Estimado/estimada Apolonia Pareja Re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lixem@mac.com, gracias.</text:span></text:p>
      <text:h text:style-name="P56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Herminia Samper Sureda</text:span></text:p>
      <text:p text:style-name="P1001"><text:span text:style-name="T6">85 Broadway</text:span></text:p>
      <text:p text:style-name="P1001"><text:span text:style-name="T6">London</text:span></text:p>
      <text:p text:style-name="P1003">ASUNTO: Invitación para HALLOWEEN 2022</text:p>
      <text:p text:style-name="P1004">Estimado/estimada Herminia Samper Sured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zilla@sbcglobal.net, gracias.</text:span></text:p>
      <text:h text:style-name="P56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oida Morera</text:span></text:p>
      <text:p text:style-name="P1001"><text:span text:style-name="T6">N71 3MK</text:span></text:p>
      <text:p text:style-name="P1001"><text:span text:style-name="T6">72 Queen Street</text:span></text:p>
      <text:p text:style-name="P1003">ASUNTO: Invitación para HALLOWEEN 2022</text:p>
      <text:p text:style-name="P1004">Estimado/estimada Loida Mor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haffei@msn.com, gracias.</text:span></text:p>
      <text:h text:style-name="P56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ilagros Cadenas</text:span></text:p>
      <text:p text:style-name="P1001"><text:span text:style-name="T6">London</text:span></text:p>
      <text:p text:style-name="P1001"><text:span text:style-name="T6">SE85 6RQ</text:span></text:p>
      <text:p text:style-name="P1003">ASUNTO: Invitación para HALLOWEEN 2022</text:p>
      <text:p text:style-name="P1004">Estimado/estimada Milagros Caden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reegster@live.com, gracias.</text:span></text:p>
      <text:h text:style-name="P56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ma Saura</text:span></text:p>
      <text:p text:style-name="P1001"><text:span text:style-name="T6">877 North Road</text:span></text:p>
      <text:p text:style-name="P1001"><text:span text:style-name="T6">London</text:span></text:p>
      <text:p text:style-name="P1003">ASUNTO: Invitación para HALLOWEEN 2022</text:p>
      <text:p text:style-name="P1004">Estimado/estimada Ema Sau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plinux@yahoo.com, gracias.</text:span></text:p>
      <text:h text:style-name="P56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gelino Ibañez Bonet</text:span></text:p>
      <text:p text:style-name="P1001"><text:span text:style-name="T6">W93 5YP</text:span></text:p>
      <text:p text:style-name="P1001"><text:span text:style-name="T6">18 York Road</text:span></text:p>
      <text:p text:style-name="P1003">ASUNTO: Invitación para HALLOWEEN 2022</text:p>
      <text:p text:style-name="P1004">Estimado/estimada Angelino Ibañez Bone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asarius@optonline.net, gracias.</text:span></text:p>
      <text:h text:style-name="P56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ndelas Gutierrez Solana</text:span></text:p>
      <text:p text:style-name="P1001"><text:span text:style-name="T6">London</text:span></text:p>
      <text:p text:style-name="P1001"><text:span text:style-name="T6">N49 2BS</text:span></text:p>
      <text:p text:style-name="P1003">ASUNTO: Invitación para HALLOWEEN 2022</text:p>
      <text:p text:style-name="P1004">Estimado/estimada Candelas Gutierrez Sola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uparine@live.com, gracias.</text:span></text:p>
      <text:h text:style-name="P56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cio Figuerola-Lorenzo</text:span></text:p>
      <text:p text:style-name="P1001"><text:span text:style-name="T6">1 The Avenue</text:span></text:p>
      <text:p text:style-name="P1001"><text:span text:style-name="T6">London</text:span></text:p>
      <text:p text:style-name="P1003">ASUNTO: Invitación para HALLOWEEN 2022</text:p>
      <text:p text:style-name="P1004">Estimado/estimada Lucio Figuerola-Lorenz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ohitm@comcast.net, gracias.</text:span></text:p>
      <text:h text:style-name="P56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nita Ramírez Ribera</text:span></text:p>
      <text:p text:style-name="P1001"><text:span text:style-name="T6">W02 8UK</text:span></text:p>
      <text:p text:style-name="P1001"><text:span text:style-name="T6">549 West Street</text:span></text:p>
      <text:p text:style-name="P1003">ASUNTO: Invitación para HALLOWEEN 2022</text:p>
      <text:p text:style-name="P1004">Estimado/estimada Benita Ramírez Rib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sloan@sbcglobal.net, gracias.</text:span></text:p>
      <text:h text:style-name="P56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Zaida Tovar Tolosa</text:span></text:p>
      <text:p text:style-name="P1001"><text:span text:style-name="T6">London</text:span></text:p>
      <text:p text:style-name="P1001"><text:span text:style-name="T6">NW17 2GU</text:span></text:p>
      <text:p text:style-name="P1003">ASUNTO: Invitación para HALLOWEEN 2022</text:p>
      <text:p text:style-name="P1004">Estimado/estimada Zaida Tovar Tolos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schauma@sbcglobal.net, gracias.</text:span></text:p>
      <text:h text:style-name="P57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Héctor Puga Tudela</text:span></text:p>
      <text:p text:style-name="P1001"><text:span text:style-name="T6">62 Richmond Road</text:span></text:p>
      <text:p text:style-name="P1001"><text:span text:style-name="T6">London</text:span></text:p>
      <text:p text:style-name="P1003">ASUNTO: Invitación para HALLOWEEN 2022</text:p>
      <text:p text:style-name="P1004">Estimado/estimada Héctor Puga Tude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amollin@icloud.com, gracias.</text:span></text:p>
      <text:h text:style-name="P57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elina Carmona Bayo</text:span></text:p>
      <text:p text:style-name="P1001"><text:span text:style-name="T6">W42 9AC</text:span></text:p>
      <text:p text:style-name="P1001"><text:span text:style-name="T6">89 West Street</text:span></text:p>
      <text:p text:style-name="P1003">ASUNTO: Invitación para HALLOWEEN 2022</text:p>
      <text:p text:style-name="P1004">Estimado/estimada Adelina Carmona Bay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eanq@gmail.com, gracias.</text:span></text:p>
      <text:h text:style-name="P57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rmelita Tejedor Casas</text:span></text:p>
      <text:p text:style-name="P1001"><text:span text:style-name="T6">London</text:span></text:p>
      <text:p text:style-name="P1001"><text:span text:style-name="T6">EC06 1BX</text:span></text:p>
      <text:p text:style-name="P1003">ASUNTO: Invitación para HALLOWEEN 2022</text:p>
      <text:p text:style-name="P1004">Estimado/estimada Carmelita Tejedor Cas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artak@sbcglobal.net, gracias.</text:span></text:p>
      <text:h text:style-name="P57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rnarda Quero Córdoba</text:span></text:p>
      <text:p text:style-name="P1001"><text:span text:style-name="T6">45 The Crescent</text:span></text:p>
      <text:p text:style-name="P1001"><text:span text:style-name="T6">London</text:span></text:p>
      <text:p text:style-name="P1003">ASUNTO: Invitación para HALLOWEEN 2022</text:p>
      <text:p text:style-name="P1004">Estimado/estimada Bernarda Quero Córdob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eteve@outlook.com, gracias.</text:span></text:p>
      <text:h text:style-name="P57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vita Alfaro Miguel</text:span></text:p>
      <text:p text:style-name="P1001"><text:span text:style-name="T6">SE53 2CJ</text:span></text:p>
      <text:p text:style-name="P1001"><text:span text:style-name="T6">42 Albert Road</text:span></text:p>
      <text:p text:style-name="P1003">ASUNTO: Invitación para HALLOWEEN 2022</text:p>
      <text:p text:style-name="P1004">Estimado/estimada Evita Alfaro Migue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snyder@live.com, gracias.</text:span></text:p>
      <text:h text:style-name="P57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idia Reyes Carbajo Pla</text:span></text:p>
      <text:p text:style-name="P1001"><text:span text:style-name="T6">London</text:span></text:p>
      <text:p text:style-name="P1001"><text:span text:style-name="T6">W73 9BU</text:span></text:p>
      <text:p text:style-name="P1003">ASUNTO: Invitación para HALLOWEEN 2022</text:p>
      <text:p text:style-name="P1004">Estimado/estimada Lidia Reyes Carbajo P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inclair@gmail.com, gracias.</text:span></text:p>
      <text:h text:style-name="P57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rlota Rosell Baños</text:span></text:p>
      <text:p text:style-name="P1001"><text:span text:style-name="T6">28 Windsor Road</text:span></text:p>
      <text:p text:style-name="P1001"><text:span text:style-name="T6">London</text:span></text:p>
      <text:p text:style-name="P1003">ASUNTO: Invitación para HALLOWEEN 2022</text:p>
      <text:p text:style-name="P1004">Estimado/estimada Carlota Rosell Bañ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boss@verizon.net, gracias.</text:span></text:p>
      <text:h text:style-name="P57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austo Montero Sanmartín</text:span></text:p>
      <text:p text:style-name="P1001"><text:span text:style-name="T6">EC06 3FQ</text:span></text:p>
      <text:p text:style-name="P1001"><text:span text:style-name="T6">36 Albert Road</text:span></text:p>
      <text:p text:style-name="P1003">ASUNTO: Invitación para HALLOWEEN 2022</text:p>
      <text:p text:style-name="P1004">Estimado/estimada Fausto Montero Sanmartí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elger@yahoo.ca, gracias.</text:span></text:p>
      <text:h text:style-name="P57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alo Castellanos Rueda</text:span></text:p>
      <text:p text:style-name="P1001"><text:span text:style-name="T6">London</text:span></text:p>
      <text:p text:style-name="P1001"><text:span text:style-name="T6">W06 3RG</text:span></text:p>
      <text:p text:style-name="P1003">ASUNTO: Invitación para HALLOWEEN 2022</text:p>
      <text:p text:style-name="P1004">Estimado/estimada Lalo Castellanos Rued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hrwin@me.com, gracias.</text:span></text:p>
      <text:h text:style-name="P57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abina Jover-Mendoza</text:span></text:p>
      <text:p text:style-name="P1001"><text:span text:style-name="T6">3 St. John’s Road</text:span></text:p>
      <text:p text:style-name="P1001"><text:span text:style-name="T6">London</text:span></text:p>
      <text:p text:style-name="P1003">ASUNTO: Invitación para HALLOWEEN 2022</text:p>
      <text:p text:style-name="P1004">Estimado/estimada Sabina Jover-Mendoz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rosal@me.com, gracias.</text:span></text:p>
      <text:h text:style-name="P58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uria Mur</text:span></text:p>
      <text:p text:style-name="P1001"><text:span text:style-name="T6">WC80 6TR</text:span></text:p>
      <text:p text:style-name="P1001"><text:span text:style-name="T6">16 School Lane</text:span></text:p>
      <text:p text:style-name="P1003">ASUNTO: Invitación para HALLOWEEN 2022</text:p>
      <text:p text:style-name="P1004">Estimado/estimada Nuria Mu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finke@optonline.net, gracias.</text:span></text:p>
      <text:h text:style-name="P58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eliciana Gutierrez Mora</text:span></text:p>
      <text:p text:style-name="P1001"><text:span text:style-name="T6">London</text:span></text:p>
      <text:p text:style-name="P1001"><text:span text:style-name="T6">E18 4JN</text:span></text:p>
      <text:p text:style-name="P1003">ASUNTO: Invitación para HALLOWEEN 2022</text:p>
      <text:p text:style-name="P1004">Estimado/estimada Feliciana Gutierrez Mo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bmaddux@comcast.net, gracias.</text:span></text:p>
      <text:h text:style-name="P58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erónimo Vidal Hernandez</text:span></text:p>
      <text:p text:style-name="P1001"><text:span text:style-name="T6">22 Church Street</text:span></text:p>
      <text:p text:style-name="P1001"><text:span text:style-name="T6">London</text:span></text:p>
      <text:p text:style-name="P1003">ASUNTO: Invitación para HALLOWEEN 2022</text:p>
      <text:p text:style-name="P1004">Estimado/estimada Jerónimo Vidal Hernand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umpish@aol.com, gracias.</text:span></text:p>
      <text:h text:style-name="P58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ortunata Jordán</text:span></text:p>
      <text:p text:style-name="P1001"><text:span text:style-name="T6">NW51 4UV</text:span></text:p>
      <text:p text:style-name="P1001"><text:span text:style-name="T6">91 Springfield Road</text:span></text:p>
      <text:p text:style-name="P1003">ASUNTO: Invitación para HALLOWEEN 2022</text:p>
      <text:p text:style-name="P1004">Estimado/estimada Fortunata Jord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plinux@icloud.com, gracias.</text:span></text:p>
      <text:h text:style-name="P58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nu Céspedes Corominas</text:span></text:p>
      <text:p text:style-name="P1001"><text:span text:style-name="T6">London</text:span></text:p>
      <text:p text:style-name="P1001"><text:span text:style-name="T6">SW78 0SY</text:span></text:p>
      <text:p text:style-name="P1003">ASUNTO: Invitación para HALLOWEEN 2022</text:p>
      <text:p text:style-name="P1004">Estimado/estimada Manu Céspedes Coromin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vrcek@att.net, gracias.</text:span></text:p>
      <text:h text:style-name="P58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Áurea Guzman</text:span></text:p>
      <text:p text:style-name="P1001"><text:span text:style-name="T6">96 The Avenue</text:span></text:p>
      <text:p text:style-name="P1001"><text:span text:style-name="T6">London</text:span></text:p>
      <text:p text:style-name="P1003">ASUNTO: Invitación para HALLOWEEN 2022</text:p>
      <text:p text:style-name="P1004">Estimado/estimada Áurea Guzma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euffer@verizon.net, gracias.</text:span></text:p>
      <text:h text:style-name="P58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odesta Lledó Izquierdo</text:span></text:p>
      <text:p text:style-name="P1001"><text:span text:style-name="T6">SE59 7HT</text:span></text:p>
      <text:p text:style-name="P1001"><text:span text:style-name="T6">17 North Road</text:span></text:p>
      <text:p text:style-name="P1003">ASUNTO: Invitación para HALLOWEEN 2022</text:p>
      <text:p text:style-name="P1004">Estimado/estimada Modesta Lledó Izquier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sbach@msn.com, gracias.</text:span></text:p>
      <text:h text:style-name="P58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elmo Lastra-Cuervo</text:span></text:p>
      <text:p text:style-name="P1001"><text:span text:style-name="T6">London</text:span></text:p>
      <text:p text:style-name="P1001"><text:span text:style-name="T6">E76 4QI</text:span></text:p>
      <text:p text:style-name="P1003">ASUNTO: Invitación para HALLOWEEN 2022</text:p>
      <text:p text:style-name="P1004">Estimado/estimada Telmo Lastra-Cuerv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iglou@yahoo.com, gracias.</text:span></text:p>
      <text:h text:style-name="P58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ris Camino-Briones</text:span></text:p>
      <text:p text:style-name="P1001"><text:span text:style-name="T6">5 George Street</text:span></text:p>
      <text:p text:style-name="P1001"><text:span text:style-name="T6">London</text:span></text:p>
      <text:p text:style-name="P1003">ASUNTO: Invitación para HALLOWEEN 2022</text:p>
      <text:p text:style-name="P1004">Estimado/estimada Iris Camino-Brion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ndale@icloud.com, gracias.</text:span></text:p>
      <text:h text:style-name="P58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larisa Belda Cid</text:span></text:p>
      <text:p text:style-name="P1001"><text:span text:style-name="T6">N05 2BR</text:span></text:p>
      <text:p text:style-name="P1001"><text:span text:style-name="T6">78 Church Road</text:span></text:p>
      <text:p text:style-name="P1003">ASUNTO: Invitación para HALLOWEEN 2022</text:p>
      <text:p text:style-name="P1004">Estimado/estimada Clarisa Belda Cid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irving@me.com, gracias.</text:span></text:p>
      <text:h text:style-name="P59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etrona Palau Soto</text:span></text:p>
      <text:p text:style-name="P1001"><text:span text:style-name="T6">London</text:span></text:p>
      <text:p text:style-name="P1001"><text:span text:style-name="T6">E48 9XF</text:span></text:p>
      <text:p text:style-name="P1003">ASUNTO: Invitación para HALLOWEEN 2022</text:p>
      <text:p text:style-name="P1004">Estimado/estimada Petrona Palau Sot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isugrad@icloud.com, gracias.</text:span></text:p>
      <text:h text:style-name="P59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ándido Alcázar Canales</text:span></text:p>
      <text:p text:style-name="P1001"><text:span text:style-name="T6">44 Manor Road</text:span></text:p>
      <text:p text:style-name="P1001"><text:span text:style-name="T6">London</text:span></text:p>
      <text:p text:style-name="P1003">ASUNTO: Invitación para HALLOWEEN 2022</text:p>
      <text:p text:style-name="P1004">Estimado/estimada Cándido Alcázar Canal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ator@gmail.com, gracias.</text:span></text:p>
      <text:h text:style-name="P59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e Carlos Lopez Lledó</text:span></text:p>
      <text:p text:style-name="P1001"><text:span text:style-name="T6">SW74 1UW</text:span></text:p>
      <text:p text:style-name="P1001"><text:span text:style-name="T6">9822 Victoria Street</text:span></text:p>
      <text:p text:style-name="P1003">ASUNTO: Invitación para HALLOWEEN 2022</text:p>
      <text:p text:style-name="P1004">Estimado/estimada Jose Carlos Lopez Lledó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flong@sbcglobal.net, gracias.</text:span></text:p>
      <text:h text:style-name="P59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oración de Casanova</text:span></text:p>
      <text:p text:style-name="P1001"><text:span text:style-name="T6">London</text:span></text:p>
      <text:p text:style-name="P1001"><text:span text:style-name="T6">NW53 4EZ</text:span></text:p>
      <text:p text:style-name="P1003">ASUNTO: Invitación para HALLOWEEN 2022</text:p>
      <text:p text:style-name="P1004">Estimado/estimada Adoración de Casanov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ginspace@outlook.com, gracias.</text:span></text:p>
      <text:h text:style-name="P59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regorio Salamanca</text:span></text:p>
      <text:p text:style-name="P1001"><text:span text:style-name="T6">90 St. John’s Road</text:span></text:p>
      <text:p text:style-name="P1001"><text:span text:style-name="T6">London</text:span></text:p>
      <text:p text:style-name="P1003">ASUNTO: Invitación para HALLOWEEN 2022</text:p>
      <text:p text:style-name="P1004">Estimado/estimada Gregorio Salamanc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ugwump@gmail.com, gracias.</text:span></text:p>
      <text:h text:style-name="P59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iguel Llopis</text:span></text:p>
      <text:p text:style-name="P1001"><text:span text:style-name="T6">E21 5SK</text:span></text:p>
      <text:p text:style-name="P1001"><text:span text:style-name="T6">93 London Road</text:span></text:p>
      <text:p text:style-name="P1003">ASUNTO: Invitación para HALLOWEEN 2022</text:p>
      <text:p text:style-name="P1004">Estimado/estimada Miguel Llopi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oticias@hotmail.com, gracias.</text:span></text:p>
      <text:h text:style-name="P59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utimio Gilberto Pagès Ricart</text:span></text:p>
      <text:p text:style-name="P1001"><text:span text:style-name="T6">London</text:span></text:p>
      <text:p text:style-name="P1001"><text:span text:style-name="T6">N67 8OM</text:span></text:p>
      <text:p text:style-name="P1003">ASUNTO: Invitación para HALLOWEEN 2022</text:p>
      <text:p text:style-name="P1004">Estimado/estimada Eutimio Gilberto Pagès Ricar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artlett@aol.com, gracias.</text:span></text:p>
      <text:h text:style-name="P59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ita Roca-Soler</text:span></text:p>
      <text:p text:style-name="P1001"><text:span text:style-name="T6">82 West Street</text:span></text:p>
      <text:p text:style-name="P1001"><text:span text:style-name="T6">London</text:span></text:p>
      <text:p text:style-name="P1003">ASUNTO: Invitación para HALLOWEEN 2022</text:p>
      <text:p text:style-name="P1004">Estimado/estimada Anita Roca-Sol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lewan@mac.com, gracias.</text:span></text:p>
      <text:h text:style-name="P59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alberto Gomis-Bello</text:span></text:p>
      <text:p text:style-name="P1001"><text:span text:style-name="T6">W06 1LQ</text:span></text:p>
      <text:p text:style-name="P1001"><text:span text:style-name="T6">17 Manchester Road</text:span></text:p>
      <text:p text:style-name="P1003">ASUNTO: Invitación para HALLOWEEN 2022</text:p>
      <text:p text:style-name="P1004">Estimado/estimada Adalberto Gomis-Bel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ukuchi@sbcglobal.net, gracias.</text:span></text:p>
      <text:h text:style-name="P59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z Giner Reig</text:span></text:p>
      <text:p text:style-name="P1001"><text:span text:style-name="T6">London</text:span></text:p>
      <text:p text:style-name="P1001"><text:span text:style-name="T6">WC13 9CG</text:span></text:p>
      <text:p text:style-name="P1003">ASUNTO: Invitación para HALLOWEEN 2022</text:p>
      <text:p text:style-name="P1004">Estimado/estimada Paz Giner Reig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hoffman@me.com, gracias.</text:span></text:p>
      <text:h text:style-name="P60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Horacio Cuéllar Escobar</text:span></text:p>
      <text:p text:style-name="P1001"><text:span text:style-name="T6">7 Stanley Road</text:span></text:p>
      <text:p text:style-name="P1001"><text:span text:style-name="T6">London</text:span></text:p>
      <text:p text:style-name="P1003">ASUNTO: Invitación para HALLOWEEN 2022</text:p>
      <text:p text:style-name="P1004">Estimado/estimada Horacio Cuéllar Escoba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xiao@icloud.com, gracias.</text:span></text:p>
      <text:h text:style-name="P60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Urbano Real-Tolosa</text:span></text:p>
      <text:p text:style-name="P1001"><text:span text:style-name="T6">EC36 4JR</text:span></text:p>
      <text:p text:style-name="P1001"><text:span text:style-name="T6">9482 Richmond Road</text:span></text:p>
      <text:p text:style-name="P1003">ASUNTO: Invitación para HALLOWEEN 2022</text:p>
      <text:p text:style-name="P1004">Estimado/estimada Urbano Real-Tolos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inuxhack@verizon.net, gracias.</text:span></text:p>
      <text:h text:style-name="P60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urro Segarra Peinado</text:span></text:p>
      <text:p text:style-name="P1001"><text:span text:style-name="T6">London</text:span></text:p>
      <text:p text:style-name="P1001"><text:span text:style-name="T6">SW21 0LV</text:span></text:p>
      <text:p text:style-name="P1003">ASUNTO: Invitación para HALLOWEEN 2022</text:p>
      <text:p text:style-name="P1004">Estimado/estimada Curro Segarra Peina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peeves@me.com, gracias.</text:span></text:p>
      <text:h text:style-name="P60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lemente Nevado</text:span></text:p>
      <text:p text:style-name="P1001"><text:span text:style-name="T6">319 The Grove</text:span></text:p>
      <text:p text:style-name="P1001"><text:span text:style-name="T6">London</text:span></text:p>
      <text:p text:style-name="P1003">ASUNTO: Invitación para HALLOWEEN 2022</text:p>
      <text:p text:style-name="P1004">Estimado/estimada Clemente Neva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etersko@sbcglobal.net, gracias.</text:span></text:p>
      <text:h text:style-name="P60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zucena Elías Heredia</text:span></text:p>
      <text:p text:style-name="P1001"><text:span text:style-name="T6">E75 8HS</text:span></text:p>
      <text:p text:style-name="P1001"><text:span text:style-name="T6">580 Broadway</text:span></text:p>
      <text:p text:style-name="P1003">ASUNTO: Invitación para HALLOWEEN 2022</text:p>
      <text:p text:style-name="P1004">Estimado/estimada Azucena Elías Hered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aveja@optonline.net, gracias.</text:span></text:p>
      <text:h text:style-name="P60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icolasa Villena-Saura</text:span></text:p>
      <text:p text:style-name="P1001"><text:span text:style-name="T6">London</text:span></text:p>
      <text:p text:style-name="P1001"><text:span text:style-name="T6">N85 9WT</text:span></text:p>
      <text:p text:style-name="P1003">ASUNTO: Invitación para HALLOWEEN 2022</text:p>
      <text:p text:style-name="P1004">Estimado/estimada Nicolasa Villena-Sau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oudas@optonline.net, gracias.</text:span></text:p>
      <text:h text:style-name="P60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is Miguel Amaya</text:span></text:p>
      <text:p text:style-name="P1001"><text:span text:style-name="T6">65 High Street</text:span></text:p>
      <text:p text:style-name="P1001"><text:span text:style-name="T6">London</text:span></text:p>
      <text:p text:style-name="P1003">ASUNTO: Invitación para HALLOWEEN 2022</text:p>
      <text:p text:style-name="P1004">Estimado/estimada Luis Miguel Amay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ravani@hotmail.com, gracias.</text:span></text:p>
      <text:h text:style-name="P60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alomé Pla Pons</text:span></text:p>
      <text:p text:style-name="P1001"><text:span text:style-name="T6">N12 0BH</text:span></text:p>
      <text:p text:style-name="P1001"><text:span text:style-name="T6">87 Main Road</text:span></text:p>
      <text:p text:style-name="P1003">ASUNTO: Invitación para HALLOWEEN 2022</text:p>
      <text:p text:style-name="P1004">Estimado/estimada Salomé Pla Pon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rowemojo@optonline.net, gracias.</text:span></text:p>
      <text:h text:style-name="P60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azaret Morán Escamilla</text:span></text:p>
      <text:p text:style-name="P1001"><text:span text:style-name="T6">London</text:span></text:p>
      <text:p text:style-name="P1001"><text:span text:style-name="T6">WC72 9SR</text:span></text:p>
      <text:p text:style-name="P1003">ASUNTO: Invitación para HALLOWEEN 2022</text:p>
      <text:p text:style-name="P1004">Estimado/estimada Nazaret Morán Escamil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hemer@hotmail.com, gracias.</text:span></text:p>
      <text:h text:style-name="P60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afael Edu Zamorano Ochoa</text:span></text:p>
      <text:p text:style-name="P1001"><text:span text:style-name="T6">71 Stanley Road</text:span></text:p>
      <text:p text:style-name="P1001"><text:span text:style-name="T6">London</text:span></text:p>
      <text:p text:style-name="P1003">ASUNTO: Invitación para HALLOWEEN 2022</text:p>
      <text:p text:style-name="P1004">Estimado/estimada Rafael Edu Zamorano Ocho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dhedden@live.com, gracias.</text:span></text:p>
      <text:h text:style-name="P61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ergio Salmerón Carreras</text:span></text:p>
      <text:p text:style-name="P1001"><text:span text:style-name="T6">WC50 3YX</text:span></text:p>
      <text:p text:style-name="P1001"><text:span text:style-name="T6">9496 Main Street</text:span></text:p>
      <text:p text:style-name="P1003">ASUNTO: Invitación para HALLOWEEN 2022</text:p>
      <text:p text:style-name="P1004">Estimado/estimada Sergio Salmerón Carrer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hance@live.com, gracias.</text:span></text:p>
      <text:h text:style-name="P61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men del Carrasco</text:span></text:p>
      <text:p text:style-name="P1001"><text:span text:style-name="T6">London</text:span></text:p>
      <text:p text:style-name="P1001"><text:span text:style-name="T6">EC92 0MA</text:span></text:p>
      <text:p text:style-name="P1003">ASUNTO: Invitación para HALLOWEEN 2022</text:p>
      <text:p text:style-name="P1004">Estimado/estimada Mamen del Carrasc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cnihil@verizon.net, gracias.</text:span></text:p>
      <text:h text:style-name="P61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ecla Aparicio Boada</text:span></text:p>
      <text:p text:style-name="P1001"><text:span text:style-name="T6">517 Stanley Road</text:span></text:p>
      <text:p text:style-name="P1001"><text:span text:style-name="T6">London</text:span></text:p>
      <text:p text:style-name="P1003">ASUNTO: Invitación para HALLOWEEN 2022</text:p>
      <text:p text:style-name="P1004">Estimado/estimada Tecla Aparicio Boad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nolan@verizon.net, gracias.</text:span></text:p>
      <text:h text:style-name="P61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ado Rodríguez Girón</text:span></text:p>
      <text:p text:style-name="P1001"><text:span text:style-name="T6">SW28 3JH</text:span></text:p>
      <text:p text:style-name="P1001"><text:span text:style-name="T6">382 West Street</text:span></text:p>
      <text:p text:style-name="P1003">ASUNTO: Invitación para HALLOWEEN 2022</text:p>
      <text:p text:style-name="P1004">Estimado/estimada Amado Rodríguez Giró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enkp@icloud.com, gracias.</text:span></text:p>
      <text:h text:style-name="P61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rdi Seco Cantón</text:span></text:p>
      <text:p text:style-name="P1001"><text:span text:style-name="T6">London</text:span></text:p>
      <text:p text:style-name="P1001"><text:span text:style-name="T6">SE06 9AR</text:span></text:p>
      <text:p text:style-name="P1003">ASUNTO: Invitación para HALLOWEEN 2022</text:p>
      <text:p text:style-name="P1004">Estimado/estimada Jordi Seco Cantó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aidaperl@verizon.net, gracias.</text:span></text:p>
      <text:h text:style-name="P61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nu Vega Girona</text:span></text:p>
      <text:p text:style-name="P1001"><text:span text:style-name="T6">69 High Street</text:span></text:p>
      <text:p text:style-name="P1001"><text:span text:style-name="T6">London</text:span></text:p>
      <text:p text:style-name="P1003">ASUNTO: Invitación para HALLOWEEN 2022</text:p>
      <text:p text:style-name="P1004">Estimado/estimada Manu Vega Giro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howell@me.com, gracias.</text:span></text:p>
      <text:h text:style-name="P61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asilio Riquelme Gordillo</text:span></text:p>
      <text:p text:style-name="P1001"><text:span text:style-name="T6">N75 9BF</text:span></text:p>
      <text:p text:style-name="P1001"><text:span text:style-name="T6">859 George Street</text:span></text:p>
      <text:p text:style-name="P1003">ASUNTO: Invitación para HALLOWEEN 2022</text:p>
      <text:p text:style-name="P1004">Estimado/estimada Basilio Riquelme Gordil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echie@yahoo.com, gracias.</text:span></text:p>
      <text:h text:style-name="P61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miliano Marín</text:span></text:p>
      <text:p text:style-name="P1001"><text:span text:style-name="T6">London</text:span></text:p>
      <text:p text:style-name="P1001"><text:span text:style-name="T6">N12 9TU</text:span></text:p>
      <text:p text:style-name="P1003">ASUNTO: Invitación para HALLOWEEN 2022</text:p>
      <text:p text:style-name="P1004">Estimado/estimada Emiliano Marí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fburgo@sbcglobal.net, gracias.</text:span></text:p>
      <text:h text:style-name="P61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tziar de Castellanos</text:span></text:p>
      <text:p text:style-name="P1001"><text:span text:style-name="T6">41 Alexander Road</text:span></text:p>
      <text:p text:style-name="P1001"><text:span text:style-name="T6">London</text:span></text:p>
      <text:p text:style-name="P1003">ASUNTO: Invitación para HALLOWEEN 2022</text:p>
      <text:p text:style-name="P1004">Estimado/estimada Itziar de Castellan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pitts@yahoo.ca, gracias.</text:span></text:p>
      <text:h text:style-name="P61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rmelita del Cabezas</text:span></text:p>
      <text:p text:style-name="P1001"><text:span text:style-name="T6">NW29 1SG</text:span></text:p>
      <text:p text:style-name="P1001"><text:span text:style-name="T6">763 The Green</text:span></text:p>
      <text:p text:style-name="P1003">ASUNTO: Invitación para HALLOWEEN 2022</text:p>
      <text:p text:style-name="P1004">Estimado/estimada Carmelita del Cabez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cotfl@gmail.com, gracias.</text:span></text:p>
      <text:h text:style-name="P62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ufina Ballester Llamas</text:span></text:p>
      <text:p text:style-name="P1001"><text:span text:style-name="T6">London</text:span></text:p>
      <text:p text:style-name="P1001"><text:span text:style-name="T6">E86 3DU</text:span></text:p>
      <text:p text:style-name="P1003">ASUNTO: Invitación para HALLOWEEN 2022</text:p>
      <text:p text:style-name="P1004">Estimado/estimada Rufina Ballester Llam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houston@mac.com, gracias.</text:span></text:p>
      <text:h text:style-name="P62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Obdulia Escribano</text:span></text:p>
      <text:p text:style-name="P1001"><text:span text:style-name="T6">84 Church Lane</text:span></text:p>
      <text:p text:style-name="P1001"><text:span text:style-name="T6">London</text:span></text:p>
      <text:p text:style-name="P1003">ASUNTO: Invitación para HALLOWEEN 2022</text:p>
      <text:p text:style-name="P1004">Estimado/estimada Obdulia Escriba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mccool@mac.com, gracias.</text:span></text:p>
      <text:h text:style-name="P62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i Montero</text:span></text:p>
      <text:p text:style-name="P1001"><text:span text:style-name="T6">E61 2JK</text:span></text:p>
      <text:p text:style-name="P1001"><text:span text:style-name="T6">5 King Street</text:span></text:p>
      <text:p text:style-name="P1003">ASUNTO: Invitación para HALLOWEEN 2022</text:p>
      <text:p text:style-name="P1004">Estimado/estimada Eli Mont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amma@live.com, gracias.</text:span></text:p>
      <text:h text:style-name="P62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delmiro Expósito Colomer</text:span></text:p>
      <text:p text:style-name="P1001"><text:span text:style-name="T6">London</text:span></text:p>
      <text:p text:style-name="P1001"><text:span text:style-name="T6">SW74 1QG</text:span></text:p>
      <text:p text:style-name="P1003">ASUNTO: Invitación para HALLOWEEN 2022</text:p>
      <text:p text:style-name="P1004">Estimado/estimada Edelmiro Expósito Colom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astown@me.com, gracias.</text:span></text:p>
      <text:h text:style-name="P62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ncarnacion Calderón-Olmedo</text:span></text:p>
      <text:p text:style-name="P1001"><text:span text:style-name="T6">319 Alexander Road</text:span></text:p>
      <text:p text:style-name="P1001"><text:span text:style-name="T6">London</text:span></text:p>
      <text:p text:style-name="P1003">ASUNTO: Invitación para HALLOWEEN 2022</text:p>
      <text:p text:style-name="P1004">Estimado/estimada Encarnacion Calderón-Olme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armstro@optonline.net, gracias.</text:span></text:p>
      <text:h text:style-name="P62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oribio Aller Parra</text:span></text:p>
      <text:p text:style-name="P1001"><text:span text:style-name="T6">NW41 9IZ</text:span></text:p>
      <text:p text:style-name="P1001"><text:span text:style-name="T6">9 Chester Road</text:span></text:p>
      <text:p text:style-name="P1003">ASUNTO: Invitación para HALLOWEEN 2022</text:p>
      <text:p text:style-name="P1004">Estimado/estimada Toribio Aller Par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uebke@gmail.com, gracias.</text:span></text:p>
      <text:h text:style-name="P62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Hugo Tamarit Hoz</text:span></text:p>
      <text:p text:style-name="P1001"><text:span text:style-name="T6">London</text:span></text:p>
      <text:p text:style-name="P1001"><text:span text:style-name="T6">NW12 4XH</text:span></text:p>
      <text:p text:style-name="P1003">ASUNTO: Invitación para HALLOWEEN 2022</text:p>
      <text:p text:style-name="P1004">Estimado/estimada Hugo Tamarit Ho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schauma@gmail.com, gracias.</text:span></text:p>
      <text:h text:style-name="P62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enata del Alberola</text:span></text:p>
      <text:p text:style-name="P1001"><text:span text:style-name="T6">363 The Green</text:span></text:p>
      <text:p text:style-name="P1001"><text:span text:style-name="T6">London</text:span></text:p>
      <text:p text:style-name="P1003">ASUNTO: Invitación para HALLOWEEN 2022</text:p>
      <text:p text:style-name="P1004">Estimado/estimada Renata del Albero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iddailey@hotmail.com, gracias.</text:span></text:p>
      <text:h text:style-name="P62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rudencio Carreras Cobo</text:span></text:p>
      <text:p text:style-name="P1001"><text:span text:style-name="T6">W28 9FC</text:span></text:p>
      <text:p text:style-name="P1001"><text:span text:style-name="T6">62 The Green</text:span></text:p>
      <text:p text:style-name="P1003">ASUNTO: Invitación para HALLOWEEN 2022</text:p>
      <text:p text:style-name="P1004">Estimado/estimada Prudencio Carreras Cob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akim@comcast.net, gracias.</text:span></text:p>
      <text:h text:style-name="P62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abio de Arrieta</text:span></text:p>
      <text:p text:style-name="P1001"><text:span text:style-name="T6">London</text:span></text:p>
      <text:p text:style-name="P1001"><text:span text:style-name="T6">NW06 8XV</text:span></text:p>
      <text:p text:style-name="P1003">ASUNTO: Invitación para HALLOWEEN 2022</text:p>
      <text:p text:style-name="P1004">Estimado/estimada Fabio de Arriet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ukjan@sbcglobal.net, gracias.</text:span></text:p>
      <text:h text:style-name="P63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iro Hernando Puga Patiño</text:span></text:p>
      <text:p text:style-name="P1001"><text:span text:style-name="T6">78 Springfield Road</text:span></text:p>
      <text:p text:style-name="P1001"><text:span text:style-name="T6">London</text:span></text:p>
      <text:p text:style-name="P1003">ASUNTO: Invitación para HALLOWEEN 2022</text:p>
      <text:p text:style-name="P1004">Estimado/estimada Ciro Hernando Puga Patiñ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olicies@hotmail.com, gracias.</text:span></text:p>
      <text:h text:style-name="P63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fraín Anguita Torres</text:span></text:p>
      <text:p text:style-name="P1001"><text:span text:style-name="T6">NW41 6MG</text:span></text:p>
      <text:p text:style-name="P1001"><text:span text:style-name="T6">92 Church Lane</text:span></text:p>
      <text:p text:style-name="P1003">ASUNTO: Invitación para HALLOWEEN 2022</text:p>
      <text:p text:style-name="P1004">Estimado/estimada Efraín Anguita Torr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baxter@outlook.com, gracias.</text:span></text:p>
      <text:h text:style-name="P63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laudia Clemente Bertrán</text:span></text:p>
      <text:p text:style-name="P1001"><text:span text:style-name="T6">London</text:span></text:p>
      <text:p text:style-name="P1001"><text:span text:style-name="T6">N23 0XZ</text:span></text:p>
      <text:p text:style-name="P1003">ASUNTO: Invitación para HALLOWEEN 2022</text:p>
      <text:p text:style-name="P1004">Estimado/estimada Claudia Clemente Bertr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rolschie@mac.com, gracias.</text:span></text:p>
      <text:h text:style-name="P63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runilda Paredes-Fajardo</text:span></text:p>
      <text:p text:style-name="P1001"><text:span text:style-name="T6">9 Main Road</text:span></text:p>
      <text:p text:style-name="P1001"><text:span text:style-name="T6">London</text:span></text:p>
      <text:p text:style-name="P1003">ASUNTO: Invitación para HALLOWEEN 2022</text:p>
      <text:p text:style-name="P1004">Estimado/estimada Brunilda Paredes-Fajar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jewell@hotmail.com, gracias.</text:span></text:p>
      <text:h text:style-name="P63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icolás Moles Colomer</text:span></text:p>
      <text:p text:style-name="P1001"><text:span text:style-name="T6">SW19 4ZN</text:span></text:p>
      <text:p text:style-name="P1001"><text:span text:style-name="T6">9529 Springfield Road</text:span></text:p>
      <text:p text:style-name="P1003">ASUNTO: Invitación para HALLOWEEN 2022</text:p>
      <text:p text:style-name="P1004">Estimado/estimada Nicolás Moles Colom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ande@hotmail.com, gracias.</text:span></text:p>
      <text:h text:style-name="P63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átima Alemany Puerta</text:span></text:p>
      <text:p text:style-name="P1001"><text:span text:style-name="T6">London</text:span></text:p>
      <text:p text:style-name="P1001"><text:span text:style-name="T6">SW41 7WV</text:span></text:p>
      <text:p text:style-name="P1003">ASUNTO: Invitación para HALLOWEEN 2022</text:p>
      <text:p text:style-name="P1004">Estimado/estimada Fátima Alemany Puert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ravyface@optonline.net, gracias.</text:span></text:p>
      <text:h text:style-name="P63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abriela González Robles</text:span></text:p>
      <text:p text:style-name="P1001"><text:span text:style-name="T6">76 The Grove</text:span></text:p>
      <text:p text:style-name="P1001"><text:span text:style-name="T6">London</text:span></text:p>
      <text:p text:style-name="P1003">ASUNTO: Invitación para HALLOWEEN 2022</text:p>
      <text:p text:style-name="P1004">Estimado/estimada Gabriela González Robl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ymbolic@aol.com, gracias.</text:span></text:p>
      <text:h text:style-name="P63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orberto Cerdá-Fernández</text:span></text:p>
      <text:p text:style-name="P1001"><text:span text:style-name="T6">SE80 7ZT</text:span></text:p>
      <text:p text:style-name="P1001"><text:span text:style-name="T6">72 New Road</text:span></text:p>
      <text:p text:style-name="P1003">ASUNTO: Invitación para HALLOWEEN 2022</text:p>
      <text:p text:style-name="P1004">Estimado/estimada Norberto Cerdá-Fernánd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yned@sbcglobal.net, gracias.</text:span></text:p>
      <text:h text:style-name="P63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ónica Colom Larrea</text:span></text:p>
      <text:p text:style-name="P1001"><text:span text:style-name="T6">London</text:span></text:p>
      <text:p text:style-name="P1001"><text:span text:style-name="T6">N70 4MS</text:span></text:p>
      <text:p text:style-name="P1003">ASUNTO: Invitación para HALLOWEEN 2022</text:p>
      <text:p text:style-name="P1004">Estimado/estimada Mónica Colom Larre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zeitlin@msn.com, gracias.</text:span></text:p>
      <text:h text:style-name="P63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usebio González Figuerola</text:span></text:p>
      <text:p text:style-name="P1001"><text:span text:style-name="T6">5 Victoria Street</text:span></text:p>
      <text:p text:style-name="P1001"><text:span text:style-name="T6">London</text:span></text:p>
      <text:p text:style-name="P1003">ASUNTO: Invitación para HALLOWEEN 2022</text:p>
      <text:p text:style-name="P1004">Estimado/estimada Eusebio González Figuero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hang@outlook.com, gracias.</text:span></text:p>
      <text:h text:style-name="P64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saac del Amaya</text:span></text:p>
      <text:p text:style-name="P1001"><text:span text:style-name="T6">N28 3JE</text:span></text:p>
      <text:p text:style-name="P1001"><text:span text:style-name="T6">89 York Road</text:span></text:p>
      <text:p text:style-name="P1003">ASUNTO: Invitación para HALLOWEEN 2022</text:p>
      <text:p text:style-name="P1004">Estimado/estimada Isaac del Amay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tmarks@mac.com, gracias.</text:span></text:p>
      <text:h text:style-name="P64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íctor Gisbert</text:span></text:p>
      <text:p text:style-name="P1001"><text:span text:style-name="T6">London</text:span></text:p>
      <text:p text:style-name="P1001"><text:span text:style-name="T6">NW26 3BP</text:span></text:p>
      <text:p text:style-name="P1003">ASUNTO: Invitación para HALLOWEEN 2022</text:p>
      <text:p text:style-name="P1004">Estimado/estimada Víctor Gisber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ugalator@optonline.net, gracias.</text:span></text:p>
      <text:h text:style-name="P64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ca Castell Viana</text:span></text:p>
      <text:p text:style-name="P1001"><text:span text:style-name="T6">9535 Manchester Road</text:span></text:p>
      <text:p text:style-name="P1001"><text:span text:style-name="T6">London</text:span></text:p>
      <text:p text:style-name="P1003">ASUNTO: Invitación para HALLOWEEN 2022</text:p>
      <text:p text:style-name="P1004">Estimado/estimada Paca Castell Via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mimojo@yahoo.com, gracias.</text:span></text:p>
      <text:h text:style-name="P64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len Zoraida Baró Lozano</text:span></text:p>
      <text:p text:style-name="P1001"><text:span text:style-name="T6">N85 7LD</text:span></text:p>
      <text:p text:style-name="P1001"><text:span text:style-name="T6">925 George Street</text:span></text:p>
      <text:p text:style-name="P1003">ASUNTO: Invitación para HALLOWEEN 2022</text:p>
      <text:p text:style-name="P1004">Estimado/estimada Belen Zoraida Baró Loza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ibrary@outlook.com, gracias.</text:span></text:p>
      <text:h text:style-name="P64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stor Fuente Arenas</text:span></text:p>
      <text:p text:style-name="P1001"><text:span text:style-name="T6">London</text:span></text:p>
      <text:p text:style-name="P1001"><text:span text:style-name="T6">NW69 5KE</text:span></text:p>
      <text:p text:style-name="P1003">ASUNTO: Invitación para HALLOWEEN 2022</text:p>
      <text:p text:style-name="P1004">Estimado/estimada Pastor Fuente Aren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wandel@verizon.net, gracias.</text:span></text:p>
      <text:h text:style-name="P64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aro Quero Paredes</text:span></text:p>
      <text:p text:style-name="P1001"><text:span text:style-name="T6">520 Albert Road</text:span></text:p>
      <text:p text:style-name="P1001"><text:span text:style-name="T6">London</text:span></text:p>
      <text:p text:style-name="P1003">ASUNTO: Invitación para HALLOWEEN 2022</text:p>
      <text:p text:style-name="P1004">Estimado/estimada Amaro Quero Pared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fburgo@hotmail.com, gracias.</text:span></text:p>
      <text:h text:style-name="P64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garita del Coronado</text:span></text:p>
      <text:p text:style-name="P1001"><text:span text:style-name="T6">SE34 0ME</text:span></text:p>
      <text:p text:style-name="P1001"><text:span text:style-name="T6">68 Main Road</text:span></text:p>
      <text:p text:style-name="P1003">ASUNTO: Invitación para HALLOWEEN 2022</text:p>
      <text:p text:style-name="P1004">Estimado/estimada Margarita del Corona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yper@yahoo.ca, gracias.</text:span></text:p>
      <text:h text:style-name="P64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lixto España Jove</text:span></text:p>
      <text:p text:style-name="P1001"><text:span text:style-name="T6">London</text:span></text:p>
      <text:p text:style-name="P1001"><text:span text:style-name="T6">N36 2IX</text:span></text:p>
      <text:p text:style-name="P1003">ASUNTO: Invitación para HALLOWEEN 2022</text:p>
      <text:p text:style-name="P1004">Estimado/estimada Calixto España Jov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jones@sbcglobal.net, gracias.</text:span></text:p>
      <text:h text:style-name="P64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ofía Mulet Benet</text:span></text:p>
      <text:p text:style-name="P1001"><text:span text:style-name="T6">567 Albert Road</text:span></text:p>
      <text:p text:style-name="P1001"><text:span text:style-name="T6">London</text:span></text:p>
      <text:p text:style-name="P1003">ASUNTO: Invitación para HALLOWEEN 2022</text:p>
      <text:p text:style-name="P1004">Estimado/estimada Sofía Mulet Bene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aoya@aol.com, gracias.</text:span></text:p>
      <text:h text:style-name="P64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elania Ariadna Barceló Garcés</text:span></text:p>
      <text:p text:style-name="P1001"><text:span text:style-name="T6">WC72 9NZ</text:span></text:p>
      <text:p text:style-name="P1001"><text:span text:style-name="T6">38 Richmond Road</text:span></text:p>
      <text:p text:style-name="P1003">ASUNTO: Invitación para HALLOWEEN 2022</text:p>
      <text:p text:style-name="P1004">Estimado/estimada Melania Ariadna Barceló Garcé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ermanab@mac.com, gracias.</text:span></text:p>
      <text:h text:style-name="P65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lbina Dulce Nieto Ferrándiz</text:span></text:p>
      <text:p text:style-name="P1001"><text:span text:style-name="T6">London</text:span></text:p>
      <text:p text:style-name="P1001"><text:span text:style-name="T6">W46 2BU</text:span></text:p>
      <text:p text:style-name="P1003">ASUNTO: Invitación para HALLOWEEN 2022</text:p>
      <text:p text:style-name="P1004">Estimado/estimada Albina Dulce Nieto Ferrándi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kaste@icloud.com, gracias.</text:span></text:p>
      <text:h text:style-name="P65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epita Roig</text:span></text:p>
      <text:p text:style-name="P1001"><text:span text:style-name="T6">23 Park Avenue</text:span></text:p>
      <text:p text:style-name="P1001"><text:span text:style-name="T6">London</text:span></text:p>
      <text:p text:style-name="P1003">ASUNTO: Invitación para HALLOWEEN 2022</text:p>
      <text:p text:style-name="P1004">Estimado/estimada Pepita Roig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ainwrig@optonline.net, gracias.</text:span></text:p>
      <text:h text:style-name="P65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cela Leal Montes</text:span></text:p>
      <text:p text:style-name="P1001"><text:span text:style-name="T6">SW89 6BP</text:span></text:p>
      <text:p text:style-name="P1001"><text:span text:style-name="T6">9772 George Street</text:span></text:p>
      <text:p text:style-name="P1003">ASUNTO: Invitación para HALLOWEEN 2022</text:p>
      <text:p text:style-name="P1004">Estimado/estimada Marcela Leal Mont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eteve@optonline.net, gracias.</text:span></text:p>
      <text:h text:style-name="P65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loma Salvà Carvajal</text:span></text:p>
      <text:p text:style-name="P1001"><text:span text:style-name="T6">London</text:span></text:p>
      <text:p text:style-name="P1001"><text:span text:style-name="T6">EC32 7ZT</text:span></text:p>
      <text:p text:style-name="P1003">ASUNTO: Invitación para HALLOWEEN 2022</text:p>
      <text:p text:style-name="P1004">Estimado/estimada Paloma Salvà Carvaj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inger@yahoo.ca, gracias.</text:span></text:p>
      <text:h text:style-name="P65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elia Martí Bello</text:span></text:p>
      <text:p text:style-name="P1001"><text:span text:style-name="T6">584 Park Avenue</text:span></text:p>
      <text:p text:style-name="P1001"><text:span text:style-name="T6">London</text:span></text:p>
      <text:p text:style-name="P1003">ASUNTO: Invitación para HALLOWEEN 2022</text:p>
      <text:p text:style-name="P1004">Estimado/estimada Adelia Martí Bel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elbij@msn.com, gracias.</text:span></text:p>
      <text:h text:style-name="P65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tilio Batalla Rios</text:span></text:p>
      <text:p text:style-name="P1001"><text:span text:style-name="T6">SW73 5IR</text:span></text:p>
      <text:p text:style-name="P1001"><text:span text:style-name="T6">99 High Street</text:span></text:p>
      <text:p text:style-name="P1003">ASUNTO: Invitación para HALLOWEEN 2022</text:p>
      <text:p text:style-name="P1004">Estimado/estimada Atilio Batalla Ri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ancboy@verizon.net, gracias.</text:span></text:p>
      <text:h text:style-name="P65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elicia Novoa Cózar</text:span></text:p>
      <text:p text:style-name="P1001"><text:span text:style-name="T6">London</text:span></text:p>
      <text:p text:style-name="P1001"><text:span text:style-name="T6">W07 1MG</text:span></text:p>
      <text:p text:style-name="P1003">ASUNTO: Invitación para HALLOWEEN 2022</text:p>
      <text:p text:style-name="P1004">Estimado/estimada Felicia Novoa Cóza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hassine@sbcglobal.net, gracias.</text:span></text:p>
      <text:h text:style-name="P65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etrona Guardia Céspedes</text:span></text:p>
      <text:p text:style-name="P1001"><text:span text:style-name="T6">81 Manor Road</text:span></text:p>
      <text:p text:style-name="P1001"><text:span text:style-name="T6">London</text:span></text:p>
      <text:p text:style-name="P1003">ASUNTO: Invitación para HALLOWEEN 2022</text:p>
      <text:p text:style-name="P1004">Estimado/estimada Petrona Guardia Césped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kajan@gmail.com, gracias.</text:span></text:p>
      <text:h text:style-name="P65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ito Oliveras-Mármol</text:span></text:p>
      <text:p text:style-name="P1001"><text:span text:style-name="T6">N69 4QH</text:span></text:p>
      <text:p text:style-name="P1001"><text:span text:style-name="T6">47 St. John’s Road</text:span></text:p>
      <text:p text:style-name="P1003">ASUNTO: Invitación para HALLOWEEN 2022</text:p>
      <text:p text:style-name="P1004">Estimado/estimada Tito Oliveras-Mármo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jewell@verizon.net, gracias.</text:span></text:p>
      <text:h text:style-name="P65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Urbano Plana Cornejo</text:span></text:p>
      <text:p text:style-name="P1001"><text:span text:style-name="T6">London</text:span></text:p>
      <text:p text:style-name="P1001"><text:span text:style-name="T6">SE32 0CN</text:span></text:p>
      <text:p text:style-name="P1003">ASUNTO: Invitación para HALLOWEEN 2022</text:p>
      <text:p text:style-name="P1004">Estimado/estimada Urbano Plana Cornej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ugusto@outlook.com, gracias.</text:span></text:p>
      <text:h text:style-name="P66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selma Rodriguez Bernad</text:span></text:p>
      <text:p text:style-name="P1001"><text:span text:style-name="T6">21 Manor Road</text:span></text:p>
      <text:p text:style-name="P1001"><text:span text:style-name="T6">London</text:span></text:p>
      <text:p text:style-name="P1003">ASUNTO: Invitación para HALLOWEEN 2022</text:p>
      <text:p text:style-name="P1004">Estimado/estimada Anselma Rodriguez Bernad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randall@comcast.net, gracias.</text:span></text:p>
      <text:h text:style-name="P66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rián Fabra Viña</text:span></text:p>
      <text:p text:style-name="P1001"><text:span text:style-name="T6">EC85 9TN</text:span></text:p>
      <text:p text:style-name="P1001"><text:span text:style-name="T6">82 George Street</text:span></text:p>
      <text:p text:style-name="P1003">ASUNTO: Invitación para HALLOWEEN 2022</text:p>
      <text:p text:style-name="P1004">Estimado/estimada Adrián Fabra Viñ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okuhirom@msn.com, gracias.</text:span></text:p>
      <text:h text:style-name="P66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icolasa Becerra Sánchez</text:span></text:p>
      <text:p text:style-name="P1001"><text:span text:style-name="T6">London</text:span></text:p>
      <text:p text:style-name="P1001"><text:span text:style-name="T6">WC75 0HJ</text:span></text:p>
      <text:p text:style-name="P1003">ASUNTO: Invitación para HALLOWEEN 2022</text:p>
      <text:p text:style-name="P1004">Estimado/estimada Nicolasa Becerra Sánch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rtyloo@verizon.net, gracias.</text:span></text:p>
      <text:h text:style-name="P66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Ágata Carbajo Calvo</text:span></text:p>
      <text:p text:style-name="P1001"><text:span text:style-name="T6">9459 King Street</text:span></text:p>
      <text:p text:style-name="P1001"><text:span text:style-name="T6">London</text:span></text:p>
      <text:p text:style-name="P1003">ASUNTO: Invitación para HALLOWEEN 2022</text:p>
      <text:p text:style-name="P1004">Estimado/estimada Ágata Carbajo Calv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loxy@gmail.com, gracias.</text:span></text:p>
      <text:h text:style-name="P66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epita Laura Lladó Franch</text:span></text:p>
      <text:p text:style-name="P1001"><text:span text:style-name="T6">WC09 3CX</text:span></text:p>
      <text:p text:style-name="P1001"><text:span text:style-name="T6">7 South Street</text:span></text:p>
      <text:p text:style-name="P1003">ASUNTO: Invitación para HALLOWEEN 2022</text:p>
      <text:p text:style-name="P1004">Estimado/estimada Pepita Laura Lladó Franch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ulv@verizon.net, gracias.</text:span></text:p>
      <text:h text:style-name="P66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oemí Carpio Seco</text:span></text:p>
      <text:p text:style-name="P1001"><text:span text:style-name="T6">London</text:span></text:p>
      <text:p text:style-name="P1001"><text:span text:style-name="T6">E78 3QR</text:span></text:p>
      <text:p text:style-name="P1003">ASUNTO: Invitación para HALLOWEEN 2022</text:p>
      <text:p text:style-name="P1004">Estimado/estimada Noemí Carpio Sec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inuxhack@msn.com, gracias.</text:span></text:p>
      <text:h text:style-name="P66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delmira Mosquera Recio</text:span></text:p>
      <text:p text:style-name="P1001"><text:span text:style-name="T6">288 Broadway</text:span></text:p>
      <text:p text:style-name="P1001"><text:span text:style-name="T6">London</text:span></text:p>
      <text:p text:style-name="P1003">ASUNTO: Invitación para HALLOWEEN 2022</text:p>
      <text:p text:style-name="P1004">Estimado/estimada Edelmira Mosquera Reci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linden@mac.com, gracias.</text:span></text:p>
      <text:h text:style-name="P66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etrona Fonseca Martínez</text:span></text:p>
      <text:p text:style-name="P1001"><text:span text:style-name="T6">N82 6DQ</text:span></text:p>
      <text:p text:style-name="P1001"><text:span text:style-name="T6">79 North Road</text:span></text:p>
      <text:p text:style-name="P1003">ASUNTO: Invitación para HALLOWEEN 2022</text:p>
      <text:p text:style-name="P1004">Estimado/estimada Petrona Fonseca Martín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uerd@gmail.com, gracias.</text:span></text:p>
      <text:h text:style-name="P66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ernando Peralta Arévalo</text:span></text:p>
      <text:p text:style-name="P1001"><text:span text:style-name="T6">London</text:span></text:p>
      <text:p text:style-name="P1001"><text:span text:style-name="T6">NW36 9XU</text:span></text:p>
      <text:p text:style-name="P1003">ASUNTO: Invitación para HALLOWEEN 2022</text:p>
      <text:p text:style-name="P1004">Estimado/estimada Fernando Peralta Aréva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tellaau@comcast.net, gracias.</text:span></text:p>
      <text:h text:style-name="P66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riel Florencio Dávila Aramburu</text:span></text:p>
      <text:p text:style-name="P1001"><text:span text:style-name="T6">13 Victoria Road</text:span></text:p>
      <text:p text:style-name="P1001"><text:span text:style-name="T6">London</text:span></text:p>
      <text:p text:style-name="P1003">ASUNTO: Invitación para HALLOWEEN 2022</text:p>
      <text:p text:style-name="P1004">Estimado/estimada Ariel Florencio Dávila Aramburu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iturria@yahoo.ca, gracias.</text:span></text:p>
      <text:h text:style-name="P67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gdalena Almansa Bayona</text:span></text:p>
      <text:p text:style-name="P1001"><text:span text:style-name="T6">W62 7UD</text:span></text:p>
      <text:p text:style-name="P1001"><text:span text:style-name="T6">43 The Green</text:span></text:p>
      <text:p text:style-name="P1003">ASUNTO: Invitación para HALLOWEEN 2022</text:p>
      <text:p text:style-name="P1004">Estimado/estimada Magdalena Almansa Bayo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inico@yahoo.com, gracias.</text:span></text:p>
      <text:h text:style-name="P67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ancio Chuy Cañas Garcia</text:span></text:p>
      <text:p text:style-name="P1001"><text:span text:style-name="T6">London</text:span></text:p>
      <text:p text:style-name="P1001"><text:span text:style-name="T6">N75 9JP</text:span></text:p>
      <text:p text:style-name="P1003">ASUNTO: Invitación para HALLOWEEN 2022</text:p>
      <text:p text:style-name="P1004">Estimado/estimada Amancio Chuy Cañas Garc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oelw@verizon.net, gracias.</text:span></text:p>
      <text:h text:style-name="P67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Xiomara Albero Palomares</text:span></text:p>
      <text:p text:style-name="P1001"><text:span text:style-name="T6">42 Stanley Road</text:span></text:p>
      <text:p text:style-name="P1001"><text:span text:style-name="T6">London</text:span></text:p>
      <text:p text:style-name="P1003">ASUNTO: Invitación para HALLOWEEN 2022</text:p>
      <text:p text:style-name="P1004">Estimado/estimada Xiomara Albero Palomar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shirley@me.com, gracias.</text:span></text:p>
      <text:h text:style-name="P67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oreno del Armas</text:span></text:p>
      <text:p text:style-name="P1001"><text:span text:style-name="T6">WC10 7YI</text:span></text:p>
      <text:p text:style-name="P1001"><text:span text:style-name="T6">477 London Road</text:span></text:p>
      <text:p text:style-name="P1003">ASUNTO: Invitación para HALLOWEEN 2022</text:p>
      <text:p text:style-name="P1004">Estimado/estimada Moreno del Arm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anasta@mac.com, gracias.</text:span></text:p>
      <text:h text:style-name="P67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yte Arjona Mir</text:span></text:p>
      <text:p text:style-name="P1001"><text:span text:style-name="T6">London</text:span></text:p>
      <text:p text:style-name="P1001"><text:span text:style-name="T6">W39 2MS</text:span></text:p>
      <text:p text:style-name="P1003">ASUNTO: Invitación para HALLOWEEN 2022</text:p>
      <text:p text:style-name="P1004">Estimado/estimada Mayte Arjona Mi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rikazoyd@live.com, gracias.</text:span></text:p>
      <text:h text:style-name="P67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ena Conde Alonso</text:span></text:p>
      <text:p text:style-name="P1001"><text:span text:style-name="T6">1 North Road</text:span></text:p>
      <text:p text:style-name="P1001"><text:span text:style-name="T6">London</text:span></text:p>
      <text:p text:style-name="P1003">ASUNTO: Invitación para HALLOWEEN 2022</text:p>
      <text:p text:style-name="P1004">Estimado/estimada Elena Conde Alons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srin@aol.com, gracias.</text:span></text:p>
      <text:h text:style-name="P67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elia Peinado Riquelme</text:span></text:p>
      <text:p text:style-name="P1001"><text:span text:style-name="T6">SE21 8PJ</text:span></text:p>
      <text:p text:style-name="P1001"><text:span text:style-name="T6">23 Main Road</text:span></text:p>
      <text:p text:style-name="P1003">ASUNTO: Invitación para HALLOWEEN 2022</text:p>
      <text:p text:style-name="P1004">Estimado/estimada Celia Peinado Riquelm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thomsen@verizon.net, gracias.</text:span></text:p>
      <text:h text:style-name="P67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é Mas Diaz</text:span></text:p>
      <text:p text:style-name="P1001"><text:span text:style-name="T6">London</text:span></text:p>
      <text:p text:style-name="P1001"><text:span text:style-name="T6">W79 6UG</text:span></text:p>
      <text:p text:style-name="P1003">ASUNTO: Invitación para HALLOWEEN 2022</text:p>
      <text:p text:style-name="P1004">Estimado/estimada José Mas Dia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urohack@optonline.net, gracias.</text:span></text:p>
      <text:h text:style-name="P67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co del Almansa</text:span></text:p>
      <text:p text:style-name="P1001"><text:span text:style-name="T6">874 Manor Road</text:span></text:p>
      <text:p text:style-name="P1001"><text:span text:style-name="T6">London</text:span></text:p>
      <text:p text:style-name="P1003">ASUNTO: Invitación para HALLOWEEN 2022</text:p>
      <text:p text:style-name="P1004">Estimado/estimada Marco del Almans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silvers@outlook.com, gracias.</text:span></text:p>
      <text:h text:style-name="P67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riel Martorell Quero</text:span></text:p>
      <text:p text:style-name="P1001"><text:span text:style-name="T6">EC17 3MA</text:span></text:p>
      <text:p text:style-name="P1001"><text:span text:style-name="T6">954 Windsor Road</text:span></text:p>
      <text:p text:style-name="P1003">ASUNTO: Invitación para HALLOWEEN 2022</text:p>
      <text:p text:style-name="P1004">Estimado/estimada Ariel Martorell Qu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asca@icloud.com, gracias.</text:span></text:p>
      <text:h text:style-name="P68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laudia Ibañez Macías</text:span></text:p>
      <text:p text:style-name="P1001"><text:span text:style-name="T6">London</text:span></text:p>
      <text:p text:style-name="P1001"><text:span text:style-name="T6">WC13 6VO</text:span></text:p>
      <text:p text:style-name="P1003">ASUNTO: Invitación para HALLOWEEN 2022</text:p>
      <text:p text:style-name="P1004">Estimado/estimada Claudia Ibañez Mací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onev@yahoo.com, gracias.</text:span></text:p>
      <text:h text:style-name="P68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orena Llanos Dalmau</text:span></text:p>
      <text:p text:style-name="P1001"><text:span text:style-name="T6">823 The Green</text:span></text:p>
      <text:p text:style-name="P1001"><text:span text:style-name="T6">London</text:span></text:p>
      <text:p text:style-name="P1003">ASUNTO: Invitación para HALLOWEEN 2022</text:p>
      <text:p text:style-name="P1004">Estimado/estimada Morena Llanos Dalmau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sichel@yahoo.ca, gracias.</text:span></text:p>
      <text:h text:style-name="P68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ecla Gertrudis Fortuny Santana</text:span></text:p>
      <text:p text:style-name="P1001"><text:span text:style-name="T6">W95 4IQ</text:span></text:p>
      <text:p text:style-name="P1001"><text:span text:style-name="T6">9 Stanley Road</text:span></text:p>
      <text:p text:style-name="P1003">ASUNTO: Invitación para HALLOWEEN 2022</text:p>
      <text:p text:style-name="P1004">Estimado/estimada Tecla Gertrudis Fortuny Santa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anasta@att.net, gracias.</text:span></text:p>
      <text:h text:style-name="P68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e Francisco Martí Crespo</text:span></text:p>
      <text:p text:style-name="P1001"><text:span text:style-name="T6">London</text:span></text:p>
      <text:p text:style-name="P1001"><text:span text:style-name="T6">N74 6MB</text:span></text:p>
      <text:p text:style-name="P1003">ASUNTO: Invitación para HALLOWEEN 2022</text:p>
      <text:p text:style-name="P1004">Estimado/estimada Jose Francisco Martí Cresp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baxter@verizon.net, gracias.</text:span></text:p>
      <text:h text:style-name="P68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eresita Donaire Prieto</text:span></text:p>
      <text:p text:style-name="P1001"><text:span text:style-name="T6">45 South Street</text:span></text:p>
      <text:p text:style-name="P1001"><text:span text:style-name="T6">London</text:span></text:p>
      <text:p text:style-name="P1003">ASUNTO: Invitación para HALLOWEEN 2022</text:p>
      <text:p text:style-name="P1004">Estimado/estimada Teresita Donaire Priet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newman@yahoo.com, gracias.</text:span></text:p>
      <text:h text:style-name="P68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ofía Campillo Meléndez</text:span></text:p>
      <text:p text:style-name="P1001"><text:span text:style-name="T6">SE29 0XB</text:span></text:p>
      <text:p text:style-name="P1001"><text:span text:style-name="T6">1 Kings Road</text:span></text:p>
      <text:p text:style-name="P1003">ASUNTO: Invitación para HALLOWEEN 2022</text:p>
      <text:p text:style-name="P1004">Estimado/estimada Sofía Campillo Melénd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intlprog@optonline.net, gracias.</text:span></text:p>
      <text:h text:style-name="P68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ola Anastasia Peral Gracia</text:span></text:p>
      <text:p text:style-name="P1001"><text:span text:style-name="T6">London</text:span></text:p>
      <text:p text:style-name="P1001"><text:span text:style-name="T6">SW63 0GX</text:span></text:p>
      <text:p text:style-name="P1003">ASUNTO: Invitación para HALLOWEEN 2022</text:p>
      <text:p text:style-name="P1004">Estimado/estimada Paola Anastasia Peral Grac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goerzen@sbcglobal.net, gracias.</text:span></text:p>
      <text:h text:style-name="P68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abián Ojeda Duran</text:span></text:p>
      <text:p text:style-name="P1001"><text:span text:style-name="T6">75 The Drive</text:span></text:p>
      <text:p text:style-name="P1001"><text:span text:style-name="T6">London</text:span></text:p>
      <text:p text:style-name="P1003">ASUNTO: Invitación para HALLOWEEN 2022</text:p>
      <text:p text:style-name="P1004">Estimado/estimada Fabián Ojeda Dura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hrapnull@mac.com, gracias.</text:span></text:p>
      <text:h text:style-name="P68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scuala Conde-Amat</text:span></text:p>
      <text:p text:style-name="P1001"><text:span text:style-name="T6">NW49 8JX</text:span></text:p>
      <text:p text:style-name="P1001"><text:span text:style-name="T6">919 Queensway</text:span></text:p>
      <text:p text:style-name="P1003">ASUNTO: Invitación para HALLOWEEN 2022</text:p>
      <text:p text:style-name="P1004">Estimado/estimada Pascuala Conde-Ama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everett@yahoo.com, gracias.</text:span></text:p>
      <text:h text:style-name="P68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icente de Manzano</text:span></text:p>
      <text:p text:style-name="P1001"><text:span text:style-name="T6">London</text:span></text:p>
      <text:p text:style-name="P1001"><text:span text:style-name="T6">E25 7BW</text:span></text:p>
      <text:p text:style-name="P1003">ASUNTO: Invitación para HALLOWEEN 2022</text:p>
      <text:p text:style-name="P1004">Estimado/estimada Vicente de Manza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dhedden@verizon.net, gracias.</text:span></text:p>
      <text:h text:style-name="P69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erafina de Suárez</text:span></text:p>
      <text:p text:style-name="P1001"><text:span text:style-name="T6">893 Church Lane</text:span></text:p>
      <text:p text:style-name="P1001"><text:span text:style-name="T6">London</text:span></text:p>
      <text:p text:style-name="P1003">ASUNTO: Invitación para HALLOWEEN 2022</text:p>
      <text:p text:style-name="P1004">Estimado/estimada Serafina de Suár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iami@hotmail.com, gracias.</text:span></text:p>
      <text:h text:style-name="P69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nita Susanita Segarra Comas</text:span></text:p>
      <text:p text:style-name="P1001"><text:span text:style-name="T6">SE91 4YS</text:span></text:p>
      <text:p text:style-name="P1001"><text:span text:style-name="T6">9633 Highfield Road</text:span></text:p>
      <text:p text:style-name="P1003">ASUNTO: Invitación para HALLOWEEN 2022</text:p>
      <text:p text:style-name="P1004">Estimado/estimada Benita Susanita Segarra Com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eeds@sbcglobal.net, gracias.</text:span></text:p>
      <text:h text:style-name="P69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semiro Aliaga Arce</text:span></text:p>
      <text:p text:style-name="P1001"><text:span text:style-name="T6">London</text:span></text:p>
      <text:p text:style-name="P1001"><text:span text:style-name="T6">WC40 6RS</text:span></text:p>
      <text:p text:style-name="P1003">ASUNTO: Invitación para HALLOWEEN 2022</text:p>
      <text:p text:style-name="P1004">Estimado/estimada Casemiro Aliaga Arc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mmuller@hotmail.com, gracias.</text:span></text:p>
      <text:h text:style-name="P69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enato Machado Pla</text:span></text:p>
      <text:p text:style-name="P1001"><text:span text:style-name="T6">5 Kingsway</text:span></text:p>
      <text:p text:style-name="P1001"><text:span text:style-name="T6">London</text:span></text:p>
      <text:p text:style-name="P1003">ASUNTO: Invitación para HALLOWEEN 2022</text:p>
      <text:p text:style-name="P1004">Estimado/estimada Renato Machado P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ilarc@verizon.net, gracias.</text:span></text:p>
      <text:h text:style-name="P69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esiderio Mendoza Escobar</text:span></text:p>
      <text:p text:style-name="P1001"><text:span text:style-name="T6">EC74 0XB</text:span></text:p>
      <text:p text:style-name="P1001"><text:span text:style-name="T6">42 Kingsway</text:span></text:p>
      <text:p text:style-name="P1003">ASUNTO: Invitación para HALLOWEEN 2022</text:p>
      <text:p text:style-name="P1004">Estimado/estimada Desiderio Mendoza Escoba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foskett@sbcglobal.net, gracias.</text:span></text:p>
      <text:h text:style-name="P69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erardo Bernat Barros</text:span></text:p>
      <text:p text:style-name="P1001"><text:span text:style-name="T6">London</text:span></text:p>
      <text:p text:style-name="P1001"><text:span text:style-name="T6">SE59 1ZQ</text:span></text:p>
      <text:p text:style-name="P1003">ASUNTO: Invitación para HALLOWEEN 2022</text:p>
      <text:p text:style-name="P1004">Estimado/estimada Gerardo Bernat Barr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urohack@yahoo.ca, gracias.</text:span></text:p>
      <text:h text:style-name="P69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Hugo Torrecilla Canals</text:span></text:p>
      <text:p text:style-name="P1001"><text:span text:style-name="T6">44 Grove Road</text:span></text:p>
      <text:p text:style-name="P1001"><text:span text:style-name="T6">London</text:span></text:p>
      <text:p text:style-name="P1003">ASUNTO: Invitación para HALLOWEEN 2022</text:p>
      <text:p text:style-name="P1004">Estimado/estimada Hugo Torrecilla Canal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hmad@yahoo.com, gracias.</text:span></text:p>
      <text:h text:style-name="P69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men Ortega Ferrer</text:span></text:p>
      <text:p text:style-name="P1001"><text:span text:style-name="T6">W52 6WK</text:span></text:p>
      <text:p text:style-name="P1001"><text:span text:style-name="T6">72 The Grove</text:span></text:p>
      <text:p text:style-name="P1003">ASUNTO: Invitación para HALLOWEEN 2022</text:p>
      <text:p text:style-name="P1004">Estimado/estimada Mamen Ortega Ferr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stein@hotmail.com, gracias.</text:span></text:p>
      <text:h text:style-name="P69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iríaco del Ruano</text:span></text:p>
      <text:p text:style-name="P1001"><text:span text:style-name="T6">London</text:span></text:p>
      <text:p text:style-name="P1001"><text:span text:style-name="T6">NW50 1WE</text:span></text:p>
      <text:p text:style-name="P1003">ASUNTO: Invitación para HALLOWEEN 2022</text:p>
      <text:p text:style-name="P1004">Estimado/estimada Ciríaco del Rua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midd@aol.com, gracias.</text:span></text:p>
      <text:h text:style-name="P69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eynaldo Gargallo Salcedo</text:span></text:p>
      <text:p text:style-name="P1001"><text:span text:style-name="T6">79 The Avenue</text:span></text:p>
      <text:p text:style-name="P1001"><text:span text:style-name="T6">London</text:span></text:p>
      <text:p text:style-name="P1003">ASUNTO: Invitación para HALLOWEEN 2022</text:p>
      <text:p text:style-name="P1004">Estimado/estimada Reynaldo Gargallo Salce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tecoop@msn.com, gracias.</text:span></text:p>
      <text:h text:style-name="P70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lanca Quero Alcántara</text:span></text:p>
      <text:p text:style-name="P1001"><text:span text:style-name="T6">WC28 1FM</text:span></text:p>
      <text:p text:style-name="P1001"><text:span text:style-name="T6">593 New Road</text:span></text:p>
      <text:p text:style-name="P1003">ASUNTO: Invitación para HALLOWEEN 2022</text:p>
      <text:p text:style-name="P1004">Estimado/estimada Blanca Quero Alcánta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teniese@icloud.com, gracias.</text:span></text:p>
      <text:h text:style-name="P70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oncepción Catalán</text:span></text:p>
      <text:p text:style-name="P1001"><text:span text:style-name="T6">London</text:span></text:p>
      <text:p text:style-name="P1001"><text:span text:style-name="T6">SW43 0ZK</text:span></text:p>
      <text:p text:style-name="P1003">ASUNTO: Invitación para HALLOWEEN 2022</text:p>
      <text:p text:style-name="P1004">Estimado/estimada Concepción Catal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arcus@mac.com, gracias.</text:span></text:p>
      <text:h text:style-name="P70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rolina Bilbao Iñiguez</text:span></text:p>
      <text:p text:style-name="P1001"><text:span text:style-name="T6">85 Victoria Street</text:span></text:p>
      <text:p text:style-name="P1001"><text:span text:style-name="T6">London</text:span></text:p>
      <text:p text:style-name="P1003">ASUNTO: Invitación para HALLOWEEN 2022</text:p>
      <text:p text:style-name="P1004">Estimado/estimada Carolina Bilbao Iñigu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laudon@gmail.com, gracias.</text:span></text:p>
      <text:h text:style-name="P70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isina Gonzalez Ferrán</text:span></text:p>
      <text:p text:style-name="P1001"><text:span text:style-name="T6">SW74 5VB</text:span></text:p>
      <text:p text:style-name="P1001"><text:span text:style-name="T6">302 Kingsway</text:span></text:p>
      <text:p text:style-name="P1003">ASUNTO: Invitación para HALLOWEEN 2022</text:p>
      <text:p text:style-name="P1004">Estimado/estimada Luisina Gonzalez Ferr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ishoy@gmail.com, gracias.</text:span></text:p>
      <text:h text:style-name="P70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ilomena Larrañaga Andrade</text:span></text:p>
      <text:p text:style-name="P1001"><text:span text:style-name="T6">London</text:span></text:p>
      <text:p text:style-name="P1001"><text:span text:style-name="T6">E48 1ZX</text:span></text:p>
      <text:p text:style-name="P1003">ASUNTO: Invitación para HALLOWEEN 2022</text:p>
      <text:p text:style-name="P1004">Estimado/estimada Filomena Larrañaga Andrad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fisher@hotmail.com, gracias.</text:span></text:p>
      <text:h text:style-name="P70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ta Roldán-Galván</text:span></text:p>
      <text:p text:style-name="P1001"><text:span text:style-name="T6">220 Manchester Road</text:span></text:p>
      <text:p text:style-name="P1001"><text:span text:style-name="T6">London</text:span></text:p>
      <text:p text:style-name="P1003">ASUNTO: Invitación para HALLOWEEN 2022</text:p>
      <text:p text:style-name="P1004">Estimado/estimada Marta Roldán-Galv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xiao@yahoo.com, gracias.</text:span></text:p>
      <text:h text:style-name="P70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lma Valderrama Cortés</text:span></text:p>
      <text:p text:style-name="P1001"><text:span text:style-name="T6">SW25 9DQ</text:span></text:p>
      <text:p text:style-name="P1001"><text:span text:style-name="T6">650 Queensway</text:span></text:p>
      <text:p text:style-name="P1003">ASUNTO: Invitación para HALLOWEEN 2022</text:p>
      <text:p text:style-name="P1004">Estimado/estimada Alma Valderrama Corté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eziac@att.net, gracias.</text:span></text:p>
      <text:h text:style-name="P70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lcides Viana Benavente</text:span></text:p>
      <text:p text:style-name="P1001"><text:span text:style-name="T6">London</text:span></text:p>
      <text:p text:style-name="P1001"><text:span text:style-name="T6">SE15 3HN</text:span></text:p>
      <text:p text:style-name="P1003">ASUNTO: Invitación para HALLOWEEN 2022</text:p>
      <text:p text:style-name="P1004">Estimado/estimada Alcides Viana Benavent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ilarc@att.net, gracias.</text:span></text:p>
      <text:h text:style-name="P70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antiago Garmendia Doménech</text:span></text:p>
      <text:p text:style-name="P1001"><text:span text:style-name="T6">9518 Mill Road</text:span></text:p>
      <text:p text:style-name="P1001"><text:span text:style-name="T6">London</text:span></text:p>
      <text:p text:style-name="P1003">ASUNTO: Invitación para HALLOWEEN 2022</text:p>
      <text:p text:style-name="P1004">Estimado/estimada Santiago Garmendia Doménech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rainless@msn.com, gracias.</text:span></text:p>
      <text:h text:style-name="P70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erea Torrent-Valverde</text:span></text:p>
      <text:p text:style-name="P1001"><text:span text:style-name="T6">NW19 5DQ</text:span></text:p>
      <text:p text:style-name="P1001"><text:span text:style-name="T6">9833 Main Road</text:span></text:p>
      <text:p text:style-name="P1003">ASUNTO: Invitación para HALLOWEEN 2022</text:p>
      <text:p text:style-name="P1004">Estimado/estimada Nerea Torrent-Valverd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koblin@comcast.net, gracias.</text:span></text:p>
      <text:h text:style-name="P71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Ángeles del Higueras</text:span></text:p>
      <text:p text:style-name="P1001"><text:span text:style-name="T6">London</text:span></text:p>
      <text:p text:style-name="P1001"><text:span text:style-name="T6">NW83 9CK</text:span></text:p>
      <text:p text:style-name="P1003">ASUNTO: Invitación para HALLOWEEN 2022</text:p>
      <text:p text:style-name="P1004">Estimado/estimada Ángeles del Higuer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eoffr@optonline.net, gracias.</text:span></text:p>
      <text:h text:style-name="P71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Octavio de Andrés</text:span></text:p>
      <text:p text:style-name="P1001"><text:span text:style-name="T6">9 Grange Road</text:span></text:p>
      <text:p text:style-name="P1001"><text:span text:style-name="T6">London</text:span></text:p>
      <text:p text:style-name="P1003">ASUNTO: Invitación para HALLOWEEN 2022</text:p>
      <text:p text:style-name="P1004">Estimado/estimada Octavio de André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hawnce@gmail.com, gracias.</text:span></text:p>
      <text:h text:style-name="P71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igio Herrero-Canet</text:span></text:p>
      <text:p text:style-name="P1001"><text:span text:style-name="T6">WC26 5BI</text:span></text:p>
      <text:p text:style-name="P1001"><text:span text:style-name="T6">19 The Avenue</text:span></text:p>
      <text:p text:style-name="P1003">ASUNTO: Invitación para HALLOWEEN 2022</text:p>
      <text:p text:style-name="P1004">Estimado/estimada Eligio Herrero-Cane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rygstad@mac.com, gracias.</text:span></text:p>
      <text:h text:style-name="P71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ías Carbonell Pareja</text:span></text:p>
      <text:p text:style-name="P1001"><text:span text:style-name="T6">London</text:span></text:p>
      <text:p text:style-name="P1001"><text:span text:style-name="T6">W45 7MN</text:span></text:p>
      <text:p text:style-name="P1003">ASUNTO: Invitación para HALLOWEEN 2022</text:p>
      <text:p text:style-name="P1004">Estimado/estimada Elías Carbonell Parej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lover@me.com, gracias.</text:span></text:p>
      <text:h text:style-name="P71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vira Olmedo Girona</text:span></text:p>
      <text:p text:style-name="P1001"><text:span text:style-name="T6">575 Park Avenue</text:span></text:p>
      <text:p text:style-name="P1001"><text:span text:style-name="T6">London</text:span></text:p>
      <text:p text:style-name="P1003">ASUNTO: Invitación para HALLOWEEN 2022</text:p>
      <text:p text:style-name="P1004">Estimado/estimada Elvira Olmedo Giro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hoset@optonline.net, gracias.</text:span></text:p>
      <text:h text:style-name="P71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osimo Landa Aragonés</text:span></text:p>
      <text:p text:style-name="P1001"><text:span text:style-name="T6">SW21 9ZX</text:span></text:p>
      <text:p text:style-name="P1001"><text:span text:style-name="T6">5 Mill Road</text:span></text:p>
      <text:p text:style-name="P1003">ASUNTO: Invitación para HALLOWEEN 2022</text:p>
      <text:p text:style-name="P1004">Estimado/estimada Sosimo Landa Aragoné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aidaperl@aol.com, gracias.</text:span></text:p>
      <text:h text:style-name="P71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lotilde del Osorio</text:span></text:p>
      <text:p text:style-name="P1001"><text:span text:style-name="T6">London</text:span></text:p>
      <text:p text:style-name="P1001"><text:span text:style-name="T6">N91 6SR</text:span></text:p>
      <text:p text:style-name="P1003">ASUNTO: Invitación para HALLOWEEN 2022</text:p>
      <text:p text:style-name="P1004">Estimado/estimada Clotilde del Osori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urdocj@gmail.com, gracias.</text:span></text:p>
      <text:h text:style-name="P71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lcides Tello Fernandez</text:span></text:p>
      <text:p text:style-name="P1001"><text:span text:style-name="T6">9505 The Grove</text:span></text:p>
      <text:p text:style-name="P1001"><text:span text:style-name="T6">London</text:span></text:p>
      <text:p text:style-name="P1003">ASUNTO: Invitación para HALLOWEEN 2022</text:p>
      <text:p text:style-name="P1004">Estimado/estimada Alcides Tello Fernand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rossman@verizon.net, gracias.</text:span></text:p>
      <text:h text:style-name="P71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igfrido Simó Benavent</text:span></text:p>
      <text:p text:style-name="P1001"><text:span text:style-name="T6">SE31 9GQ</text:span></text:p>
      <text:p text:style-name="P1001"><text:span text:style-name="T6">51 George Street</text:span></text:p>
      <text:p text:style-name="P1003">ASUNTO: Invitación para HALLOWEEN 2022</text:p>
      <text:p text:style-name="P1004">Estimado/estimada Sigfrido Simó Benaven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artlett@mac.com, gracias.</text:span></text:p>
      <text:h text:style-name="P71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erea Leon Puga</text:span></text:p>
      <text:p text:style-name="P1001"><text:span text:style-name="T6">London</text:span></text:p>
      <text:p text:style-name="P1001"><text:span text:style-name="T6">W96 5MH</text:span></text:p>
      <text:p text:style-name="P1003">ASUNTO: Invitación para HALLOWEEN 2022</text:p>
      <text:p text:style-name="P1004">Estimado/estimada Nerea Leon Pug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laesjac@aol.com, gracias.</text:span></text:p>
      <text:h text:style-name="P72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avid Ballesteros-Francisco</text:span></text:p>
      <text:p text:style-name="P1001"><text:span text:style-name="T6">437 Queensway</text:span></text:p>
      <text:p text:style-name="P1001"><text:span text:style-name="T6">London</text:span></text:p>
      <text:p text:style-name="P1003">ASUNTO: Invitación para HALLOWEEN 2022</text:p>
      <text:p text:style-name="P1004">Estimado/estimada David Ballesteros-Francisc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adavis@icloud.com, gracias.</text:span></text:p>
      <text:h text:style-name="P72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va Araceli Marcos Cerdán</text:span></text:p>
      <text:p text:style-name="P1001"><text:span text:style-name="T6">NW87 0HE</text:span></text:p>
      <text:p text:style-name="P1001"><text:span text:style-name="T6">364 The Green</text:span></text:p>
      <text:p text:style-name="P1003">ASUNTO: Invitación para HALLOWEEN 2022</text:p>
      <text:p text:style-name="P1004">Estimado/estimada Eva Araceli Marcos Cerd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vmalik@msn.com, gracias.</text:span></text:p>
      <text:h text:style-name="P72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ecla Conesa</text:span></text:p>
      <text:p text:style-name="P1001"><text:span text:style-name="T6">London</text:span></text:p>
      <text:p text:style-name="P1001"><text:span text:style-name="T6">EC47 2KO</text:span></text:p>
      <text:p text:style-name="P1003">ASUNTO: Invitación para HALLOWEEN 2022</text:p>
      <text:p text:style-name="P1004">Estimado/estimada Tecla Cones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laff@me.com, gracias.</text:span></text:p>
      <text:h text:style-name="P72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yte Isern Gárate</text:span></text:p>
      <text:p text:style-name="P1001"><text:span text:style-name="T6">4 Mill Road</text:span></text:p>
      <text:p text:style-name="P1001"><text:span text:style-name="T6">London</text:span></text:p>
      <text:p text:style-name="P1003">ASUNTO: Invitación para HALLOWEEN 2022</text:p>
      <text:p text:style-name="P1004">Estimado/estimada Mayte Isern Gárat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johnson@gmail.com, gracias.</text:span></text:p>
      <text:h text:style-name="P72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gnacio Bauzà-Torrens</text:span></text:p>
      <text:p text:style-name="P1001"><text:span text:style-name="T6">SW50 4KB</text:span></text:p>
      <text:p text:style-name="P1001"><text:span text:style-name="T6">5 High Street</text:span></text:p>
      <text:p text:style-name="P1003">ASUNTO: Invitación para HALLOWEEN 2022</text:p>
      <text:p text:style-name="P1004">Estimado/estimada Ignacio Bauzà-Torren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eazelman@icloud.com, gracias.</text:span></text:p>
      <text:h text:style-name="P72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or Estrada-Querol</text:span></text:p>
      <text:p text:style-name="P1001"><text:span text:style-name="T6">London</text:span></text:p>
      <text:p text:style-name="P1001"><text:span text:style-name="T6">N10 8HK</text:span></text:p>
      <text:p text:style-name="P1003">ASUNTO: Invitación para HALLOWEEN 2022</text:p>
      <text:p text:style-name="P1004">Estimado/estimada Amor Estrada-Quero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ivoibs@icloud.com, gracias.</text:span></text:p>
      <text:h text:style-name="P72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abino Aranda Godoy</text:span></text:p>
      <text:p text:style-name="P1001"><text:span text:style-name="T6">11 The Avenue</text:span></text:p>
      <text:p text:style-name="P1001"><text:span text:style-name="T6">London</text:span></text:p>
      <text:p text:style-name="P1003">ASUNTO: Invitación para HALLOWEEN 2022</text:p>
      <text:p text:style-name="P1004">Estimado/estimada Gabino Aranda Godoy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tmarks@aol.com, gracias.</text:span></text:p>
      <text:h text:style-name="P72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erónimo Asenjo</text:span></text:p>
      <text:p text:style-name="P1001"><text:span text:style-name="T6">NW16 9IB</text:span></text:p>
      <text:p text:style-name="P1001"><text:span text:style-name="T6">3 Manor Road</text:span></text:p>
      <text:p text:style-name="P1003">ASUNTO: Invitación para HALLOWEEN 2022</text:p>
      <text:p text:style-name="P1004">Estimado/estimada Gerónimo Asenj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ermanab@live.com, gracias.</text:span></text:p>
      <text:h text:style-name="P72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nrique Andreu Cueto</text:span></text:p>
      <text:p text:style-name="P1001"><text:span text:style-name="T6">London</text:span></text:p>
      <text:p text:style-name="P1001"><text:span text:style-name="T6">W64 5TV</text:span></text:p>
      <text:p text:style-name="P1003">ASUNTO: Invitación para HALLOWEEN 2022</text:p>
      <text:p text:style-name="P1004">Estimado/estimada Enrique Andreu Cuet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tty@yahoo.ca, gracias.</text:span></text:p>
      <text:h text:style-name="P72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lara Cantón Farré</text:span></text:p>
      <text:p text:style-name="P1001"><text:span text:style-name="T6">76 Queensway</text:span></text:p>
      <text:p text:style-name="P1001"><text:span text:style-name="T6">London</text:span></text:p>
      <text:p text:style-name="P1003">ASUNTO: Invitación para HALLOWEEN 2022</text:p>
      <text:p text:style-name="P1004">Estimado/estimada Clara Cantón Farré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nintend@verizon.net, gracias.</text:span></text:p>
      <text:h text:style-name="P73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audelio Asensio</text:span></text:p>
      <text:p text:style-name="P1001"><text:span text:style-name="T6">WC10 3BR</text:span></text:p>
      <text:p text:style-name="P1001"><text:span text:style-name="T6">21 Alexander Road</text:span></text:p>
      <text:p text:style-name="P1003">ASUNTO: Invitación para HALLOWEEN 2022</text:p>
      <text:p text:style-name="P1004">Estimado/estimada Baudelio Asensi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sugal@me.com, gracias.</text:span></text:p>
      <text:h text:style-name="P73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epita del Grau</text:span></text:p>
      <text:p text:style-name="P1001"><text:span text:style-name="T6">London</text:span></text:p>
      <text:p text:style-name="P1001"><text:span text:style-name="T6">N20 5KT</text:span></text:p>
      <text:p text:style-name="P1003">ASUNTO: Invitación para HALLOWEEN 2022</text:p>
      <text:p text:style-name="P1004">Estimado/estimada Pepita del Grau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penldap@outlook.com, gracias.</text:span></text:p>
      <text:h text:style-name="P73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lba Batalla Valls</text:span></text:p>
      <text:p text:style-name="P1001"><text:span text:style-name="T6">24 Kings Road</text:span></text:p>
      <text:p text:style-name="P1001"><text:span text:style-name="T6">London</text:span></text:p>
      <text:p text:style-name="P1003">ASUNTO: Invitación para HALLOWEEN 2022</text:p>
      <text:p text:style-name="P1004">Estimado/estimada Alba Batalla Vall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ishoy@comcast.net, gracias.</text:span></text:p>
      <text:h text:style-name="P73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rnardino Patiño Aguado</text:span></text:p>
      <text:p text:style-name="P1001"><text:span text:style-name="T6">WC58 1WY</text:span></text:p>
      <text:p text:style-name="P1001"><text:span text:style-name="T6">666 St. John’s Road</text:span></text:p>
      <text:p text:style-name="P1003">ASUNTO: Invitación para HALLOWEEN 2022</text:p>
      <text:p text:style-name="P1004">Estimado/estimada Bernardino Patiño Agua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emmink@optonline.net, gracias.</text:span></text:p>
      <text:h text:style-name="P73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steban Vaquero Dominguez</text:span></text:p>
      <text:p text:style-name="P1001"><text:span text:style-name="T6">London</text:span></text:p>
      <text:p text:style-name="P1001"><text:span text:style-name="T6">NW49 1FQ</text:span></text:p>
      <text:p text:style-name="P1003">ASUNTO: Invitación para HALLOWEEN 2022</text:p>
      <text:p text:style-name="P1004">Estimado/estimada Esteban Vaquero Domingu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ildixon@optonline.net, gracias.</text:span></text:p>
      <text:h text:style-name="P73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acleto Tomás Torrecilla</text:span></text:p>
      <text:p text:style-name="P1001"><text:span text:style-name="T6">94 New Road</text:span></text:p>
      <text:p text:style-name="P1001"><text:span text:style-name="T6">London</text:span></text:p>
      <text:p text:style-name="P1003">ASUNTO: Invitación para HALLOWEEN 2022</text:p>
      <text:p text:style-name="P1004">Estimado/estimada Anacleto Tomás Torrecil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eoplesr@outlook.com, gracias.</text:span></text:p>
      <text:h text:style-name="P73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everino Nicolau Vizcaíno</text:span></text:p>
      <text:p text:style-name="P1001"><text:span text:style-name="T6">NW54 0QY</text:span></text:p>
      <text:p text:style-name="P1001"><text:span text:style-name="T6">87 St. John’s Road</text:span></text:p>
      <text:p text:style-name="P1003">ASUNTO: Invitación para HALLOWEEN 2022</text:p>
      <text:p text:style-name="P1004">Estimado/estimada Severino Nicolau Vizcaí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sichel@aol.com, gracias.</text:span></text:p>
      <text:h text:style-name="P73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orona Feijoo Pi</text:span></text:p>
      <text:p text:style-name="P1001"><text:span text:style-name="T6">London</text:span></text:p>
      <text:p text:style-name="P1001"><text:span text:style-name="T6">EC54 6EY</text:span></text:p>
      <text:p text:style-name="P1003">ASUNTO: Invitación para HALLOWEEN 2022</text:p>
      <text:p text:style-name="P1004">Estimado/estimada Corona Feijoo Pi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ilsonpm@aol.com, gracias.</text:span></text:p>
      <text:h text:style-name="P73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afaela Hurtado Reguera</text:span></text:p>
      <text:p text:style-name="P1001"><text:span text:style-name="T6">73 Chester Road</text:span></text:p>
      <text:p text:style-name="P1001"><text:span text:style-name="T6">London</text:span></text:p>
      <text:p text:style-name="P1003">ASUNTO: Invitación para HALLOWEEN 2022</text:p>
      <text:p text:style-name="P1004">Estimado/estimada Rafaela Hurtado Regu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lewan@live.com, gracias.</text:span></text:p>
      <text:h text:style-name="P73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Zaira Calderón Ariño</text:span></text:p>
      <text:p text:style-name="P1001"><text:span text:style-name="T6">SE36 8WH</text:span></text:p>
      <text:p text:style-name="P1001"><text:span text:style-name="T6">952 London Road</text:span></text:p>
      <text:p text:style-name="P1003">ASUNTO: Invitación para HALLOWEEN 2022</text:p>
      <text:p text:style-name="P1004">Estimado/estimada Zaira Calderón Ariñ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kroeger@yahoo.com, gracias.</text:span></text:p>
      <text:h text:style-name="P74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íbal Acero</text:span></text:p>
      <text:p text:style-name="P1001"><text:span text:style-name="T6">London</text:span></text:p>
      <text:p text:style-name="P1001"><text:span text:style-name="T6">W12 6MQ</text:span></text:p>
      <text:p text:style-name="P1003">ASUNTO: Invitación para HALLOWEEN 2022</text:p>
      <text:p text:style-name="P1004">Estimado/estimada Aníbal Ac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gmyers@att.net, gracias.</text:span></text:p>
      <text:h text:style-name="P74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eocadio Palomo Palomares</text:span></text:p>
      <text:p text:style-name="P1001"><text:span text:style-name="T6">386 Richmond Road</text:span></text:p>
      <text:p text:style-name="P1001"><text:span text:style-name="T6">London</text:span></text:p>
      <text:p text:style-name="P1003">ASUNTO: Invitación para HALLOWEEN 2022</text:p>
      <text:p text:style-name="P1004">Estimado/estimada Leocadio Palomo Palomar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orgox@verizon.net, gracias.</text:span></text:p>
      <text:h text:style-name="P74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uan Carlos Delgado Durán</text:span></text:p>
      <text:p text:style-name="P1001"><text:span text:style-name="T6">EC70 8TD</text:span></text:p>
      <text:p text:style-name="P1001"><text:span text:style-name="T6">515 New Road</text:span></text:p>
      <text:p text:style-name="P1003">ASUNTO: Invitación para HALLOWEEN 2022</text:p>
      <text:p text:style-name="P1004">Estimado/estimada Juan Carlos Delgado Dur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urohack@verizon.net, gracias.</text:span></text:p>
      <text:h text:style-name="P74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vira Bravo-Cano</text:span></text:p>
      <text:p text:style-name="P1001"><text:span text:style-name="T6">London</text:span></text:p>
      <text:p text:style-name="P1001"><text:span text:style-name="T6">WC71 0UF</text:span></text:p>
      <text:p text:style-name="P1003">ASUNTO: Invitación para HALLOWEEN 2022</text:p>
      <text:p text:style-name="P1004">Estimado/estimada Elvira Bravo-Ca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rinder@mac.com, gracias.</text:span></text:p>
      <text:h text:style-name="P74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emetrio de Larrañaga</text:span></text:p>
      <text:p text:style-name="P1001"><text:span text:style-name="T6">16 George Street</text:span></text:p>
      <text:p text:style-name="P1001"><text:span text:style-name="T6">London</text:span></text:p>
      <text:p text:style-name="P1003">ASUNTO: Invitación para HALLOWEEN 2022</text:p>
      <text:p text:style-name="P1004">Estimado/estimada Demetrio de Larrañag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llanmba@comcast.net, gracias.</text:span></text:p>
      <text:h text:style-name="P74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Hernando Garay</text:span></text:p>
      <text:p text:style-name="P1001"><text:span text:style-name="T6">NW01 6ER</text:span></text:p>
      <text:p text:style-name="P1001"><text:span text:style-name="T6">25 Victoria Street</text:span></text:p>
      <text:p text:style-name="P1003">ASUNTO: Invitación para HALLOWEEN 2022</text:p>
      <text:p text:style-name="P1004">Estimado/estimada Hernando Garay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rtyloo@sbcglobal.net, gracias.</text:span></text:p>
      <text:h text:style-name="P74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sabela Roma Jurado</text:span></text:p>
      <text:p text:style-name="P1001"><text:span text:style-name="T6">London</text:span></text:p>
      <text:p text:style-name="P1001"><text:span text:style-name="T6">W60 2PX</text:span></text:p>
      <text:p text:style-name="P1003">ASUNTO: Invitación para HALLOWEEN 2022</text:p>
      <text:p text:style-name="P1004">Estimado/estimada Isabela Roma Jura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mcnabb@yahoo.com, gracias.</text:span></text:p>
      <text:h text:style-name="P74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oberto Tomás-Bermúdez</text:span></text:p>
      <text:p text:style-name="P1001"><text:span text:style-name="T6">93 St. John’s Road</text:span></text:p>
      <text:p text:style-name="P1001"><text:span text:style-name="T6">London</text:span></text:p>
      <text:p text:style-name="P1003">ASUNTO: Invitación para HALLOWEEN 2022</text:p>
      <text:p text:style-name="P1004">Estimado/estimada Roberto Tomás-Bermúd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sherr@yahoo.ca, gracias.</text:span></text:p>
      <text:h text:style-name="P74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Yolanda Oliva Polo</text:span></text:p>
      <text:p text:style-name="P1001"><text:span text:style-name="T6">N10 2EQ</text:span></text:p>
      <text:p text:style-name="P1001"><text:span text:style-name="T6">9 Broadway</text:span></text:p>
      <text:p text:style-name="P1003">ASUNTO: Invitación para HALLOWEEN 2022</text:p>
      <text:p text:style-name="P1004">Estimado/estimada Yolanda Oliva Po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rothoff@icloud.com, gracias.</text:span></text:p>
      <text:h text:style-name="P74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osendo Pinilla Bustamante</text:span></text:p>
      <text:p text:style-name="P1001"><text:span text:style-name="T6">London</text:span></text:p>
      <text:p text:style-name="P1001"><text:span text:style-name="T6">W10 2TN</text:span></text:p>
      <text:p text:style-name="P1003">ASUNTO: Invitación para HALLOWEEN 2022</text:p>
      <text:p text:style-name="P1004">Estimado/estimada Rosendo Pinilla Bustamant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udinger@icloud.com, gracias.</text:span></text:p>
      <text:h text:style-name="P75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anesa Celia Ibáñez Ferrer</text:span></text:p>
      <text:p text:style-name="P1001"><text:span text:style-name="T6">5 Church Road</text:span></text:p>
      <text:p text:style-name="P1001"><text:span text:style-name="T6">London</text:span></text:p>
      <text:p text:style-name="P1003">ASUNTO: Invitación para HALLOWEEN 2022</text:p>
      <text:p text:style-name="P1004">Estimado/estimada Vanesa Celia Ibáñez Ferr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rathi@comcast.net, gracias.</text:span></text:p>
      <text:h text:style-name="P75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lbina de Fiol</text:span></text:p>
      <text:p text:style-name="P1001"><text:span text:style-name="T6">SE07 3LY</text:span></text:p>
      <text:p text:style-name="P1001"><text:span text:style-name="T6">24 Richmond Road</text:span></text:p>
      <text:p text:style-name="P1003">ASUNTO: Invitación para HALLOWEEN 2022</text:p>
      <text:p text:style-name="P1004">Estimado/estimada Albina de Fio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pitts@sbcglobal.net, gracias.</text:span></text:p>
      <text:h text:style-name="P75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eorgina Arroyo Araujo</text:span></text:p>
      <text:p text:style-name="P1001"><text:span text:style-name="T6">London</text:span></text:p>
      <text:p text:style-name="P1001"><text:span text:style-name="T6">W75 0OS</text:span></text:p>
      <text:p text:style-name="P1003">ASUNTO: Invitación para HALLOWEEN 2022</text:p>
      <text:p text:style-name="P1004">Estimado/estimada Georgina Arroyo Arauj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saru@me.com, gracias.</text:span></text:p>
      <text:h text:style-name="P75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elestina Rodrigo Hidalgo</text:span></text:p>
      <text:p text:style-name="P1001"><text:span text:style-name="T6">213 The Drive</text:span></text:p>
      <text:p text:style-name="P1001"><text:span text:style-name="T6">London</text:span></text:p>
      <text:p text:style-name="P1003">ASUNTO: Invitación para HALLOWEEN 2022</text:p>
      <text:p text:style-name="P1004">Estimado/estimada Celestina Rodrigo Hidalg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ramio@gmail.com, gracias.</text:span></text:p>
      <text:h text:style-name="P75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elicidad de Bernal</text:span></text:p>
      <text:p text:style-name="P1001"><text:span text:style-name="T6">NW58 3QB</text:span></text:p>
      <text:p text:style-name="P1001"><text:span text:style-name="T6">561 Albert Road</text:span></text:p>
      <text:p text:style-name="P1003">ASUNTO: Invitación para HALLOWEEN 2022</text:p>
      <text:p text:style-name="P1004">Estimado/estimada Felicidad de Bern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udra@comcast.net, gracias.</text:span></text:p>
      <text:h text:style-name="P75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aleria Almansa-Bárcena</text:span></text:p>
      <text:p text:style-name="P1001"><text:span text:style-name="T6">London</text:span></text:p>
      <text:p text:style-name="P1001"><text:span text:style-name="T6">SW24 1UB</text:span></text:p>
      <text:p text:style-name="P1003">ASUNTO: Invitación para HALLOWEEN 2022</text:p>
      <text:p text:style-name="P1004">Estimado/estimada Valeria Almansa-Bárce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yruan@icloud.com, gracias.</text:span></text:p>
      <text:h text:style-name="P75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avier Cortina Grau</text:span></text:p>
      <text:p text:style-name="P1001"><text:span text:style-name="T6">28 Victoria Street</text:span></text:p>
      <text:p text:style-name="P1001"><text:span text:style-name="T6">London</text:span></text:p>
      <text:p text:style-name="P1003">ASUNTO: Invitación para HALLOWEEN 2022</text:p>
      <text:p text:style-name="P1004">Estimado/estimada Javier Cortina Grau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etersen@msn.com, gracias.</text:span></text:p>
      <text:h text:style-name="P75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nolo Isidro Ros Salgado</text:span></text:p>
      <text:p text:style-name="P1001"><text:span text:style-name="T6">SW80 9JL</text:span></text:p>
      <text:p text:style-name="P1001"><text:span text:style-name="T6">26 The Drive</text:span></text:p>
      <text:p text:style-name="P1003">ASUNTO: Invitación para HALLOWEEN 2022</text:p>
      <text:p text:style-name="P1004">Estimado/estimada Manolo Isidro Ros Salga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bearp@sbcglobal.net, gracias.</text:span></text:p>
      <text:h text:style-name="P75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oncepción Bustamante</text:span></text:p>
      <text:p text:style-name="P1001"><text:span text:style-name="T6">London</text:span></text:p>
      <text:p text:style-name="P1001"><text:span text:style-name="T6">E73 0ZM</text:span></text:p>
      <text:p text:style-name="P1003">ASUNTO: Invitación para HALLOWEEN 2022</text:p>
      <text:p text:style-name="P1004">Estimado/estimada Concepción Bustamant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johnson@mac.com, gracias.</text:span></text:p>
      <text:h text:style-name="P75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iviana Tur Asensio</text:span></text:p>
      <text:p text:style-name="P1001"><text:span text:style-name="T6">27 Church Road</text:span></text:p>
      <text:p text:style-name="P1001"><text:span text:style-name="T6">London</text:span></text:p>
      <text:p text:style-name="P1003">ASUNTO: Invitación para HALLOWEEN 2022</text:p>
      <text:p text:style-name="P1004">Estimado/estimada Viviana Tur Asensi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aesenj@comcast.net, gracias.</text:span></text:p>
      <text:h text:style-name="P76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milia Valentín Coello</text:span></text:p>
      <text:p text:style-name="P1001"><text:span text:style-name="T6">WC52 1ML</text:span></text:p>
      <text:p text:style-name="P1001"><text:span text:style-name="T6">1 Kings Road</text:span></text:p>
      <text:p text:style-name="P1003">ASUNTO: Invitación para HALLOWEEN 2022</text:p>
      <text:p text:style-name="P1004">Estimado/estimada Emilia Valentín Coel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ffthelip@yahoo.ca, gracias.</text:span></text:p>
      <text:h text:style-name="P76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árbara Arcos Cases</text:span></text:p>
      <text:p text:style-name="P1001"><text:span text:style-name="T6">London</text:span></text:p>
      <text:p text:style-name="P1001"><text:span text:style-name="T6">E54 2MI</text:span></text:p>
      <text:p text:style-name="P1003">ASUNTO: Invitación para HALLOWEEN 2022</text:p>
      <text:p text:style-name="P1004">Estimado/estimada Bárbara Arcos Cas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effcovey@me.com, gracias.</text:span></text:p>
      <text:h text:style-name="P76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tín Giménez Herrera</text:span></text:p>
      <text:p text:style-name="P1001"><text:span text:style-name="T6">40 Woodland Dr.</text:span></text:p>
      <text:p text:style-name="P1001"><text:span text:style-name="T6">New York, NY 10011</text:span></text:p>
      <text:p text:style-name="P1003">ASUNTO: Invitación para HALLOWEEN 2022</text:p>
      <text:p text:style-name="P1004">Estimado/estimada Martín Giménez Herr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golle@aol.com, gracias.</text:span></text:p>
      <text:h text:style-name="P76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astón Real Barriga</text:span></text:p>
      <text:p text:style-name="P1001"><text:span text:style-name="T6">9453 South Pineknoll Drive</text:span></text:p>
      <text:p text:style-name="P1001"><text:span text:style-name="T6">Freeport, NY 11520</text:span></text:p>
      <text:p text:style-name="P1003">ASUNTO: Invitación para HALLOWEEN 2022</text:p>
      <text:p text:style-name="P1004">Estimado/estimada Gastón Real Barrig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dielmann@verizon.net, gracias.</text:span></text:p>
      <text:h text:style-name="P76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stefanía Peñas</text:span></text:p>
      <text:p text:style-name="P1001"><text:span text:style-name="T6">847 S. Manor St.</text:span></text:p>
      <text:p text:style-name="P1001"><text:span text:style-name="T6">New York, NY 10031</text:span></text:p>
      <text:p text:style-name="P1003">ASUNTO: Invitación para HALLOWEEN 2022</text:p>
      <text:p text:style-name="P1004">Estimado/estimada Estefanía Peñ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erlo@optonline.net, gracias.</text:span></text:p>
      <text:h text:style-name="P76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oreto Estrella Viñas Juan</text:span></text:p>
      <text:p text:style-name="P1001"><text:span text:style-name="T6">7071 Third St.</text:span></text:p>
      <text:p text:style-name="P1001"><text:span text:style-name="T6">Bronx, NY 10472</text:span></text:p>
      <text:p text:style-name="P1003">ASUNTO: Invitación para HALLOWEEN 2022</text:p>
      <text:p text:style-name="P1004">Estimado/estimada Loreto Estrella Viñas Jua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arahs@verizon.net, gracias.</text:span></text:p>
      <text:h text:style-name="P76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mperatriz Quirós Aguirre</text:span></text:p>
      <text:p text:style-name="P1001"><text:span text:style-name="T6">8215 Atlantic St.</text:span></text:p>
      <text:p text:style-name="P1001"><text:span text:style-name="T6">Brooklyn, NY 11218</text:span></text:p>
      <text:p text:style-name="P1003">ASUNTO: Invitación para HALLOWEEN 2022</text:p>
      <text:p text:style-name="P1004">Estimado/estimada Emperatriz Quirós Aguirr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albra@comcast.net, gracias.</text:span></text:p>
      <text:h text:style-name="P76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eocadio Escalona</text:span></text:p>
      <text:p text:style-name="P1001"><text:span text:style-name="T6">735 N. Yukon Street</text:span></text:p>
      <text:p text:style-name="P1001"><text:span text:style-name="T6">Brooklyn, NY 11215</text:span></text:p>
      <text:p text:style-name="P1003">ASUNTO: Invitación para HALLOWEEN 2022</text:p>
      <text:p text:style-name="P1004">Estimado/estimada Leocadio Escalo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aiser@comcast.net, gracias.</text:span></text:p>
      <text:h text:style-name="P76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rina Barroso Lopez</text:span></text:p>
      <text:p text:style-name="P1001"><text:span text:style-name="T6">3 Holly Ave.</text:span></text:p>
      <text:p text:style-name="P1001"><text:span text:style-name="T6">Ridgewood, NY 11385</text:span></text:p>
      <text:p text:style-name="P1003">ASUNTO: Invitación para HALLOWEEN 2022</text:p>
      <text:p text:style-name="P1004">Estimado/estimada Carina Barroso Lop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ildjean@hotmail.com, gracias.</text:span></text:p>
      <text:h text:style-name="P76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amián Tomas Solís</text:span></text:p>
      <text:p text:style-name="P1001"><text:span text:style-name="T6">770 Carson St.</text:span></text:p>
      <text:p text:style-name="P1001"><text:span text:style-name="T6">Bronx, NY 10463</text:span></text:p>
      <text:p text:style-name="P1003">ASUNTO: Invitación para HALLOWEEN 2022</text:p>
      <text:p text:style-name="P1004">Estimado/estimada Damián Tomas Solí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liffordj@yahoo.ca, gracias.</text:span></text:p>
      <text:h text:style-name="P77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saac Vallejo-Coll</text:span></text:p>
      <text:p text:style-name="P1001"><text:span text:style-name="T6">47 Honey Creek Lane</text:span></text:p>
      <text:p text:style-name="P1001"><text:span text:style-name="T6">New York, NY 10023</text:span></text:p>
      <text:p text:style-name="P1003">ASUNTO: Invitación para HALLOWEEN 2022</text:p>
      <text:p text:style-name="P1004">Estimado/estimada Isaac Vallejo-Col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reegster@outlook.com, gracias.</text:span></text:p>
      <text:h text:style-name="P77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ernanda Lozano Bastida</text:span></text:p>
      <text:p text:style-name="P1001"><text:span text:style-name="T6">89 West Lakeview Dr.</text:span></text:p>
      <text:p text:style-name="P1001"><text:span text:style-name="T6">Bronx, NY 10456</text:span></text:p>
      <text:p text:style-name="P1003">ASUNTO: Invitación para HALLOWEEN 2022</text:p>
      <text:p text:style-name="P1004">Estimado/estimada Fernanda Lozano Bastid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alin@comcast.net, gracias.</text:span></text:p>
      <text:h text:style-name="P77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gélica Diego Cuéllar</text:span></text:p>
      <text:p text:style-name="P1001"><text:span text:style-name="T6">541 S. State Dr.</text:span></text:p>
      <text:p text:style-name="P1001"><text:span text:style-name="T6">Ithaca, NY 14850</text:span></text:p>
      <text:p text:style-name="P1003">ASUNTO: Invitación para HALLOWEEN 2022</text:p>
      <text:p text:style-name="P1004">Estimado/estimada Angélica Diego Cuélla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foskett@att.net, gracias.</text:span></text:p>
      <text:h text:style-name="P77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é Luis Lorenzo Losada</text:span></text:p>
      <text:p text:style-name="P1001"><text:span text:style-name="T6">8759 Tanglewood Dr.</text:span></text:p>
      <text:p text:style-name="P1001"><text:span text:style-name="T6">Spring Valley, NY 10977</text:span></text:p>
      <text:p text:style-name="P1003">ASUNTO: Invitación para HALLOWEEN 2022</text:p>
      <text:p text:style-name="P1004">Estimado/estimada José Luis Lorenzo Losad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inger@att.net, gracias.</text:span></text:p>
      <text:h text:style-name="P77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ía Sáenz Azorin</text:span></text:p>
      <text:p text:style-name="P1001"><text:span text:style-name="T6">9283 High Ridge Drive</text:span></text:p>
      <text:p text:style-name="P1001"><text:span text:style-name="T6">Brooklyn, NY 11208</text:span></text:p>
      <text:p text:style-name="P1003">ASUNTO: Invitación para HALLOWEEN 2022</text:p>
      <text:p text:style-name="P1004">Estimado/estimada María Sáenz Azori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vsprintf@att.net, gracias.</text:span></text:p>
      <text:h text:style-name="P77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Hernando Olmedo Seguí</text:span></text:p>
      <text:p text:style-name="P1001"><text:span text:style-name="T6">582 Honey Creek Road</text:span></text:p>
      <text:p text:style-name="P1001"><text:span text:style-name="T6">Bronx, NY 10461</text:span></text:p>
      <text:p text:style-name="P1003">ASUNTO: Invitación para HALLOWEEN 2022</text:p>
      <text:p text:style-name="P1004">Estimado/estimada Hernando Olmedo Seguí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hassel@msn.com, gracias.</text:span></text:p>
      <text:h text:style-name="P77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men Chacón Crespo</text:span></text:p>
      <text:p text:style-name="P1001"><text:span text:style-name="T6">847 West Jockey Hollow Court</text:span></text:p>
      <text:p text:style-name="P1001"><text:span text:style-name="T6">Bronx, NY 10452</text:span></text:p>
      <text:p text:style-name="P1003">ASUNTO: Invitación para HALLOWEEN 2022</text:p>
      <text:p text:style-name="P1004">Estimado/estimada Mamen Chacón Cresp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eidai@sbcglobal.net, gracias.</text:span></text:p>
      <text:h text:style-name="P77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orena Ros Estrada</text:span></text:p>
      <text:p text:style-name="P1001"><text:span text:style-name="T6">720 Paris Hill St.</text:span></text:p>
      <text:p text:style-name="P1001"><text:span text:style-name="T6">Huntington Station, NY 11746</text:span></text:p>
      <text:p text:style-name="P1003">ASUNTO: Invitación para HALLOWEEN 2022</text:p>
      <text:p text:style-name="P1004">Estimado/estimada Morena Ros Estrad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quantaman@msn.com, gracias.</text:span></text:p>
      <text:h text:style-name="P77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rta Mena Rivas</text:span></text:p>
      <text:p text:style-name="P1001"><text:span text:style-name="T6">61 Bridle St.</text:span></text:p>
      <text:p text:style-name="P1001"><text:span text:style-name="T6">Brooklyn, NY 11212</text:span></text:p>
      <text:p text:style-name="P1003">ASUNTO: Invitación para HALLOWEEN 2022</text:p>
      <text:p text:style-name="P1004">Estimado/estimada Berta Mena Riv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imtroyr@gmail.com, gracias.</text:span></text:p>
      <text:h text:style-name="P77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rmen Alemany Bertrán</text:span></text:p>
      <text:p text:style-name="P1001"><text:span text:style-name="T6">9555 Purple Finch Dr.</text:span></text:p>
      <text:p text:style-name="P1001"><text:span text:style-name="T6">Jamestown, NY 14701</text:span></text:p>
      <text:p text:style-name="P1003">ASUNTO: Invitación para HALLOWEEN 2022</text:p>
      <text:p text:style-name="P1004">Estimado/estimada Carmen Alemany Bertr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pathan@att.net, gracias.</text:span></text:p>
      <text:h text:style-name="P78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milia Oliveras Granados</text:span></text:p>
      <text:p text:style-name="P1001"><text:span text:style-name="T6">8473 South Lilac Court</text:span></text:p>
      <text:p text:style-name="P1001"><text:span text:style-name="T6">Newburgh, NY 12550</text:span></text:p>
      <text:p text:style-name="P1003">ASUNTO: Invitación para HALLOWEEN 2022</text:p>
      <text:p text:style-name="P1004">Estimado/estimada Emilia Oliveras Granad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yoliver@att.net, gracias.</text:span></text:p>
      <text:h text:style-name="P78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aime Santiago Vazquez</text:span></text:p>
      <text:p text:style-name="P1001"><text:span text:style-name="T6">855 Colonial St.</text:span></text:p>
      <text:p text:style-name="P1001"><text:span text:style-name="T6">Brooklyn, NY 11236</text:span></text:p>
      <text:p text:style-name="P1003">ASUNTO: Invitación para HALLOWEEN 2022</text:p>
      <text:p text:style-name="P1004">Estimado/estimada Jaime Santiago Vazqu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teve@sbcglobal.net, gracias.</text:span></text:p>
      <text:h text:style-name="P78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lemente de Coloma</text:span></text:p>
      <text:p text:style-name="P1001"><text:span text:style-name="T6">48 Sunbeam St.</text:span></text:p>
      <text:p text:style-name="P1001"><text:span text:style-name="T6">West Babylon, NY 11704</text:span></text:p>
      <text:p text:style-name="P1003">ASUNTO: Invitación para HALLOWEEN 2022</text:p>
      <text:p text:style-name="P1004">Estimado/estimada Clemente de Colom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alcao@live.com, gracias.</text:span></text:p>
      <text:h text:style-name="P78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Hilda del Tapia</text:span></text:p>
      <text:p text:style-name="P1001"><text:span text:style-name="T6">440 Cactus St.</text:span></text:p>
      <text:p text:style-name="P1001"><text:span text:style-name="T6">Brooklyn, NY 11204</text:span></text:p>
      <text:p text:style-name="P1003">ASUNTO: Invitación para HALLOWEEN 2022</text:p>
      <text:p text:style-name="P1004">Estimado/estimada Hilda del Tap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ildfire@mac.com, gracias.</text:span></text:p>
      <text:h text:style-name="P78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spiridión Abril Marti</text:span></text:p>
      <text:p text:style-name="P1001"><text:span text:style-name="T6">36 NW. Pierce St.</text:span></text:p>
      <text:p text:style-name="P1001"><text:span text:style-name="T6">Staten Island, NY 10312</text:span></text:p>
      <text:p text:style-name="P1003">ASUNTO: Invitación para HALLOWEEN 2022</text:p>
      <text:p text:style-name="P1004">Estimado/estimada Espiridión Abril Marti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fitza@comcast.net, gracias.</text:span></text:p>
      <text:h text:style-name="P78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orfirio Cal Bru</text:span></text:p>
      <text:p text:style-name="P1001"><text:span text:style-name="T6">832 Lake Forest Rd.</text:span></text:p>
      <text:p text:style-name="P1001"><text:span text:style-name="T6">Astoria, NY 11106</text:span></text:p>
      <text:p text:style-name="P1003">ASUNTO: Invitación para HALLOWEEN 2022</text:p>
      <text:p text:style-name="P1004">Estimado/estimada Porfirio Cal Bru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taffelb@mac.com, gracias.</text:span></text:p>
      <text:h text:style-name="P78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ía Ángeles de Valbuena</text:span></text:p>
      <text:p text:style-name="P1001"><text:span text:style-name="T6">810 10th St.</text:span></text:p>
      <text:p text:style-name="P1001"><text:span text:style-name="T6">Patchogue, NY 11772</text:span></text:p>
      <text:p text:style-name="P1003">ASUNTO: Invitación para HALLOWEEN 2022</text:p>
      <text:p text:style-name="P1004">Estimado/estimada María Ángeles de Valbue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haffar@live.com, gracias.</text:span></text:p>
      <text:h text:style-name="P78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arío Dávila</text:span></text:p>
      <text:p text:style-name="P1001"><text:span text:style-name="T6">268 E. Penn Circle</text:span></text:p>
      <text:p text:style-name="P1001"><text:span text:style-name="T6">Lindenhurst, NY 11757</text:span></text:p>
      <text:p text:style-name="P1003">ASUNTO: Invitación para HALLOWEEN 2022</text:p>
      <text:p text:style-name="P1004">Estimado/estimada Darío Dávi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midd@gmail.com, gracias.</text:span></text:p>
      <text:h text:style-name="P78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ictor Manuel Sedano-Domingo</text:span></text:p>
      <text:p text:style-name="P1001"><text:span text:style-name="T6">606 Galvin Street</text:span></text:p>
      <text:p text:style-name="P1001"><text:span text:style-name="T6">Astoria, NY 11105</text:span></text:p>
      <text:p text:style-name="P1003">ASUNTO: Invitación para HALLOWEEN 2022</text:p>
      <text:p text:style-name="P1004">Estimado/estimada Victor Manuel Sedano-Doming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orth@live.com, gracias.</text:span></text:p>
      <text:h text:style-name="P78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cela Saura</text:span></text:p>
      <text:p text:style-name="P1001"><text:span text:style-name="T6">940 Riverside Court</text:span></text:p>
      <text:p text:style-name="P1001"><text:span text:style-name="T6">Rego Park, NY 11374</text:span></text:p>
      <text:p text:style-name="P1003">ASUNTO: Invitación para HALLOWEEN 2022</text:p>
      <text:p text:style-name="P1004">Estimado/estimada Marcela Sau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cottzed@gmail.com, gracias.</text:span></text:p>
      <text:h text:style-name="P79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osalva Carreras Calatayud</text:span></text:p>
      <text:p text:style-name="P1001"><text:span text:style-name="T6">9485 S. Pheasant Dr.</text:span></text:p>
      <text:p text:style-name="P1001"><text:span text:style-name="T6">Levittown, NY 11756</text:span></text:p>
      <text:p text:style-name="P1003">ASUNTO: Invitación para HALLOWEEN 2022</text:p>
      <text:p text:style-name="P1004">Estimado/estimada Rosalva Carreras Calatayud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ramio@icloud.com, gracias.</text:span></text:p>
      <text:h text:style-name="P79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Ágata Bermúdez-Espejo</text:span></text:p>
      <text:p text:style-name="P1001"><text:span text:style-name="T6">54 Indian Summer Street</text:span></text:p>
      <text:p text:style-name="P1001"><text:span text:style-name="T6">East Elmhurst, NY 11370</text:span></text:p>
      <text:p text:style-name="P1003">ASUNTO: Invitación para HALLOWEEN 2022</text:p>
      <text:p text:style-name="P1004">Estimado/estimada Ágata Bermúdez-Espej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agnerch@yahoo.com, gracias.</text:span></text:p>
      <text:h text:style-name="P79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eire Bellido Carmona</text:span></text:p>
      <text:p text:style-name="P1001"><text:span text:style-name="T6">719 Center Ave.</text:span></text:p>
      <text:p text:style-name="P1001"><text:span text:style-name="T6">Bronx, NY 10467</text:span></text:p>
      <text:p text:style-name="P1003">ASUNTO: Invitación para HALLOWEEN 2022</text:p>
      <text:p text:style-name="P1004">Estimado/estimada Leire Bellido Carmo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ighthawk@aol.com, gracias.</text:span></text:p>
      <text:h text:style-name="P79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onsuela Emilia Cuenca Cerdán</text:span></text:p>
      <text:p text:style-name="P1001"><text:span text:style-name="T6">91 SE. Pierce Ave.</text:span></text:p>
      <text:p text:style-name="P1001"><text:span text:style-name="T6">Brooklyn, NY 11206</text:span></text:p>
      <text:p text:style-name="P1003">ASUNTO: Invitación para HALLOWEEN 2022</text:p>
      <text:p text:style-name="P1004">Estimado/estimada Consuela Emilia Cuenca Cerd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thomsen@yahoo.com, gracias.</text:span></text:p>
      <text:h text:style-name="P79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uan Luis Ángel Alemany</text:span></text:p>
      <text:p text:style-name="P1001"><text:span text:style-name="T6">73 Alderwood St.</text:span></text:p>
      <text:p text:style-name="P1001"><text:span text:style-name="T6">Fresh Meadows, NY 11365</text:span></text:p>
      <text:p text:style-name="P1003">ASUNTO: Invitación para HALLOWEEN 2022</text:p>
      <text:p text:style-name="P1004">Estimado/estimada Juan Luis Ángel Alemany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elson@yahoo.com, gracias.</text:span></text:p>
      <text:h text:style-name="P79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azaret Garrido Lladó</text:span></text:p>
      <text:p text:style-name="P1001"><text:span text:style-name="T6">9163 South Oxford Ave.</text:span></text:p>
      <text:p text:style-name="P1001"><text:span text:style-name="T6">Jackson Heights, NY 11372</text:span></text:p>
      <text:p text:style-name="P1003">ASUNTO: Invitación para HALLOWEEN 2022</text:p>
      <text:p text:style-name="P1004">Estimado/estimada Nazaret Garrido Lladó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ugusto@gmail.com, gracias.</text:span></text:p>
      <text:h text:style-name="P79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ena Pons</text:span></text:p>
      <text:p text:style-name="P1001"><text:span text:style-name="T6">8478 West St.</text:span></text:p>
      <text:p text:style-name="P1001"><text:span text:style-name="T6">Brooklyn, NY 11224</text:span></text:p>
      <text:p text:style-name="P1003">ASUNTO: Invitación para HALLOWEEN 2022</text:p>
      <text:p text:style-name="P1004">Estimado/estimada Elena Pon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rifkin@outlook.com, gracias.</text:span></text:p>
      <text:h text:style-name="P79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ilar Castells Fernández</text:span></text:p>
      <text:p text:style-name="P1001"><text:span text:style-name="T6">8142 Lees Creek Rd.</text:span></text:p>
      <text:p text:style-name="P1001"><text:span text:style-name="T6">Corona, NY 11368</text:span></text:p>
      <text:p text:style-name="P1003">ASUNTO: Invitación para HALLOWEEN 2022</text:p>
      <text:p text:style-name="P1004">Estimado/estimada Pilar Castells Fernánd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golle@outlook.com, gracias.</text:span></text:p>
      <text:h text:style-name="P79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é María Jacobo Ojeda Montesinos</text:span></text:p>
      <text:p text:style-name="P1001"><text:span text:style-name="T6">70 Green Hill Drive</text:span></text:p>
      <text:p text:style-name="P1001"><text:span text:style-name="T6">Bronx, NY 10473</text:span></text:p>
      <text:p text:style-name="P1003">ASUNTO: Invitación para HALLOWEEN 2022</text:p>
      <text:p text:style-name="P1004">Estimado/estimada José María Jacobo Ojeda Montesin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ekiya@live.com, gracias.</text:span></text:p>
      <text:h text:style-name="P79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nolo de Pavón</text:span></text:p>
      <text:p text:style-name="P1001"><text:span text:style-name="T6">9983 Woodside Street</text:span></text:p>
      <text:p text:style-name="P1001"><text:span text:style-name="T6">Endicott, NY 13760</text:span></text:p>
      <text:p text:style-name="P1003">ASUNTO: Invitación para HALLOWEEN 2022</text:p>
      <text:p text:style-name="P1004">Estimado/estimada Manolo de Pavó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irship@verizon.net, gracias.</text:span></text:p>
      <text:h text:style-name="P80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ándido Beltrán Pino</text:span></text:p>
      <text:p text:style-name="P1001"><text:span text:style-name="T6">23 Tarkiln Hill Avenue</text:span></text:p>
      <text:p text:style-name="P1001"><text:span text:style-name="T6">Brooklyn, NY 11229</text:span></text:p>
      <text:p text:style-name="P1003">ASUNTO: Invitación para HALLOWEEN 2022</text:p>
      <text:p text:style-name="P1004">Estimado/estimada Cándido Beltrán Pi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redmond@hotmail.com, gracias.</text:span></text:p>
      <text:h text:style-name="P80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polonia del Real</text:span></text:p>
      <text:p text:style-name="P1001"><text:span text:style-name="T6">7241 Cemetery Ave.</text:span></text:p>
      <text:p text:style-name="P1001"><text:span text:style-name="T6">Bronx, NY 10458</text:span></text:p>
      <text:p text:style-name="P1003">ASUNTO: Invitación para HALLOWEEN 2022</text:p>
      <text:p text:style-name="P1004">Estimado/estimada Apolonia del Re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rrt@outlook.com, gracias.</text:span></text:p>
      <text:h text:style-name="P80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Zoraida Rovira Arce</text:span></text:p>
      <text:p text:style-name="P1001"><text:span text:style-name="T6">85 Lookout Ave.</text:span></text:p>
      <text:p text:style-name="P1001"><text:span text:style-name="T6">Brooklyn, NY 11223</text:span></text:p>
      <text:p text:style-name="P1003">ASUNTO: Invitación para HALLOWEEN 2022</text:p>
      <text:p text:style-name="P1004">Estimado/estimada Zoraida Rovira Arc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wandel@att.net, gracias.</text:span></text:p>
      <text:h text:style-name="P80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pidio Pont Expósito</text:span></text:p>
      <text:p text:style-name="P1001"><text:span text:style-name="T6">37 Fairview Ave.</text:span></text:p>
      <text:p text:style-name="P1001"><text:span text:style-name="T6">Massapequa, NY 11758</text:span></text:p>
      <text:p text:style-name="P1003">ASUNTO: Invitación para HALLOWEEN 2022</text:p>
      <text:p text:style-name="P1004">Estimado/estimada Elpidio Pont Expósit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amprecht@live.com, gracias.</text:span></text:p>
      <text:h text:style-name="P80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an Lobo-Haro</text:span></text:p>
      <text:p text:style-name="P1001"><text:span text:style-name="T6">91 Annadale Road</text:span></text:p>
      <text:p text:style-name="P1001"><text:span text:style-name="T6">New York, NY 10025</text:span></text:p>
      <text:p text:style-name="P1003">ASUNTO: Invitación para HALLOWEEN 2022</text:p>
      <text:p text:style-name="P1004">Estimado/estimada Joan Lobo-Ha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udrucker@live.com, gracias.</text:span></text:p>
      <text:h text:style-name="P80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ayara Gimeno Velasco</text:span></text:p>
      <text:p text:style-name="P1001"><text:span text:style-name="T6">81 Bohemia Lane</text:span></text:p>
      <text:p text:style-name="P1001"><text:span text:style-name="T6">Brooklyn, NY 11209</text:span></text:p>
      <text:p text:style-name="P1003">ASUNTO: Invitación para HALLOWEEN 2022</text:p>
      <text:p text:style-name="P1004">Estimado/estimada Nayara Gimeno Velasc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tegrity@aol.com, gracias.</text:span></text:p>
      <text:h text:style-name="P80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África del Conde</text:span></text:p>
      <text:p text:style-name="P1001"><text:span text:style-name="T6">749 N. Beechwood Ave.</text:span></text:p>
      <text:p text:style-name="P1001"><text:span text:style-name="T6">Brooklyn, NY 11220</text:span></text:p>
      <text:p text:style-name="P1003">ASUNTO: Invitación para HALLOWEEN 2022</text:p>
      <text:p text:style-name="P1004">Estimado/estimada África del Cond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haffei@outlook.com, gracias.</text:span></text:p>
      <text:h text:style-name="P80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Ángela Pinedo Vendrell</text:span></text:p>
      <text:p text:style-name="P1001"><text:span text:style-name="T6">759 E. Foxrun Ave.</text:span></text:p>
      <text:p text:style-name="P1001"><text:span text:style-name="T6">Bay Shore, NY 11706</text:span></text:p>
      <text:p text:style-name="P1003">ASUNTO: Invitación para HALLOWEEN 2022</text:p>
      <text:p text:style-name="P1004">Estimado/estimada Ángela Pinedo Vendrel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ellis@yahoo.com, gracias.</text:span></text:p>
      <text:h text:style-name="P80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an Fabregat Ochoa</text:span></text:p>
      <text:p text:style-name="P1001"><text:span text:style-name="T6">242 East 8th Lane</text:span></text:p>
      <text:p text:style-name="P1001"><text:span text:style-name="T6">Lockport, NY 14094</text:span></text:p>
      <text:p text:style-name="P1003">ASUNTO: Invitación para HALLOWEEN 2022</text:p>
      <text:p text:style-name="P1004">Estimado/estimada Joan Fabregat Ocho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craigw@yahoo.ca, gracias.</text:span></text:p>
      <text:h text:style-name="P80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ruz Tamayo-Carpio</text:span></text:p>
      <text:p text:style-name="P1001"><text:span text:style-name="T6">8133 SE. Augusta Ave.</text:span></text:p>
      <text:p text:style-name="P1001"><text:span text:style-name="T6">Staten Island, NY 10306</text:span></text:p>
      <text:p text:style-name="P1003">ASUNTO: Invitación para HALLOWEEN 2022</text:p>
      <text:p text:style-name="P1004">Estimado/estimada Cruz Tamayo-Carpi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lkao@outlook.com, gracias.</text:span></text:p>
      <text:h text:style-name="P81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scual Pedro Ruiz</text:span></text:p>
      <text:p text:style-name="P1001"><text:span text:style-name="T6">8497 3rd St.</text:span></text:p>
      <text:p text:style-name="P1001"><text:span text:style-name="T6">New York, NY 10028</text:span></text:p>
      <text:p text:style-name="P1003">ASUNTO: Invitación para HALLOWEEN 2022</text:p>
      <text:p text:style-name="P1004">Estimado/estimada Pascual Pedro Rui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williams@icloud.com, gracias.</text:span></text:p>
      <text:h text:style-name="P81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elisa Guitart</text:span></text:p>
      <text:p text:style-name="P1001"><text:span text:style-name="T6">9045 Poor House Lane</text:span></text:p>
      <text:p text:style-name="P1001"><text:span text:style-name="T6">Bronx, NY 10451</text:span></text:p>
      <text:p text:style-name="P1003">ASUNTO: Invitación para HALLOWEEN 2022</text:p>
      <text:p text:style-name="P1004">Estimado/estimada Melisa Guitar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unson@icloud.com, gracias.</text:span></text:p>
      <text:h text:style-name="P81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acleto Caballero Ferrera</text:span></text:p>
      <text:p text:style-name="P1001"><text:span text:style-name="T6">71 Cambridge Lane</text:span></text:p>
      <text:p text:style-name="P1001"><text:span text:style-name="T6">New York, NY 10024</text:span></text:p>
      <text:p text:style-name="P1003">ASUNTO: Invitación para HALLOWEEN 2022</text:p>
      <text:p text:style-name="P1004">Estimado/estimada Anacleto Caballero Ferr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wiger@aol.com, gracias.</text:span></text:p>
      <text:h text:style-name="P81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icente Calleja</text:span></text:p>
      <text:p text:style-name="P1001"><text:span text:style-name="T6">8117 Birch Hill Rd.</text:span></text:p>
      <text:p text:style-name="P1001"><text:span text:style-name="T6">Bronx, NY 10465</text:span></text:p>
      <text:p text:style-name="P1003">ASUNTO: Invitación para HALLOWEEN 2022</text:p>
      <text:p text:style-name="P1004">Estimado/estimada Vicente Callej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peeist@gmail.com, gracias.</text:span></text:p>
      <text:h text:style-name="P81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co Ropero</text:span></text:p>
      <text:p text:style-name="P1001"><text:span text:style-name="T6">9140 Carpenter St.</text:span></text:p>
      <text:p text:style-name="P1001"><text:span text:style-name="T6">Brooklyn, NY 11207</text:span></text:p>
      <text:p text:style-name="P1003">ASUNTO: Invitación para HALLOWEEN 2022</text:p>
      <text:p text:style-name="P1004">Estimado/estimada Marco Rop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rueger@comcast.net, gracias.</text:span></text:p>
      <text:h text:style-name="P81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ristian Baquero-Cánovas</text:span></text:p>
      <text:p text:style-name="P1001"><text:span text:style-name="T6">538 Cross Street</text:span></text:p>
      <text:p text:style-name="P1001"><text:span text:style-name="T6">Bronx, NY 10462</text:span></text:p>
      <text:p text:style-name="P1003">ASUNTO: Invitación para HALLOWEEN 2022</text:p>
      <text:p text:style-name="P1004">Estimado/estimada Cristian Baquero-Cánov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sugal@live.com, gracias.</text:span></text:p>
      <text:h text:style-name="P81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ep Reina Prieto</text:span></text:p>
      <text:p text:style-name="P1001"><text:span text:style-name="T6">919 Princeton St.</text:span></text:p>
      <text:p text:style-name="P1001"><text:span text:style-name="T6">Fairport, NY 14450</text:span></text:p>
      <text:p text:style-name="P1003">ASUNTO: Invitación para HALLOWEEN 2022</text:p>
      <text:p text:style-name="P1004">Estimado/estimada Josep Reina Priet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ellis@me.com, gracias.</text:span></text:p>
      <text:h text:style-name="P81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lorinda Anguita-Sancho</text:span></text:p>
      <text:p text:style-name="P1001"><text:span text:style-name="T6">17 Ashley Street</text:span></text:p>
      <text:p text:style-name="P1001"><text:span text:style-name="T6">New York, NY 10029</text:span></text:p>
      <text:p text:style-name="P1003">ASUNTO: Invitación para HALLOWEEN 2022</text:p>
      <text:p text:style-name="P1004">Estimado/estimada Florinda Anguita-Sanch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inico@aol.com, gracias.</text:span></text:p>
      <text:h text:style-name="P81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lixta Villaverde Acosta</text:span></text:p>
      <text:p text:style-name="P1001"><text:span text:style-name="T6">682 Glenwood Street</text:span></text:p>
      <text:p text:style-name="P1001"><text:span text:style-name="T6">Bronx, NY 10466</text:span></text:p>
      <text:p text:style-name="P1003">ASUNTO: Invitación para HALLOWEEN 2022</text:p>
      <text:p text:style-name="P1004">Estimado/estimada Calixta Villaverde Acost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ebing@optonline.net, gracias.</text:span></text:p>
      <text:h text:style-name="P81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isela Milla-Martorell</text:span></text:p>
      <text:p text:style-name="P1001"><text:span text:style-name="T6">94 Beach St.</text:span></text:p>
      <text:p text:style-name="P1001"><text:span text:style-name="T6">Brooklyn, NY 11228</text:span></text:p>
      <text:p text:style-name="P1003">ASUNTO: Invitación para HALLOWEEN 2022</text:p>
      <text:p text:style-name="P1004">Estimado/estimada Marisela Milla-Martorel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dray@aol.com, gracias.</text:span></text:p>
      <text:h text:style-name="P82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osendo Almeida Naranjo</text:span></text:p>
      <text:p text:style-name="P1001"><text:span text:style-name="T6">26 East Main Dr.</text:span></text:p>
      <text:p text:style-name="P1001"><text:span text:style-name="T6">Buffalo, NY 14224</text:span></text:p>
      <text:p text:style-name="P1003">ASUNTO: Invitación para HALLOWEEN 2022</text:p>
      <text:p text:style-name="P1004">Estimado/estimada Rosendo Almeida Naranj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irving@sbcglobal.net, gracias.</text:span></text:p>
      <text:h text:style-name="P82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a Sofía Colomer Martín</text:span></text:p>
      <text:p text:style-name="P1001"><text:span text:style-name="T6">373 Bear Hill St.</text:span></text:p>
      <text:p text:style-name="P1001"><text:span text:style-name="T6">Brooklyn, NY 11213</text:span></text:p>
      <text:p text:style-name="P1003">ASUNTO: Invitación para HALLOWEEN 2022</text:p>
      <text:p text:style-name="P1004">Estimado/estimada Ana Sofía Colomer Martí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ndersbr@hotmail.com, gracias.</text:span></text:p>
      <text:h text:style-name="P82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olando Caballero Niño</text:span></text:p>
      <text:p text:style-name="P1001"><text:span text:style-name="T6">497 Maiden Street</text:span></text:p>
      <text:p text:style-name="P1001"><text:span text:style-name="T6">Poughkeepsie, NY 12601</text:span></text:p>
      <text:p text:style-name="P1003">ASUNTO: Invitación para HALLOWEEN 2022</text:p>
      <text:p text:style-name="P1004">Estimado/estimada Rolando Caballero Niñ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rrt@yahoo.ca, gracias.</text:span></text:p>
      <text:h text:style-name="P82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ola Casanovas-Riba</text:span></text:p>
      <text:p text:style-name="P1001"><text:span text:style-name="T6">741 Ann Ave.</text:span></text:p>
      <text:p text:style-name="P1001"><text:span text:style-name="T6">Brooklyn, NY 11225</text:span></text:p>
      <text:p text:style-name="P1003">ASUNTO: Invitación para HALLOWEEN 2022</text:p>
      <text:p text:style-name="P1004">Estimado/estimada Paola Casanovas-Rib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liffski@live.com, gracias.</text:span></text:p>
      <text:h text:style-name="P82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pita del Sanjuan</text:span></text:p>
      <text:p text:style-name="P1001"><text:span text:style-name="T6">23 Kent St.</text:span></text:p>
      <text:p text:style-name="P1001"><text:span text:style-name="T6">Hamburg, NY 14075</text:span></text:p>
      <text:p text:style-name="P1003">ASUNTO: Invitación para HALLOWEEN 2022</text:p>
      <text:p text:style-name="P1004">Estimado/estimada Lupita del Sanjua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lewan@att.net, gracias.</text:span></text:p>
      <text:h text:style-name="P82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odesto Franco Hervia</text:span></text:p>
      <text:p text:style-name="P1001"><text:span text:style-name="T6">4 Fairground Avenue</text:span></text:p>
      <text:p text:style-name="P1001"><text:span text:style-name="T6">South Richmond Hill, NY 11419</text:span></text:p>
      <text:p text:style-name="P1003">ASUNTO: Invitación para HALLOWEEN 2022</text:p>
      <text:p text:style-name="P1004">Estimado/estimada Modesto Franco Herv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wsauder@yahoo.com, gracias.</text:span></text:p>
      <text:h text:style-name="P82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odesto Morante</text:span></text:p>
      <text:p text:style-name="P1001"><text:span text:style-name="T6">20 Deerfield Lane</text:span></text:p>
      <text:p text:style-name="P1001"><text:span text:style-name="T6">Bronx, NY 10469</text:span></text:p>
      <text:p text:style-name="P1003">ASUNTO: Invitación para HALLOWEEN 2022</text:p>
      <text:p text:style-name="P1004">Estimado/estimada Modesto Morant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jupedal@yahoo.com, gracias.</text:span></text:p>
      <text:h text:style-name="P82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lemente Ferrero Garmendia</text:span></text:p>
      <text:p text:style-name="P1001"><text:span text:style-name="T6">9618 Lower River St.</text:span></text:p>
      <text:p text:style-name="P1001"><text:span text:style-name="T6">New York, NY 10033</text:span></text:p>
      <text:p text:style-name="P1003">ASUNTO: Invitación para HALLOWEEN 2022</text:p>
      <text:p text:style-name="P1004">Estimado/estimada Clemente Ferrero Garmend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pitts@mac.com, gracias.</text:span></text:p>
      <text:h text:style-name="P82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uiomar Ferrera</text:span></text:p>
      <text:p text:style-name="P1001"><text:span text:style-name="T6">50 New Rd.</text:span></text:p>
      <text:p text:style-name="P1001"><text:span text:style-name="T6">Westbury, NY 11590</text:span></text:p>
      <text:p text:style-name="P1003">ASUNTO: Invitación para HALLOWEEN 2022</text:p>
      <text:p text:style-name="P1004">Estimado/estimada Guiomar Ferr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evinm@live.com, gracias.</text:span></text:p>
      <text:h text:style-name="P82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raceli Borrell-Armas</text:span></text:p>
      <text:p text:style-name="P1001"><text:span text:style-name="T6">534 Clinton Street</text:span></text:p>
      <text:p text:style-name="P1001"><text:span text:style-name="T6">Brooklyn, NY 11211</text:span></text:p>
      <text:p text:style-name="P1003">ASUNTO: Invitación para HALLOWEEN 2022</text:p>
      <text:p text:style-name="P1004">Estimado/estimada Araceli Borrell-Arm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kroeger@gmail.com, gracias.</text:span></text:p>
      <text:h text:style-name="P83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rge Gutierrez Caparrós</text:span></text:p>
      <text:p text:style-name="P1001"><text:span text:style-name="T6">56 Marsh Drive</text:span></text:p>
      <text:p text:style-name="P1001"><text:span text:style-name="T6">Brooklyn, NY 11214</text:span></text:p>
      <text:p text:style-name="P1003">ASUNTO: Invitación para HALLOWEEN 2022</text:p>
      <text:p text:style-name="P1004">Estimado/estimada Jorge Gutierrez Caparró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mpeters@optonline.net, gracias.</text:span></text:p>
      <text:h text:style-name="P83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atriz Mamen Casanovas Ruiz</text:span></text:p>
      <text:p text:style-name="P1001"><text:span text:style-name="T6">901 Belmont Street</text:span></text:p>
      <text:p text:style-name="P1001"><text:span text:style-name="T6">Middletown, NY 10940</text:span></text:p>
      <text:p text:style-name="P1003">ASUNTO: Invitación para HALLOWEEN 2022</text:p>
      <text:p text:style-name="P1004">Estimado/estimada Beatriz Mamen Casanovas Rui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alchen@aol.com, gracias.</text:span></text:p>
      <text:h text:style-name="P83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icenta Rivero Otero</text:span></text:p>
      <text:p text:style-name="P1001"><text:span text:style-name="T6">34 West Pleasant St.</text:span></text:p>
      <text:p text:style-name="P1001"><text:span text:style-name="T6">New York, NY 10027</text:span></text:p>
      <text:p text:style-name="P1003">ASUNTO: Invitación para HALLOWEEN 2022</text:p>
      <text:p text:style-name="P1004">Estimado/estimada Vicenta Rivero Ot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rin@att.net, gracias.</text:span></text:p>
      <text:h text:style-name="P83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icenta Solé-Palma</text:span></text:p>
      <text:p text:style-name="P1001"><text:span text:style-name="T6">61 Fulton Street</text:span></text:p>
      <text:p text:style-name="P1001"><text:span text:style-name="T6">Forest Hills, NY 11375</text:span></text:p>
      <text:p text:style-name="P1003">ASUNTO: Invitación para HALLOWEEN 2022</text:p>
      <text:p text:style-name="P1004">Estimado/estimada Vicenta Solé-Palm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dthomas@yahoo.ca, gracias.</text:span></text:p>
      <text:h text:style-name="P83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lejandra Beltrán Fuente</text:span></text:p>
      <text:p text:style-name="P1001"><text:span text:style-name="T6">38 Nut Swamp St.</text:span></text:p>
      <text:p text:style-name="P1001"><text:span text:style-name="T6">Jamaica, NY 11434</text:span></text:p>
      <text:p text:style-name="P1003">ASUNTO: Invitación para HALLOWEEN 2022</text:p>
      <text:p text:style-name="P1004">Estimado/estimada Alejandra Beltrán Fuent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artak@outlook.com, gracias.</text:span></text:p>
      <text:h text:style-name="P83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uperta Casanova Bermúdez</text:span></text:p>
      <text:p text:style-name="P1001"><text:span text:style-name="T6">505 Evergreen Dr.</text:span></text:p>
      <text:p text:style-name="P1001"><text:span text:style-name="T6">Brooklyn, NY 11237</text:span></text:p>
      <text:p text:style-name="P1003">ASUNTO: Invitación para HALLOWEEN 2022</text:p>
      <text:p text:style-name="P1004">Estimado/estimada Ruperta Casanova Bermúd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mmuller@yahoo.com, gracias.</text:span></text:p>
      <text:h text:style-name="P83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icolás Ayala Campoy</text:span></text:p>
      <text:p text:style-name="P1001"><text:span text:style-name="T6">353 Sherman St.</text:span></text:p>
      <text:p text:style-name="P1001"><text:span text:style-name="T6">Flushing, NY 11354</text:span></text:p>
      <text:p text:style-name="P1003">ASUNTO: Invitación para HALLOWEEN 2022</text:p>
      <text:p text:style-name="P1004">Estimado/estimada Nicolás Ayala Campoy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owmanbs@me.com, gracias.</text:span></text:p>
      <text:h text:style-name="P83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eopoldo del Sáez</text:span></text:p>
      <text:p text:style-name="P1001"><text:span text:style-name="T6">764 New St.</text:span></text:p>
      <text:p text:style-name="P1001"><text:span text:style-name="T6">Buffalo, NY 14221</text:span></text:p>
      <text:p text:style-name="P1003">ASUNTO: Invitación para HALLOWEEN 2022</text:p>
      <text:p text:style-name="P1004">Estimado/estimada Leopoldo del Sá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rsimony@live.com, gracias.</text:span></text:p>
      <text:h text:style-name="P83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Haroldo del Hoyos</text:span></text:p>
      <text:p text:style-name="P1001"><text:span text:style-name="T6">2 Delaware Lane</text:span></text:p>
      <text:p text:style-name="P1001"><text:span text:style-name="T6">Huntington, NY 11743</text:span></text:p>
      <text:p text:style-name="P1003">ASUNTO: Invitación para HALLOWEEN 2022</text:p>
      <text:p text:style-name="P1004">Estimado/estimada Haroldo del Hoy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eazelman@optonline.net, gracias.</text:span></text:p>
      <text:h text:style-name="P83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uanita Pastora Escolano Marí</text:span></text:p>
      <text:p text:style-name="P1001"><text:span text:style-name="T6">940 S. Thomas Ave.</text:span></text:p>
      <text:p text:style-name="P1001"><text:span text:style-name="T6">Jamaica, NY 11435</text:span></text:p>
      <text:p text:style-name="P1003">ASUNTO: Invitación para HALLOWEEN 2022</text:p>
      <text:p text:style-name="P1004">Estimado/estimada Juanita Pastora Escolano Marí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exter@aol.com, gracias.</text:span></text:p>
      <text:h text:style-name="P84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enny Manuel Llorens</text:span></text:p>
      <text:p text:style-name="P1001"><text:span text:style-name="T6">8459 Wagon Road</text:span></text:p>
      <text:p text:style-name="P1001"><text:span text:style-name="T6">Tonawanda, NY 14150</text:span></text:p>
      <text:p text:style-name="P1003">ASUNTO: Invitación para HALLOWEEN 2022</text:p>
      <text:p text:style-name="P1004">Estimado/estimada Jenny Manuel Lloren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valon@att.net, gracias.</text:span></text:p>
      <text:h text:style-name="P84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lén Cantero Uría</text:span></text:p>
      <text:p text:style-name="P1001"><text:span text:style-name="T6">815 Victoria Ave.</text:span></text:p>
      <text:p text:style-name="P1001"><text:span text:style-name="T6">New York, NY 10009</text:span></text:p>
      <text:p text:style-name="P1003">ASUNTO: Invitación para HALLOWEEN 2022</text:p>
      <text:p text:style-name="P1004">Estimado/estimada Belén Cantero Urí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gemmons@optonline.net, gracias.</text:span></text:p>
      <text:h text:style-name="P84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ndela Grande Arenas</text:span></text:p>
      <text:p text:style-name="P1001"><text:span text:style-name="T6">7019 Maple St.</text:span></text:p>
      <text:p text:style-name="P1001"><text:span text:style-name="T6">Brooklyn, NY 11233</text:span></text:p>
      <text:p text:style-name="P1003">ASUNTO: Invitación para HALLOWEEN 2022</text:p>
      <text:p text:style-name="P1004">Estimado/estimada Candela Grande Aren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jpig@aol.com, gracias.</text:span></text:p>
      <text:h text:style-name="P84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ocorro Sans Pomares</text:span></text:p>
      <text:p text:style-name="P1001"><text:span text:style-name="T6">7328 Marsh St.</text:span></text:p>
      <text:p text:style-name="P1001"><text:span text:style-name="T6">Brooklyn, NY 11221</text:span></text:p>
      <text:p text:style-name="P1003">ASUNTO: Invitación para HALLOWEEN 2022</text:p>
      <text:p text:style-name="P1004">Estimado/estimada Socorro Sans Pomar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artak@comcast.net, gracias.</text:span></text:p>
      <text:h text:style-name="P84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azaret Antúnez Rios</text:span></text:p>
      <text:p text:style-name="P1001"><text:span text:style-name="T6">7379 Nut Swamp Dr.</text:span></text:p>
      <text:p text:style-name="P1001"><text:span text:style-name="T6">Poughkeepsie, NY 12603</text:span></text:p>
      <text:p text:style-name="P1003">ASUNTO: Invitación para HALLOWEEN 2022</text:p>
      <text:p text:style-name="P1004">Estimado/estimada Nazaret Antúnez Ri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mcnamara@yahoo.com, gracias.</text:span></text:p>
      <text:h text:style-name="P84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Yago Teruel Palomino</text:span></text:p>
      <text:p text:style-name="P1001"><text:span text:style-name="T6">67 Bald Hill St.</text:span></text:p>
      <text:p text:style-name="P1001"><text:span text:style-name="T6">Far Rockaway, NY 11691</text:span></text:p>
      <text:p text:style-name="P1003">ASUNTO: Invitación para HALLOWEEN 2022</text:p>
      <text:p text:style-name="P1004">Estimado/estimada Yago Teruel Palomi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ibrahim@comcast.net, gracias.</text:span></text:p>
      <text:h text:style-name="P84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ola Crespi Lobato</text:span></text:p>
      <text:p text:style-name="P1001"><text:span text:style-name="T6">4 Proctor Ave.</text:span></text:p>
      <text:p text:style-name="P1001"><text:span text:style-name="T6">Hempstead, NY 11550</text:span></text:p>
      <text:p text:style-name="P1003">ASUNTO: Invitación para HALLOWEEN 2022</text:p>
      <text:p text:style-name="P1004">Estimado/estimada Lola Crespi Lobat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uncand@yahoo.com, gracias.</text:span></text:p>
      <text:h text:style-name="P84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tías Agudo Ruiz</text:span></text:p>
      <text:p text:style-name="P1001"><text:span text:style-name="T6">9 Lake St.</text:span></text:p>
      <text:p text:style-name="P1001"><text:span text:style-name="T6">Brooklyn, NY 11210</text:span></text:p>
      <text:p text:style-name="P1003">ASUNTO: Invitación para HALLOWEEN 2022</text:p>
      <text:p text:style-name="P1004">Estimado/estimada Matías Agudo Rui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dbrown@att.net, gracias.</text:span></text:p>
      <text:h text:style-name="P84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isa Redondo Salom</text:span></text:p>
      <text:p text:style-name="P1001"><text:span text:style-name="T6">501 Foster Ave.</text:span></text:p>
      <text:p text:style-name="P1001"><text:span text:style-name="T6">Jamaica, NY 11432</text:span></text:p>
      <text:p text:style-name="P1003">ASUNTO: Invitación para HALLOWEEN 2022</text:p>
      <text:p text:style-name="P1004">Estimado/estimada Luisa Redondo Salom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burrows@comcast.net, gracias.</text:span></text:p>
      <text:h text:style-name="P84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sa Trillo Rozas</text:span></text:p>
      <text:p text:style-name="P1001"><text:span text:style-name="T6">7652 Lakeshore Court</text:span></text:p>
      <text:p text:style-name="P1001"><text:span text:style-name="T6">Brooklyn, NY 11219</text:span></text:p>
      <text:p text:style-name="P1003">ASUNTO: Invitación para HALLOWEEN 2022</text:p>
      <text:p text:style-name="P1004">Estimado/estimada Isa Trillo Roz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onkeydo@att.net, gracias.</text:span></text:p>
      <text:h text:style-name="P85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sdrubal Estevez Solís</text:span></text:p>
      <text:p text:style-name="P1001"><text:span text:style-name="T6">490 Beacon St.</text:span></text:p>
      <text:p text:style-name="P1001"><text:span text:style-name="T6">Brooklyn, NY 11238</text:span></text:p>
      <text:p text:style-name="P1003">ASUNTO: Invitación para HALLOWEEN 2022</text:p>
      <text:p text:style-name="P1004">Estimado/estimada Asdrubal Estevez Solí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michalo@verizon.net, gracias.</text:span></text:p>
      <text:h text:style-name="P85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uth Blázquez Cerro</text:span></text:p>
      <text:p text:style-name="P1001"><text:span text:style-name="T6">9050 West Catherine Dr.</text:span></text:p>
      <text:p text:style-name="P1001"><text:span text:style-name="T6">Bronx, NY 10460</text:span></text:p>
      <text:p text:style-name="P1003">ASUNTO: Invitación para HALLOWEEN 2022</text:p>
      <text:p text:style-name="P1004">Estimado/estimada Ruth Blázquez Cer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ravyface@aol.com, gracias.</text:span></text:p>
      <text:h text:style-name="P85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Hernando del Nieto</text:span></text:p>
      <text:p text:style-name="P1001"><text:span text:style-name="T6">8438 Joy Ridge Drive</text:span></text:p>
      <text:p text:style-name="P1001"><text:span text:style-name="T6">Bronx, NY 10457</text:span></text:p>
      <text:p text:style-name="P1003">ASUNTO: Invitación para HALLOWEEN 2022</text:p>
      <text:p text:style-name="P1004">Estimado/estimada Hernando del Niet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ebdragon@msn.com, gracias.</text:span></text:p>
      <text:h text:style-name="P85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ilvio Vilanova Amador</text:span></text:p>
      <text:p text:style-name="P1001"><text:span text:style-name="T6">9656 Beaver Ridge St.</text:span></text:p>
      <text:p text:style-name="P1001"><text:span text:style-name="T6">New York, NY 10032</text:span></text:p>
      <text:p text:style-name="P1003">ASUNTO: Invitación para HALLOWEEN 2022</text:p>
      <text:p text:style-name="P1004">Estimado/estimada Silvio Vilanova Amado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tthijs@me.com, gracias.</text:span></text:p>
      <text:h text:style-name="P85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amián Andrade</text:span></text:p>
      <text:p text:style-name="P1001"><text:span text:style-name="T6">106 Market Ave.</text:span></text:p>
      <text:p text:style-name="P1001"><text:span text:style-name="T6">New York, NY 10040</text:span></text:p>
      <text:p text:style-name="P1003">ASUNTO: Invitación para HALLOWEEN 2022</text:p>
      <text:p text:style-name="P1004">Estimado/estimada Damián Andrad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idehen@msn.com, gracias.</text:span></text:p>
      <text:h text:style-name="P85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tricio Velasco</text:span></text:p>
      <text:p text:style-name="P1001"><text:span text:style-name="T6">8615 W. Pine Lane</text:span></text:p>
      <text:p text:style-name="P1001"><text:span text:style-name="T6">Staten Island, NY 10314</text:span></text:p>
      <text:p text:style-name="P1003">ASUNTO: Invitación para HALLOWEEN 2022</text:p>
      <text:p text:style-name="P1004">Estimado/estimada Patricio Velasc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jones@yahoo.com, gracias.</text:span></text:p>
      <text:h text:style-name="P85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tonio Mendizábal Sevillano</text:span></text:p>
      <text:p text:style-name="P1001"><text:span text:style-name="T6">9323 E. Old York St.</text:span></text:p>
      <text:p text:style-name="P1001"><text:span text:style-name="T6">North Tonawanda, NY 14120</text:span></text:p>
      <text:p text:style-name="P1003">ASUNTO: Invitación para HALLOWEEN 2022</text:p>
      <text:p text:style-name="P1004">Estimado/estimada Antonio Mendizábal Sevilla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zavadsky@yahoo.ca, gracias.</text:span></text:p>
      <text:h text:style-name="P85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itana Escudero Hidalgo</text:span></text:p>
      <text:p text:style-name="P1001"><text:span text:style-name="T6">8819 Oak Ave.</text:span></text:p>
      <text:p text:style-name="P1001"><text:span text:style-name="T6">New York, NY 10016</text:span></text:p>
      <text:p text:style-name="P1003">ASUNTO: Invitación para HALLOWEEN 2022</text:p>
      <text:p text:style-name="P1004">Estimado/estimada Aitana Escudero Hidalg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aesenj@icloud.com, gracias.</text:span></text:p>
      <text:h text:style-name="P85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gdalena Castell Rey</text:span></text:p>
      <text:p text:style-name="P1001"><text:span text:style-name="T6">9910 Essex St.</text:span></text:p>
      <text:p text:style-name="P1001"><text:span text:style-name="T6">Brooklyn, NY 11234</text:span></text:p>
      <text:p text:style-name="P1003">ASUNTO: Invitación para HALLOWEEN 2022</text:p>
      <text:p text:style-name="P1004">Estimado/estimada Magdalena Castell Rey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mcnabb@mac.com, gracias.</text:span></text:p>
      <text:h text:style-name="P85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altasar del Giner</text:span></text:p>
      <text:p text:style-name="P1001"><text:span text:style-name="T6">142 Windfall St.</text:span></text:p>
      <text:p text:style-name="P1001"><text:span text:style-name="T6">Rochester, NY 14609</text:span></text:p>
      <text:p text:style-name="P1003">ASUNTO: Invitación para HALLOWEEN 2022</text:p>
      <text:p text:style-name="P1004">Estimado/estimada Baltasar del Gine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agal@outlook.com, gracias.</text:span></text:p>
      <text:h text:style-name="P86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tirio Samper Tena</text:span></text:p>
      <text:p text:style-name="P1001"><text:span text:style-name="T6">9809 Gates Street</text:span></text:p>
      <text:p text:style-name="P1001"><text:span text:style-name="T6">Bronx, NY 10468</text:span></text:p>
      <text:p text:style-name="P1003">ASUNTO: Invitación para HALLOWEEN 2022</text:p>
      <text:p text:style-name="P1004">Estimado/estimada Martirio Samper Te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wendlan@gmail.com, gracias.</text:span></text:p>
      <text:h text:style-name="P86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rsenio Haro Ledesma</text:span></text:p>
      <text:p text:style-name="P1001"><text:span text:style-name="T6">510 West Homewood Ave.</text:span></text:p>
      <text:p text:style-name="P1001"><text:span text:style-name="T6">Brooklyn, NY 11203</text:span></text:p>
      <text:p text:style-name="P1003">ASUNTO: Invitación para HALLOWEEN 2022</text:p>
      <text:p text:style-name="P1004">Estimado/estimada Arsenio Haro Ledesm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weaver@att.net, gracias.</text:span></text:p>
      <text:h text:style-name="P86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Herminia Nevado Pagès</text:span></text:p>
      <text:p text:style-name="P1001"><text:span text:style-name="T6">9 Nut Swamp Road</text:span></text:p>
      <text:p text:style-name="P1001"><text:span text:style-name="T6">Brentwood, NY 11717</text:span></text:p>
      <text:p text:style-name="P1003">ASUNTO: Invitación para HALLOWEEN 2022</text:p>
      <text:p text:style-name="P1004">Estimado/estimada Herminia Nevado Pagè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dlyzko@icloud.com, gracias.</text:span></text:p>
      <text:h text:style-name="P86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polonia Luís-Bernat</text:span></text:p>
      <text:p text:style-name="P1001"><text:span text:style-name="T6">52 Glenridge Street</text:span></text:p>
      <text:p text:style-name="P1001"><text:span text:style-name="T6">New York, NY 10128</text:span></text:p>
      <text:p text:style-name="P1003">ASUNTO: Invitación para HALLOWEEN 2022</text:p>
      <text:p text:style-name="P1004">Estimado/estimada Apolonia Luís-Berna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ipsen@mac.com, gracias.</text:span></text:p>
      <text:h text:style-name="P86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ina Porcel Bustamante</text:span></text:p>
      <text:p text:style-name="P1001"><text:span text:style-name="T6">8788 Birchpond Circle</text:span></text:p>
      <text:p text:style-name="P1001"><text:span text:style-name="T6">Brooklyn, NY 11230</text:span></text:p>
      <text:p text:style-name="P1003">ASUNTO: Invitación para HALLOWEEN 2022</text:p>
      <text:p text:style-name="P1004">Estimado/estimada Lina Porcel Bustamant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ogjobber@outlook.com, gracias.</text:span></text:p>
      <text:h text:style-name="P86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é Luis Ferrándiz Cornejo</text:span></text:p>
      <text:p text:style-name="P1001"><text:span text:style-name="T6">559 Young St.</text:span></text:p>
      <text:p text:style-name="P1001"><text:span text:style-name="T6">Auburn, NY 13021</text:span></text:p>
      <text:p text:style-name="P1003">ASUNTO: Invitación para HALLOWEEN 2022</text:p>
      <text:p text:style-name="P1004">Estimado/estimada José Luis Ferrándiz Cornej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enanov@att.net, gracias.</text:span></text:p>
      <text:h text:style-name="P86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len Chaparro</text:span></text:p>
      <text:p text:style-name="P1001"><text:span text:style-name="T6">114 Carriage Lane</text:span></text:p>
      <text:p text:style-name="P1001"><text:span text:style-name="T6">Brooklyn, NY 11216</text:span></text:p>
      <text:p text:style-name="P1003">ASUNTO: Invitación para HALLOWEEN 2022</text:p>
      <text:p text:style-name="P1004">Estimado/estimada Belen Chapar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newman@verizon.net, gracias.</text:span></text:p>
      <text:h text:style-name="P86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oncio Cerdán</text:span></text:p>
      <text:p text:style-name="P1001"><text:span text:style-name="T6">328 E. Windfall Ave.</text:span></text:p>
      <text:p text:style-name="P1001"><text:span text:style-name="T6">Flushing, NY 11355</text:span></text:p>
      <text:p text:style-name="P1003">ASUNTO: Invitación para HALLOWEEN 2022</text:p>
      <text:p text:style-name="P1004">Estimado/estimada Poncio Cerd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racle@hotmail.com, gracias.</text:span></text:p>
      <text:h text:style-name="P86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drés Doménech Almazán</text:span></text:p>
      <text:p text:style-name="P1001"><text:span text:style-name="T6">9123 Shub Farm Road</text:span></text:p>
      <text:p text:style-name="P1001"><text:span text:style-name="T6">New York, NY 10002</text:span></text:p>
      <text:p text:style-name="P1003">ASUNTO: Invitación para HALLOWEEN 2022</text:p>
      <text:p text:style-name="P1004">Estimado/estimada Andrés Doménech Almaz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ianbuck@yahoo.com, gracias.</text:span></text:p>
      <text:h text:style-name="P86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ecilio Apolinar Salas Alemán</text:span></text:p>
      <text:p text:style-name="P1001"><text:span text:style-name="T6">120 Whitemarsh St.</text:span></text:p>
      <text:p text:style-name="P1001"><text:span text:style-name="T6">Yonkers, NY 10701</text:span></text:p>
      <text:p text:style-name="P1003">ASUNTO: Invitación para HALLOWEEN 2022</text:p>
      <text:p text:style-name="P1004">Estimado/estimada Cecilio Apolinar Salas Alem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ampton@hotmail.com, gracias.</text:span></text:p>
      <text:h text:style-name="P87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Otilia Ropero Macias</text:span></text:p>
      <text:p text:style-name="P1001"><text:span text:style-name="T6">9690 Princess Ave.</text:span></text:p>
      <text:p text:style-name="P1001"><text:span text:style-name="T6">Elmont, NY 11003</text:span></text:p>
      <text:p text:style-name="P1003">ASUNTO: Invitación para HALLOWEEN 2022</text:p>
      <text:p text:style-name="P1004">Estimado/estimada Otilia Ropero Maci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oomzilla@sbcglobal.net, gracias.</text:span></text:p>
      <text:h text:style-name="P87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evero de Goñi</text:span></text:p>
      <text:p text:style-name="P1001"><text:span text:style-name="T6">8948 St Louis Ave.</text:span></text:p>
      <text:p text:style-name="P1001"><text:span text:style-name="T6">Rome, NY 13440</text:span></text:p>
      <text:p text:style-name="P1003">ASUNTO: Invitación para HALLOWEEN 2022</text:p>
      <text:p text:style-name="P1004">Estimado/estimada Severo de Goñi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ulletin@att.net, gracias.</text:span></text:p>
      <text:h text:style-name="P87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huy Julián Cabrero</text:span></text:p>
      <text:p text:style-name="P1001"><text:span text:style-name="T6">748 East Brown St.</text:span></text:p>
      <text:p text:style-name="P1001"><text:span text:style-name="T6">New York, NY 10034</text:span></text:p>
      <text:p text:style-name="P1003">ASUNTO: Invitación para HALLOWEEN 2022</text:p>
      <text:p text:style-name="P1004">Estimado/estimada Chuy Julián Cabr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nimats@msn.com, gracias.</text:span></text:p>
      <text:h text:style-name="P87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elia Campo-Bueno</text:span></text:p>
      <text:p text:style-name="P1001"><text:span text:style-name="T6">679 Oak Meadow Ave.</text:span></text:p>
      <text:p text:style-name="P1001"><text:span text:style-name="T6">South Ozone Park, NY 11420</text:span></text:p>
      <text:p text:style-name="P1003">ASUNTO: Invitación para HALLOWEEN 2022</text:p>
      <text:p text:style-name="P1004">Estimado/estimada Adelia Campo-Bue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ieman@mac.com, gracias.</text:span></text:p>
      <text:h text:style-name="P87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acleto Paniagua-Antúnez</text:span></text:p>
      <text:p text:style-name="P1001"><text:span text:style-name="T6">490 W. Vernon Street</text:span></text:p>
      <text:p text:style-name="P1001"><text:span text:style-name="T6">New York, NY 10003</text:span></text:p>
      <text:p text:style-name="P1003">ASUNTO: Invitación para HALLOWEEN 2022</text:p>
      <text:p text:style-name="P1004">Estimado/estimada Anacleto Paniagua-Antún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ugusto@yahoo.com, gracias.</text:span></text:p>
      <text:h text:style-name="P87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égulo Larrea Pereira</text:span></text:p>
      <text:p text:style-name="P1001"><text:span text:style-name="T6">279 Magnolia Avenue</text:span></text:p>
      <text:p text:style-name="P1001"><text:span text:style-name="T6">Woodside, NY 11377</text:span></text:p>
      <text:p text:style-name="P1003">ASUNTO: Invitación para HALLOWEEN 2022</text:p>
      <text:p text:style-name="P1004">Estimado/estimada Régulo Larrea Perei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unstan@outlook.com, gracias.</text:span></text:p>
      <text:h text:style-name="P87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cífica Guardiola Rosa</text:span></text:p>
      <text:p text:style-name="P1001"><text:span text:style-name="T6">9589 Thorne Ave.</text:span></text:p>
      <text:p text:style-name="P1001"><text:span text:style-name="T6">Brooklyn, NY 11235</text:span></text:p>
      <text:p text:style-name="P1003">ASUNTO: Invitación para HALLOWEEN 2022</text:p>
      <text:p text:style-name="P1004">Estimado/estimada Pacífica Guardiola Ros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hoffman@sbcglobal.net, gracias.</text:span></text:p>
      <text:h text:style-name="P87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ictorino Aramburu</text:span></text:p>
      <text:p text:style-name="P1001"><text:span text:style-name="T6">899 Shipley Ave.</text:span></text:p>
      <text:p text:style-name="P1001"><text:span text:style-name="T6">Brooklyn, NY 11201</text:span></text:p>
      <text:p text:style-name="P1003">ASUNTO: Invitación para HALLOWEEN 2022</text:p>
      <text:p text:style-name="P1004">Estimado/estimada Victorino Aramburu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eazelman@gmail.com, gracias.</text:span></text:p>
      <text:h text:style-name="P87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ibiana Mata Alcolea</text:span></text:p>
      <text:p text:style-name="P1001"><text:span text:style-name="T6">46 Victoria Court</text:span></text:p>
      <text:p text:style-name="P1001"><text:span text:style-name="T6">Bronx, NY 10453</text:span></text:p>
      <text:p text:style-name="P1003">ASUNTO: Invitación para HALLOWEEN 2022</text:p>
      <text:p text:style-name="P1004">Estimado/estimada Bibiana Mata Alcole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irod@icloud.com, gracias.</text:span></text:p>
      <text:h text:style-name="P87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lorentina Grande Quintero</text:span></text:p>
      <text:p text:style-name="P1001"><text:span text:style-name="T6">8664 Oak Valley Drive</text:span></text:p>
      <text:p text:style-name="P1001"><text:span text:style-name="T6">Webster, NY 14580</text:span></text:p>
      <text:p text:style-name="P1003">ASUNTO: Invitación para HALLOWEEN 2022</text:p>
      <text:p text:style-name="P1004">Estimado/estimada Florentina Grande Quint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yangyan@msn.com, gracias.</text:span></text:p>
      <text:h text:style-name="P88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yetano Coello Fernandez</text:span></text:p>
      <text:p text:style-name="P1001"><text:span text:style-name="T6">922 West Leeton Ridge St.</text:span></text:p>
      <text:p text:style-name="P1001"><text:span text:style-name="T6">Buffalo, NY 14215</text:span></text:p>
      <text:p text:style-name="P1003">ASUNTO: Invitación para HALLOWEEN 2022</text:p>
      <text:p text:style-name="P1004">Estimado/estimada Cayetano Coello Fernand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enits@optonline.net, gracias.</text:span></text:p>
      <text:h text:style-name="P88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lorinda Gascón Gonzalo</text:span></text:p>
      <text:p text:style-name="P1001"><text:span text:style-name="T6">7880 Leeton Ridge Avenue</text:span></text:p>
      <text:p text:style-name="P1001"><text:span text:style-name="T6">Astoria, NY 11103</text:span></text:p>
      <text:p text:style-name="P1003">ASUNTO: Invitación para HALLOWEEN 2022</text:p>
      <text:p text:style-name="P1004">Estimado/estimada Florinda Gascón Gonza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evans@aol.com, gracias.</text:span></text:p>
      <text:h text:style-name="P88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aleria Ríos</text:span></text:p>
      <text:p text:style-name="P1001"><text:span text:style-name="T6">92 Marvon St.</text:span></text:p>
      <text:p text:style-name="P1001"><text:span text:style-name="T6">Troy, NY 12180</text:span></text:p>
      <text:p text:style-name="P1003">ASUNTO: Invitación para HALLOWEEN 2022</text:p>
      <text:p text:style-name="P1004">Estimado/estimada Valeria Rí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foskett@yahoo.com, gracias.</text:span></text:p>
      <text:h text:style-name="P88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lanca Moya Fabregat</text:span></text:p>
      <text:p text:style-name="P1001"><text:span text:style-name="T6">905 Wrangler Lane</text:span></text:p>
      <text:p text:style-name="P1001"><text:span text:style-name="T6">Astoria, NY 11105</text:span></text:p>
      <text:p text:style-name="P1003">ASUNTO: Invitación para HALLOWEEN 2022</text:p>
      <text:p text:style-name="P1004">Estimado/estimada Blanca Moya Fabrega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atalog@hotmail.com, gracias.</text:span></text:p>
      <text:h text:style-name="P88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oraya Cáceres Marin</text:span></text:p>
      <text:p text:style-name="P1001"><text:span text:style-name="T6">9096 Clark Lane</text:span></text:p>
      <text:p text:style-name="P1001"><text:span text:style-name="T6">Brooklyn, NY 11224</text:span></text:p>
      <text:p text:style-name="P1003">ASUNTO: Invitación para HALLOWEEN 2022</text:p>
      <text:p text:style-name="P1004">Estimado/estimada Soraya Cáceres Mari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reneel@verizon.net, gracias.</text:span></text:p>
      <text:h text:style-name="P88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ufina Rosselló Sales</text:span></text:p>
      <text:p text:style-name="P1001"><text:span text:style-name="T6">9783 Poplar Street</text:span></text:p>
      <text:p text:style-name="P1001"><text:span text:style-name="T6">Buffalo, NY 14224</text:span></text:p>
      <text:p text:style-name="P1003">ASUNTO: Invitación para HALLOWEEN 2022</text:p>
      <text:p text:style-name="P1004">Estimado/estimada Rufina Rosselló Sal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rezet@msn.com, gracias.</text:span></text:p>
      <text:h text:style-name="P88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bril Almazán Gargallo</text:span></text:p>
      <text:p text:style-name="P1001"><text:span text:style-name="T6">744 Coffee Ave.</text:span></text:p>
      <text:p text:style-name="P1001"><text:span text:style-name="T6">Jamaica, NY 11435</text:span></text:p>
      <text:p text:style-name="P1003">ASUNTO: Invitación para HALLOWEEN 2022</text:p>
      <text:p text:style-name="P1004">Estimado/estimada Abril Almazán Gargal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ymbolic@mac.com, gracias.</text:span></text:p>
      <text:h text:style-name="P88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andalio Pinto Alcázar</text:span></text:p>
      <text:p text:style-name="P1001"><text:span text:style-name="T6">10 Rockwell Road</text:span></text:p>
      <text:p text:style-name="P1001"><text:span text:style-name="T6">Ithaca, NY 14850</text:span></text:p>
      <text:p text:style-name="P1003">ASUNTO: Invitación para HALLOWEEN 2022</text:p>
      <text:p text:style-name="P1004">Estimado/estimada Sandalio Pinto Alcáza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elnik@mac.com, gracias.</text:span></text:p>
      <text:h text:style-name="P88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Urbano Rosselló Llabrés</text:span></text:p>
      <text:p text:style-name="P1001"><text:span text:style-name="T6">395 W. Coffee St.</text:span></text:p>
      <text:p text:style-name="P1001"><text:span text:style-name="T6">Brooklyn, NY 11236</text:span></text:p>
      <text:p text:style-name="P1003">ASUNTO: Invitación para HALLOWEEN 2022</text:p>
      <text:p text:style-name="P1004">Estimado/estimada Urbano Rosselló Llabré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vertigo@optonline.net, gracias.</text:span></text:p>
      <text:h text:style-name="P88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urelio Ferreras Granados</text:span></text:p>
      <text:p text:style-name="P1001"><text:span text:style-name="T6">499 Second Dr.</text:span></text:p>
      <text:p text:style-name="P1001"><text:span text:style-name="T6">Bronx, NY 10456</text:span></text:p>
      <text:p text:style-name="P1003">ASUNTO: Invitación para HALLOWEEN 2022</text:p>
      <text:p text:style-name="P1004">Estimado/estimada Aurelio Ferreras Granad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odlyzko@outlook.com, gracias.</text:span></text:p>
      <text:h text:style-name="P89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roa Pujol Belmonte</text:span></text:p>
      <text:p text:style-name="P1001"><text:span text:style-name="T6">56 Nut Swamp Circle</text:span></text:p>
      <text:p text:style-name="P1001"><text:span text:style-name="T6">Brooklyn, NY 11221</text:span></text:p>
      <text:p text:style-name="P1003">ASUNTO: Invitación para HALLOWEEN 2022</text:p>
      <text:p text:style-name="P1004">Estimado/estimada Aroa Pujol Belmont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achbaur@yahoo.com, gracias.</text:span></text:p>
      <text:h text:style-name="P89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lista de Abril</text:span></text:p>
      <text:p text:style-name="P1001"><text:span text:style-name="T6">943 Holly Ave.</text:span></text:p>
      <text:p text:style-name="P1001"><text:span text:style-name="T6">Bronx, NY 10451</text:span></text:p>
      <text:p text:style-name="P1003">ASUNTO: Invitación para HALLOWEEN 2022</text:p>
      <text:p text:style-name="P1004">Estimado/estimada Calista de Abri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umarana@att.net, gracias.</text:span></text:p>
      <text:h text:style-name="P89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eófilo Contreras Téllez</text:span></text:p>
      <text:p text:style-name="P1001"><text:span text:style-name="T6">9752 Blackburn Dr.</text:span></text:p>
      <text:p text:style-name="P1001"><text:span text:style-name="T6">Brooklyn, NY 11214</text:span></text:p>
      <text:p text:style-name="P1003">ASUNTO: Invitación para HALLOWEEN 2022</text:p>
      <text:p text:style-name="P1004">Estimado/estimada Teófilo Contreras Téll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onev@outlook.com, gracias.</text:span></text:p>
      <text:h text:style-name="P89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ilagros Cabañas</text:span></text:p>
      <text:p text:style-name="P1001"><text:span text:style-name="T6">8821 Rockville Lane</text:span></text:p>
      <text:p text:style-name="P1001"><text:span text:style-name="T6">Newburgh, NY 12550</text:span></text:p>
      <text:p text:style-name="P1003">ASUNTO: Invitación para HALLOWEEN 2022</text:p>
      <text:p text:style-name="P1004">Estimado/estimada Milagros Cabañ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utton@me.com, gracias.</text:span></text:p>
      <text:h text:style-name="P89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onzalo Sans Miró</text:span></text:p>
      <text:p text:style-name="P1001"><text:span text:style-name="T6">6 Newport Court</text:span></text:p>
      <text:p text:style-name="P1001"><text:span text:style-name="T6">Brooklyn, NY 11235</text:span></text:p>
      <text:p text:style-name="P1003">ASUNTO: Invitación para HALLOWEEN 2022</text:p>
      <text:p text:style-name="P1004">Estimado/estimada Gonzalo Sans Miró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orrada@mac.com, gracias.</text:span></text:p>
      <text:h text:style-name="P89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ofía Bou Zamorano</text:span></text:p>
      <text:p text:style-name="P1001"><text:span text:style-name="T6">309 South Hill Field St.</text:span></text:p>
      <text:p text:style-name="P1001"><text:span text:style-name="T6">Massapequa, NY 11758</text:span></text:p>
      <text:p text:style-name="P1003">ASUNTO: Invitación para HALLOWEEN 2022</text:p>
      <text:p text:style-name="P1004">Estimado/estimada Sofía Bou Zamoran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hinthaka@aol.com, gracias.</text:span></text:p>
      <text:h text:style-name="P89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eandro Gabino Cruz Izaguirre</text:span></text:p>
      <text:p text:style-name="P1001"><text:span text:style-name="T6">7363 St Louis Street</text:span></text:p>
      <text:p text:style-name="P1001"><text:span text:style-name="T6">Jamestown, NY 14701</text:span></text:p>
      <text:p text:style-name="P1003">ASUNTO: Invitación para HALLOWEEN 2022</text:p>
      <text:p text:style-name="P1004">Estimado/estimada Leandro Gabino Cruz Izaguirr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greuter@yahoo.com, gracias.</text:span></text:p>
      <text:h text:style-name="P89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gelina Royo Canals</text:span></text:p>
      <text:p text:style-name="P1001"><text:span text:style-name="T6">8877 Selby Rd.</text:span></text:p>
      <text:p text:style-name="P1001"><text:span text:style-name="T6">Fairport, NY 14450</text:span></text:p>
      <text:p text:style-name="P1003">ASUNTO: Invitación para HALLOWEEN 2022</text:p>
      <text:p text:style-name="P1004">Estimado/estimada Angelina Royo Canal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teniese@hotmail.com, gracias.</text:span></text:p>
      <text:h text:style-name="P89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ío Fonseca-Granados</text:span></text:p>
      <text:p text:style-name="P1001"><text:span text:style-name="T6">35 Airport Street</text:span></text:p>
      <text:p text:style-name="P1001"><text:span text:style-name="T6">Bronx, NY 10465</text:span></text:p>
      <text:p text:style-name="P1003">ASUNTO: Invitación para HALLOWEEN 2022</text:p>
      <text:p text:style-name="P1004">Estimado/estimada Pío Fonseca-Granad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cmillan@optonline.net, gracias.</text:span></text:p>
      <text:h text:style-name="P89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is Miguel Cuadrado Gual</text:span></text:p>
      <text:p text:style-name="P1001"><text:span text:style-name="T6">858 Primrose Lane</text:span></text:p>
      <text:p text:style-name="P1001"><text:span text:style-name="T6">Brooklyn, NY 11234</text:span></text:p>
      <text:p text:style-name="P1003">ASUNTO: Invitación para HALLOWEEN 2022</text:p>
      <text:p text:style-name="P1004">Estimado/estimada Luis Miguel Cuadrado Gu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ilmoure@yahoo.ca, gracias.</text:span></text:p>
      <text:h text:style-name="P90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lanca Lucas Cortés</text:span></text:p>
      <text:p text:style-name="P1001"><text:span text:style-name="T6">824 Woodside Avenue</text:span></text:p>
      <text:p text:style-name="P1001"><text:span text:style-name="T6">West Babylon, NY 11704</text:span></text:p>
      <text:p text:style-name="P1003">ASUNTO: Invitación para HALLOWEEN 2022</text:p>
      <text:p text:style-name="P1004">Estimado/estimada Blanca Lucas Corté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brown@live.com, gracias.</text:span></text:p>
      <text:h text:style-name="P90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é Luis Arévalo</text:span></text:p>
      <text:p text:style-name="P1001"><text:span text:style-name="T6">917 NW. Leatherwood Court</text:span></text:p>
      <text:p text:style-name="P1001"><text:span text:style-name="T6">Bronx, NY 10461</text:span></text:p>
      <text:p text:style-name="P1003">ASUNTO: Invitación para HALLOWEEN 2022</text:p>
      <text:p text:style-name="P1004">Estimado/estimada José Luis Aréva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qmacro@verizon.net, gracias.</text:span></text:p>
      <text:h text:style-name="P90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eonel Sierra Fajardo</text:span></text:p>
      <text:p text:style-name="P1001"><text:span text:style-name="T6">21 Creek Drive</text:span></text:p>
      <text:p text:style-name="P1001"><text:span text:style-name="T6">Bronx, NY 10467</text:span></text:p>
      <text:p text:style-name="P1003">ASUNTO: Invitación para HALLOWEEN 2022</text:p>
      <text:p text:style-name="P1004">Estimado/estimada Leonel Sierra Fajar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taikos@gmail.com, gracias.</text:span></text:p>
      <text:h text:style-name="P90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lixto Palacio Casas</text:span></text:p>
      <text:p text:style-name="P1001"><text:span text:style-name="T6">39 Goldfield Rd.</text:span></text:p>
      <text:p text:style-name="P1001"><text:span text:style-name="T6">South Ozone Park, NY 11420</text:span></text:p>
      <text:p text:style-name="P1003">ASUNTO: Invitación para HALLOWEEN 2022</text:p>
      <text:p text:style-name="P1004">Estimado/estimada Calixto Palacio Cas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norr@comcast.net, gracias.</text:span></text:p>
      <text:h text:style-name="P90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ugenio Pla Alegre</text:span></text:p>
      <text:p text:style-name="P1001"><text:span text:style-name="T6">972 Stillwater St.</text:span></text:p>
      <text:p text:style-name="P1001"><text:span text:style-name="T6">Brooklyn, NY 11220</text:span></text:p>
      <text:p text:style-name="P1003">ASUNTO: Invitación para HALLOWEEN 2022</text:p>
      <text:p text:style-name="P1004">Estimado/estimada Eugenio Pla Alegr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avinls@verizon.net, gracias.</text:span></text:p>
      <text:h text:style-name="P90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aniela Arana</text:span></text:p>
      <text:p text:style-name="P1001"><text:span text:style-name="T6">86 Logan Dr.</text:span></text:p>
      <text:p text:style-name="P1001"><text:span text:style-name="T6">Rego Park, NY 11374</text:span></text:p>
      <text:p text:style-name="P1003">ASUNTO: Invitación para HALLOWEEN 2022</text:p>
      <text:p text:style-name="P1004">Estimado/estimada Daniela Ara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carolan@aol.com, gracias.</text:span></text:p>
      <text:h text:style-name="P90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ancio Casares Francisco</text:span></text:p>
      <text:p text:style-name="P1001"><text:span text:style-name="T6">88 Maple Circle</text:span></text:p>
      <text:p text:style-name="P1001"><text:span text:style-name="T6">Tonawanda, NY 14150</text:span></text:p>
      <text:p text:style-name="P1003">ASUNTO: Invitación para HALLOWEEN 2022</text:p>
      <text:p text:style-name="P1004">Estimado/estimada Amancio Casares Francisc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utton@comcast.net, gracias.</text:span></text:p>
      <text:h text:style-name="P90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eopoldo Lamas Vilaplana</text:span></text:p>
      <text:p text:style-name="P1001"><text:span text:style-name="T6">31 Studebaker St.</text:span></text:p>
      <text:p text:style-name="P1001"><text:span text:style-name="T6">East Elmhurst, NY 11370</text:span></text:p>
      <text:p text:style-name="P1003">ASUNTO: Invitación para HALLOWEEN 2022</text:p>
      <text:p text:style-name="P1004">Estimado/estimada Leopoldo Lamas Vilapla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izza@gmail.com, gracias.</text:span></text:p>
      <text:h text:style-name="P90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scual del Haro</text:span></text:p>
      <text:p text:style-name="P1001"><text:span text:style-name="T6">34 E. Lafayette Court</text:span></text:p>
      <text:p text:style-name="P1001"><text:span text:style-name="T6">Jamaica, NY 11434</text:span></text:p>
      <text:p text:style-name="P1003">ASUNTO: Invitación para HALLOWEEN 2022</text:p>
      <text:p text:style-name="P1004">Estimado/estimada Pascual del Ha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obileip@yahoo.ca, gracias.</text:span></text:p>
      <text:h text:style-name="P90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ionisia Llamas</text:span></text:p>
      <text:p text:style-name="P1001"><text:span text:style-name="T6">2 Ridgeview Dr.</text:span></text:p>
      <text:p text:style-name="P1001"><text:span text:style-name="T6">Middletown, NY 10940</text:span></text:p>
      <text:p text:style-name="P1003">ASUNTO: Invitación para HALLOWEEN 2022</text:p>
      <text:p text:style-name="P1004">Estimado/estimada Dionisia Llam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orrocks@yahoo.com, gracias.</text:span></text:p>
      <text:h text:style-name="P91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ada Falcó Llabrés</text:span></text:p>
      <text:p text:style-name="P1001"><text:span text:style-name="T6">75 Jefferson Lane</text:span></text:p>
      <text:p text:style-name="P1001"><text:span text:style-name="T6">Poughkeepsie, NY 12603</text:span></text:p>
      <text:p text:style-name="P1003">ASUNTO: Invitación para HALLOWEEN 2022</text:p>
      <text:p text:style-name="P1004">Estimado/estimada Amada Falcó Llabré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arahs@aol.com, gracias.</text:span></text:p>
      <text:h text:style-name="P91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Óscar Enríquez Acedo</text:span></text:p>
      <text:p text:style-name="P1001"><text:span text:style-name="T6">5 Circle Dr.</text:span></text:p>
      <text:p text:style-name="P1001"><text:span text:style-name="T6">Huntington Station, NY 11746</text:span></text:p>
      <text:p text:style-name="P1003">ASUNTO: Invitación para HALLOWEEN 2022</text:p>
      <text:p text:style-name="P1004">Estimado/estimada Óscar Enríquez Ace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luffy@aol.com, gracias.</text:span></text:p>
      <text:h text:style-name="P91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ecilio Bastida Seguí</text:span></text:p>
      <text:p text:style-name="P1001"><text:span text:style-name="T6">612 Silver Spear Dr.</text:span></text:p>
      <text:p text:style-name="P1001"><text:span text:style-name="T6">Brooklyn, NY 11204</text:span></text:p>
      <text:p text:style-name="P1003">ASUNTO: Invitación para HALLOWEEN 2022</text:p>
      <text:p text:style-name="P1004">Estimado/estimada Cecilio Bastida Seguí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effcovey@optonline.net, gracias.</text:span></text:p>
      <text:h text:style-name="P91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eocadia Aznar Revilla</text:span></text:p>
      <text:p text:style-name="P1001"><text:span text:style-name="T6">8627 Bayberry Street</text:span></text:p>
      <text:p text:style-name="P1001"><text:span text:style-name="T6">New York, NY 10028</text:span></text:p>
      <text:p text:style-name="P1003">ASUNTO: Invitación para HALLOWEEN 2022</text:p>
      <text:p text:style-name="P1004">Estimado/estimada Leocadia Aznar Revil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aoya@outlook.com, gracias.</text:span></text:p>
      <text:h text:style-name="P91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abel Iniesta Hierro</text:span></text:p>
      <text:p text:style-name="P1001"><text:span text:style-name="T6">4 Bank Dr.</text:span></text:p>
      <text:p text:style-name="P1001"><text:span text:style-name="T6">Bronx, NY 10466</text:span></text:p>
      <text:p text:style-name="P1003">ASUNTO: Invitación para HALLOWEEN 2022</text:p>
      <text:p text:style-name="P1004">Estimado/estimada Anabel Iniesta Hier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taikos@optonline.net, gracias.</text:span></text:p>
      <text:h text:style-name="P91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ilia Narváez Batalla</text:span></text:p>
      <text:p text:style-name="P1001"><text:span text:style-name="T6">8579 Greenview St.</text:span></text:p>
      <text:p text:style-name="P1001"><text:span text:style-name="T6">Jackson Heights, NY 11372</text:span></text:p>
      <text:p text:style-name="P1003">ASUNTO: Invitación para HALLOWEEN 2022</text:p>
      <text:p text:style-name="P1004">Estimado/estimada Lilia Narváez Batal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robshaw@me.com, gracias.</text:span></text:p>
      <text:h text:style-name="P91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riana Egea Luís</text:span></text:p>
      <text:p text:style-name="P1001"><text:span text:style-name="T6">8483 Sugar Ave.</text:span></text:p>
      <text:p text:style-name="P1001"><text:span text:style-name="T6">Bronx, NY 10453</text:span></text:p>
      <text:p text:style-name="P1003">ASUNTO: Invitación para HALLOWEEN 2022</text:p>
      <text:p text:style-name="P1004">Estimado/estimada Adriana Egea Luí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jlitt@outlook.com, gracias.</text:span></text:p>
      <text:h text:style-name="P91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epita del Gallart</text:span></text:p>
      <text:p text:style-name="P1001"><text:span text:style-name="T6">8995 Rockledge Street</text:span></text:p>
      <text:p text:style-name="P1001"><text:span text:style-name="T6">Westbury, NY 11590</text:span></text:p>
      <text:p text:style-name="P1003">ASUNTO: Invitación para HALLOWEEN 2022</text:p>
      <text:p text:style-name="P1004">Estimado/estimada Pepita del Gallar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awnsong@icloud.com, gracias.</text:span></text:p>
      <text:h text:style-name="P91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is Ángel Téllez Conde</text:span></text:p>
      <text:p text:style-name="P1001"><text:span text:style-name="T6">9834 Pennington Ave.</text:span></text:p>
      <text:p text:style-name="P1001"><text:span text:style-name="T6">Bronx, NY 10460</text:span></text:p>
      <text:p text:style-name="P1003">ASUNTO: Invitación para HALLOWEEN 2022</text:p>
      <text:p text:style-name="P1004">Estimado/estimada Luis Ángel Téllez Cond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irod@aol.com, gracias.</text:span></text:p>
      <text:h text:style-name="P91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gelina Sanmiguel Gallo</text:span></text:p>
      <text:p text:style-name="P1001"><text:span text:style-name="T6">14 Charles Ave.</text:span></text:p>
      <text:p text:style-name="P1001"><text:span text:style-name="T6">Buffalo, NY 14215</text:span></text:p>
      <text:p text:style-name="P1003">ASUNTO: Invitación para HALLOWEEN 2022</text:p>
      <text:p text:style-name="P1004">Estimado/estimada Angelina Sanmiguel Gal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uraeus@aol.com, gracias.</text:span></text:p>
      <text:h text:style-name="P92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talina Solé Porras</text:span></text:p>
      <text:p text:style-name="P1001"><text:span text:style-name="T6">178 Oakland Lane</text:span></text:p>
      <text:p text:style-name="P1001"><text:span text:style-name="T6">Rome, NY 13440</text:span></text:p>
      <text:p text:style-name="P1003">ASUNTO: Invitación para HALLOWEEN 2022</text:p>
      <text:p text:style-name="P1004">Estimado/estimada Catalina Solé Porr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reeves@comcast.net, gracias.</text:span></text:p>
      <text:h text:style-name="P92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nuela Benavides Gálvez</text:span></text:p>
      <text:p text:style-name="P1001"><text:span text:style-name="T6">7690 Glenridge Street</text:span></text:p>
      <text:p text:style-name="P1001"><text:span text:style-name="T6">New York, NY 10032</text:span></text:p>
      <text:p text:style-name="P1003">ASUNTO: Invitación para HALLOWEEN 2022</text:p>
      <text:p text:style-name="P1004">Estimado/estimada Manuela Benavides Gálv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gknauss@outlook.com, gracias.</text:span></text:p>
      <text:h text:style-name="P92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eresa Lastra Serra</text:span></text:p>
      <text:p text:style-name="P1001"><text:span text:style-name="T6">9105 E. Bayberry Avenue</text:span></text:p>
      <text:p text:style-name="P1001"><text:span text:style-name="T6">Flushing, NY 11355</text:span></text:p>
      <text:p text:style-name="P1003">ASUNTO: Invitación para HALLOWEEN 2022</text:p>
      <text:p text:style-name="P1004">Estimado/estimada Teresa Lastra Ser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uncand@mac.com, gracias.</text:span></text:p>
      <text:h text:style-name="P92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ianela Jover Carballo</text:span></text:p>
      <text:p text:style-name="P1001"><text:span text:style-name="T6">8489 Colonial St.</text:span></text:p>
      <text:p text:style-name="P1001"><text:span text:style-name="T6">Rochester, NY 14609</text:span></text:p>
      <text:p text:style-name="P1003">ASUNTO: Invitación para HALLOWEEN 2022</text:p>
      <text:p text:style-name="P1004">Estimado/estimada Marianela Jover Carball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rioph@mac.com, gracias.</text:span></text:p>
      <text:h text:style-name="P92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inara Zaragoza Crespi</text:span></text:p>
      <text:p text:style-name="P1001"><text:span text:style-name="T6">7266 Shady Drive</text:span></text:p>
      <text:p text:style-name="P1001"><text:span text:style-name="T6">Hamburg, NY 14075</text:span></text:p>
      <text:p text:style-name="P1003">ASUNTO: Invitación para HALLOWEEN 2022</text:p>
      <text:p text:style-name="P1004">Estimado/estimada Ainara Zaragoza Crespi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unreal@aol.com, gracias.</text:span></text:p>
      <text:h text:style-name="P92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laudio Porfirio Francisco Múñiz</text:span></text:p>
      <text:p text:style-name="P1001"><text:span text:style-name="T6">493 Summer Avenue</text:span></text:p>
      <text:p text:style-name="P1001"><text:span text:style-name="T6">Forest Hills, NY 11375</text:span></text:p>
      <text:p text:style-name="P1003">ASUNTO: Invitación para HALLOWEEN 2022</text:p>
      <text:p text:style-name="P1004">Estimado/estimada Claudio Porfirio Francisco Múñi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dielmann@yahoo.ca, gracias.</text:span></text:p>
      <text:h text:style-name="P92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ndrés Felipe Cuevas</text:span></text:p>
      <text:p text:style-name="P1001"><text:span text:style-name="T6">254 Kingston Street</text:span></text:p>
      <text:p text:style-name="P1001"><text:span text:style-name="T6">Brooklyn, NY 11238</text:span></text:p>
      <text:p text:style-name="P1003">ASUNTO: Invitación para HALLOWEEN 2022</text:p>
      <text:p text:style-name="P1004">Estimado/estimada Andrés Felipe Cuev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uparine@msn.com, gracias.</text:span></text:p>
      <text:h text:style-name="P92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ncarnación Fiol Domingo</text:span></text:p>
      <text:p text:style-name="P1001"><text:span text:style-name="T6">37 Garfield Dr.</text:span></text:p>
      <text:p text:style-name="P1001"><text:span text:style-name="T6">Brooklyn, NY 11213</text:span></text:p>
      <text:p text:style-name="P1003">ASUNTO: Invitación para HALLOWEEN 2022</text:p>
      <text:p text:style-name="P1004">Estimado/estimada Encarnación Fiol Doming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fitza@live.com, gracias.</text:span></text:p>
      <text:h text:style-name="P92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átima de Cisneros</text:span></text:p>
      <text:p text:style-name="P1001"><text:span text:style-name="T6">92 Peg Shop Rd.</text:span></text:p>
      <text:p text:style-name="P1001"><text:span text:style-name="T6">New York, NY 10002</text:span></text:p>
      <text:p text:style-name="P1003">ASUNTO: Invitación para HALLOWEEN 2022</text:p>
      <text:p text:style-name="P1004">Estimado/estimada Fátima de Cisner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omdig@yahoo.ca, gracias.</text:span></text:p>
      <text:h text:style-name="P92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ximino Vigil Morante</text:span></text:p>
      <text:p text:style-name="P1001"><text:span text:style-name="T6">457 Orange Street</text:span></text:p>
      <text:p text:style-name="P1001"><text:span text:style-name="T6">Elmont, NY 11003</text:span></text:p>
      <text:p text:style-name="P1003">ASUNTO: Invitación para HALLOWEEN 2022</text:p>
      <text:p text:style-name="P1004">Estimado/estimada Maximino Vigil Morant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foskett@verizon.net, gracias.</text:span></text:p>
      <text:h text:style-name="P93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ía Luisa Antúnez Girón</text:span></text:p>
      <text:p text:style-name="P1001"><text:span text:style-name="T6">62 Swanson Dr.</text:span></text:p>
      <text:p text:style-name="P1001"><text:span text:style-name="T6">Brooklyn, NY 11211</text:span></text:p>
      <text:p text:style-name="P1003">ASUNTO: Invitación para HALLOWEEN 2022</text:p>
      <text:p text:style-name="P1004">Estimado/estimada María Luisa Antúnez Giró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echie@gmail.com, gracias.</text:span></text:p>
      <text:h text:style-name="P93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atriz Bello Godoy</text:span></text:p>
      <text:p text:style-name="P1001"><text:span text:style-name="T6">269 Hartford St.</text:span></text:p>
      <text:p text:style-name="P1001"><text:span text:style-name="T6">Bronx, NY 10468</text:span></text:p>
      <text:p text:style-name="P1003">ASUNTO: Invitación para HALLOWEEN 2022</text:p>
      <text:p text:style-name="P1004">Estimado/estimada Beatriz Bello Godoy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jetilk@live.com, gracias.</text:span></text:p>
      <text:h text:style-name="P93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oísa Rosalina Pont Madrigal</text:span></text:p>
      <text:p text:style-name="P1001"><text:span text:style-name="T6">15 East Richardson Drive</text:span></text:p>
      <text:p text:style-name="P1001"><text:span text:style-name="T6">Astoria, NY 11106</text:span></text:p>
      <text:p text:style-name="P1003">ASUNTO: Invitación para HALLOWEEN 2022</text:p>
      <text:p text:style-name="P1004">Estimado/estimada Eloísa Rosalina Pont Madrig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ourai@me.com, gracias.</text:span></text:p>
      <text:h text:style-name="P93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bán Rios Calvet</text:span></text:p>
      <text:p text:style-name="P1001"><text:span text:style-name="T6">859 Foxrun Ave.</text:span></text:p>
      <text:p text:style-name="P1001"><text:span text:style-name="T6">Astoria, NY 11103</text:span></text:p>
      <text:p text:style-name="P1003">ASUNTO: Invitación para HALLOWEEN 2022</text:p>
      <text:p text:style-name="P1004">Estimado/estimada Ibán Rios Calve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empsonc@aol.com, gracias.</text:span></text:p>
      <text:h text:style-name="P93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ufino Mascaró-Borrell</text:span></text:p>
      <text:p text:style-name="P1001"><text:span text:style-name="T6">6 Monroe Ave.</text:span></text:p>
      <text:p text:style-name="P1001"><text:span text:style-name="T6">Lindenhurst, NY 11757</text:span></text:p>
      <text:p text:style-name="P1003">ASUNTO: Invitación para HALLOWEEN 2022</text:p>
      <text:p text:style-name="P1004">Estimado/estimada Rufino Mascaró-Borrel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oglo@optonline.net, gracias.</text:span></text:p>
      <text:h text:style-name="P93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élix Paredes Mulet</text:span></text:p>
      <text:p text:style-name="P1001"><text:span text:style-name="T6">7465 Rosewood Road</text:span></text:p>
      <text:p text:style-name="P1001"><text:span text:style-name="T6">Brooklyn, NY 11206</text:span></text:p>
      <text:p text:style-name="P1003">ASUNTO: Invitación para HALLOWEEN 2022</text:p>
      <text:p text:style-name="P1004">Estimado/estimada Félix Paredes Mule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kaste@msn.com, gracias.</text:span></text:p>
      <text:h text:style-name="P93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cho Aznar</text:span></text:p>
      <text:p text:style-name="P1001"><text:span text:style-name="T6">85 Brewery Lane</text:span></text:p>
      <text:p text:style-name="P1001"><text:span text:style-name="T6">Staten Island, NY 10312</text:span></text:p>
      <text:p text:style-name="P1003">ASUNTO: Invitación para HALLOWEEN 2022</text:p>
      <text:p text:style-name="P1004">Estimado/estimada Lucho Azna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facet@gmail.com, gracias.</text:span></text:p>
      <text:h text:style-name="P93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ncarnacion del Aguiló</text:span></text:p>
      <text:p text:style-name="P1001"><text:span text:style-name="T6">8987 Tunnel Court</text:span></text:p>
      <text:p text:style-name="P1001"><text:span text:style-name="T6">Jamaica, NY 11432</text:span></text:p>
      <text:p text:style-name="P1003">ASUNTO: Invitación para HALLOWEEN 2022</text:p>
      <text:p text:style-name="P1004">Estimado/estimada Encarnacion del Aguiló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staf@me.com, gracias.</text:span></text:p>
      <text:h text:style-name="P93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uan Bautista de Campos</text:span></text:p>
      <text:p text:style-name="P1001"><text:span text:style-name="T6">618 North Park Drive</text:span></text:p>
      <text:p text:style-name="P1001"><text:span text:style-name="T6">New York, NY 10027</text:span></text:p>
      <text:p text:style-name="P1003">ASUNTO: Invitación para HALLOWEEN 2022</text:p>
      <text:p text:style-name="P1004">Estimado/estimada Juan Bautista de Camp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vganesh@hotmail.com, gracias.</text:span></text:p>
      <text:h text:style-name="P93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eonor Ugarte Salas</text:span></text:p>
      <text:p text:style-name="P1001"><text:span text:style-name="T6">749 Honey Creek St.</text:span></text:p>
      <text:p text:style-name="P1001"><text:span text:style-name="T6">Bronx, NY 10458</text:span></text:p>
      <text:p text:style-name="P1003">ASUNTO: Invitación para HALLOWEEN 2022</text:p>
      <text:p text:style-name="P1004">Estimado/estimada Leonor Ugarte Sal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eebs@gmail.com, gracias.</text:span></text:p>
      <text:h text:style-name="P94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Hermenegildo de Tolosa</text:span></text:p>
      <text:p text:style-name="P1001"><text:span text:style-name="T6">401 Arcadia St.</text:span></text:p>
      <text:p text:style-name="P1001"><text:span text:style-name="T6">Freeport, NY 11520</text:span></text:p>
      <text:p text:style-name="P1003">ASUNTO: Invitación para HALLOWEEN 2022</text:p>
      <text:p text:style-name="P1004">Estimado/estimada Hermenegildo de Tolos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aveja@msn.com, gracias.</text:span></text:p>
      <text:h text:style-name="P94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isandro Benavides Barba</text:span></text:p>
      <text:p text:style-name="P1001"><text:span text:style-name="T6">61 Aspen Street</text:span></text:p>
      <text:p text:style-name="P1001"><text:span text:style-name="T6">New York, NY 10031</text:span></text:p>
      <text:p text:style-name="P1003">ASUNTO: Invitación para HALLOWEEN 2022</text:p>
      <text:p text:style-name="P1004">Estimado/estimada Lisandro Benavides Barb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dhedden@me.com, gracias.</text:span></text:p>
      <text:h text:style-name="P94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Zacarías Milla Fernandez</text:span></text:p>
      <text:p text:style-name="P1001"><text:span text:style-name="T6">8842 Albany Dr.</text:span></text:p>
      <text:p text:style-name="P1001"><text:span text:style-name="T6">Brooklyn, NY 11207</text:span></text:p>
      <text:p text:style-name="P1003">ASUNTO: Invitación para HALLOWEEN 2022</text:p>
      <text:p text:style-name="P1004">Estimado/estimada Zacarías Milla Fernand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imaclea@mac.com, gracias.</text:span></text:p>
      <text:h text:style-name="P94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eyre Ponce-Quintana</text:span></text:p>
      <text:p text:style-name="P1001"><text:span text:style-name="T6">7761 Glenridge St.</text:span></text:p>
      <text:p text:style-name="P1001"><text:span text:style-name="T6">Troy, NY 12180</text:span></text:p>
      <text:p text:style-name="P1003">ASUNTO: Invitación para HALLOWEEN 2022</text:p>
      <text:p text:style-name="P1004">Estimado/estimada Leyre Ponce-Quintan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ikinerd@msn.com, gracias.</text:span></text:p>
      <text:h text:style-name="P94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lmira Moreno Manzanares</text:span></text:p>
      <text:p text:style-name="P1001"><text:span text:style-name="T6">7542 Logan Ave.</text:span></text:p>
      <text:p text:style-name="P1001"><text:span text:style-name="T6">Brooklyn, NY 11219</text:span></text:p>
      <text:p text:style-name="P1003">ASUNTO: Invitación para HALLOWEEN 2022</text:p>
      <text:p text:style-name="P1004">Estimado/estimada Palmira Moreno Manzanar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uresh@sbcglobal.net, gracias.</text:span></text:p>
      <text:h text:style-name="P94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ancio Bermúdez Flor</text:span></text:p>
      <text:p text:style-name="P1001"><text:span text:style-name="T6">906 North Marshall Drive</text:span></text:p>
      <text:p text:style-name="P1001"><text:span text:style-name="T6">Far Rockaway, NY 11691</text:span></text:p>
      <text:p text:style-name="P1003">ASUNTO: Invitación para HALLOWEEN 2022</text:p>
      <text:p text:style-name="P1004">Estimado/estimada Amancio Bermúdez Flo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hassel@outlook.com, gracias.</text:span></text:p>
      <text:h text:style-name="P94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altasar Téllez Vargas</text:span></text:p>
      <text:p text:style-name="P1001"><text:span text:style-name="T6">566 Old Windsor Street</text:span></text:p>
      <text:p text:style-name="P1001"><text:span text:style-name="T6">Staten Island, NY 10314</text:span></text:p>
      <text:p text:style-name="P1003">ASUNTO: Invitación para HALLOWEEN 2022</text:p>
      <text:p text:style-name="P1004">Estimado/estimada Baltasar Téllez Varg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csporran@hotmail.com, gracias.</text:span></text:p>
      <text:h text:style-name="P94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ría Fernanda Delia Rovira Taboada</text:span></text:p>
      <text:p text:style-name="P1001"><text:span text:style-name="T6">363 Carson Lane</text:span></text:p>
      <text:p text:style-name="P1001"><text:span text:style-name="T6">Bronx, NY 10462</text:span></text:p>
      <text:p text:style-name="P1003">ASUNTO: Invitación para HALLOWEEN 2022</text:p>
      <text:p text:style-name="P1004">Estimado/estimada María Fernanda Delia Rovira Taboad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cheng@outlook.com, gracias.</text:span></text:p>
      <text:h text:style-name="P94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Héctor Galván</text:span></text:p>
      <text:p text:style-name="P1001"><text:span text:style-name="T6">8046 Clay Street</text:span></text:p>
      <text:p text:style-name="P1001"><text:span text:style-name="T6">Bronx, NY 10473</text:span></text:p>
      <text:p text:style-name="P1003">ASUNTO: Invitación para HALLOWEEN 2022</text:p>
      <text:p text:style-name="P1004">Estimado/estimada Héctor Galv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eidai@att.net, gracias.</text:span></text:p>
      <text:h text:style-name="P94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tías Rincón-Roldan</text:span></text:p>
      <text:p text:style-name="P1001"><text:span text:style-name="T6">36 South Lake Forest Lane</text:span></text:p>
      <text:p text:style-name="P1001"><text:span text:style-name="T6">New York, NY 10128</text:span></text:p>
      <text:p text:style-name="P1003">ASUNTO: Invitación para HALLOWEEN 2022</text:p>
      <text:p text:style-name="P1004">Estimado/estimada Matías Rincón-Rolda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pflip@hotmail.com, gracias.</text:span></text:p>
      <text:h text:style-name="P95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nigno Folch Villaverde</text:span></text:p>
      <text:p text:style-name="P1001"><text:span text:style-name="T6">437 Jockey Hollow Dr.</text:span></text:p>
      <text:p text:style-name="P1001"><text:span text:style-name="T6">Patchogue, NY 11772</text:span></text:p>
      <text:p text:style-name="P1003">ASUNTO: Invitación para HALLOWEEN 2022</text:p>
      <text:p text:style-name="P1004">Estimado/estimada Benigno Folch Villaverd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amavati@me.com, gracias.</text:span></text:p>
      <text:h text:style-name="P95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riel Bejarano Gimenez</text:span></text:p>
      <text:p text:style-name="P1001"><text:span text:style-name="T6">135 Airport Ave.</text:span></text:p>
      <text:p text:style-name="P1001"><text:span text:style-name="T6">Staten Island, NY 10306</text:span></text:p>
      <text:p text:style-name="P1003">ASUNTO: Invitación para HALLOWEEN 2022</text:p>
      <text:p text:style-name="P1004">Estimado/estimada Ariel Bejarano Gimen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mpeters@gmail.com, gracias.</text:span></text:p>
      <text:h text:style-name="P95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Román Villa Marqués</text:span></text:p>
      <text:p text:style-name="P1001"><text:span text:style-name="T6">8857 Gonzales Street</text:span></text:p>
      <text:p text:style-name="P1001"><text:span text:style-name="T6">Brooklyn, NY 11210</text:span></text:p>
      <text:p text:style-name="P1003">ASUNTO: Invitación para HALLOWEEN 2022</text:p>
      <text:p text:style-name="P1004">Estimado/estimada Román Villa Marqué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osimo@live.com, gracias.</text:span></text:p>
      <text:h text:style-name="P95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Dimas Ibarra Domínguez</text:span></text:p>
      <text:p text:style-name="P1001"><text:span text:style-name="T6">9538 South Wall St.</text:span></text:p>
      <text:p text:style-name="P1001"><text:span text:style-name="T6">Brooklyn, NY 11230</text:span></text:p>
      <text:p text:style-name="P1003">ASUNTO: Invitación para HALLOWEEN 2022</text:p>
      <text:p text:style-name="P1004">Estimado/estimada Dimas Ibarra Domíngu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bdbrown@yahoo.ca, gracias.</text:span></text:p>
      <text:h text:style-name="P95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Íñigo Pavón Pol</text:span></text:p>
      <text:p text:style-name="P1001"><text:span text:style-name="T6">8478 Vernon Lane</text:span></text:p>
      <text:p text:style-name="P1001"><text:span text:style-name="T6">Brooklyn, NY 11209</text:span></text:p>
      <text:p text:style-name="P1003">ASUNTO: Invitación para HALLOWEEN 2022</text:p>
      <text:p text:style-name="P1004">Estimado/estimada Íñigo Pavón Po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sharpe@me.com, gracias.</text:span></text:p>
      <text:h text:style-name="P95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ernanda Olivé Garmendia</text:span></text:p>
      <text:p text:style-name="P1001"><text:span text:style-name="T6">7133 E. West St.</text:span></text:p>
      <text:p text:style-name="P1001"><text:span text:style-name="T6">New York, NY 10040</text:span></text:p>
      <text:p text:style-name="P1003">ASUNTO: Invitación para HALLOWEEN 2022</text:p>
      <text:p text:style-name="P1004">Estimado/estimada Fernanda Olivé Garmendi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oxfulder@sbcglobal.net, gracias.</text:span></text:p>
      <text:h text:style-name="P95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orberto Chucho Raya Saldaña</text:span></text:p>
      <text:p text:style-name="P1001"><text:span text:style-name="T6">26 Sycamore Street</text:span></text:p>
      <text:p text:style-name="P1001"><text:span text:style-name="T6">Lockport, NY 14094</text:span></text:p>
      <text:p text:style-name="P1003">ASUNTO: Invitación para HALLOWEEN 2022</text:p>
      <text:p text:style-name="P1004">Estimado/estimada Norberto Chucho Raya Saldañ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attooman@comcast.net, gracias.</text:span></text:p>
      <text:h text:style-name="P95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lementina Salcedo Valenzuela</text:span></text:p>
      <text:p text:style-name="P1001"><text:span text:style-name="T6">746 Marsh Ave.</text:span></text:p>
      <text:p text:style-name="P1001"><text:span text:style-name="T6">Flushing, NY 11354</text:span></text:p>
      <text:p text:style-name="P1003">ASUNTO: Invitación para HALLOWEEN 2022</text:p>
      <text:p text:style-name="P1004">Estimado/estimada Clementina Salcedo Valenzue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cottzed@live.com, gracias.</text:span></text:p>
      <text:h text:style-name="P95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runilda Paredes Vilar</text:span></text:p>
      <text:p text:style-name="P1001"><text:span text:style-name="T6">53 Cedarwood St.</text:span></text:p>
      <text:p text:style-name="P1001"><text:span text:style-name="T6">Poughkeepsie, NY 12601</text:span></text:p>
      <text:p text:style-name="P1003">ASUNTO: Invitación para HALLOWEEN 2022</text:p>
      <text:p text:style-name="P1004">Estimado/estimada Brunilda Paredes Vila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ampton@me.com, gracias.</text:span></text:p>
      <text:h text:style-name="P95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ster Gras Talavera</text:span></text:p>
      <text:p text:style-name="P1001"><text:span text:style-name="T6">86 N. Poor House Ave.</text:span></text:p>
      <text:p text:style-name="P1001"><text:span text:style-name="T6">Webster, NY 14580</text:span></text:p>
      <text:p text:style-name="P1003">ASUNTO: Invitación para HALLOWEEN 2022</text:p>
      <text:p text:style-name="P1004">Estimado/estimada Ester Gras Talave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lkao@yahoo.com, gracias.</text:span></text:p>
      <text:h text:style-name="P96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natan del Guzman</text:span></text:p>
      <text:p text:style-name="P1001"><text:span text:style-name="T6">7017 Walt Whitman Street</text:span></text:p>
      <text:p text:style-name="P1001"><text:span text:style-name="T6">Bronx, NY 10469</text:span></text:p>
      <text:p text:style-name="P1003">ASUNTO: Invitación para HALLOWEEN 2022</text:p>
      <text:p text:style-name="P1004">Estimado/estimada Jonatan del Guzma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maranth@mac.com, gracias.</text:span></text:p>
      <text:h text:style-name="P96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usanita Polo Pons</text:span></text:p>
      <text:p text:style-name="P1001"><text:span text:style-name="T6">7952 Durham St.</text:span></text:p>
      <text:p text:style-name="P1001"><text:span text:style-name="T6">Brooklyn, NY 11237</text:span></text:p>
      <text:p text:style-name="P1003">ASUNTO: Invitación para HALLOWEEN 2022</text:p>
      <text:p text:style-name="P1004">Estimado/estimada Susanita Polo Pon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emungkah@verizon.net, gracias.</text:span></text:p>
      <text:h text:style-name="P96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miliano Galván Madrigal</text:span></text:p>
      <text:p text:style-name="P1001"><text:span text:style-name="T6">7788 S. Princeton Court</text:span></text:p>
      <text:p text:style-name="P1001"><text:span text:style-name="T6">Brooklyn, NY 11228</text:span></text:p>
      <text:p text:style-name="P1003">ASUNTO: Invitación para HALLOWEEN 2022</text:p>
      <text:p text:style-name="P1004">Estimado/estimada Emiliano Galván Madrig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oehall@gmail.com, gracias.</text:span></text:p>
      <text:h text:style-name="P96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almira Téllez Rosales</text:span></text:p>
      <text:p text:style-name="P1001"><text:span text:style-name="T6">7707 Beech Ave.</text:span></text:p>
      <text:p text:style-name="P1001"><text:span text:style-name="T6">Brooklyn, NY 11225</text:span></text:p>
      <text:p text:style-name="P1003">ASUNTO: Invitación para HALLOWEEN 2022</text:p>
      <text:p text:style-name="P1004">Estimado/estimada Palmira Téllez Rosale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exter@yahoo.ca, gracias.</text:span></text:p>
      <text:h text:style-name="P96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racia José Puente Belmonte</text:span></text:p>
      <text:p text:style-name="P1001"><text:span text:style-name="T6">9307 Riverside Dr.</text:span></text:p>
      <text:p text:style-name="P1001"><text:span text:style-name="T6">Hempstead, NY 11550</text:span></text:p>
      <text:p text:style-name="P1003">ASUNTO: Invitación para HALLOWEEN 2022</text:p>
      <text:p text:style-name="P1004">Estimado/estimada Gracia José Puente Belmonte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bswan@optonline.net, gracias.</text:span></text:p>
      <text:h text:style-name="P96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riel Alejo Blázquez Castells</text:span></text:p>
      <text:p text:style-name="P1001"><text:span text:style-name="T6">954 S. Nichols Rd.</text:span></text:p>
      <text:p text:style-name="P1001"><text:span text:style-name="T6">New York, NY 10023</text:span></text:p>
      <text:p text:style-name="P1003">ASUNTO: Invitación para HALLOWEEN 2022</text:p>
      <text:p text:style-name="P1004">Estimado/estimada Ariel Alejo Blázquez Castell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tegrity@hotmail.com, gracias.</text:span></text:p>
      <text:h text:style-name="P96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uan Antonio Solana-Torrijos</text:span></text:p>
      <text:p text:style-name="P1001"><text:span text:style-name="T6">584 Pumpkin Hill Dr.</text:span></text:p>
      <text:p text:style-name="P1001"><text:span text:style-name="T6">Buffalo, NY 14221</text:span></text:p>
      <text:p text:style-name="P1003">ASUNTO: Invitación para HALLOWEEN 2022</text:p>
      <text:p text:style-name="P1004">Estimado/estimada Juan Antonio Solana-Torrij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awasaki@att.net, gracias.</text:span></text:p>
      <text:h text:style-name="P96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Guiomar Jáuregui Ochoa</text:span></text:p>
      <text:p text:style-name="P1001"><text:span text:style-name="T6">9799 E. Pumpkin Hill Lane</text:span></text:p>
      <text:p text:style-name="P1001"><text:span text:style-name="T6">Brooklyn, NY 11203</text:span></text:p>
      <text:p text:style-name="P1003">ASUNTO: Invitación para HALLOWEEN 2022</text:p>
      <text:p text:style-name="P1004">Estimado/estimada Guiomar Jáuregui Ocho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library@yahoo.com, gracias.</text:span></text:p>
      <text:h text:style-name="P96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ayte Luz Bolaños</text:span></text:p>
      <text:p text:style-name="P1001"><text:span text:style-name="T6">60 Thatcher Court</text:span></text:p>
      <text:p text:style-name="P1001"><text:span text:style-name="T6">New York, NY 10003</text:span></text:p>
      <text:p text:style-name="P1003">ASUNTO: Invitación para HALLOWEEN 2022</text:p>
      <text:p text:style-name="P1004">Estimado/estimada Mayte Luz Bolañ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ramulous@yahoo.ca, gracias.</text:span></text:p>
      <text:h text:style-name="P96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Florencio López Diez</text:span></text:p>
      <text:p text:style-name="P1001"><text:span text:style-name="T6">8606 Edgewood Lane</text:span></text:p>
      <text:p text:style-name="P1001"><text:span text:style-name="T6">New York, NY 10033</text:span></text:p>
      <text:p text:style-name="P1003">ASUNTO: Invitación para HALLOWEEN 2022</text:p>
      <text:p text:style-name="P1004">Estimado/estimada Florencio López Di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eonatus@comcast.net, gracias.</text:span></text:p>
      <text:h text:style-name="P97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epito Sedano Pou</text:span></text:p>
      <text:p text:style-name="P1001"><text:span text:style-name="T6">8408 Broad Ave.</text:span></text:p>
      <text:p text:style-name="P1001"><text:span text:style-name="T6">Brooklyn, NY 11218</text:span></text:p>
      <text:p text:style-name="P1003">ASUNTO: Invitación para HALLOWEEN 2022</text:p>
      <text:p text:style-name="P1004">Estimado/estimada Pepito Sedano Pou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pflip@aol.com, gracias.</text:span></text:p>
      <text:h text:style-name="P97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itana Gelabert Guardiola</text:span></text:p>
      <text:p text:style-name="P1001"><text:span text:style-name="T6">417 Nut Swamp Lane</text:span></text:p>
      <text:p text:style-name="P1001"><text:span text:style-name="T6">New York, NY 10009</text:span></text:p>
      <text:p text:style-name="P1003">ASUNTO: Invitación para HALLOWEEN 2022</text:p>
      <text:p text:style-name="P1004">Estimado/estimada Aitana Gelabert Guardio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nolan@att.net, gracias.</text:span></text:p>
      <text:h text:style-name="P97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is Pellicer Fábregas</text:span></text:p>
      <text:p text:style-name="P1001"><text:span text:style-name="T6">638 Jennings Street</text:span></text:p>
      <text:p text:style-name="P1001"><text:span text:style-name="T6">Huntington, NY 11743</text:span></text:p>
      <text:p text:style-name="P1003">ASUNTO: Invitación para HALLOWEEN 2022</text:p>
      <text:p text:style-name="P1004">Estimado/estimada Luis Pellicer Fábreg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nunez@optonline.net, gracias.</text:span></text:p>
      <text:h text:style-name="P97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Herminio Pereira Redondo</text:span></text:p>
      <text:p text:style-name="P1001"><text:span text:style-name="T6">307 Fairview Avenue</text:span></text:p>
      <text:p text:style-name="P1001"><text:span text:style-name="T6">Bronx, NY 10452</text:span></text:p>
      <text:p text:style-name="P1003">ASUNTO: Invitación para HALLOWEEN 2022</text:p>
      <text:p text:style-name="P1004">Estimado/estimada Herminio Pereira Redon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arahs@mac.com, gracias.</text:span></text:p>
      <text:h text:style-name="P97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Primitiva Quintero Sacristán</text:span></text:p>
      <text:p text:style-name="P1001"><text:span text:style-name="T6">9182 Market St.</text:span></text:p>
      <text:p text:style-name="P1001"><text:span text:style-name="T6">New York, NY 10011</text:span></text:p>
      <text:p text:style-name="P1003">ASUNTO: Invitación para HALLOWEEN 2022</text:p>
      <text:p text:style-name="P1004">Estimado/estimada Primitiva Quintero Sacrist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osses@yahoo.ca, gracias.</text:span></text:p>
      <text:h text:style-name="P97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vangelina Esparza Mariscal</text:span></text:p>
      <text:p text:style-name="P1001"><text:span text:style-name="T6">55 Lake Forest Drive</text:span></text:p>
      <text:p text:style-name="P1001"><text:span text:style-name="T6">Bronx, NY 10457</text:span></text:p>
      <text:p text:style-name="P1003">ASUNTO: Invitación para HALLOWEEN 2022</text:p>
      <text:p text:style-name="P1004">Estimado/estimada Evangelina Esparza Marisca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rkes@att.net, gracias.</text:span></text:p>
      <text:h text:style-name="P97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elia Aguiló Duran</text:span></text:p>
      <text:p text:style-name="P1001"><text:span text:style-name="T6">1 Plymouth St.</text:span></text:p>
      <text:p text:style-name="P1001"><text:span text:style-name="T6">New York, NY 10025</text:span></text:p>
      <text:p text:style-name="P1003">ASUNTO: Invitación para HALLOWEEN 2022</text:p>
      <text:p text:style-name="P1004">Estimado/estimada Celia Aguiló Dura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rgiersig@outlook.com, gracias.</text:span></text:p>
      <text:h text:style-name="P97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Olivia del Grau</text:span></text:p>
      <text:p text:style-name="P1001"><text:span text:style-name="T6">8279 Main Street</text:span></text:p>
      <text:p text:style-name="P1001"><text:span text:style-name="T6">North Tonawanda, NY 14120</text:span></text:p>
      <text:p text:style-name="P1003">ASUNTO: Invitación para HALLOWEEN 2022</text:p>
      <text:p text:style-name="P1004">Estimado/estimada Olivia del Grau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evinm@me.com, gracias.</text:span></text:p>
      <text:h text:style-name="P97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uan Bautista Valderrama Méndez</text:span></text:p>
      <text:p text:style-name="P1001"><text:span text:style-name="T6">918 Fordham St.</text:span></text:p>
      <text:p text:style-name="P1001"><text:span text:style-name="T6">Fresh Meadows, NY 11365</text:span></text:p>
      <text:p text:style-name="P1003">ASUNTO: Invitación para HALLOWEEN 2022</text:p>
      <text:p text:style-name="P1004">Estimado/estimada Juan Bautista Valderrama Ménd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notaprguy@outlook.com, gracias.</text:span></text:p>
      <text:h text:style-name="P97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rina Cañete Alcolea</text:span></text:p>
      <text:p text:style-name="P1001"><text:span text:style-name="T6">508 Cypress St.</text:span></text:p>
      <text:p text:style-name="P1001"><text:span text:style-name="T6">Levittown, NY 11756</text:span></text:p>
      <text:p text:style-name="P1003">ASUNTO: Invitación para HALLOWEEN 2022</text:p>
      <text:p text:style-name="P1004">Estimado/estimada Carina Cañete Alcole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ohnh@gmail.com, gracias.</text:span></text:p>
      <text:h text:style-name="P98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mbrosio Calatayud Revilla</text:span></text:p>
      <text:p text:style-name="P1001"><text:span text:style-name="T6">24 Railroad Court</text:span></text:p>
      <text:p text:style-name="P1001"><text:span text:style-name="T6">Brooklyn, NY 11212</text:span></text:p>
      <text:p text:style-name="P1003">ASUNTO: Invitación para HALLOWEEN 2022</text:p>
      <text:p text:style-name="P1004">Estimado/estimada Ambrosio Calatayud Revil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rynf@mac.com, gracias.</text:span></text:p>
      <text:h text:style-name="P98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Ildefonso de Fajardo</text:span></text:p>
      <text:p text:style-name="P1001"><text:span text:style-name="T6">634 Rockaway St.</text:span></text:p>
      <text:p text:style-name="P1001"><text:span text:style-name="T6">New York, NY 10029</text:span></text:p>
      <text:p text:style-name="P1003">ASUNTO: Invitación para HALLOWEEN 2022</text:p>
      <text:p text:style-name="P1004">Estimado/estimada Ildefonso de Fajard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ginspace@optonline.net, gracias.</text:span></text:p>
      <text:h text:style-name="P98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delmira Baeza-Rodriguez</text:span></text:p>
      <text:p text:style-name="P1001"><text:span text:style-name="T6">957 South Arcadia Street</text:span></text:p>
      <text:p text:style-name="P1001"><text:span text:style-name="T6">New York, NY 10024</text:span></text:p>
      <text:p text:style-name="P1003">ASUNTO: Invitación para HALLOWEEN 2022</text:p>
      <text:p text:style-name="P1004">Estimado/estimada Edelmira Baeza-Rodrigu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terjesa@att.net, gracias.</text:span></text:p>
      <text:h text:style-name="P98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ocorro Castro Agustí</text:span></text:p>
      <text:p text:style-name="P1001"><text:span text:style-name="T6">750 Vernon Ave.</text:span></text:p>
      <text:p text:style-name="P1001"><text:span text:style-name="T6">Brooklyn, NY 11208</text:span></text:p>
      <text:p text:style-name="P1003">ASUNTO: Invitación para HALLOWEEN 2022</text:p>
      <text:p text:style-name="P1004">Estimado/estimada Socorro Castro Agustí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ermes@optonline.net, gracias.</text:span></text:p>
      <text:h text:style-name="P98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Calixto Ávila Pintor</text:span></text:p>
      <text:p text:style-name="P1001"><text:span text:style-name="T6">35 Miller St.</text:span></text:p>
      <text:p text:style-name="P1001"><text:span text:style-name="T6">Brooklyn, NY 11229</text:span></text:p>
      <text:p text:style-name="P1003">ASUNTO: Invitación para HALLOWEEN 2022</text:p>
      <text:p text:style-name="P1004">Estimado/estimada Calixto Ávila Pintor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utton@me.com, gracias.</text:span></text:p>
      <text:h text:style-name="P98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Severiano de Morán</text:span></text:p>
      <text:p text:style-name="P1001"><text:span text:style-name="T6">7545 Yukon Street</text:span></text:p>
      <text:p text:style-name="P1001"><text:span text:style-name="T6">Brooklyn, NY 11216</text:span></text:p>
      <text:p text:style-name="P1003">ASUNTO: Invitación para HALLOWEEN 2022</text:p>
      <text:p text:style-name="P1004">Estimado/estimada Severiano de Morán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jguyer@icloud.com, gracias.</text:span></text:p>
      <text:h text:style-name="P98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Olimpia Valls Calvet</text:span></text:p>
      <text:p text:style-name="P1001"><text:span text:style-name="T6">75 Victoria St.</text:span></text:p>
      <text:p text:style-name="P1001"><text:span text:style-name="T6">Brentwood, NY 11717</text:span></text:p>
      <text:p text:style-name="P1003">ASUNTO: Invitación para HALLOWEEN 2022</text:p>
      <text:p text:style-name="P1004">Estimado/estimada Olimpia Valls Calve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iamcal@me.com, gracias.</text:span></text:p>
      <text:h text:style-name="P98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Vito del Lara</text:span></text:p>
      <text:p text:style-name="P1001"><text:span text:style-name="T6">7654 Creek St.</text:span></text:p>
      <text:p text:style-name="P1001"><text:span text:style-name="T6">Bronx, NY 10472</text:span></text:p>
      <text:p text:style-name="P1003">ASUNTO: Invitación para HALLOWEEN 2022</text:p>
      <text:p text:style-name="P1004">Estimado/estimada Vito del Lar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wkrebs@icloud.com, gracias.</text:span></text:p>
      <text:h text:style-name="P98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Teodosio Arteaga Nicolau</text:span></text:p>
      <text:p text:style-name="P1001"><text:span text:style-name="T6">829 Devonshire Street</text:span></text:p>
      <text:p text:style-name="P1001"><text:span text:style-name="T6">Brooklyn, NY 11215</text:span></text:p>
      <text:p text:style-name="P1003">ASUNTO: Invitación para HALLOWEEN 2022</text:p>
      <text:p text:style-name="P1004">Estimado/estimada Teodosio Arteaga Nicolau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sherr@mac.com, gracias.</text:span></text:p>
      <text:h text:style-name="P98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uan Luis Amorós Calvet</text:span></text:p>
      <text:p text:style-name="P1001"><text:span text:style-name="T6">48 North Arch St.</text:span></text:p>
      <text:p text:style-name="P1001"><text:span text:style-name="T6">South Richmond Hill, NY 11419</text:span></text:p>
      <text:p text:style-name="P1003">ASUNTO: Invitación para HALLOWEEN 2022</text:p>
      <text:p text:style-name="P1004">Estimado/estimada Juan Luis Amorós Calvet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evans@hotmail.com, gracias.</text:span></text:p>
      <text:h text:style-name="P99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Olivia del Martí</text:span></text:p>
      <text:p text:style-name="P1001"><text:span text:style-name="T6">818 North Ridge St.</text:span></text:p>
      <text:p text:style-name="P1001"><text:span text:style-name="T6">Woodside, NY 11377</text:span></text:p>
      <text:p text:style-name="P1003">ASUNTO: Invitación para HALLOWEEN 2022</text:p>
      <text:p text:style-name="P1004">Estimado/estimada Olivia del Martí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dgriffith@sbcglobal.net, gracias.</text:span></text:p>
      <text:h text:style-name="P991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icanor Peña Tudela</text:span></text:p>
      <text:p text:style-name="P1001"><text:span text:style-name="T6">7 Hill Field St.</text:span></text:p>
      <text:p text:style-name="P1001"><text:span text:style-name="T6">Bay Shore, NY 11706</text:span></text:p>
      <text:p text:style-name="P1003">ASUNTO: Invitación para HALLOWEEN 2022</text:p>
      <text:p text:style-name="P1004">Estimado/estimada Nicanor Peña Tude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akusha@me.com, gracias.</text:span></text:p>
      <text:h text:style-name="P992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Elena Torre Blazquez</text:span></text:p>
      <text:p text:style-name="P1001"><text:span text:style-name="T6">13 4th Rd.</text:span></text:p>
      <text:p text:style-name="P1001"><text:span text:style-name="T6">Endicott, NY 13760</text:span></text:p>
      <text:p text:style-name="P1003">ASUNTO: Invitación para HALLOWEEN 2022</text:p>
      <text:p text:style-name="P1004">Estimado/estimada Elena Torre Blazqu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tarstuff@live.com, gracias.</text:span></text:p>
      <text:h text:style-name="P993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driana Zabala</text:span></text:p>
      <text:p text:style-name="P1001"><text:span text:style-name="T6">308 Elmwood Ave.</text:span></text:p>
      <text:p text:style-name="P1001"><text:span text:style-name="T6">Brooklyn, NY 11233</text:span></text:p>
      <text:p text:style-name="P1003">ASUNTO: Invitación para HALLOWEEN 2022</text:p>
      <text:p text:style-name="P1004">Estimado/estimada Adriana Zabala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zeller@yahoo.com, gracias.</text:span></text:p>
      <text:h text:style-name="P994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Yésica Carnero</text:span></text:p>
      <text:p text:style-name="P1001"><text:span text:style-name="T6">37 Sunbeam Lane</text:span></text:p>
      <text:p text:style-name="P1001"><text:span text:style-name="T6">Brooklyn, NY 11223</text:span></text:p>
      <text:p text:style-name="P1003">ASUNTO: Invitación para HALLOWEEN 2022</text:p>
      <text:p text:style-name="P1004">Estimado/estimada Yésica Carnero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parasite@comcast.net, gracias.</text:span></text:p>
      <text:h text:style-name="P995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Luis Miguel Gutierrez Llabrés</text:span></text:p>
      <text:p text:style-name="P1001"><text:span text:style-name="T6">679 Philmont St.</text:span></text:p>
      <text:p text:style-name="P1001"><text:span text:style-name="T6">Brooklyn, NY 11201</text:span></text:p>
      <text:p text:style-name="P1003">ASUNTO: Invitación para HALLOWEEN 2022</text:p>
      <text:p text:style-name="P1004">Estimado/estimada Luis Miguel Gutierrez Llabré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sherzodr@aol.com, gracias.</text:span></text:p>
      <text:h text:style-name="P996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Josué Salom González</text:span></text:p>
      <text:p text:style-name="P1001"><text:span text:style-name="T6">324 Augusta St.</text:span></text:p>
      <text:p text:style-name="P1001"><text:span text:style-name="T6">Auburn, NY 13021</text:span></text:p>
      <text:p text:style-name="P1003">ASUNTO: Invitación para HALLOWEEN 2022</text:p>
      <text:p text:style-name="P1004">Estimado/estimada Josué Salom González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ajohnson@comcast.net, gracias.</text:span></text:p>
      <text:h text:style-name="P997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Montserrat Tomé</text:span></text:p>
      <text:p text:style-name="P1001"><text:span text:style-name="T6">7606 Alderwood Rd.</text:span></text:p>
      <text:p text:style-name="P1001"><text:span text:style-name="T6">New York, NY 10016</text:span></text:p>
      <text:p text:style-name="P1003">ASUNTO: Invitación para HALLOWEEN 2022</text:p>
      <text:p text:style-name="P1004">Estimado/estimada Montserrat Tomé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hmbrand@optonline.net, gracias.</text:span></text:p>
      <text:h text:style-name="P998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Berta Izaguirre-Coll</text:span></text:p>
      <text:p text:style-name="P1001"><text:span text:style-name="T6">8672 S. Mechanic Dr.</text:span></text:p>
      <text:p text:style-name="P1001"><text:span text:style-name="T6">Bronx, NY 10463</text:span></text:p>
      <text:p text:style-name="P1003">ASUNTO: Invitación para HALLOWEEN 2022</text:p>
      <text:p text:style-name="P1004">Estimado/estimada Berta Izaguirre-Coll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clkao@optonline.net, gracias.</text:span></text:p>
      <text:h text:style-name="P999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Asunción Arnaiz Castellanos</text:span></text:p>
      <text:p text:style-name="P1001"><text:span text:style-name="T6">20 Marvon Rd.</text:span></text:p>
      <text:p text:style-name="P1001"><text:span text:style-name="T6">Spring Valley, NY 10977</text:span></text:p>
      <text:p text:style-name="P1003">ASUNTO: Invitación para HALLOWEEN 2022</text:p>
      <text:p text:style-name="P1004">Estimado/estimada Asunción Arnaiz Castellano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kingma@mac.com, gracias.</text:span></text:p>
      <text:h text:style-name="P1000" text:outline-level="1" text:restart-numbering="true" text:start-value="-1"><text:span text:style-name="T3">C</text:span><text:span text:style-name="T2">OMBINAR CORRESPONDENCIA CON WRITER</text:span></text:h>
      <text:p text:style-name="P1002"><text:span text:style-name="T6">Nilo Porras Casas</text:span></text:p>
      <text:p text:style-name="P1001"><text:span text:style-name="T6">116 Division Lane</text:span></text:p>
      <text:p text:style-name="P1001"><text:span text:style-name="T6">New York, NY 10034</text:span></text:p>
      <text:p text:style-name="P1003">ASUNTO: Invitación para HALLOWEEN 2022</text:p>
      <text:p text:style-name="P1004">Estimado/estimada Nilo Porras Casas,</text:p>
      <text:p text:style-name="P1004">Esperamos que pueda acudir a la fiesta de Halloween que celebraremos en nuestras instalaciones el día 31 de octubre de 2022. Quedamos a la espera de que nos confirme la asistencia, muchas gracias.</text:p>
      <text:p text:style-name="P1004">Atentamente,</text:p>
      <text:p text:style-name="P1005"><text:span text:style-name="Emphasis"><text:span text:style-name="T5">Enrique Martínez Añón</text:span></text:span><text:span text:style-name="Emphasis"><text:span text:style-name="T4"><text:line-break/></text:span></text:span><text:line-break/><text:span text:style-name="T4">Ruego indique si el email que tenemos suyo es correcto: mahbub@mac.com, gracia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, sans-serif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  <style:text-properties fo:font-size="11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7cm" style:contextual-spacing="true" fo:line-height="100%" fo:text-align="center" style:justify-single-word="false">
        <style:tab-stops/>
      </style:paragraph-properties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background-color="#ffffff"/>
    </style:style>
    <style:style style:name="MT1" style:family="text">
      <style:text-properties officeooo:rsid="001a3106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1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" style:display-name="Estilo de página predeterminado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" style:display-name="Estilo de página predeterminado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" style:display-name="Estilo de página predeterminado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" style:display-name="Estilo de página predeterminado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" style:display-name="Estilo de página predeterminado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" style:display-name="Estilo de página predeterminado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" style:display-name="Estilo de página predeterminado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" style:display-name="Estilo de página predeterminado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" style:display-name="Estilo de página predeterminado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0" style:display-name="Estilo de página predeterminado1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1" style:display-name="Estilo de página predeterminado1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2" style:display-name="Estilo de página predeterminado1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3" style:display-name="Estilo de página predeterminado1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4" style:display-name="Estilo de página predeterminado1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5" style:display-name="Estilo de página predeterminado1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6" style:display-name="Estilo de página predeterminado1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7" style:display-name="Estilo de página predeterminado1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8" style:display-name="Estilo de página predeterminado1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9" style:display-name="Estilo de página predeterminado1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0" style:display-name="Estilo de página predeterminado2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1" style:display-name="Estilo de página predeterminado2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2" style:display-name="Estilo de página predeterminado2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3" style:display-name="Estilo de página predeterminado2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4" style:display-name="Estilo de página predeterminado2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5" style:display-name="Estilo de página predeterminado2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6" style:display-name="Estilo de página predeterminado2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7" style:display-name="Estilo de página predeterminado2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8" style:display-name="Estilo de página predeterminado2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9" style:display-name="Estilo de página predeterminado2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0" style:display-name="Estilo de página predeterminado3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1" style:display-name="Estilo de página predeterminado3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2" style:display-name="Estilo de página predeterminado3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3" style:display-name="Estilo de página predeterminado3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4" style:display-name="Estilo de página predeterminado3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5" style:display-name="Estilo de página predeterminado3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6" style:display-name="Estilo de página predeterminado3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7" style:display-name="Estilo de página predeterminado3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8" style:display-name="Estilo de página predeterminado3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9" style:display-name="Estilo de página predeterminado3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0" style:display-name="Estilo de página predeterminado4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1" style:display-name="Estilo de página predeterminado4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2" style:display-name="Estilo de página predeterminado4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3" style:display-name="Estilo de página predeterminado4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4" style:display-name="Estilo de página predeterminado4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5" style:display-name="Estilo de página predeterminado4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6" style:display-name="Estilo de página predeterminado4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7" style:display-name="Estilo de página predeterminado4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8" style:display-name="Estilo de página predeterminado4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9" style:display-name="Estilo de página predeterminado4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0" style:display-name="Estilo de página predeterminado5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1" style:display-name="Estilo de página predeterminado5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2" style:display-name="Estilo de página predeterminado5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3" style:display-name="Estilo de página predeterminado5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4" style:display-name="Estilo de página predeterminado5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5" style:display-name="Estilo de página predeterminado5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6" style:display-name="Estilo de página predeterminado5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7" style:display-name="Estilo de página predeterminado5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8" style:display-name="Estilo de página predeterminado5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9" style:display-name="Estilo de página predeterminado5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0" style:display-name="Estilo de página predeterminado6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1" style:display-name="Estilo de página predeterminado6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2" style:display-name="Estilo de página predeterminado6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3" style:display-name="Estilo de página predeterminado6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4" style:display-name="Estilo de página predeterminado6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5" style:display-name="Estilo de página predeterminado6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6" style:display-name="Estilo de página predeterminado6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7" style:display-name="Estilo de página predeterminado6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8" style:display-name="Estilo de página predeterminado6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9" style:display-name="Estilo de página predeterminado6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0" style:display-name="Estilo de página predeterminado7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1" style:display-name="Estilo de página predeterminado7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2" style:display-name="Estilo de página predeterminado7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3" style:display-name="Estilo de página predeterminado7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4" style:display-name="Estilo de página predeterminado7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5" style:display-name="Estilo de página predeterminado7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6" style:display-name="Estilo de página predeterminado7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7" style:display-name="Estilo de página predeterminado7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8" style:display-name="Estilo de página predeterminado7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9" style:display-name="Estilo de página predeterminado7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0" style:display-name="Estilo de página predeterminado8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1" style:display-name="Estilo de página predeterminado8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2" style:display-name="Estilo de página predeterminado8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3" style:display-name="Estilo de página predeterminado8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4" style:display-name="Estilo de página predeterminado8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5" style:display-name="Estilo de página predeterminado8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6" style:display-name="Estilo de página predeterminado8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7" style:display-name="Estilo de página predeterminado8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8" style:display-name="Estilo de página predeterminado8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9" style:display-name="Estilo de página predeterminado8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0" style:display-name="Estilo de página predeterminado9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1" style:display-name="Estilo de página predeterminado9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2" style:display-name="Estilo de página predeterminado9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3" style:display-name="Estilo de página predeterminado9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4" style:display-name="Estilo de página predeterminado9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5" style:display-name="Estilo de página predeterminado9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6" style:display-name="Estilo de página predeterminado9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7" style:display-name="Estilo de página predeterminado9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8" style:display-name="Estilo de página predeterminado9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9" style:display-name="Estilo de página predeterminado9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00" style:display-name="Estilo de página predeterminado10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01" style:display-name="Estilo de página predeterminado10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02" style:display-name="Estilo de página predeterminado10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03" style:display-name="Estilo de página predeterminado10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04" style:display-name="Estilo de página predeterminado10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05" style:display-name="Estilo de página predeterminado10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06" style:display-name="Estilo de página predeterminado10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07" style:display-name="Estilo de página predeterminado10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08" style:display-name="Estilo de página predeterminado10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09" style:display-name="Estilo de página predeterminado10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10" style:display-name="Estilo de página predeterminado11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11" style:display-name="Estilo de página predeterminado11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12" style:display-name="Estilo de página predeterminado11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13" style:display-name="Estilo de página predeterminado11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14" style:display-name="Estilo de página predeterminado11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15" style:display-name="Estilo de página predeterminado11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16" style:display-name="Estilo de página predeterminado11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17" style:display-name="Estilo de página predeterminado11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18" style:display-name="Estilo de página predeterminado11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19" style:display-name="Estilo de página predeterminado11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20" style:display-name="Estilo de página predeterminado12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21" style:display-name="Estilo de página predeterminado12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22" style:display-name="Estilo de página predeterminado12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23" style:display-name="Estilo de página predeterminado12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24" style:display-name="Estilo de página predeterminado12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25" style:display-name="Estilo de página predeterminado12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26" style:display-name="Estilo de página predeterminado12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27" style:display-name="Estilo de página predeterminado12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28" style:display-name="Estilo de página predeterminado12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29" style:display-name="Estilo de página predeterminado12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30" style:display-name="Estilo de página predeterminado13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31" style:display-name="Estilo de página predeterminado13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32" style:display-name="Estilo de página predeterminado13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33" style:display-name="Estilo de página predeterminado13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34" style:display-name="Estilo de página predeterminado13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35" style:display-name="Estilo de página predeterminado13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36" style:display-name="Estilo de página predeterminado13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37" style:display-name="Estilo de página predeterminado13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38" style:display-name="Estilo de página predeterminado13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39" style:display-name="Estilo de página predeterminado13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40" style:display-name="Estilo de página predeterminado14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41" style:display-name="Estilo de página predeterminado14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42" style:display-name="Estilo de página predeterminado14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43" style:display-name="Estilo de página predeterminado14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44" style:display-name="Estilo de página predeterminado14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45" style:display-name="Estilo de página predeterminado14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46" style:display-name="Estilo de página predeterminado14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47" style:display-name="Estilo de página predeterminado14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48" style:display-name="Estilo de página predeterminado14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49" style:display-name="Estilo de página predeterminado14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50" style:display-name="Estilo de página predeterminado15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51" style:display-name="Estilo de página predeterminado15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52" style:display-name="Estilo de página predeterminado15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53" style:display-name="Estilo de página predeterminado15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54" style:display-name="Estilo de página predeterminado15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55" style:display-name="Estilo de página predeterminado15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56" style:display-name="Estilo de página predeterminado15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57" style:display-name="Estilo de página predeterminado15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58" style:display-name="Estilo de página predeterminado15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59" style:display-name="Estilo de página predeterminado15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60" style:display-name="Estilo de página predeterminado16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61" style:display-name="Estilo de página predeterminado16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62" style:display-name="Estilo de página predeterminado16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63" style:display-name="Estilo de página predeterminado16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64" style:display-name="Estilo de página predeterminado16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65" style:display-name="Estilo de página predeterminado16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66" style:display-name="Estilo de página predeterminado16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67" style:display-name="Estilo de página predeterminado16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68" style:display-name="Estilo de página predeterminado16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69" style:display-name="Estilo de página predeterminado16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70" style:display-name="Estilo de página predeterminado17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71" style:display-name="Estilo de página predeterminado17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72" style:display-name="Estilo de página predeterminado17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73" style:display-name="Estilo de página predeterminado17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74" style:display-name="Estilo de página predeterminado17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75" style:display-name="Estilo de página predeterminado17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76" style:display-name="Estilo de página predeterminado17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77" style:display-name="Estilo de página predeterminado17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78" style:display-name="Estilo de página predeterminado17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79" style:display-name="Estilo de página predeterminado17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80" style:display-name="Estilo de página predeterminado18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81" style:display-name="Estilo de página predeterminado18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82" style:display-name="Estilo de página predeterminado18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83" style:display-name="Estilo de página predeterminado18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84" style:display-name="Estilo de página predeterminado18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85" style:display-name="Estilo de página predeterminado18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86" style:display-name="Estilo de página predeterminado18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87" style:display-name="Estilo de página predeterminado18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88" style:display-name="Estilo de página predeterminado18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89" style:display-name="Estilo de página predeterminado18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90" style:display-name="Estilo de página predeterminado19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91" style:display-name="Estilo de página predeterminado19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92" style:display-name="Estilo de página predeterminado19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93" style:display-name="Estilo de página predeterminado19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94" style:display-name="Estilo de página predeterminado19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95" style:display-name="Estilo de página predeterminado19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96" style:display-name="Estilo de página predeterminado19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97" style:display-name="Estilo de página predeterminado19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98" style:display-name="Estilo de página predeterminado19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199" style:display-name="Estilo de página predeterminado19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00" style:display-name="Estilo de página predeterminado20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01" style:display-name="Estilo de página predeterminado20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02" style:display-name="Estilo de página predeterminado20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03" style:display-name="Estilo de página predeterminado20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04" style:display-name="Estilo de página predeterminado20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05" style:display-name="Estilo de página predeterminado20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06" style:display-name="Estilo de página predeterminado20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07" style:display-name="Estilo de página predeterminado20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08" style:display-name="Estilo de página predeterminado20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09" style:display-name="Estilo de página predeterminado20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10" style:display-name="Estilo de página predeterminado21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11" style:display-name="Estilo de página predeterminado21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12" style:display-name="Estilo de página predeterminado21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13" style:display-name="Estilo de página predeterminado21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14" style:display-name="Estilo de página predeterminado21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15" style:display-name="Estilo de página predeterminado21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16" style:display-name="Estilo de página predeterminado21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17" style:display-name="Estilo de página predeterminado21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18" style:display-name="Estilo de página predeterminado21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19" style:display-name="Estilo de página predeterminado21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20" style:display-name="Estilo de página predeterminado22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21" style:display-name="Estilo de página predeterminado22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22" style:display-name="Estilo de página predeterminado22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23" style:display-name="Estilo de página predeterminado22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24" style:display-name="Estilo de página predeterminado22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25" style:display-name="Estilo de página predeterminado22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26" style:display-name="Estilo de página predeterminado22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27" style:display-name="Estilo de página predeterminado22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28" style:display-name="Estilo de página predeterminado22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29" style:display-name="Estilo de página predeterminado22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30" style:display-name="Estilo de página predeterminado23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31" style:display-name="Estilo de página predeterminado23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32" style:display-name="Estilo de página predeterminado23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33" style:display-name="Estilo de página predeterminado23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34" style:display-name="Estilo de página predeterminado23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35" style:display-name="Estilo de página predeterminado23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36" style:display-name="Estilo de página predeterminado23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37" style:display-name="Estilo de página predeterminado23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38" style:display-name="Estilo de página predeterminado23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39" style:display-name="Estilo de página predeterminado23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40" style:display-name="Estilo de página predeterminado24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41" style:display-name="Estilo de página predeterminado24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42" style:display-name="Estilo de página predeterminado24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43" style:display-name="Estilo de página predeterminado24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44" style:display-name="Estilo de página predeterminado24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45" style:display-name="Estilo de página predeterminado24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46" style:display-name="Estilo de página predeterminado24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47" style:display-name="Estilo de página predeterminado24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48" style:display-name="Estilo de página predeterminado24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49" style:display-name="Estilo de página predeterminado24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50" style:display-name="Estilo de página predeterminado25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51" style:display-name="Estilo de página predeterminado25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52" style:display-name="Estilo de página predeterminado25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53" style:display-name="Estilo de página predeterminado25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54" style:display-name="Estilo de página predeterminado25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55" style:display-name="Estilo de página predeterminado25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56" style:display-name="Estilo de página predeterminado25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57" style:display-name="Estilo de página predeterminado25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58" style:display-name="Estilo de página predeterminado25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59" style:display-name="Estilo de página predeterminado25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60" style:display-name="Estilo de página predeterminado26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61" style:display-name="Estilo de página predeterminado26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62" style:display-name="Estilo de página predeterminado26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63" style:display-name="Estilo de página predeterminado26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64" style:display-name="Estilo de página predeterminado26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65" style:display-name="Estilo de página predeterminado26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66" style:display-name="Estilo de página predeterminado26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67" style:display-name="Estilo de página predeterminado26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68" style:display-name="Estilo de página predeterminado26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69" style:display-name="Estilo de página predeterminado26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70" style:display-name="Estilo de página predeterminado27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71" style:display-name="Estilo de página predeterminado27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72" style:display-name="Estilo de página predeterminado27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73" style:display-name="Estilo de página predeterminado27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74" style:display-name="Estilo de página predeterminado27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75" style:display-name="Estilo de página predeterminado27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76" style:display-name="Estilo de página predeterminado27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77" style:display-name="Estilo de página predeterminado27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78" style:display-name="Estilo de página predeterminado27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79" style:display-name="Estilo de página predeterminado27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80" style:display-name="Estilo de página predeterminado28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81" style:display-name="Estilo de página predeterminado28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82" style:display-name="Estilo de página predeterminado28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83" style:display-name="Estilo de página predeterminado28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84" style:display-name="Estilo de página predeterminado28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85" style:display-name="Estilo de página predeterminado28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86" style:display-name="Estilo de página predeterminado28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87" style:display-name="Estilo de página predeterminado28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88" style:display-name="Estilo de página predeterminado28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89" style:display-name="Estilo de página predeterminado28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90" style:display-name="Estilo de página predeterminado29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91" style:display-name="Estilo de página predeterminado29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92" style:display-name="Estilo de página predeterminado29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93" style:display-name="Estilo de página predeterminado29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94" style:display-name="Estilo de página predeterminado29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95" style:display-name="Estilo de página predeterminado29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96" style:display-name="Estilo de página predeterminado29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97" style:display-name="Estilo de página predeterminado29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98" style:display-name="Estilo de página predeterminado29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299" style:display-name="Estilo de página predeterminado29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00" style:display-name="Estilo de página predeterminado30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01" style:display-name="Estilo de página predeterminado30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02" style:display-name="Estilo de página predeterminado30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03" style:display-name="Estilo de página predeterminado30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04" style:display-name="Estilo de página predeterminado30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05" style:display-name="Estilo de página predeterminado30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06" style:display-name="Estilo de página predeterminado30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07" style:display-name="Estilo de página predeterminado30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08" style:display-name="Estilo de página predeterminado30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09" style:display-name="Estilo de página predeterminado30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10" style:display-name="Estilo de página predeterminado31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11" style:display-name="Estilo de página predeterminado31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12" style:display-name="Estilo de página predeterminado31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13" style:display-name="Estilo de página predeterminado31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14" style:display-name="Estilo de página predeterminado31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15" style:display-name="Estilo de página predeterminado31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16" style:display-name="Estilo de página predeterminado31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17" style:display-name="Estilo de página predeterminado31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18" style:display-name="Estilo de página predeterminado31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19" style:display-name="Estilo de página predeterminado31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20" style:display-name="Estilo de página predeterminado32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21" style:display-name="Estilo de página predeterminado32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22" style:display-name="Estilo de página predeterminado32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23" style:display-name="Estilo de página predeterminado32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24" style:display-name="Estilo de página predeterminado32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25" style:display-name="Estilo de página predeterminado32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26" style:display-name="Estilo de página predeterminado32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27" style:display-name="Estilo de página predeterminado32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28" style:display-name="Estilo de página predeterminado32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29" style:display-name="Estilo de página predeterminado32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30" style:display-name="Estilo de página predeterminado33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31" style:display-name="Estilo de página predeterminado33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32" style:display-name="Estilo de página predeterminado33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33" style:display-name="Estilo de página predeterminado33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34" style:display-name="Estilo de página predeterminado33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35" style:display-name="Estilo de página predeterminado33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36" style:display-name="Estilo de página predeterminado33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37" style:display-name="Estilo de página predeterminado33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38" style:display-name="Estilo de página predeterminado33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39" style:display-name="Estilo de página predeterminado33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40" style:display-name="Estilo de página predeterminado34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41" style:display-name="Estilo de página predeterminado34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42" style:display-name="Estilo de página predeterminado34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43" style:display-name="Estilo de página predeterminado34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44" style:display-name="Estilo de página predeterminado34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45" style:display-name="Estilo de página predeterminado34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46" style:display-name="Estilo de página predeterminado34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47" style:display-name="Estilo de página predeterminado34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48" style:display-name="Estilo de página predeterminado34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49" style:display-name="Estilo de página predeterminado34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50" style:display-name="Estilo de página predeterminado35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51" style:display-name="Estilo de página predeterminado35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52" style:display-name="Estilo de página predeterminado35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53" style:display-name="Estilo de página predeterminado35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54" style:display-name="Estilo de página predeterminado35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55" style:display-name="Estilo de página predeterminado35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56" style:display-name="Estilo de página predeterminado35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57" style:display-name="Estilo de página predeterminado35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58" style:display-name="Estilo de página predeterminado35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59" style:display-name="Estilo de página predeterminado35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60" style:display-name="Estilo de página predeterminado36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61" style:display-name="Estilo de página predeterminado36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62" style:display-name="Estilo de página predeterminado36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63" style:display-name="Estilo de página predeterminado36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64" style:display-name="Estilo de página predeterminado36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65" style:display-name="Estilo de página predeterminado36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66" style:display-name="Estilo de página predeterminado36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67" style:display-name="Estilo de página predeterminado36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68" style:display-name="Estilo de página predeterminado36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69" style:display-name="Estilo de página predeterminado36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70" style:display-name="Estilo de página predeterminado37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71" style:display-name="Estilo de página predeterminado37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72" style:display-name="Estilo de página predeterminado37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73" style:display-name="Estilo de página predeterminado37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74" style:display-name="Estilo de página predeterminado37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75" style:display-name="Estilo de página predeterminado37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76" style:display-name="Estilo de página predeterminado37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77" style:display-name="Estilo de página predeterminado37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78" style:display-name="Estilo de página predeterminado37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79" style:display-name="Estilo de página predeterminado37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80" style:display-name="Estilo de página predeterminado38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81" style:display-name="Estilo de página predeterminado38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82" style:display-name="Estilo de página predeterminado38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83" style:display-name="Estilo de página predeterminado38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84" style:display-name="Estilo de página predeterminado38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85" style:display-name="Estilo de página predeterminado38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86" style:display-name="Estilo de página predeterminado38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87" style:display-name="Estilo de página predeterminado38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88" style:display-name="Estilo de página predeterminado38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89" style:display-name="Estilo de página predeterminado38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90" style:display-name="Estilo de página predeterminado39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91" style:display-name="Estilo de página predeterminado39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92" style:display-name="Estilo de página predeterminado39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93" style:display-name="Estilo de página predeterminado39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94" style:display-name="Estilo de página predeterminado39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95" style:display-name="Estilo de página predeterminado39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96" style:display-name="Estilo de página predeterminado39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97" style:display-name="Estilo de página predeterminado39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98" style:display-name="Estilo de página predeterminado39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399" style:display-name="Estilo de página predeterminado39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00" style:display-name="Estilo de página predeterminado40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01" style:display-name="Estilo de página predeterminado40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02" style:display-name="Estilo de página predeterminado40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03" style:display-name="Estilo de página predeterminado40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04" style:display-name="Estilo de página predeterminado40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05" style:display-name="Estilo de página predeterminado40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06" style:display-name="Estilo de página predeterminado40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07" style:display-name="Estilo de página predeterminado40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08" style:display-name="Estilo de página predeterminado40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09" style:display-name="Estilo de página predeterminado40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10" style:display-name="Estilo de página predeterminado41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11" style:display-name="Estilo de página predeterminado41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12" style:display-name="Estilo de página predeterminado41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13" style:display-name="Estilo de página predeterminado41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14" style:display-name="Estilo de página predeterminado41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15" style:display-name="Estilo de página predeterminado41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16" style:display-name="Estilo de página predeterminado41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17" style:display-name="Estilo de página predeterminado41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18" style:display-name="Estilo de página predeterminado41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19" style:display-name="Estilo de página predeterminado41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20" style:display-name="Estilo de página predeterminado42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21" style:display-name="Estilo de página predeterminado42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22" style:display-name="Estilo de página predeterminado42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23" style:display-name="Estilo de página predeterminado42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24" style:display-name="Estilo de página predeterminado42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25" style:display-name="Estilo de página predeterminado42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26" style:display-name="Estilo de página predeterminado42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27" style:display-name="Estilo de página predeterminado42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28" style:display-name="Estilo de página predeterminado42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29" style:display-name="Estilo de página predeterminado42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30" style:display-name="Estilo de página predeterminado43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31" style:display-name="Estilo de página predeterminado43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32" style:display-name="Estilo de página predeterminado43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33" style:display-name="Estilo de página predeterminado43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34" style:display-name="Estilo de página predeterminado43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35" style:display-name="Estilo de página predeterminado43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36" style:display-name="Estilo de página predeterminado43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37" style:display-name="Estilo de página predeterminado43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38" style:display-name="Estilo de página predeterminado43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39" style:display-name="Estilo de página predeterminado43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40" style:display-name="Estilo de página predeterminado44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41" style:display-name="Estilo de página predeterminado44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42" style:display-name="Estilo de página predeterminado44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43" style:display-name="Estilo de página predeterminado44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44" style:display-name="Estilo de página predeterminado44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45" style:display-name="Estilo de página predeterminado44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46" style:display-name="Estilo de página predeterminado44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47" style:display-name="Estilo de página predeterminado44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48" style:display-name="Estilo de página predeterminado44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49" style:display-name="Estilo de página predeterminado44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50" style:display-name="Estilo de página predeterminado45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51" style:display-name="Estilo de página predeterminado45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52" style:display-name="Estilo de página predeterminado45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53" style:display-name="Estilo de página predeterminado45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54" style:display-name="Estilo de página predeterminado45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55" style:display-name="Estilo de página predeterminado45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56" style:display-name="Estilo de página predeterminado45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57" style:display-name="Estilo de página predeterminado45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58" style:display-name="Estilo de página predeterminado45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59" style:display-name="Estilo de página predeterminado45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60" style:display-name="Estilo de página predeterminado46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61" style:display-name="Estilo de página predeterminado46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62" style:display-name="Estilo de página predeterminado46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63" style:display-name="Estilo de página predeterminado46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64" style:display-name="Estilo de página predeterminado46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65" style:display-name="Estilo de página predeterminado46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66" style:display-name="Estilo de página predeterminado46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67" style:display-name="Estilo de página predeterminado46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68" style:display-name="Estilo de página predeterminado46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69" style:display-name="Estilo de página predeterminado46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70" style:display-name="Estilo de página predeterminado47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71" style:display-name="Estilo de página predeterminado47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72" style:display-name="Estilo de página predeterminado47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73" style:display-name="Estilo de página predeterminado47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74" style:display-name="Estilo de página predeterminado47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75" style:display-name="Estilo de página predeterminado47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76" style:display-name="Estilo de página predeterminado47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77" style:display-name="Estilo de página predeterminado47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78" style:display-name="Estilo de página predeterminado47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79" style:display-name="Estilo de página predeterminado47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80" style:display-name="Estilo de página predeterminado48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81" style:display-name="Estilo de página predeterminado48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82" style:display-name="Estilo de página predeterminado48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83" style:display-name="Estilo de página predeterminado48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84" style:display-name="Estilo de página predeterminado48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85" style:display-name="Estilo de página predeterminado48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86" style:display-name="Estilo de página predeterminado48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87" style:display-name="Estilo de página predeterminado48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88" style:display-name="Estilo de página predeterminado48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89" style:display-name="Estilo de página predeterminado48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90" style:display-name="Estilo de página predeterminado49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91" style:display-name="Estilo de página predeterminado49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92" style:display-name="Estilo de página predeterminado49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93" style:display-name="Estilo de página predeterminado49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94" style:display-name="Estilo de página predeterminado49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95" style:display-name="Estilo de página predeterminado49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96" style:display-name="Estilo de página predeterminado49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97" style:display-name="Estilo de página predeterminado49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98" style:display-name="Estilo de página predeterminado49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499" style:display-name="Estilo de página predeterminado49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00" style:display-name="Estilo de página predeterminado50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01" style:display-name="Estilo de página predeterminado50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02" style:display-name="Estilo de página predeterminado50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03" style:display-name="Estilo de página predeterminado50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04" style:display-name="Estilo de página predeterminado50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05" style:display-name="Estilo de página predeterminado50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06" style:display-name="Estilo de página predeterminado50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07" style:display-name="Estilo de página predeterminado50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08" style:display-name="Estilo de página predeterminado50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09" style:display-name="Estilo de página predeterminado50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10" style:display-name="Estilo de página predeterminado51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11" style:display-name="Estilo de página predeterminado51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12" style:display-name="Estilo de página predeterminado51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13" style:display-name="Estilo de página predeterminado51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14" style:display-name="Estilo de página predeterminado51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15" style:display-name="Estilo de página predeterminado51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16" style:display-name="Estilo de página predeterminado51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17" style:display-name="Estilo de página predeterminado51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18" style:display-name="Estilo de página predeterminado51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19" style:display-name="Estilo de página predeterminado51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20" style:display-name="Estilo de página predeterminado52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21" style:display-name="Estilo de página predeterminado52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22" style:display-name="Estilo de página predeterminado52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23" style:display-name="Estilo de página predeterminado52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24" style:display-name="Estilo de página predeterminado52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25" style:display-name="Estilo de página predeterminado52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26" style:display-name="Estilo de página predeterminado52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27" style:display-name="Estilo de página predeterminado52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28" style:display-name="Estilo de página predeterminado52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29" style:display-name="Estilo de página predeterminado52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30" style:display-name="Estilo de página predeterminado53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31" style:display-name="Estilo de página predeterminado53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32" style:display-name="Estilo de página predeterminado53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33" style:display-name="Estilo de página predeterminado53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34" style:display-name="Estilo de página predeterminado53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35" style:display-name="Estilo de página predeterminado53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36" style:display-name="Estilo de página predeterminado53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37" style:display-name="Estilo de página predeterminado53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38" style:display-name="Estilo de página predeterminado53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39" style:display-name="Estilo de página predeterminado53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40" style:display-name="Estilo de página predeterminado54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41" style:display-name="Estilo de página predeterminado54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42" style:display-name="Estilo de página predeterminado54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43" style:display-name="Estilo de página predeterminado54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44" style:display-name="Estilo de página predeterminado54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45" style:display-name="Estilo de página predeterminado54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46" style:display-name="Estilo de página predeterminado54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47" style:display-name="Estilo de página predeterminado54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48" style:display-name="Estilo de página predeterminado54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49" style:display-name="Estilo de página predeterminado54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50" style:display-name="Estilo de página predeterminado55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51" style:display-name="Estilo de página predeterminado55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52" style:display-name="Estilo de página predeterminado55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53" style:display-name="Estilo de página predeterminado55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54" style:display-name="Estilo de página predeterminado55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55" style:display-name="Estilo de página predeterminado55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56" style:display-name="Estilo de página predeterminado55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57" style:display-name="Estilo de página predeterminado55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58" style:display-name="Estilo de página predeterminado55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59" style:display-name="Estilo de página predeterminado55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60" style:display-name="Estilo de página predeterminado56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61" style:display-name="Estilo de página predeterminado56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62" style:display-name="Estilo de página predeterminado56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63" style:display-name="Estilo de página predeterminado56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64" style:display-name="Estilo de página predeterminado56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65" style:display-name="Estilo de página predeterminado56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66" style:display-name="Estilo de página predeterminado56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67" style:display-name="Estilo de página predeterminado56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68" style:display-name="Estilo de página predeterminado56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69" style:display-name="Estilo de página predeterminado56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70" style:display-name="Estilo de página predeterminado57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71" style:display-name="Estilo de página predeterminado57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72" style:display-name="Estilo de página predeterminado57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73" style:display-name="Estilo de página predeterminado57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74" style:display-name="Estilo de página predeterminado57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75" style:display-name="Estilo de página predeterminado57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76" style:display-name="Estilo de página predeterminado57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77" style:display-name="Estilo de página predeterminado57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78" style:display-name="Estilo de página predeterminado57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79" style:display-name="Estilo de página predeterminado57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80" style:display-name="Estilo de página predeterminado58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81" style:display-name="Estilo de página predeterminado58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82" style:display-name="Estilo de página predeterminado58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83" style:display-name="Estilo de página predeterminado58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84" style:display-name="Estilo de página predeterminado58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85" style:display-name="Estilo de página predeterminado58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86" style:display-name="Estilo de página predeterminado58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87" style:display-name="Estilo de página predeterminado58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88" style:display-name="Estilo de página predeterminado58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89" style:display-name="Estilo de página predeterminado58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90" style:display-name="Estilo de página predeterminado59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91" style:display-name="Estilo de página predeterminado59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92" style:display-name="Estilo de página predeterminado59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93" style:display-name="Estilo de página predeterminado59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94" style:display-name="Estilo de página predeterminado59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95" style:display-name="Estilo de página predeterminado59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96" style:display-name="Estilo de página predeterminado59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97" style:display-name="Estilo de página predeterminado59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98" style:display-name="Estilo de página predeterminado59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599" style:display-name="Estilo de página predeterminado59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00" style:display-name="Estilo de página predeterminado60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01" style:display-name="Estilo de página predeterminado60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02" style:display-name="Estilo de página predeterminado60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03" style:display-name="Estilo de página predeterminado60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04" style:display-name="Estilo de página predeterminado60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05" style:display-name="Estilo de página predeterminado60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06" style:display-name="Estilo de página predeterminado60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07" style:display-name="Estilo de página predeterminado60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08" style:display-name="Estilo de página predeterminado60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09" style:display-name="Estilo de página predeterminado60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10" style:display-name="Estilo de página predeterminado61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11" style:display-name="Estilo de página predeterminado61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12" style:display-name="Estilo de página predeterminado61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13" style:display-name="Estilo de página predeterminado61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14" style:display-name="Estilo de página predeterminado61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15" style:display-name="Estilo de página predeterminado61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16" style:display-name="Estilo de página predeterminado61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17" style:display-name="Estilo de página predeterminado61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18" style:display-name="Estilo de página predeterminado61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19" style:display-name="Estilo de página predeterminado61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20" style:display-name="Estilo de página predeterminado62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21" style:display-name="Estilo de página predeterminado62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22" style:display-name="Estilo de página predeterminado62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23" style:display-name="Estilo de página predeterminado62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24" style:display-name="Estilo de página predeterminado62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25" style:display-name="Estilo de página predeterminado62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26" style:display-name="Estilo de página predeterminado62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27" style:display-name="Estilo de página predeterminado62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28" style:display-name="Estilo de página predeterminado62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29" style:display-name="Estilo de página predeterminado62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30" style:display-name="Estilo de página predeterminado63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31" style:display-name="Estilo de página predeterminado63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32" style:display-name="Estilo de página predeterminado63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33" style:display-name="Estilo de página predeterminado63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34" style:display-name="Estilo de página predeterminado63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35" style:display-name="Estilo de página predeterminado63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36" style:display-name="Estilo de página predeterminado63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37" style:display-name="Estilo de página predeterminado63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38" style:display-name="Estilo de página predeterminado63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39" style:display-name="Estilo de página predeterminado63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40" style:display-name="Estilo de página predeterminado64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41" style:display-name="Estilo de página predeterminado64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42" style:display-name="Estilo de página predeterminado64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43" style:display-name="Estilo de página predeterminado64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44" style:display-name="Estilo de página predeterminado64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45" style:display-name="Estilo de página predeterminado64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46" style:display-name="Estilo de página predeterminado64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47" style:display-name="Estilo de página predeterminado64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48" style:display-name="Estilo de página predeterminado64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49" style:display-name="Estilo de página predeterminado64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50" style:display-name="Estilo de página predeterminado65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51" style:display-name="Estilo de página predeterminado65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52" style:display-name="Estilo de página predeterminado65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53" style:display-name="Estilo de página predeterminado65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54" style:display-name="Estilo de página predeterminado65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55" style:display-name="Estilo de página predeterminado65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56" style:display-name="Estilo de página predeterminado65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57" style:display-name="Estilo de página predeterminado65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58" style:display-name="Estilo de página predeterminado65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59" style:display-name="Estilo de página predeterminado65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60" style:display-name="Estilo de página predeterminado66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61" style:display-name="Estilo de página predeterminado66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62" style:display-name="Estilo de página predeterminado66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63" style:display-name="Estilo de página predeterminado66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64" style:display-name="Estilo de página predeterminado66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65" style:display-name="Estilo de página predeterminado66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66" style:display-name="Estilo de página predeterminado66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67" style:display-name="Estilo de página predeterminado66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68" style:display-name="Estilo de página predeterminado66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69" style:display-name="Estilo de página predeterminado66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70" style:display-name="Estilo de página predeterminado67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71" style:display-name="Estilo de página predeterminado67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72" style:display-name="Estilo de página predeterminado67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73" style:display-name="Estilo de página predeterminado67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74" style:display-name="Estilo de página predeterminado67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75" style:display-name="Estilo de página predeterminado67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76" style:display-name="Estilo de página predeterminado67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77" style:display-name="Estilo de página predeterminado67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78" style:display-name="Estilo de página predeterminado67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79" style:display-name="Estilo de página predeterminado67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80" style:display-name="Estilo de página predeterminado68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81" style:display-name="Estilo de página predeterminado68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82" style:display-name="Estilo de página predeterminado68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83" style:display-name="Estilo de página predeterminado68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84" style:display-name="Estilo de página predeterminado68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85" style:display-name="Estilo de página predeterminado68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86" style:display-name="Estilo de página predeterminado68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87" style:display-name="Estilo de página predeterminado68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88" style:display-name="Estilo de página predeterminado68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89" style:display-name="Estilo de página predeterminado68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90" style:display-name="Estilo de página predeterminado69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91" style:display-name="Estilo de página predeterminado69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92" style:display-name="Estilo de página predeterminado69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93" style:display-name="Estilo de página predeterminado69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94" style:display-name="Estilo de página predeterminado69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95" style:display-name="Estilo de página predeterminado69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96" style:display-name="Estilo de página predeterminado69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97" style:display-name="Estilo de página predeterminado69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98" style:display-name="Estilo de página predeterminado69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699" style:display-name="Estilo de página predeterminado69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00" style:display-name="Estilo de página predeterminado70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01" style:display-name="Estilo de página predeterminado70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02" style:display-name="Estilo de página predeterminado70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03" style:display-name="Estilo de página predeterminado70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04" style:display-name="Estilo de página predeterminado70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05" style:display-name="Estilo de página predeterminado70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06" style:display-name="Estilo de página predeterminado70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07" style:display-name="Estilo de página predeterminado70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08" style:display-name="Estilo de página predeterminado70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09" style:display-name="Estilo de página predeterminado70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10" style:display-name="Estilo de página predeterminado71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11" style:display-name="Estilo de página predeterminado71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12" style:display-name="Estilo de página predeterminado71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13" style:display-name="Estilo de página predeterminado71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14" style:display-name="Estilo de página predeterminado71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15" style:display-name="Estilo de página predeterminado71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16" style:display-name="Estilo de página predeterminado71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17" style:display-name="Estilo de página predeterminado71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18" style:display-name="Estilo de página predeterminado71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19" style:display-name="Estilo de página predeterminado71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20" style:display-name="Estilo de página predeterminado72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21" style:display-name="Estilo de página predeterminado72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22" style:display-name="Estilo de página predeterminado72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23" style:display-name="Estilo de página predeterminado72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24" style:display-name="Estilo de página predeterminado72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25" style:display-name="Estilo de página predeterminado72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26" style:display-name="Estilo de página predeterminado72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27" style:display-name="Estilo de página predeterminado72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28" style:display-name="Estilo de página predeterminado72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29" style:display-name="Estilo de página predeterminado72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30" style:display-name="Estilo de página predeterminado73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31" style:display-name="Estilo de página predeterminado73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32" style:display-name="Estilo de página predeterminado73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33" style:display-name="Estilo de página predeterminado73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34" style:display-name="Estilo de página predeterminado73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35" style:display-name="Estilo de página predeterminado73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36" style:display-name="Estilo de página predeterminado73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37" style:display-name="Estilo de página predeterminado73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38" style:display-name="Estilo de página predeterminado73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39" style:display-name="Estilo de página predeterminado73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40" style:display-name="Estilo de página predeterminado74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41" style:display-name="Estilo de página predeterminado74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42" style:display-name="Estilo de página predeterminado74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43" style:display-name="Estilo de página predeterminado74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44" style:display-name="Estilo de página predeterminado74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45" style:display-name="Estilo de página predeterminado74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46" style:display-name="Estilo de página predeterminado74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47" style:display-name="Estilo de página predeterminado74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48" style:display-name="Estilo de página predeterminado74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49" style:display-name="Estilo de página predeterminado74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50" style:display-name="Estilo de página predeterminado75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51" style:display-name="Estilo de página predeterminado75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52" style:display-name="Estilo de página predeterminado75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53" style:display-name="Estilo de página predeterminado75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54" style:display-name="Estilo de página predeterminado75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55" style:display-name="Estilo de página predeterminado75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56" style:display-name="Estilo de página predeterminado75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57" style:display-name="Estilo de página predeterminado75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58" style:display-name="Estilo de página predeterminado75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59" style:display-name="Estilo de página predeterminado75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60" style:display-name="Estilo de página predeterminado76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61" style:display-name="Estilo de página predeterminado76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62" style:display-name="Estilo de página predeterminado76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63" style:display-name="Estilo de página predeterminado76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64" style:display-name="Estilo de página predeterminado76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65" style:display-name="Estilo de página predeterminado76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66" style:display-name="Estilo de página predeterminado76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67" style:display-name="Estilo de página predeterminado76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68" style:display-name="Estilo de página predeterminado76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69" style:display-name="Estilo de página predeterminado76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70" style:display-name="Estilo de página predeterminado77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71" style:display-name="Estilo de página predeterminado77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72" style:display-name="Estilo de página predeterminado77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73" style:display-name="Estilo de página predeterminado77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74" style:display-name="Estilo de página predeterminado77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75" style:display-name="Estilo de página predeterminado77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76" style:display-name="Estilo de página predeterminado77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77" style:display-name="Estilo de página predeterminado77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78" style:display-name="Estilo de página predeterminado77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79" style:display-name="Estilo de página predeterminado77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80" style:display-name="Estilo de página predeterminado78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81" style:display-name="Estilo de página predeterminado78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82" style:display-name="Estilo de página predeterminado78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83" style:display-name="Estilo de página predeterminado78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84" style:display-name="Estilo de página predeterminado78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85" style:display-name="Estilo de página predeterminado78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86" style:display-name="Estilo de página predeterminado78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87" style:display-name="Estilo de página predeterminado78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88" style:display-name="Estilo de página predeterminado78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89" style:display-name="Estilo de página predeterminado78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90" style:display-name="Estilo de página predeterminado79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91" style:display-name="Estilo de página predeterminado79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92" style:display-name="Estilo de página predeterminado79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93" style:display-name="Estilo de página predeterminado79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94" style:display-name="Estilo de página predeterminado79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95" style:display-name="Estilo de página predeterminado79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96" style:display-name="Estilo de página predeterminado79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97" style:display-name="Estilo de página predeterminado79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98" style:display-name="Estilo de página predeterminado79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799" style:display-name="Estilo de página predeterminado79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00" style:display-name="Estilo de página predeterminado80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01" style:display-name="Estilo de página predeterminado80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02" style:display-name="Estilo de página predeterminado80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03" style:display-name="Estilo de página predeterminado80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04" style:display-name="Estilo de página predeterminado80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05" style:display-name="Estilo de página predeterminado80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06" style:display-name="Estilo de página predeterminado80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07" style:display-name="Estilo de página predeterminado80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08" style:display-name="Estilo de página predeterminado80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09" style:display-name="Estilo de página predeterminado80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10" style:display-name="Estilo de página predeterminado81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11" style:display-name="Estilo de página predeterminado81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12" style:display-name="Estilo de página predeterminado81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13" style:display-name="Estilo de página predeterminado81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14" style:display-name="Estilo de página predeterminado81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15" style:display-name="Estilo de página predeterminado81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16" style:display-name="Estilo de página predeterminado81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17" style:display-name="Estilo de página predeterminado81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18" style:display-name="Estilo de página predeterminado81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19" style:display-name="Estilo de página predeterminado81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20" style:display-name="Estilo de página predeterminado82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21" style:display-name="Estilo de página predeterminado82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22" style:display-name="Estilo de página predeterminado82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23" style:display-name="Estilo de página predeterminado82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24" style:display-name="Estilo de página predeterminado82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25" style:display-name="Estilo de página predeterminado82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26" style:display-name="Estilo de página predeterminado82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27" style:display-name="Estilo de página predeterminado82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28" style:display-name="Estilo de página predeterminado82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29" style:display-name="Estilo de página predeterminado82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30" style:display-name="Estilo de página predeterminado83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31" style:display-name="Estilo de página predeterminado83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32" style:display-name="Estilo de página predeterminado83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33" style:display-name="Estilo de página predeterminado83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34" style:display-name="Estilo de página predeterminado83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35" style:display-name="Estilo de página predeterminado83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36" style:display-name="Estilo de página predeterminado83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37" style:display-name="Estilo de página predeterminado83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38" style:display-name="Estilo de página predeterminado83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39" style:display-name="Estilo de página predeterminado83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40" style:display-name="Estilo de página predeterminado84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41" style:display-name="Estilo de página predeterminado84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42" style:display-name="Estilo de página predeterminado84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43" style:display-name="Estilo de página predeterminado84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44" style:display-name="Estilo de página predeterminado84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45" style:display-name="Estilo de página predeterminado84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46" style:display-name="Estilo de página predeterminado84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47" style:display-name="Estilo de página predeterminado84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48" style:display-name="Estilo de página predeterminado84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49" style:display-name="Estilo de página predeterminado84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50" style:display-name="Estilo de página predeterminado85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51" style:display-name="Estilo de página predeterminado85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52" style:display-name="Estilo de página predeterminado85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53" style:display-name="Estilo de página predeterminado85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54" style:display-name="Estilo de página predeterminado85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55" style:display-name="Estilo de página predeterminado85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56" style:display-name="Estilo de página predeterminado85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57" style:display-name="Estilo de página predeterminado85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58" style:display-name="Estilo de página predeterminado85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59" style:display-name="Estilo de página predeterminado85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60" style:display-name="Estilo de página predeterminado86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61" style:display-name="Estilo de página predeterminado86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62" style:display-name="Estilo de página predeterminado86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63" style:display-name="Estilo de página predeterminado86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64" style:display-name="Estilo de página predeterminado86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65" style:display-name="Estilo de página predeterminado86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66" style:display-name="Estilo de página predeterminado86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67" style:display-name="Estilo de página predeterminado86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68" style:display-name="Estilo de página predeterminado86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69" style:display-name="Estilo de página predeterminado86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70" style:display-name="Estilo de página predeterminado87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71" style:display-name="Estilo de página predeterminado87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72" style:display-name="Estilo de página predeterminado87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73" style:display-name="Estilo de página predeterminado87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74" style:display-name="Estilo de página predeterminado87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75" style:display-name="Estilo de página predeterminado87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76" style:display-name="Estilo de página predeterminado87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77" style:display-name="Estilo de página predeterminado87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78" style:display-name="Estilo de página predeterminado87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79" style:display-name="Estilo de página predeterminado87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80" style:display-name="Estilo de página predeterminado88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81" style:display-name="Estilo de página predeterminado88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82" style:display-name="Estilo de página predeterminado88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83" style:display-name="Estilo de página predeterminado88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84" style:display-name="Estilo de página predeterminado88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85" style:display-name="Estilo de página predeterminado88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86" style:display-name="Estilo de página predeterminado88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87" style:display-name="Estilo de página predeterminado88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88" style:display-name="Estilo de página predeterminado88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89" style:display-name="Estilo de página predeterminado88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90" style:display-name="Estilo de página predeterminado89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91" style:display-name="Estilo de página predeterminado89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92" style:display-name="Estilo de página predeterminado89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93" style:display-name="Estilo de página predeterminado89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94" style:display-name="Estilo de página predeterminado89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95" style:display-name="Estilo de página predeterminado89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96" style:display-name="Estilo de página predeterminado89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97" style:display-name="Estilo de página predeterminado89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98" style:display-name="Estilo de página predeterminado89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899" style:display-name="Estilo de página predeterminado89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00" style:display-name="Estilo de página predeterminado90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01" style:display-name="Estilo de página predeterminado90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02" style:display-name="Estilo de página predeterminado90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03" style:display-name="Estilo de página predeterminado90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04" style:display-name="Estilo de página predeterminado90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05" style:display-name="Estilo de página predeterminado90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06" style:display-name="Estilo de página predeterminado90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07" style:display-name="Estilo de página predeterminado90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08" style:display-name="Estilo de página predeterminado90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09" style:display-name="Estilo de página predeterminado90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10" style:display-name="Estilo de página predeterminado91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11" style:display-name="Estilo de página predeterminado91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12" style:display-name="Estilo de página predeterminado91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13" style:display-name="Estilo de página predeterminado91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14" style:display-name="Estilo de página predeterminado91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15" style:display-name="Estilo de página predeterminado91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16" style:display-name="Estilo de página predeterminado91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17" style:display-name="Estilo de página predeterminado91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18" style:display-name="Estilo de página predeterminado91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19" style:display-name="Estilo de página predeterminado91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20" style:display-name="Estilo de página predeterminado92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21" style:display-name="Estilo de página predeterminado92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22" style:display-name="Estilo de página predeterminado92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23" style:display-name="Estilo de página predeterminado92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24" style:display-name="Estilo de página predeterminado92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25" style:display-name="Estilo de página predeterminado92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26" style:display-name="Estilo de página predeterminado92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27" style:display-name="Estilo de página predeterminado92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28" style:display-name="Estilo de página predeterminado92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29" style:display-name="Estilo de página predeterminado92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30" style:display-name="Estilo de página predeterminado93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31" style:display-name="Estilo de página predeterminado93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32" style:display-name="Estilo de página predeterminado93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33" style:display-name="Estilo de página predeterminado93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34" style:display-name="Estilo de página predeterminado93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35" style:display-name="Estilo de página predeterminado93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36" style:display-name="Estilo de página predeterminado93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37" style:display-name="Estilo de página predeterminado93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38" style:display-name="Estilo de página predeterminado93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39" style:display-name="Estilo de página predeterminado93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40" style:display-name="Estilo de página predeterminado94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41" style:display-name="Estilo de página predeterminado94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42" style:display-name="Estilo de página predeterminado94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43" style:display-name="Estilo de página predeterminado94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44" style:display-name="Estilo de página predeterminado94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45" style:display-name="Estilo de página predeterminado94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46" style:display-name="Estilo de página predeterminado94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47" style:display-name="Estilo de página predeterminado94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48" style:display-name="Estilo de página predeterminado94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49" style:display-name="Estilo de página predeterminado94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50" style:display-name="Estilo de página predeterminado95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51" style:display-name="Estilo de página predeterminado95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52" style:display-name="Estilo de página predeterminado95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53" style:display-name="Estilo de página predeterminado95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54" style:display-name="Estilo de página predeterminado95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55" style:display-name="Estilo de página predeterminado95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56" style:display-name="Estilo de página predeterminado95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57" style:display-name="Estilo de página predeterminado95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58" style:display-name="Estilo de página predeterminado95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59" style:display-name="Estilo de página predeterminado95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60" style:display-name="Estilo de página predeterminado96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61" style:display-name="Estilo de página predeterminado96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62" style:display-name="Estilo de página predeterminado96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63" style:display-name="Estilo de página predeterminado96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64" style:display-name="Estilo de página predeterminado96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65" style:display-name="Estilo de página predeterminado96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66" style:display-name="Estilo de página predeterminado96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67" style:display-name="Estilo de página predeterminado96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68" style:display-name="Estilo de página predeterminado96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69" style:display-name="Estilo de página predeterminado96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70" style:display-name="Estilo de página predeterminado97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71" style:display-name="Estilo de página predeterminado97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72" style:display-name="Estilo de página predeterminado97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73" style:display-name="Estilo de página predeterminado97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74" style:display-name="Estilo de página predeterminado97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75" style:display-name="Estilo de página predeterminado97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76" style:display-name="Estilo de página predeterminado97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77" style:display-name="Estilo de página predeterminado97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78" style:display-name="Estilo de página predeterminado97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79" style:display-name="Estilo de página predeterminado97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80" style:display-name="Estilo de página predeterminado98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81" style:display-name="Estilo de página predeterminado98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82" style:display-name="Estilo de página predeterminado98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83" style:display-name="Estilo de página predeterminado98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84" style:display-name="Estilo de página predeterminado98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85" style:display-name="Estilo de página predeterminado98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86" style:display-name="Estilo de página predeterminado98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87" style:display-name="Estilo de página predeterminado98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88" style:display-name="Estilo de página predeterminado98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89" style:display-name="Estilo de página predeterminado98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90" style:display-name="Estilo de página predeterminado990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91" style:display-name="Estilo de página predeterminado991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92" style:display-name="Estilo de página predeterminado992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93" style:display-name="Estilo de página predeterminado993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94" style:display-name="Estilo de página predeterminado994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95" style:display-name="Estilo de página predeterminado995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96" style:display-name="Estilo de página predeterminado996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97" style:display-name="Estilo de página predeterminado997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98" style:display-name="Estilo de página predeterminado998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Estilo_20_de_20_página_20_predeterminado999" style:display-name="Estilo de página predeterminado999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meta:creation-date>2022-11-02T16:09:54.867562573</meta:creation-date>
    <dc:title>Ofimática</dc:title>
    <meta:editing-cycles>2</meta:editing-cycles>
    <meta:editing-duration>PT1M47S</meta:editing-duration>
    <dc:date>2022-11-02T16:24:47.314115898</dc:date>
    <meta:document-statistic meta:table-count="0" meta:image-count="0" meta:object-count="0" meta:page-count="1997" meta:paragraph-count="9991" meta:word-count="74660" meta:character-count="500703" meta:non-whitespace-character-count="435035"/>
    <meta:template xlink:type="simple" xlink:actuate="onRequest" xlink:title="Ofimática" xlink:href="../../../Plantillas/Ofimática.ott" meta:date="2022-11-02T16:09:54.410539227"/>
  </office:meta>
</office:document-meta>
</file>